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29.A9" style:family="table-cell">
      <style:table-cell-properties fo:padding="0.0382in" fo:border-left="0.05pt solid #000000" fo:border-right="none" fo:border-top="none" fo:border-bottom="0.05pt solid #000000"/>
    </style:style>
    <style:style style:name="Table29.B9" style:family="table-cell">
      <style:table-cell-properties fo:padding="0.0382in" fo:border-left="0.05pt solid #000000" fo:border-right="0.05pt solid #000000" fo:border-top="none" fo:border-bottom="0.05pt solid #000000"/>
    </style:style>
    <style:style style:name="Table29.A10" style:family="table-cell">
      <style:table-cell-properties fo:padding="0.0382in" fo:border-left="0.05pt solid #000000" fo:border-right="none" fo:border-top="none" fo:border-bottom="0.05pt solid #000000"/>
    </style:style>
    <style:style style:name="Table29.B10" style:family="table-cell">
      <style:table-cell-properties fo:padding="0.0382in" fo:border-left="0.05pt solid #000000" fo:border-right="0.05pt solid #000000" fo:border-top="none" fo:border-bottom="0.05pt solid #000000"/>
    </style:style>
    <style:style style:name="Table29.A11" style:family="table-cell">
      <style:table-cell-properties fo:padding="0.0382in" fo:border-left="0.05pt solid #000000" fo:border-right="none" fo:border-top="none" fo:border-bottom="0.05pt solid #000000"/>
    </style:style>
    <style:style style:name="Table29.B11"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125in"/>
    </style:style>
    <style:style style:name="Table9.B" style:family="table-column">
      <style:table-column-properties style:column-width="5.6146in"/>
    </style:style>
    <style:style style:name="Table9.A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A7" style:family="table-cell">
      <style:table-cell-properties fo:padding="0.0382in" fo:border-left="0.05pt solid #000000" fo:border-right="0.05pt solid #000000" fo:border-top="none" fo:border-bottom="0.05pt solid #000000"/>
    </style:style>
    <style:style style:name="Table9.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1.3125in"/>
    </style:style>
    <style:style style:name="Table1.B" style:family="table-column">
      <style:table-column-properties style:column-width="5.6146in"/>
    </style:style>
    <style:style style:name="Table1.A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3125in"/>
    </style:style>
    <style:style style:name="Table16.B" style:family="table-column">
      <style:table-column-properties style:column-width="5.6146in"/>
    </style:style>
    <style:style style:name="Table16.A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6.A7" style:family="table-cell">
      <style:table-cell-properties fo:padding="0.0382in" fo:border-left="0.05pt solid #000000" fo:border-right="0.05pt solid #000000" fo:border-top="none" fo:border-bottom="0.05pt solid #000000"/>
    </style:style>
    <style:style style:name="Table1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7.A7" style:family="table-cell">
      <style:table-cell-properties fo:padding="0.0382in" fo:border-left="0.05pt solid #000000" fo:border-right="0.05pt solid #000000" fo:border-top="none" fo:border-bottom="0.05pt solid #000000"/>
    </style:style>
    <style:style style:name="Table1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1" style:family="table">
      <style:table-properties style:width="6.9271in" fo:margin-left="0in" table:align="left"/>
    </style:style>
    <style:style style:name="Table41.A" style:family="table-column">
      <style:table-column-properties style:column-width="1.3125in"/>
    </style:style>
    <style:style style:name="Table41.B" style:family="table-column">
      <style:table-column-properties style:column-width="5.6146in"/>
    </style:style>
    <style:style style:name="Table41.A1" style:family="table-cell">
      <style:table-cell-properties fo:background-color="#dddddd" fo:padding="0.0382in" fo:border="0.05pt solid #000000">
        <style:background-image/>
      </style:table-cell-properties>
    </style:style>
    <style:style style:name="Table41.A2" style:family="table-cell">
      <style:table-cell-properties fo:padding="0.0382in" fo:border-left="0.05pt solid #000000" fo:border-right="none" fo:border-top="0.05pt solid #000000" fo:border-bottom="0.05pt solid #000000"/>
    </style:style>
    <style:style style:name="Table41.B2" style:family="table-cell">
      <style:table-cell-properties fo:padding="0.0382in" fo:border="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1.A7" style:family="table-cell">
      <style:table-cell-properties fo:padding="0.0382in" fo:border-left="0.05pt solid #000000" fo:border-right="0.05pt solid #000000" fo:border-top="none" fo:border-bottom="0.05pt solid #000000"/>
    </style:style>
    <style:style style:name="Table4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1.3125in"/>
    </style:style>
    <style:style style:name="Table5.B" style:family="table-column">
      <style:table-column-properties style:column-width="5.6146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A7" style:family="table-cell">
      <style:table-cell-properties fo:padding="0.0382in" fo:border-left="0.05pt solid #000000" fo:border-right="0.05pt solid #000000" fo:border-top="none" fo:border-bottom="0.05pt solid #000000"/>
    </style:style>
    <style:style style:name="Table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3125in"/>
    </style:style>
    <style:style style:name="Table31.B" style:family="table-column">
      <style:table-column-properties style:column-width="5.6146in"/>
    </style:style>
    <style:style style:name="Table31.A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1.A7" style:family="table-cell">
      <style:table-cell-properties fo:padding="0.0382in" fo:border-left="0.05pt solid #000000" fo:border-right="0.05pt solid #000000" fo:border-top="none" fo:border-bottom="0.05pt solid #000000"/>
    </style:style>
    <style:style style:name="Table3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6" style:family="table">
      <style:table-properties style:width="6.9271in" fo:margin-left="0in" table:align="left"/>
    </style:style>
    <style:style style:name="Table36.A" style:family="table-column">
      <style:table-column-properties style:column-width="1.3125in"/>
    </style:style>
    <style:style style:name="Table36.B" style:family="table-column">
      <style:table-column-properties style:column-width="5.6146in"/>
    </style:style>
    <style:style style:name="Table36.A1" style:family="table-cell">
      <style:table-cell-properties fo:background-color="#dddddd"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6.A7" style:family="table-cell">
      <style:table-cell-properties fo:padding="0.0382in" fo:border-left="0.05pt solid #000000" fo:border-right="0.05pt solid #000000" fo:border-top="none" fo:border-bottom="0.05pt solid #000000"/>
    </style:style>
    <style:style style:name="Table3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3125in"/>
    </style:style>
    <style:style style:name="Table12.B" style:family="table-column">
      <style:table-column-properties style:column-width="5.6146in"/>
    </style:style>
    <style:style style:name="Table12.A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0.05pt solid #000000" fo:border-bottom="0.05pt solid #000000"/>
    </style:style>
    <style:style style:name="Table12.B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2.A7" style:family="table-cell">
      <style:table-cell-properties fo:padding="0.0382in" fo:border-left="0.05pt solid #000000" fo:border-right="0.05pt solid #000000" fo:border-top="none" fo:border-bottom="0.05pt solid #000000"/>
    </style:style>
    <style:style style:name="Table1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8" style:family="table">
      <style:table-properties style:width="6.9271in" fo:margin-left="0in" table:align="left"/>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dddddd"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8.A7" style:family="table-cell">
      <style:table-cell-properties fo:padding="0.0382in" fo:border-left="0.05pt solid #000000" fo:border-right="0.05pt solid #000000" fo:border-top="none" fo:border-bottom="0.05pt solid #000000"/>
    </style:style>
    <style:style style:name="Table2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1.A7" style:family="table-cell">
      <style:table-cell-properties fo:padding="0.0382in" fo:border-left="0.05pt solid #000000" fo:border-right="0.05pt solid #000000" fo:border-top="none" fo:border-bottom="0.05pt solid #000000"/>
    </style:style>
    <style:style style:name="Table1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A7" style:family="table-cell">
      <style:table-cell-properties fo:padding="0.0382in" fo:border-left="0.05pt solid #000000" fo:border-right="0.05pt solid #000000" fo:border-top="none" fo:border-bottom="0.05pt solid #000000"/>
    </style:style>
    <style:style style:name="Table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1.3125in"/>
    </style:style>
    <style:style style:name="Table6.B" style:family="table-column">
      <style:table-column-properties style:column-width="5.6146in"/>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A7" style:family="table-cell">
      <style:table-cell-properties fo:padding="0.0382in" fo:border-left="0.05pt solid #000000" fo:border-right="0.05pt solid #000000" fo:border-top="none" fo:border-bottom="0.05pt solid #000000"/>
    </style:style>
    <style:style style:name="Table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8" style:family="table">
      <style:table-properties style:width="6.9271in" fo:margin-left="0in" table:align="left"/>
    </style:style>
    <style:style style:name="Table38.A" style:family="table-column">
      <style:table-column-properties style:column-width="1.3125in"/>
    </style:style>
    <style:style style:name="Table38.B" style:family="table-column">
      <style:table-column-properties style:column-width="5.6146in"/>
    </style:style>
    <style:style style:name="Table38.A1" style:family="table-cell">
      <style:table-cell-properties fo:background-color="#dddddd"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8.A7" style:family="table-cell">
      <style:table-cell-properties fo:padding="0.0382in" fo:border-left="0.05pt solid #000000" fo:border-right="0.05pt solid #000000" fo:border-top="none" fo:border-bottom="0.05pt solid #000000"/>
    </style:style>
    <style:style style:name="Table3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9" style:family="table">
      <style:table-properties style:width="6.9271in" fo:margin-left="0in" table:align="left"/>
    </style:style>
    <style:style style:name="Table39.A" style:family="table-column">
      <style:table-column-properties style:column-width="1.3125in"/>
    </style:style>
    <style:style style:name="Table39.B" style:family="table-column">
      <style:table-column-properties style:column-width="5.6146in"/>
    </style:style>
    <style:style style:name="Table39.A1" style:family="table-cell">
      <style:table-cell-properties fo:background-color="#dddddd"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9.A7" style:family="table-cell">
      <style:table-cell-properties fo:padding="0.0382in" fo:border-left="0.05pt solid #000000" fo:border-right="0.05pt solid #000000" fo:border-top="none" fo:border-bottom="0.05pt solid #000000"/>
    </style:style>
    <style:style style:name="Table39.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1.3125in"/>
    </style:style>
    <style:style style:name="Table7.B" style:family="table-column">
      <style:table-column-properties style:column-width="5.6146in"/>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0.05pt solid #000000" fo:border-top="none" fo:border-bottom="0.05pt solid #000000"/>
    </style:style>
    <style:style style:name="Table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3125in"/>
    </style:style>
    <style:style style:name="Table21.B" style:family="table-column">
      <style:table-column-properties style:column-width="5.6146in"/>
    </style:style>
    <style:style style:name="Table21.A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1.A7" style:family="table-cell">
      <style:table-cell-properties fo:padding="0.0382in" fo:border-left="0.05pt solid #000000" fo:border-right="0.05pt solid #000000" fo:border-top="none" fo:border-bottom="0.05pt solid #000000"/>
    </style:style>
    <style:style style:name="Table21.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2" style:family="table">
      <style:table-properties style:width="6.9271in" fo:margin-left="0in" table:align="left"/>
    </style:style>
    <style:style style:name="Table22.A" style:family="table-column">
      <style:table-column-properties style:column-width="1.3125in"/>
    </style:style>
    <style:style style:name="Table22.B" style:family="table-column">
      <style:table-column-properties style:column-width="5.6146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2.A7" style:family="table-cell">
      <style:table-cell-properties fo:padding="0.0382in" fo:border-left="0.05pt solid #000000" fo:border-right="0.05pt solid #000000" fo:border-top="none" fo:border-bottom="0.05pt solid #000000"/>
    </style:style>
    <style:style style:name="Table2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3" style:family="table">
      <style:table-properties style:width="6.9271in" fo:margin-left="0in" table:align="left"/>
    </style:style>
    <style:style style:name="Table23.A" style:family="table-column">
      <style:table-column-properties style:column-width="1.3125in"/>
    </style:style>
    <style:style style:name="Table23.B" style:family="table-column">
      <style:table-column-properties style:column-width="5.6146in"/>
    </style:style>
    <style:style style:name="Table23.A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3.A7" style:family="table-cell">
      <style:table-cell-properties fo:padding="0.0382in" fo:border-left="0.05pt solid #000000" fo:border-right="0.05pt solid #000000" fo:border-top="none" fo:border-bottom="0.05pt solid #000000"/>
    </style:style>
    <style:style style:name="Table2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7" style:family="table">
      <style:table-properties style:width="6.9271in" fo:margin-left="0in" table:align="left"/>
    </style:style>
    <style:style style:name="Table27.A" style:family="table-column">
      <style:table-column-properties style:column-width="1.3125in"/>
    </style:style>
    <style:style style:name="Table27.B" style:family="table-column">
      <style:table-column-properties style:column-width="5.6146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0.05pt solid #000000" fo:border-top="none" fo:border-bottom="0.05pt solid #000000"/>
    </style:style>
    <style:style style:name="Table2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7.A7" style:family="table-cell">
      <style:table-cell-properties fo:padding="0.0382in" fo:border-left="0.05pt solid #000000" fo:border-right="0.05pt solid #000000" fo:border-top="none" fo:border-bottom="0.05pt solid #000000"/>
    </style:style>
    <style:style style:name="Table2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6.8813in" fo:margin-left="0.0458in" table:align="left"/>
    </style:style>
    <style:style style:name="Table30.A" style:family="table-column">
      <style:table-column-properties style:column-width="1.2708in"/>
    </style:style>
    <style:style style:name="Table30.B" style:family="table-column">
      <style:table-column-properties style:column-width="5.6104in"/>
    </style:style>
    <style:style style:name="Table30.A1" style:family="table-cell">
      <style:table-cell-properties fo:background-color="#dddddd" fo:padding="0.0382in" fo:border="0.25pt solid #000000" style:writing-mode="lr-tb">
        <style:background-image/>
      </style:table-cell-properties>
    </style:style>
    <style:style style:name="Table30.A2" style:family="table-cell">
      <style:table-cell-properties fo:padding="0.0382in" fo:border-left="0.25pt solid #000000" fo:border-right="none" fo:border-top="none" fo:border-bottom="0.25pt solid #000000" style:writing-mode="lr-tb"/>
    </style:style>
    <style:style style:name="Table30.B2" style:family="table-cell">
      <style:table-cell-properties fo:padding="0.0382in" fo:border-left="0.25pt solid #000000" fo:border-right="0.25pt solid #000000" fo:border-top="none" fo:border-bottom="0.25pt solid #000000" style:writing-mode="lr-tb"/>
    </style:style>
    <style:style style:name="Table30.A3" style:family="table-cell">
      <style:table-cell-properties fo:padding="0.0382in" fo:border-left="0.25pt solid #000000" fo:border-right="none" fo:border-top="none" fo:border-bottom="0.25pt solid #000000" style:writing-mode="lr-tb"/>
    </style:style>
    <style:style style:name="Table30.B3" style:family="table-cell">
      <style:table-cell-properties fo:padding="0.0382in" fo:border-left="0.25pt solid #000000" fo:border-right="0.25pt solid #000000" fo:border-top="none" fo:border-bottom="0.25pt solid #000000" style:writing-mode="lr-tb"/>
    </style:style>
    <style:style style:name="Table30.A4" style:family="table-cell">
      <style:table-cell-properties fo:padding="0.0382in" fo:border-left="0.25pt solid #000000" fo:border-right="none" fo:border-top="none" fo:border-bottom="0.25pt solid #000000" style:writing-mode="lr-tb"/>
    </style:style>
    <style:style style:name="Table30.B4" style:family="table-cell">
      <style:table-cell-properties fo:padding="0.0382in" fo:border-left="0.25pt solid #000000" fo:border-right="0.25pt solid #000000" fo:border-top="none" fo:border-bottom="0.25pt solid #000000" style:writing-mode="lr-tb"/>
    </style:style>
    <style:style style:name="Table30.A5" style:family="table-cell">
      <style:table-cell-properties fo:padding="0.0382in" fo:border-left="0.25pt solid #000000" fo:border-right="none" fo:border-top="none" fo:border-bottom="0.25pt solid #000000" style:writing-mode="lr-tb"/>
    </style:style>
    <style:style style:name="Table30.B5" style:family="table-cell">
      <style:table-cell-properties fo:padding="0.0382in" fo:border-left="0.25pt solid #000000" fo:border-right="0.25pt solid #000000" fo:border-top="none" fo:border-bottom="0.25pt solid #000000" style:writing-mode="lr-tb"/>
    </style:style>
    <style:style style:name="Table30.A6"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30.A7" style:family="table-cell">
      <style:table-cell-properties fo:padding="0.0382in" fo:border-left="0.25pt solid #000000" fo:border-right="0.25pt solid #000000" fo:border-top="none" fo:border-bottom="0.25pt solid #000000" style:writing-mode="lr-tb"/>
    </style:style>
    <style:style style:name="Table30.A9" style:family="table-cell">
      <style:table-cell-properties fo:padding="0.0382in" fo:border-left="0.25pt solid #000000" fo:border-right="0.25pt solid #000000" fo:border-top="none" fo:border-bottom="0.25pt solid #000000" style:writing-mode="lr-tb"/>
    </style:style>
    <style:style style:name="Table30.A11" style:family="table-cell">
      <style:table-cell-properties fo:background-color="#ffffff" fo:padding="0.0382in" fo:border-left="0.25pt solid #000000" fo:border-right="0.25pt solid #000000" fo:border-top="none" fo:border-bottom="0.25pt solid #000000" style:writing-mode="lr-tb">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5.6146in"/>
    </style:style>
    <style:style style:name="Table4.A1" style:family="table-cell">
      <style:table-cell-properties fo:background-color="#dddddd" fo:padding="0.0382in" fo:border="0.25pt solid #000000" style:writing-mode="lr-tb">
        <style:background-image/>
      </style:table-cell-properties>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0.25pt solid #000000" fo:border-top="none" fo:border-bottom="0.25pt solid #000000" style:writing-mode="lr-tb"/>
    </style:style>
    <style:style style:name="Table4.A3" style:family="table-cell">
      <style:table-cell-properties fo:padding="0.0382in" fo:border-left="0.25pt solid #000000" fo:border-right="none" fo:border-top="none" fo:border-bottom="0.25pt solid #000000" style:writing-mode="lr-tb"/>
    </style:style>
    <style:style style:name="Table4.B3" style:family="table-cell">
      <style:table-cell-properties fo:padding="0.0382in" fo:border-left="0.25pt solid #000000" fo:border-right="0.25pt solid #000000" fo:border-top="none" fo:border-bottom="0.25pt solid #000000" style:writing-mode="lr-tb"/>
    </style:style>
    <style:style style:name="Table4.A4" style:family="table-cell">
      <style:table-cell-properties fo:padding="0.0382in" fo:border-left="0.25pt solid #000000" fo:border-right="none" fo:border-top="none" fo:border-bottom="0.25pt solid #000000" style:writing-mode="lr-tb"/>
    </style:style>
    <style:style style:name="Table4.B4" style:family="table-cell">
      <style:table-cell-properties fo:padding="0.0382in" fo:border-left="0.25pt solid #000000" fo:border-right="0.25pt solid #000000" fo:border-top="none" fo:border-bottom="0.25pt solid #000000" style:writing-mode="lr-tb"/>
    </style:style>
    <style:style style:name="Table4.A5" style:family="table-cell">
      <style:table-cell-properties fo:padding="0.0382in" fo:border-left="0.25pt solid #000000" fo:border-right="none" fo:border-top="none" fo:border-bottom="0.25pt solid #000000" style:writing-mode="lr-tb"/>
    </style:style>
    <style:style style:name="Table4.B5" style:family="table-cell">
      <style:table-cell-properties fo:padding="0.0382in" fo:border-left="0.25pt solid #000000" fo:border-right="0.25pt solid #000000" fo:border-top="none" fo:border-bottom="0.25pt solid #000000" style:writing-mode="lr-tb"/>
    </style:style>
    <style:style style:name="Table4.A6"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4.A7" style:family="table-cell">
      <style:table-cell-properties fo:padding="0.0382in" fo:border-left="0.25pt solid #000000" fo:border-right="0.25pt solid #000000" fo:border-top="none" fo:border-bottom="0.25pt solid #000000" style:writing-mode="lr-tb"/>
    </style:style>
    <style:style style:name="Table4.A9" style:family="table-cell">
      <style:table-cell-properties fo:padding="0.0382in" fo:border-left="0.25pt solid #000000" fo:border-right="0.25pt solid #000000" fo:border-top="none" fo:border-bottom="0.25pt solid #000000" style:writing-mode="lr-tb"/>
    </style:style>
    <style:style style:name="Table4.A11" style:family="table-cell">
      <style:table-cell-properties fo:padding="0.0382in" fo:border-left="0.25pt solid #000000" fo:border-right="0.25pt solid #000000" fo:border-top="none" fo:border-bottom="0.25pt solid #000000" style:writing-mode="lr-tb"/>
    </style:style>
    <style:style style:name="Table4.A13" style:family="table-cell">
      <style:table-cell-properties fo:background-color="#ffffff" fo:padding="0.0382in" fo:border-left="0.25pt solid #000000" fo:border-right="0.25pt solid #000000" fo:border-top="none" fo:border-bottom="0.25pt solid #000000" style:writing-mode="lr-tb">
        <style:background-image/>
      </style:table-cell-properties>
    </style:style>
    <style:style style:name="Table2" style:family="table">
      <style:table-properties style:width="6.9271in" fo:margin-left="0in" table:align="left"/>
    </style:style>
    <style:style style:name="Table2.A" style:family="table-column">
      <style:table-column-properties style:column-width="1.3125in"/>
    </style:style>
    <style:style style:name="Table2.B" style:family="table-column">
      <style:table-column-properties style:column-width="5.6146in"/>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A7" style:family="table-cell">
      <style:table-cell-properties fo:padding="0.0382in" fo:border-left="0.05pt solid #000000" fo:border-right="0.05pt solid #000000" fo:border-top="none" fo:border-bottom="0.05pt solid #000000"/>
    </style:style>
    <style:style style:name="Table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2" style:family="table">
      <style:table-properties style:width="6.9271in" fo:margin-left="0in" table:align="left"/>
    </style:style>
    <style:style style:name="Table32.A" style:family="table-column">
      <style:table-column-properties style:column-width="1.3125in"/>
    </style:style>
    <style:style style:name="Table32.B" style:family="table-column">
      <style:table-column-properties style:column-width="5.6146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2.A7" style:family="table-cell">
      <style:table-cell-properties fo:padding="0.0382in" fo:border-left="0.05pt solid #000000" fo:border-right="0.05pt solid #000000" fo:border-top="none" fo:border-bottom="0.05pt solid #000000"/>
    </style:style>
    <style:style style:name="Table3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3" style:family="table">
      <style:table-properties style:width="6.9271in" fo:margin-left="0in" table:align="left"/>
    </style:style>
    <style:style style:name="Table33.A" style:family="table-column">
      <style:table-column-properties style:column-width="1.3125in"/>
    </style:style>
    <style:style style:name="Table33.B" style:family="table-column">
      <style:table-column-properties style:column-width="5.6146in"/>
    </style:style>
    <style:style style:name="Table33.A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3.A7" style:family="table-cell">
      <style:table-cell-properties fo:padding="0.0382in" fo:border-left="0.05pt solid #000000" fo:border-right="0.05pt solid #000000" fo:border-top="none" fo:border-bottom="0.05pt solid #000000"/>
    </style:style>
    <style:style style:name="Table3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3125in"/>
    </style:style>
    <style:style style:name="Table15.B" style:family="table-column">
      <style:table-column-properties style:column-width="5.6146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5.A7" style:family="table-cell">
      <style:table-cell-properties fo:padding="0.0382in" fo:border-left="0.05pt solid #000000" fo:border-right="0.05pt solid #000000" fo:border-top="none" fo:border-bottom="0.05pt solid #000000"/>
    </style:style>
    <style:style style:name="Table1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3125in"/>
    </style:style>
    <style:style style:name="Table34.B" style:family="table-column">
      <style:table-column-properties style:column-width="5.6146in"/>
    </style:style>
    <style:style style:name="Table34.A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4.A7" style:family="table-cell">
      <style:table-cell-properties fo:padding="0.0382in" fo:border-left="0.05pt solid #000000" fo:border-right="0.05pt solid #000000" fo:border-top="none" fo:border-bottom="0.05pt solid #000000"/>
    </style:style>
    <style:style style:name="Table34.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4.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5" style:family="table">
      <style:table-properties style:width="6.9271in" fo:margin-left="0in" table:align="left"/>
    </style:style>
    <style:style style:name="Table35.A" style:family="table-column">
      <style:table-column-properties style:column-width="1.3125in"/>
    </style:style>
    <style:style style:name="Table35.B" style:family="table-column">
      <style:table-column-properties style:column-width="5.6146in"/>
    </style:style>
    <style:style style:name="Table35.A1" style:family="table-cell">
      <style:table-cell-properties fo:background-color="#dddddd"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5.A7" style:family="table-cell">
      <style:table-cell-properties fo:padding="0.0382in" fo:border-left="0.05pt solid #000000" fo:border-right="0.05pt solid #000000" fo:border-top="none" fo:border-bottom="0.05pt solid #000000"/>
    </style:style>
    <style:style style:name="Table3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3125in"/>
    </style:style>
    <style:style style:name="Table19.B" style:family="table-column">
      <style:table-column-properties style:column-width="5.6146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0.05pt solid #000000" fo:border-bottom="0.05pt solid #000000"/>
    </style:style>
    <style:style style:name="Table19.B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0.05pt solid #000000" fo:border-top="none" fo:border-bottom="0.05pt solid #000000"/>
    </style:style>
    <style:style style:name="Table19.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3125in"/>
    </style:style>
    <style:style style:name="Table18.B" style:family="table-column">
      <style:table-column-properties style:column-width="5.6146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A7" style:family="table-cell">
      <style:table-cell-properties fo:padding="0.0382in" fo:border-left="0.05pt solid #000000" fo:border-right="0.05pt solid #000000" fo:border-top="none" fo:border-bottom="0.05pt solid #000000"/>
    </style:style>
    <style:style style:name="Table18.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1.3125in"/>
    </style:style>
    <style:style style:name="Table13.B" style:family="table-column">
      <style:table-column-properties style:column-width="5.6146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3.A7" style:family="table-cell">
      <style:table-cell-properties fo:padding="0.0382in" fo:border-left="0.05pt solid #000000" fo:border-right="0.05pt solid #000000" fo:border-top="none" fo:border-bottom="0.05pt solid #000000"/>
    </style:style>
    <style:style style:name="Table1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3125in"/>
    </style:style>
    <style:style style:name="Table20.B" style:family="table-column">
      <style:table-column-properties style:column-width="5.6146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0.A7" style:family="table-cell">
      <style:table-cell-properties fo:padding="0.0382in" fo:border-left="0.05pt solid #000000" fo:border-right="0.05pt solid #000000" fo:border-top="none" fo:border-bottom="0.05pt solid #000000"/>
    </style:style>
    <style:style style:name="Table20.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4" style:family="table">
      <style:table-properties style:width="6.9271in" fo:margin-left="0in" table:align="left"/>
    </style:style>
    <style:style style:name="Table24.A" style:family="table-column">
      <style:table-column-properties style:column-width="1.3125in"/>
    </style:style>
    <style:style style:name="Table24.B" style:family="table-column">
      <style:table-column-properties style:column-width="5.6146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4.A7" style:family="table-cell">
      <style:table-cell-properties fo:padding="0.0382in" fo:border-left="0.05pt solid #000000" fo:border-right="0.05pt solid #000000" fo:border-top="none" fo:border-bottom="0.05pt solid #000000"/>
    </style:style>
    <style:style style:name="Table24.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3125in"/>
    </style:style>
    <style:style style:name="Table25.B" style:family="table-column">
      <style:table-column-properties style:column-width="5.6146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5.A7" style:family="table-cell">
      <style:table-cell-properties fo:padding="0.0382in" fo:border-left="0.05pt solid #000000" fo:border-right="0.05pt solid #000000" fo:border-top="none" fo:border-bottom="0.05pt solid #000000"/>
    </style:style>
    <style:style style:name="Table25.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6.9271in" fo:margin-left="0in" table:align="left"/>
    </style:style>
    <style:style style:name="Table26.A" style:family="table-column">
      <style:table-column-properties style:column-width="1.3125in"/>
    </style:style>
    <style:style style:name="Table26.B" style:family="table-column">
      <style:table-column-properties style:column-width="5.6146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0.05pt solid #000000" fo:border-top="none" fo:border-bottom="0.05pt solid #000000"/>
    </style:style>
    <style:style style:name="Table26.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6.A7" style:family="table-cell">
      <style:table-cell-properties fo:padding="0.0382in" fo:border-left="0.05pt solid #000000" fo:border-right="0.05pt solid #000000" fo:border-top="none" fo:border-bottom="0.05pt solid #000000"/>
    </style:style>
    <style:style style:name="Table26.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3125in"/>
    </style:style>
    <style:style style:name="Table3.B" style:family="table-column">
      <style:table-column-properties style:column-width="5.6146in"/>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A7"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40" style:family="table">
      <style:table-properties style:width="6.9271in" fo:margin-left="0in" table:align="left"/>
    </style:style>
    <style:style style:name="Table40.A" style:family="table-column">
      <style:table-column-properties style:column-width="1.3125in"/>
    </style:style>
    <style:style style:name="Table40.B" style:family="table-column">
      <style:table-column-properties style:column-width="5.6146in"/>
    </style:style>
    <style:style style:name="Table40.A1" style:family="table-cell">
      <style:table-cell-properties fo:background-color="#dddddd"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0.A7" style:family="table-cell">
      <style:table-cell-properties fo:padding="0.0382in" fo:border-left="0.05pt solid #000000" fo:border-right="0.05pt solid #000000" fo:border-top="none" fo:border-bottom="0.05pt solid #000000"/>
    </style:style>
    <style:style style:name="Table40.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0.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7" style:family="table">
      <style:table-properties style:width="6.9271in" fo:margin-left="0in" table:align="left"/>
    </style:style>
    <style:style style:name="Table37.A" style:family="table-column">
      <style:table-column-properties style:column-width="1.3125in"/>
    </style:style>
    <style:style style:name="Table37.B" style:family="table-column">
      <style:table-column-properties style:column-width="5.6146in"/>
    </style:style>
    <style:style style:name="Table37.A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7.A7" style:family="table-cell">
      <style:table-cell-properties fo:padding="0.0382in" fo:border-left="0.05pt solid #000000" fo:border-right="0.05pt solid #000000" fo:border-top="none" fo:border-bottom="0.05pt solid #000000"/>
    </style:style>
    <style:style style:name="Table37.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6.9271in" fo:margin-left="0in" table:align="left"/>
    </style:style>
    <style:style style:name="Table14.A" style:family="table-column">
      <style:table-column-properties style:column-width="1.3125in"/>
    </style:style>
    <style:style style:name="Table14.B" style:family="table-column">
      <style:table-column-properties style:column-width="5.6146in"/>
    </style:style>
    <style:style style:name="Table14.A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4.A7" style:family="table-cell">
      <style:table-cell-properties fo:padding="0.0382in" fo:border-left="0.05pt solid #000000" fo:border-right="0.05pt solid #000000" fo:border-top="none" fo:border-bottom="0.05pt solid #000000"/>
    </style:style>
    <style:style style:name="Table14.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3125in"/>
    </style:style>
    <style:style style:name="Table10.B" style:family="table-column">
      <style:table-column-properties style:column-width="5.6146in"/>
    </style:style>
    <style:style style:name="Table10.A1" style:family="table-cell">
      <style:table-cell-properties style:vertical-align="" fo:background-color="#dddddd" fo:padding="0.0382in" fo:border="0.25pt solid #000000" style:writing-mode="lr-tb">
        <style:background-image/>
      </style:table-cell-properties>
    </style:style>
    <style:style style:name="Table10.A2" style:family="table-cell">
      <style:table-cell-properties fo:padding="0.0382in" fo:border-left="0.25pt solid #000000" fo:border-right="none" fo:border-top="none" fo:border-bottom="0.25pt solid #000000" style:writing-mode="lr-tb"/>
    </style:style>
    <style:style style:name="Table10.B2" style:family="table-cell">
      <style:table-cell-properties fo:padding="0.0382in" fo:border-left="0.25pt solid #000000" fo:border-right="0.25pt solid #000000" fo:border-top="none" fo:border-bottom="0.25pt solid #000000" style:writing-mode="lr-tb"/>
    </style:style>
    <style:style style:name="Table10.A3" style:family="table-cell">
      <style:table-cell-properties fo:padding="0.0382in" fo:border-left="0.25pt solid #000000" fo:border-right="none" fo:border-top="none" fo:border-bottom="0.25pt solid #000000" style:writing-mode="lr-tb"/>
    </style:style>
    <style:style style:name="Table10.B3" style:family="table-cell">
      <style:table-cell-properties fo:padding="0.0382in" fo:border-left="0.25pt solid #000000" fo:border-right="0.25pt solid #000000" fo:border-top="none" fo:border-bottom="0.25pt solid #000000" style:writing-mode="lr-tb"/>
    </style:style>
    <style:style style:name="Table10.A4" style:family="table-cell">
      <style:table-cell-properties fo:padding="0.0382in" fo:border-left="0.25pt solid #000000" fo:border-right="none" fo:border-top="none" fo:border-bottom="0.25pt solid #000000" style:writing-mode="lr-tb"/>
    </style:style>
    <style:style style:name="Table10.B4" style:family="table-cell">
      <style:table-cell-properties fo:padding="0.0382in" fo:border-left="0.25pt solid #000000" fo:border-right="0.25pt solid #000000" fo:border-top="none" fo:border-bottom="0.25pt solid #000000" style:writing-mode="lr-tb"/>
    </style:style>
    <style:style style:name="Table10.A5" style:family="table-cell">
      <style:table-cell-properties fo:padding="0.0382in" fo:border-left="0.25pt solid #000000" fo:border-right="none" fo:border-top="none" fo:border-bottom="0.25pt solid #000000" style:writing-mode="lr-tb"/>
    </style:style>
    <style:style style:name="Table10.B5" style:family="table-cell">
      <style:table-cell-properties fo:padding="0.0382in" fo:border-left="0.25pt solid #000000" fo:border-right="0.25pt solid #000000" fo:border-top="none" fo:border-bottom="0.25pt solid #000000" style:writing-mode="lr-tb"/>
    </style:style>
    <style:style style:name="Table10.A6"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10.A7" style:family="table-cell">
      <style:table-cell-properties fo:padding="0.0382in" fo:border-left="0.25pt solid #000000" fo:border-right="0.25pt solid #000000" fo:border-top="none" fo:border-bottom="0.25pt solid #000000" style:writing-mode="lr-tb"/>
    </style:style>
    <style:style style:name="Table10.A8"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10.A9" style:family="table-cell">
      <style:table-cell-properties fo:padding="0.0382in" fo:border-left="0.25pt solid #000000" fo:border-right="0.25pt solid #000000" fo:border-top="none" fo:border-bottom="0.25pt solid #000000" style:writing-mode="lr-tb"/>
    </style:style>
    <style:style style:name="Table10.A10" style:family="table-cell">
      <style:table-cell-properties fo:background-color="#dddddd" fo:padding="0.0382in" fo:border-left="0.25pt solid #000000" fo:border-right="0.25pt solid #000000" fo:border-top="none" fo:border-bottom="0.25pt solid #000000" style:writing-mode="lr-tb">
        <style:background-image/>
      </style:table-cell-properties>
    </style:style>
    <style:style style:name="Table10.A11" style:family="table-cell">
      <style:table-cell-properties fo:background-color="#ffffff" fo:padding="0.0382in" fo:border-left="0.25pt solid #000000" fo:border-right="0.25pt solid #000000" fo:border-top="none" fo:border-bottom="0.25pt solid #000000" style:writing-mode="lr-tb">
        <style:background-image/>
      </style:table-cell-properties>
    </style:style>
    <style:style style:name="Table42" style:family="table">
      <style:table-properties style:width="6.9271in" fo:margin-left="0in" table:align="left"/>
    </style:style>
    <style:style style:name="Table42.A" style:family="table-column">
      <style:table-column-properties style:column-width="1.3125in"/>
    </style:style>
    <style:style style:name="Table42.B" style:family="table-column">
      <style:table-column-properties style:column-width="5.6146in"/>
    </style:style>
    <style:style style:name="Table42.A1" style:family="table-cell">
      <style:table-cell-properties fo:background-color="#dddddd"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2.A7" style:family="table-cell">
      <style:table-cell-properties fo:padding="0.0382in" fo:border-left="0.05pt solid #000000" fo:border-right="0.05pt solid #000000" fo:border-top="none" fo:border-bottom="0.05pt solid #000000"/>
    </style:style>
    <style:style style:name="Table42.A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A11" style:family="table-cell">
      <style:table-cell-properties fo:background-color="#ffffff" fo:padding="0.0382in" fo:border-left="0.05pt solid #000000" fo:border-right="0.05pt solid #000000" fo:border-top="none" fo:border-bottom="0.05pt solid #000000">
        <style:background-image/>
      </style:table-cell-properties>
    </style:style>
    <style:style style:name="P1" style:family="paragraph" style:parent-style-name="Table_20_Contents">
      <style:text-properties fo:language="nl" fo:country="BE" officeooo:paragraph-rsid="055d43cf"/>
    </style:style>
    <style:style style:name="P2" style:family="paragraph" style:parent-style-name="Table_20_Contents">
      <style:text-properties fo:language="nl" fo:country="BE" fo:font-weight="bold" officeooo:rsid="001342eb" officeooo:paragraph-rsid="055d43cf" style:font-weight-asian="bold" style:font-weight-complex="bold"/>
    </style:style>
    <style:style style:name="P3" style:family="paragraph" style:parent-style-name="Table_20_Contents">
      <style:text-properties fo:language="nl" fo:country="BE" fo:font-weight="bold" officeooo:rsid="001342eb" officeooo:paragraph-rsid="06934a70" style:font-weight-asian="bold" style:font-weight-complex="bold"/>
    </style:style>
    <style:style style:name="P4" style:family="paragraph" style:parent-style-name="Table_20_Contents">
      <style:text-properties fo:language="nl" fo:country="BE" fo:font-weight="bold" officeooo:rsid="001342eb" officeooo:paragraph-rsid="013a9e60" style:font-weight-asian="bold" style:font-weight-complex="bold"/>
    </style:style>
    <style:style style:name="P5" style:family="paragraph" style:parent-style-name="Table_20_Contents">
      <style:text-properties fo:language="nl" fo:country="BE" fo:font-weight="bold" officeooo:rsid="001342eb" officeooo:paragraph-rsid="004b7c42" style:font-weight-asian="bold" style:font-weight-complex="bold"/>
    </style:style>
    <style:style style:name="P6" style:family="paragraph" style:parent-style-name="Table_20_Contents">
      <style:text-properties fo:language="nl" fo:country="BE" fo:font-weight="bold" officeooo:rsid="001342eb" officeooo:paragraph-rsid="059a9c35" style:font-weight-asian="bold" style:font-weight-complex="bold"/>
    </style:style>
    <style:style style:name="P7" style:family="paragraph" style:parent-style-name="Table_20_Contents">
      <style:text-properties fo:language="nl" fo:country="BE" fo:font-weight="bold" officeooo:rsid="001342eb" officeooo:paragraph-rsid="05cf118b" style:font-weight-asian="bold" style:font-weight-complex="bold"/>
    </style:style>
    <style:style style:name="P8" style:family="paragraph" style:parent-style-name="Table_20_Contents">
      <style:text-properties fo:language="nl" fo:country="BE" fo:font-weight="bold" officeooo:rsid="001342eb" officeooo:paragraph-rsid="064d4b59" style:font-weight-asian="bold" style:font-weight-complex="bold"/>
    </style:style>
    <style:style style:name="P9" style:family="paragraph" style:parent-style-name="Table_20_Contents">
      <style:text-properties fo:language="nl" fo:country="BE" fo:font-weight="bold" officeooo:rsid="001342eb" officeooo:paragraph-rsid="0377783e" style:font-weight-asian="bold" style:font-weight-complex="bold"/>
    </style:style>
    <style:style style:name="P10" style:family="paragraph" style:parent-style-name="Table_20_Contents">
      <style:text-properties fo:language="nl" fo:country="BE" fo:font-weight="bold" officeooo:rsid="001342eb" officeooo:paragraph-rsid="03768ef5" style:font-weight-asian="bold" style:font-weight-complex="bold"/>
    </style:style>
    <style:style style:name="P11" style:family="paragraph" style:parent-style-name="Table_20_Contents">
      <style:text-properties fo:language="nl" fo:country="BE" fo:font-weight="bold" officeooo:rsid="001342eb" officeooo:paragraph-rsid="0376f540" style:font-weight-asian="bold" style:font-weight-complex="bold"/>
    </style:style>
    <style:style style:name="P12" style:family="paragraph" style:parent-style-name="Table_20_Contents">
      <style:text-properties fo:language="nl" fo:country="BE" fo:font-weight="bold" officeooo:rsid="001342eb" officeooo:paragraph-rsid="07c3a6d8" style:font-weight-asian="bold" style:font-weight-complex="bold"/>
    </style:style>
    <style:style style:name="P13" style:family="paragraph" style:parent-style-name="Table_20_Contents">
      <style:text-properties fo:language="nl" fo:country="BE" fo:font-weight="bold" officeooo:rsid="001342eb" officeooo:paragraph-rsid="07d57ba5" style:font-weight-asian="bold" style:font-weight-complex="bold"/>
    </style:style>
    <style:style style:name="P14" style:family="paragraph" style:parent-style-name="Table_20_Contents">
      <style:text-properties fo:language="nl" fo:country="BE" fo:font-weight="bold" officeooo:rsid="001342eb" officeooo:paragraph-rsid="07e51686" style:font-weight-asian="bold" style:font-weight-complex="bold"/>
    </style:style>
    <style:style style:name="P15" style:family="paragraph" style:parent-style-name="Table_20_Contents">
      <style:text-properties fo:language="nl" fo:country="BE" fo:font-weight="bold" officeooo:rsid="001342eb" officeooo:paragraph-rsid="054bcf9b" style:font-weight-asian="bold" style:font-weight-complex="bold"/>
    </style:style>
    <style:style style:name="P16" style:family="paragraph" style:parent-style-name="Table_20_Contents">
      <style:text-properties fo:language="nl" fo:country="BE" fo:font-weight="bold" officeooo:rsid="001342eb" officeooo:paragraph-rsid="055092ac" style:font-weight-asian="bold" style:font-weight-complex="bold"/>
    </style:style>
    <style:style style:name="P17" style:family="paragraph" style:parent-style-name="Table_20_Contents">
      <style:text-properties fo:language="nl" fo:country="BE" fo:font-weight="bold" officeooo:rsid="001342eb" officeooo:paragraph-rsid="055160b1" style:font-weight-asian="bold" style:font-weight-complex="bold"/>
    </style:style>
    <style:style style:name="P18" style:family="paragraph" style:parent-style-name="Table_20_Contents">
      <style:text-properties fo:language="nl" fo:country="BE" fo:font-weight="bold" officeooo:rsid="001342eb" officeooo:paragraph-rsid="0552eebd" style:font-weight-asian="bold" style:font-weight-complex="bold"/>
    </style:style>
    <style:style style:name="P19" style:family="paragraph" style:parent-style-name="Table_20_Contents">
      <style:text-properties fo:language="nl" fo:country="BE" fo:font-weight="bold" officeooo:rsid="001342eb" officeooo:paragraph-rsid="089a5fd3" style:font-weight-asian="bold" style:font-weight-complex="bold"/>
    </style:style>
    <style:style style:name="P20" style:family="paragraph" style:parent-style-name="Table_20_Contents">
      <style:text-properties fo:language="nl" fo:country="BE" fo:font-weight="bold" officeooo:rsid="001342eb" officeooo:paragraph-rsid="0221b8be" style:font-weight-asian="bold" style:font-weight-complex="bold"/>
    </style:style>
    <style:style style:name="P21" style:family="paragraph" style:parent-style-name="Table_20_Contents">
      <style:text-properties fo:language="nl" fo:country="BE" fo:font-weight="bold" officeooo:rsid="001342eb" officeooo:paragraph-rsid="021d8ee1" style:font-weight-asian="bold" style:font-weight-complex="bold"/>
    </style:style>
    <style:style style:name="P22" style:family="paragraph" style:parent-style-name="Table_20_Contents">
      <style:text-properties fo:language="nl" fo:country="BE" fo:font-weight="bold" officeooo:rsid="001342eb" officeooo:paragraph-rsid="02666c97" style:font-weight-asian="bold" style:font-weight-complex="bold"/>
    </style:style>
    <style:style style:name="P23" style:family="paragraph" style:parent-style-name="Table_20_Contents">
      <style:text-properties fo:language="nl" fo:country="BE" fo:font-weight="bold" officeooo:rsid="001342eb" officeooo:paragraph-rsid="05a3d875" style:font-weight-asian="bold" style:font-weight-complex="bold"/>
    </style:style>
    <style:style style:name="P24" style:family="paragraph" style:parent-style-name="Table_20_Contents">
      <style:text-properties fo:language="nl" fo:country="BE" fo:font-weight="bold" officeooo:rsid="001342eb" officeooo:paragraph-rsid="08279fb5" style:font-weight-asian="bold" style:font-weight-complex="bold"/>
    </style:style>
    <style:style style:name="P25" style:family="paragraph" style:parent-style-name="Table_20_Contents">
      <style:text-properties fo:language="nl" fo:country="BE" fo:font-weight="bold" officeooo:rsid="001342eb" officeooo:paragraph-rsid="05a3e182" style:font-weight-asian="bold" style:font-weight-complex="bold"/>
    </style:style>
    <style:style style:name="P26" style:family="paragraph" style:parent-style-name="Table_20_Contents">
      <style:text-properties fo:language="nl" fo:country="BE" fo:font-weight="bold" officeooo:rsid="001342eb" officeooo:paragraph-rsid="030643f7" style:font-weight-asian="bold" style:font-weight-complex="bold"/>
    </style:style>
    <style:style style:name="P27" style:family="paragraph" style:parent-style-name="Table_20_Contents">
      <style:text-properties fo:language="nl" fo:country="BE" fo:font-weight="bold" officeooo:rsid="001342eb" officeooo:paragraph-rsid="030d2f99" style:font-weight-asian="bold" style:font-weight-complex="bold"/>
    </style:style>
    <style:style style:name="P28" style:family="paragraph" style:parent-style-name="Table_20_Contents">
      <style:text-properties fo:language="nl" fo:country="BE" fo:font-weight="bold" officeooo:rsid="001342eb" officeooo:paragraph-rsid="0313d1ba" style:font-weight-asian="bold" style:font-weight-complex="bold"/>
    </style:style>
    <style:style style:name="P29" style:family="paragraph" style:parent-style-name="Table_20_Contents">
      <style:text-properties fo:language="nl" fo:country="BE" fo:font-weight="bold" officeooo:rsid="001342eb" officeooo:paragraph-rsid="06945a72" style:font-weight-asian="bold" style:font-weight-complex="bold"/>
    </style:style>
    <style:style style:name="P30" style:family="paragraph" style:parent-style-name="Table_20_Contents">
      <style:text-properties fo:language="nl" fo:country="BE" fo:font-weight="bold" officeooo:rsid="001342eb" officeooo:paragraph-rsid="08370723" style:font-weight-asian="bold" style:font-weight-complex="bold"/>
    </style:style>
    <style:style style:name="P31" style:family="paragraph" style:parent-style-name="Table_20_Contents">
      <style:text-properties fo:language="nl" fo:country="BE" fo:font-weight="bold" officeooo:rsid="001342eb" officeooo:paragraph-rsid="06967743" style:font-weight-asian="bold" style:font-weight-complex="bold"/>
    </style:style>
    <style:style style:name="P32" style:family="paragraph" style:parent-style-name="Table_20_Contents">
      <style:text-properties fo:language="nl" fo:country="BE" fo:font-weight="bold" officeooo:rsid="001342eb" officeooo:paragraph-rsid="067c055d" style:font-weight-asian="bold" style:font-weight-complex="bold"/>
    </style:style>
    <style:style style:name="P33" style:family="paragraph" style:parent-style-name="Table_20_Contents">
      <style:text-properties fo:language="nl" fo:country="BE" fo:font-weight="bold" officeooo:rsid="001342eb" officeooo:paragraph-rsid="08bd83da" style:font-weight-asian="bold" style:font-weight-complex="bold"/>
    </style:style>
    <style:style style:name="P34" style:family="paragraph" style:parent-style-name="Table_20_Contents">
      <style:text-properties fo:language="nl" fo:country="BE" fo:font-weight="bold" officeooo:rsid="001342eb" officeooo:paragraph-rsid="08c39a5e" style:font-weight-asian="bold" style:font-weight-complex="bold"/>
    </style:style>
    <style:style style:name="P35" style:family="paragraph" style:parent-style-name="Table_20_Contents">
      <style:text-properties fo:language="nl" fo:country="BE" fo:font-weight="bold" officeooo:rsid="00312ec3" officeooo:paragraph-rsid="055d43cf" style:font-weight-asian="bold" style:font-weight-complex="bold"/>
    </style:style>
    <style:style style:name="P36" style:family="paragraph" style:parent-style-name="Table_20_Contents">
      <style:text-properties fo:language="nl" fo:country="BE" fo:font-weight="bold" officeooo:paragraph-rsid="055d43cf" style:font-weight-asian="bold" style:font-weight-complex="bold"/>
    </style:style>
    <style:style style:name="P37" style:family="paragraph" style:parent-style-name="Table_20_Contents">
      <style:text-properties fo:language="nl" fo:country="BE" fo:font-weight="bold" officeooo:paragraph-rsid="06934a70" style:font-weight-asian="bold" style:font-weight-complex="bold"/>
    </style:style>
    <style:style style:name="P38" style:family="paragraph" style:parent-style-name="Table_20_Contents">
      <style:text-properties fo:language="nl" fo:country="BE" fo:font-weight="bold" officeooo:rsid="07677cf7" officeooo:paragraph-rsid="07677cf7" style:font-weight-asian="bold" style:font-weight-complex="bold"/>
    </style:style>
    <style:style style:name="P39" style:family="paragraph" style:parent-style-name="Table_20_Contents">
      <style:text-properties fo:language="nl" fo:country="BE" fo:font-weight="bold" officeooo:rsid="03c617b2" officeooo:paragraph-rsid="03c617b2" style:font-weight-asian="bold" style:font-weight-complex="bold"/>
    </style:style>
    <style:style style:name="P40" style:family="paragraph" style:parent-style-name="Table_20_Contents">
      <style:text-properties fo:language="nl" fo:country="BE" fo:font-weight="bold" officeooo:rsid="006b237c" officeooo:paragraph-rsid="0377783e" style:font-weight-asian="bold" style:font-weight-complex="bold"/>
    </style:style>
    <style:style style:name="P41" style:family="paragraph" style:parent-style-name="Table_20_Contents">
      <style:text-properties fo:language="nl" fo:country="BE" fo:font-weight="bold" officeooo:rsid="006b237c" officeooo:paragraph-rsid="054bcf9b" style:font-weight-asian="bold" style:font-weight-complex="bold"/>
    </style:style>
    <style:style style:name="P42" style:family="paragraph" style:parent-style-name="Table_20_Contents">
      <style:text-properties fo:language="nl" fo:country="BE" fo:font-weight="bold" officeooo:rsid="006b237c" officeooo:paragraph-rsid="021d8ee1" style:font-weight-asian="bold" style:font-weight-complex="bold"/>
    </style:style>
    <style:style style:name="P43" style:family="paragraph" style:parent-style-name="Table_20_Contents">
      <style:text-properties fo:language="nl" fo:country="BE" fo:font-weight="bold" officeooo:rsid="006b237c" officeooo:paragraph-rsid="08c39a5e" style:font-weight-asian="bold" style:font-weight-complex="bold"/>
    </style:style>
    <style:style style:name="P44" style:family="paragraph" style:parent-style-name="Table_20_Contents">
      <style:text-properties fo:language="nl" fo:country="BE" fo:font-weight="bold" officeooo:rsid="001342eb" officeooo:paragraph-rsid="004b7c42" style:language-asian="zxx" style:country-asian="none" style:font-weight-asian="bold" style:language-complex="zxx" style:country-complex="none" style:font-weight-complex="bold"/>
    </style:style>
    <style:style style:name="P45" style:family="paragraph" style:parent-style-name="Table_20_Contents">
      <style:text-properties fo:language="nl" fo:country="BE" fo:font-weight="bold" officeooo:rsid="001342eb" officeooo:paragraph-rsid="059a9c35" style:language-asian="zxx" style:country-asian="none" style:font-weight-asian="bold" style:language-complex="zxx" style:country-complex="none" style:font-weight-complex="bold"/>
    </style:style>
    <style:style style:name="P46" style:family="paragraph" style:parent-style-name="Table_20_Contents">
      <style:text-properties fo:language="nl" fo:country="BE" fo:font-weight="bold" officeooo:rsid="001342eb" officeooo:paragraph-rsid="05cf118b" style:language-asian="zxx" style:country-asian="none" style:font-weight-asian="bold" style:language-complex="zxx" style:country-complex="none" style:font-weight-complex="bold"/>
    </style:style>
    <style:style style:name="P47" style:family="paragraph" style:parent-style-name="Table_20_Contents">
      <style:text-properties fo:language="nl" fo:country="BE" fo:font-weight="bold" officeooo:rsid="001342eb" officeooo:paragraph-rsid="064d4b59" style:language-asian="zxx" style:country-asian="none" style:font-weight-asian="bold" style:language-complex="zxx" style:country-complex="none" style:font-weight-complex="bold"/>
    </style:style>
    <style:style style:name="P48" style:family="paragraph" style:parent-style-name="Table_20_Contents">
      <style:text-properties fo:language="nl" fo:country="BE" fo:font-weight="bold" officeooo:rsid="001342eb" officeooo:paragraph-rsid="03768ef5" style:language-asian="zxx" style:country-asian="none" style:font-weight-asian="bold" style:language-complex="zxx" style:country-complex="none" style:font-weight-complex="bold"/>
    </style:style>
    <style:style style:name="P49" style:family="paragraph" style:parent-style-name="Table_20_Contents">
      <style:text-properties fo:language="nl" fo:country="BE" fo:font-weight="bold" officeooo:rsid="001342eb" officeooo:paragraph-rsid="0376f540" style:language-asian="zxx" style:country-asian="none" style:font-weight-asian="bold" style:language-complex="zxx" style:country-complex="none" style:font-weight-complex="bold"/>
    </style:style>
    <style:style style:name="P50" style:family="paragraph" style:parent-style-name="Table_20_Contents">
      <style:text-properties fo:language="nl" fo:country="BE" fo:font-weight="bold" officeooo:rsid="001342eb" officeooo:paragraph-rsid="07c3a6d8" style:language-asian="zxx" style:country-asian="none" style:font-weight-asian="bold" style:language-complex="zxx" style:country-complex="none" style:font-weight-complex="bold"/>
    </style:style>
    <style:style style:name="P51" style:family="paragraph" style:parent-style-name="Table_20_Contents">
      <style:text-properties fo:language="nl" fo:country="BE" fo:font-weight="bold" officeooo:rsid="001342eb" officeooo:paragraph-rsid="07d57ba5" style:language-asian="zxx" style:country-asian="none" style:font-weight-asian="bold" style:language-complex="zxx" style:country-complex="none" style:font-weight-complex="bold"/>
    </style:style>
    <style:style style:name="P52" style:family="paragraph" style:parent-style-name="Table_20_Contents">
      <style:text-properties fo:language="nl" fo:country="BE" fo:font-weight="bold" officeooo:rsid="001342eb" officeooo:paragraph-rsid="055092ac" style:language-asian="zxx" style:country-asian="none" style:font-weight-asian="bold" style:language-complex="zxx" style:country-complex="none" style:font-weight-complex="bold"/>
    </style:style>
    <style:style style:name="P53" style:family="paragraph" style:parent-style-name="Table_20_Contents">
      <style:text-properties fo:language="nl" fo:country="BE" fo:font-weight="bold" officeooo:rsid="001342eb" officeooo:paragraph-rsid="055160b1" style:language-asian="zxx" style:country-asian="none" style:font-weight-asian="bold" style:language-complex="zxx" style:country-complex="none" style:font-weight-complex="bold"/>
    </style:style>
    <style:style style:name="P54" style:family="paragraph" style:parent-style-name="Table_20_Contents">
      <style:text-properties fo:language="nl" fo:country="BE" fo:font-weight="bold" officeooo:rsid="001342eb" officeooo:paragraph-rsid="0552eebd" style:language-asian="zxx" style:country-asian="none" style:font-weight-asian="bold" style:language-complex="zxx" style:country-complex="none" style:font-weight-complex="bold"/>
    </style:style>
    <style:style style:name="P55" style:family="paragraph" style:parent-style-name="Table_20_Contents">
      <style:text-properties fo:language="nl" fo:country="BE" fo:font-weight="bold" officeooo:rsid="001342eb" officeooo:paragraph-rsid="0221b8be" style:language-asian="zxx" style:country-asian="none" style:font-weight-asian="bold" style:language-complex="zxx" style:country-complex="none" style:font-weight-complex="bold"/>
    </style:style>
    <style:style style:name="P56" style:family="paragraph" style:parent-style-name="Table_20_Contents">
      <style:text-properties fo:language="nl" fo:country="BE" fo:font-weight="bold" officeooo:rsid="001342eb" officeooo:paragraph-rsid="001374df" style:language-asian="zxx" style:country-asian="none" style:font-weight-asian="bold" style:language-complex="zxx" style:country-complex="none" style:font-weight-complex="bold"/>
    </style:style>
    <style:style style:name="P57" style:family="paragraph" style:parent-style-name="Table_20_Contents">
      <style:text-properties fo:language="nl" fo:country="BE" fo:font-weight="bold" officeooo:rsid="001342eb" officeooo:paragraph-rsid="05ee0f30" style:language-asian="zxx" style:country-asian="none" style:font-weight-asian="bold" style:language-complex="zxx" style:country-complex="none" style:font-weight-complex="bold"/>
    </style:style>
    <style:style style:name="P58" style:family="paragraph" style:parent-style-name="Table_20_Contents">
      <style:text-properties fo:language="nl" fo:country="BE" fo:font-weight="bold" officeooo:rsid="001342eb" officeooo:paragraph-rsid="061209bc" style:language-asian="zxx" style:country-asian="none" style:font-weight-asian="bold" style:language-complex="zxx" style:country-complex="none" style:font-weight-complex="bold"/>
    </style:style>
    <style:style style:name="P59" style:family="paragraph" style:parent-style-name="Table_20_Contents">
      <style:text-properties fo:language="nl" fo:country="BE" fo:font-weight="bold" officeooo:rsid="001342eb" officeooo:paragraph-rsid="04481e18" style:language-asian="zxx" style:country-asian="none" style:font-weight-asian="bold" style:language-complex="zxx" style:country-complex="none" style:font-weight-complex="bold"/>
    </style:style>
    <style:style style:name="P60" style:family="paragraph" style:parent-style-name="Table_20_Contents">
      <style:text-properties fo:language="nl" fo:country="BE" fo:font-weight="bold" officeooo:rsid="001342eb" officeooo:paragraph-rsid="06236b9c" style:language-asian="zxx" style:country-asian="none" style:font-weight-asian="bold" style:language-complex="zxx" style:country-complex="none" style:font-weight-complex="bold"/>
    </style:style>
    <style:style style:name="P61" style:family="paragraph" style:parent-style-name="Table_20_Contents">
      <style:text-properties fo:language="nl" fo:country="BE" fo:font-weight="bold" officeooo:rsid="001342eb" officeooo:paragraph-rsid="0642b354" style:language-asian="zxx" style:country-asian="none" style:font-weight-asian="bold" style:language-complex="zxx" style:country-complex="none" style:font-weight-complex="bold"/>
    </style:style>
    <style:style style:name="P62" style:family="paragraph" style:parent-style-name="Table_20_Contents">
      <style:text-properties fo:language="nl" fo:country="BE" fo:font-weight="bold" officeooo:rsid="001342eb" officeooo:paragraph-rsid="05a3e182" style:language-asian="zxx" style:country-asian="none" style:font-weight-asian="bold" style:language-complex="zxx" style:country-complex="none" style:font-weight-complex="bold"/>
    </style:style>
    <style:style style:name="P63" style:family="paragraph" style:parent-style-name="Table_20_Contents">
      <style:text-properties fo:language="nl" fo:country="BE" fo:font-weight="bold" officeooo:rsid="001342eb" officeooo:paragraph-rsid="030d2f99" style:language-asian="zxx" style:country-asian="none" style:font-weight-asian="bold" style:language-complex="zxx" style:country-complex="none" style:font-weight-complex="bold"/>
    </style:style>
    <style:style style:name="P64" style:family="paragraph" style:parent-style-name="Table_20_Contents">
      <style:text-properties fo:language="nl" fo:country="BE" fo:font-weight="bold" officeooo:rsid="001342eb" officeooo:paragraph-rsid="0313d1ba" style:language-asian="zxx" style:country-asian="none" style:font-weight-asian="bold" style:language-complex="zxx" style:country-complex="none" style:font-weight-complex="bold"/>
    </style:style>
    <style:style style:name="P65" style:family="paragraph" style:parent-style-name="Table_20_Contents">
      <style:text-properties fo:language="nl" fo:country="BE" fo:font-weight="bold" officeooo:rsid="001342eb" officeooo:paragraph-rsid="06945a72" style:language-asian="zxx" style:country-asian="none" style:font-weight-asian="bold" style:language-complex="zxx" style:country-complex="none" style:font-weight-complex="bold"/>
    </style:style>
    <style:style style:name="P66" style:family="paragraph" style:parent-style-name="Table_20_Contents">
      <style:text-properties fo:language="nl" fo:country="BE" fo:font-weight="bold" officeooo:rsid="001342eb" officeooo:paragraph-rsid="08370723" style:language-asian="zxx" style:country-asian="none" style:font-weight-asian="bold" style:language-complex="zxx" style:country-complex="none" style:font-weight-complex="bold"/>
    </style:style>
    <style:style style:name="P67" style:family="paragraph" style:parent-style-name="Table_20_Contents">
      <style:text-properties fo:language="nl" fo:country="BE" fo:font-weight="bold" officeooo:rsid="001342eb" officeooo:paragraph-rsid="067c055d" style:language-asian="zxx" style:country-asian="none" style:font-weight-asian="bold" style:language-complex="zxx" style:country-complex="none" style:font-weight-complex="bold"/>
    </style:style>
    <style:style style:name="P68" style:family="paragraph" style:parent-style-name="Table_20_Contents">
      <style:text-properties fo:language="nl" fo:country="BE" fo:font-weight="bold" officeooo:rsid="001342eb" officeooo:paragraph-rsid="08bd83da" style:language-asian="zxx" style:country-asian="none" style:font-weight-asian="bold" style:language-complex="zxx" style:country-complex="none" style:font-weight-complex="bold"/>
    </style:style>
    <style:style style:name="P69" style:family="paragraph" style:parent-style-name="Table_20_Contents">
      <style:text-properties fo:language="nl" fo:country="BE" fo:font-weight="bold" officeooo:rsid="076f2ef7" officeooo:paragraph-rsid="064d4b59" style:language-asian="zxx" style:country-asian="none" style:font-weight-asian="bold" style:language-complex="zxx" style:country-complex="none" style:font-weight-complex="bold"/>
    </style:style>
    <style:style style:name="P70" style:family="paragraph" style:parent-style-name="Table_20_Contents">
      <style:text-properties fo:language="nl" fo:country="BE" fo:font-weight="bold" officeooo:rsid="0012f95c" officeooo:paragraph-rsid="055d43cf" style:language-asian="zxx" style:country-asian="none" style:font-weight-asian="bold" style:language-complex="zxx" style:country-complex="none" style:font-weight-complex="bold"/>
    </style:style>
    <style:style style:name="P71" style:family="paragraph" style:parent-style-name="Table_20_Contents">
      <style:text-properties fo:language="nl" fo:country="BE" fo:font-weight="bold" officeooo:rsid="0012f95c" officeooo:paragraph-rsid="08279fb5" style:language-asian="zxx" style:country-asian="none" style:font-weight-asian="bold" style:language-complex="zxx" style:country-complex="none" style:font-weight-complex="bold"/>
    </style:style>
    <style:style style:name="P72" style:family="paragraph" style:parent-style-name="Table_20_Contents">
      <style:text-properties fo:language="nl" fo:country="BE" fo:font-weight="bold" officeooo:rsid="0012f95c" officeooo:paragraph-rsid="05a3e182" style:language-asian="zxx" style:country-asian="none" style:font-weight-asian="bold" style:language-complex="zxx" style:country-complex="none" style:font-weight-complex="bold"/>
    </style:style>
    <style:style style:name="P73" style:family="paragraph" style:parent-style-name="Table_20_Contents">
      <style:text-properties fo:language="nl" fo:country="BE" officeooo:rsid="01f304b3" officeooo:paragraph-rsid="055d43cf"/>
    </style:style>
    <style:style style:name="P74" style:family="paragraph" style:parent-style-name="Table_20_Contents">
      <style:text-properties fo:language="nl" fo:country="BE" officeooo:rsid="01f304b3" officeooo:paragraph-rsid="06934a70"/>
    </style:style>
    <style:style style:name="P75" style:family="paragraph" style:parent-style-name="Table_20_Contents">
      <style:text-properties fo:language="nl" fo:country="BE" officeooo:rsid="01f304b3" officeooo:paragraph-rsid="01f304b3"/>
    </style:style>
    <style:style style:name="P76" style:family="paragraph" style:parent-style-name="Table_20_Contents">
      <style:text-properties fo:language="nl" fo:country="BE" officeooo:rsid="01f304b3" officeooo:paragraph-rsid="059a9c35"/>
    </style:style>
    <style:style style:name="P77" style:family="paragraph" style:parent-style-name="Table_20_Contents">
      <style:text-properties fo:language="nl" fo:country="BE" officeooo:rsid="01f304b3" officeooo:paragraph-rsid="05cf118b"/>
    </style:style>
    <style:style style:name="P78" style:family="paragraph" style:parent-style-name="Table_20_Contents">
      <style:text-properties fo:language="nl" fo:country="BE" officeooo:rsid="01f304b3" officeooo:paragraph-rsid="064d4b59"/>
    </style:style>
    <style:style style:name="P79" style:family="paragraph" style:parent-style-name="Table_20_Contents">
      <style:text-properties fo:language="nl" fo:country="BE" officeooo:rsid="01f304b3" officeooo:paragraph-rsid="03768ef5"/>
    </style:style>
    <style:style style:name="P80" style:family="paragraph" style:parent-style-name="Table_20_Contents">
      <style:text-properties fo:language="nl" fo:country="BE" officeooo:rsid="01f304b3" officeooo:paragraph-rsid="0376f540"/>
    </style:style>
    <style:style style:name="P81" style:family="paragraph" style:parent-style-name="Table_20_Contents">
      <style:text-properties fo:language="nl" fo:country="BE" officeooo:rsid="01f304b3" officeooo:paragraph-rsid="07c3a6d8"/>
    </style:style>
    <style:style style:name="P82" style:family="paragraph" style:parent-style-name="Table_20_Contents">
      <style:text-properties fo:language="nl" fo:country="BE" officeooo:rsid="01f304b3" officeooo:paragraph-rsid="07d57ba5"/>
    </style:style>
    <style:style style:name="P83" style:family="paragraph" style:parent-style-name="Table_20_Contents">
      <style:text-properties fo:language="nl" fo:country="BE" officeooo:rsid="01f304b3" officeooo:paragraph-rsid="07e51686"/>
    </style:style>
    <style:style style:name="P84" style:family="paragraph" style:parent-style-name="Table_20_Contents">
      <style:text-properties fo:language="nl" fo:country="BE" officeooo:rsid="01f304b3" officeooo:paragraph-rsid="055092ac"/>
    </style:style>
    <style:style style:name="P85" style:family="paragraph" style:parent-style-name="Table_20_Contents">
      <style:text-properties fo:language="nl" fo:country="BE" officeooo:rsid="01f304b3" officeooo:paragraph-rsid="055160b1"/>
    </style:style>
    <style:style style:name="P86" style:family="paragraph" style:parent-style-name="Table_20_Contents">
      <style:text-properties fo:language="nl" fo:country="BE" officeooo:rsid="01f304b3" officeooo:paragraph-rsid="0552eebd"/>
    </style:style>
    <style:style style:name="P87" style:family="paragraph" style:parent-style-name="Table_20_Contents">
      <style:text-properties fo:language="nl" fo:country="BE" officeooo:rsid="01f304b3" officeooo:paragraph-rsid="089a5fd3"/>
    </style:style>
    <style:style style:name="P88" style:family="paragraph" style:parent-style-name="Table_20_Contents">
      <style:text-properties fo:language="nl" fo:country="BE" officeooo:rsid="01f304b3" officeooo:paragraph-rsid="021d8ee1"/>
    </style:style>
    <style:style style:name="P89" style:family="paragraph" style:parent-style-name="Table_20_Contents">
      <style:text-properties fo:language="nl" fo:country="BE" officeooo:rsid="01f304b3" officeooo:paragraph-rsid="06945a72"/>
    </style:style>
    <style:style style:name="P90" style:family="paragraph" style:parent-style-name="Table_20_Contents">
      <style:text-properties fo:language="nl" fo:country="BE" officeooo:rsid="01f304b3" officeooo:paragraph-rsid="08370723"/>
    </style:style>
    <style:style style:name="P91" style:family="paragraph" style:parent-style-name="Table_20_Contents">
      <style:text-properties fo:language="nl" fo:country="BE" officeooo:rsid="01f304b3" officeooo:paragraph-rsid="06967743"/>
    </style:style>
    <style:style style:name="P92" style:family="paragraph" style:parent-style-name="Table_20_Contents">
      <style:text-properties fo:language="nl" fo:country="BE" officeooo:rsid="01f304b3" officeooo:paragraph-rsid="067c055d"/>
    </style:style>
    <style:style style:name="P93" style:family="paragraph" style:parent-style-name="Table_20_Contents">
      <style:text-properties fo:language="nl" fo:country="BE" officeooo:rsid="01f304b3" officeooo:paragraph-rsid="08bd83da"/>
    </style:style>
    <style:style style:name="P94" style:family="paragraph" style:parent-style-name="Table_20_Contents">
      <style:text-properties fo:language="nl" fo:country="BE" officeooo:paragraph-rsid="06934a70"/>
    </style:style>
    <style:style style:name="P95" style:family="paragraph" style:parent-style-name="Table_20_Contents">
      <style:text-properties fo:language="nl" fo:country="BE" officeooo:rsid="001412b2" officeooo:paragraph-rsid="06934a70"/>
    </style:style>
    <style:style style:name="P96" style:family="paragraph" style:parent-style-name="Table_20_Contents">
      <style:text-properties fo:language="nl" fo:country="BE" fo:font-weight="normal" officeooo:rsid="005de038" officeooo:paragraph-rsid="03d131ca" style:font-weight-asian="normal" style:font-weight-complex="normal"/>
    </style:style>
    <style:style style:name="P97" style:family="paragraph" style:parent-style-name="Table_20_Contents">
      <style:text-properties fo:language="nl" fo:country="BE" fo:font-weight="normal" officeooo:rsid="077d426f" officeooo:paragraph-rsid="077d426f" style:font-weight-asian="normal" style:font-weight-complex="normal"/>
    </style:style>
    <style:style style:name="P98" style:family="paragraph" style:parent-style-name="Table_20_Contents">
      <style:text-properties fo:language="nl" fo:country="BE" fo:font-weight="normal" officeooo:rsid="077e375a" officeooo:paragraph-rsid="077e375a" style:font-weight-asian="normal" style:font-weight-complex="normal"/>
    </style:style>
    <style:style style:name="P99" style:family="paragraph" style:parent-style-name="Table_20_Contents">
      <style:text-properties fo:language="nl" fo:country="BE" fo:font-weight="normal" officeooo:rsid="043f0614" officeooo:paragraph-rsid="043f0614" style:font-weight-asian="normal" style:font-weight-complex="normal"/>
    </style:style>
    <style:style style:name="P100" style:family="paragraph" style:parent-style-name="Table_20_Contents">
      <style:text-properties fo:language="nl" fo:country="BE" fo:font-weight="normal" officeooo:rsid="079dc637" officeooo:paragraph-rsid="079dc637" style:font-weight-asian="normal" style:font-weight-complex="normal"/>
    </style:style>
    <style:style style:name="P101" style:family="paragraph" style:parent-style-name="Table_20_Contents">
      <style:text-properties fo:language="nl" fo:country="BE" fo:font-weight="normal" officeooo:rsid="04444f42" officeooo:paragraph-rsid="04444f42" style:font-weight-asian="normal" style:font-weight-complex="normal"/>
    </style:style>
    <style:style style:name="P102" style:family="paragraph" style:parent-style-name="Table_20_Contents">
      <style:text-properties fo:language="nl" fo:country="BE" fo:font-weight="normal" officeooo:rsid="079d04db" officeooo:paragraph-rsid="0442764f" style:font-weight-asian="normal" style:font-weight-complex="normal"/>
    </style:style>
    <style:style style:name="P103" style:family="paragraph" style:parent-style-name="Table_20_Contents">
      <style:text-properties fo:language="nl" fo:country="BE" fo:font-weight="normal" officeooo:rsid="0012f95c" officeooo:paragraph-rsid="0470efd1" style:language-asian="zxx" style:country-asian="none" style:font-weight-asian="normal" style:language-complex="zxx" style:country-complex="none" style:font-weight-complex="normal"/>
    </style:style>
    <style:style style:name="P104" style:family="paragraph" style:parent-style-name="Table_20_Contents">
      <style:text-properties fo:language="nl" fo:country="BE" fo:font-weight="normal" officeooo:rsid="0012f95c" officeooo:paragraph-rsid="059a9c35" style:language-asian="zxx" style:country-asian="none" style:font-weight-asian="normal" style:language-complex="zxx" style:country-complex="none" style:font-weight-complex="normal"/>
    </style:style>
    <style:style style:name="P105" style:family="paragraph" style:parent-style-name="Table_20_Contents">
      <style:text-properties fo:language="nl" fo:country="BE" fo:font-weight="normal" officeooo:rsid="0012f95c" officeooo:paragraph-rsid="0817cd1d" style:language-asian="zxx" style:country-asian="none" style:font-weight-asian="normal" style:language-complex="zxx" style:country-complex="none" style:font-weight-complex="normal"/>
    </style:style>
    <style:style style:name="P106" style:family="paragraph" style:parent-style-name="Table_20_Contents">
      <style:text-properties fo:language="nl" fo:country="BE" fo:font-weight="normal" officeooo:rsid="0012f95c" officeooo:paragraph-rsid="05e39fc7" style:language-asian="zxx" style:country-asian="none" style:font-weight-asian="normal" style:language-complex="zxx" style:country-complex="none" style:font-weight-complex="normal"/>
    </style:style>
    <style:style style:name="P107" style:family="paragraph" style:parent-style-name="Table_20_Contents">
      <style:text-properties fo:language="nl" fo:country="BE" fo:font-weight="normal" officeooo:rsid="0012f95c" officeooo:paragraph-rsid="05e3fe55" style:language-asian="zxx" style:country-asian="none" style:font-weight-asian="normal" style:language-complex="zxx" style:country-complex="none" style:font-weight-complex="normal"/>
    </style:style>
    <style:style style:name="P108" style:family="paragraph" style:parent-style-name="Table_20_Contents">
      <style:text-properties fo:language="nl" fo:country="BE" fo:font-weight="normal" officeooo:rsid="0012f95c" officeooo:paragraph-rsid="05cf118b" style:language-asian="zxx" style:country-asian="none" style:font-weight-asian="normal" style:language-complex="zxx" style:country-complex="none" style:font-weight-complex="normal"/>
    </style:style>
    <style:style style:name="P109" style:family="paragraph" style:parent-style-name="Table_20_Contents">
      <style:text-properties fo:language="nl" fo:country="BE" fo:font-weight="normal" officeooo:rsid="0012f95c" officeooo:paragraph-rsid="0792beb9" style:language-asian="zxx" style:country-asian="none" style:font-weight-asian="normal" style:language-complex="zxx" style:country-complex="none" style:font-weight-complex="normal"/>
    </style:style>
    <style:style style:name="P110" style:family="paragraph" style:parent-style-name="Table_20_Contents">
      <style:text-properties fo:language="nl" fo:country="BE" fo:font-weight="normal" officeooo:rsid="0012f95c" officeooo:paragraph-rsid="064d4b59" style:language-asian="zxx" style:country-asian="none" style:font-weight-asian="normal" style:language-complex="zxx" style:country-complex="none" style:font-weight-complex="normal"/>
    </style:style>
    <style:style style:name="P111" style:family="paragraph" style:parent-style-name="Table_20_Contents">
      <style:text-properties fo:language="nl" fo:country="BE" fo:font-weight="normal" officeooo:rsid="0012f95c" officeooo:paragraph-rsid="04c36932" style:language-asian="zxx" style:country-asian="none" style:font-weight-asian="normal" style:language-complex="zxx" style:country-complex="none" style:font-weight-complex="normal"/>
    </style:style>
    <style:style style:name="P112" style:family="paragraph" style:parent-style-name="Table_20_Contents">
      <style:text-properties fo:language="nl" fo:country="BE" fo:font-weight="normal" officeooo:rsid="0012f95c" officeooo:paragraph-rsid="046c7efe" style:language-asian="zxx" style:country-asian="none" style:font-weight-asian="normal" style:language-complex="zxx" style:country-complex="none" style:font-weight-complex="normal"/>
    </style:style>
    <style:style style:name="P113" style:family="paragraph" style:parent-style-name="Table_20_Contents">
      <style:text-properties fo:language="nl" fo:country="BE" fo:font-weight="normal" officeooo:rsid="0012f95c" officeooo:paragraph-rsid="0376f540" style:language-asian="zxx" style:country-asian="none" style:font-weight-asian="normal" style:language-complex="zxx" style:country-complex="none" style:font-weight-complex="normal"/>
    </style:style>
    <style:style style:name="P114" style:family="paragraph" style:parent-style-name="Table_20_Contents">
      <style:text-properties fo:language="nl" fo:country="BE" fo:font-weight="normal" officeooo:rsid="0012f95c" officeooo:paragraph-rsid="04c432cd" style:language-asian="zxx" style:country-asian="none" style:font-weight-asian="normal" style:language-complex="zxx" style:country-complex="none" style:font-weight-complex="normal"/>
    </style:style>
    <style:style style:name="P115" style:family="paragraph" style:parent-style-name="Table_20_Contents">
      <style:text-properties fo:language="nl" fo:country="BE" fo:font-weight="normal" officeooo:rsid="0012f95c" officeooo:paragraph-rsid="07c3a6d8" style:language-asian="zxx" style:country-asian="none" style:font-weight-asian="normal" style:language-complex="zxx" style:country-complex="none" style:font-weight-complex="normal"/>
    </style:style>
    <style:style style:name="P116" style:family="paragraph" style:parent-style-name="Table_20_Contents">
      <style:text-properties fo:language="nl" fo:country="BE" fo:font-weight="normal" officeooo:rsid="0012f95c" officeooo:paragraph-rsid="07d57ba5" style:language-asian="zxx" style:country-asian="none" style:font-weight-asian="normal" style:language-complex="zxx" style:country-complex="none" style:font-weight-complex="normal"/>
    </style:style>
    <style:style style:name="P117" style:family="paragraph" style:parent-style-name="Table_20_Contents">
      <style:text-properties fo:language="nl" fo:country="BE" fo:font-weight="normal" officeooo:rsid="0012f95c" officeooo:paragraph-rsid="055092ac" style:language-asian="zxx" style:country-asian="none" style:font-weight-asian="normal" style:language-complex="zxx" style:country-complex="none" style:font-weight-complex="normal"/>
    </style:style>
    <style:style style:name="P118" style:family="paragraph" style:parent-style-name="Table_20_Contents">
      <style:text-properties fo:language="nl" fo:country="BE" fo:font-weight="normal" officeooo:rsid="0012f95c" officeooo:paragraph-rsid="055160b1" style:language-asian="zxx" style:country-asian="none" style:font-weight-asian="normal" style:language-complex="zxx" style:country-complex="none" style:font-weight-complex="normal"/>
    </style:style>
    <style:style style:name="P119" style:family="paragraph" style:parent-style-name="Table_20_Contents">
      <style:text-properties fo:language="nl" fo:country="BE" fo:font-weight="normal" officeooo:rsid="0012f95c" officeooo:paragraph-rsid="0552eebd" style:language-asian="zxx" style:country-asian="none" style:font-weight-asian="normal" style:language-complex="zxx" style:country-complex="none" style:font-weight-complex="normal"/>
    </style:style>
    <style:style style:name="P120" style:family="paragraph" style:parent-style-name="Table_20_Contents">
      <style:paragraph-properties>
        <style:tab-stops>
          <style:tab-stop style:position="0.1252in"/>
        </style:tab-stops>
      </style:paragraph-properties>
      <style:text-properties fo:language="nl" fo:country="BE" fo:font-weight="normal" officeooo:rsid="0012f95c" officeooo:paragraph-rsid="001374df" style:language-asian="zxx" style:country-asian="none" style:font-weight-asian="normal" style:language-complex="zxx" style:country-complex="none" style:font-weight-complex="normal"/>
    </style:style>
    <style:style style:name="P121" style:family="paragraph" style:parent-style-name="Table_20_Contents">
      <style:paragraph-properties>
        <style:tab-stops>
          <style:tab-stop style:position="0.1252in"/>
        </style:tab-stops>
      </style:paragraph-properties>
      <style:text-properties fo:language="nl" fo:country="BE" fo:font-weight="normal" officeooo:rsid="0012f95c" officeooo:paragraph-rsid="04481e18" style:language-asian="zxx" style:country-asian="none" style:font-weight-asian="normal" style:language-complex="zxx" style:country-complex="none" style:font-weight-complex="normal"/>
    </style:style>
    <style:style style:name="P122" style:family="paragraph" style:parent-style-name="Table_20_Contents">
      <style:text-properties fo:language="nl" fo:country="BE" fo:font-weight="normal" officeooo:rsid="0012f95c" officeooo:paragraph-rsid="07a8fe2d" style:language-asian="zxx" style:country-asian="none" style:font-weight-asian="normal" style:language-complex="zxx" style:country-complex="none" style:font-weight-complex="normal"/>
    </style:style>
    <style:style style:name="P123" style:family="paragraph" style:parent-style-name="Table_20_Contents">
      <style:text-properties fo:language="nl" fo:country="BE" fo:font-weight="normal" officeooo:rsid="0012f95c" officeooo:paragraph-rsid="060d136d" style:language-asian="zxx" style:country-asian="none" style:font-weight-asian="normal" style:language-complex="zxx" style:country-complex="none" style:font-weight-complex="normal"/>
    </style:style>
    <style:style style:name="P124" style:family="paragraph" style:parent-style-name="Table_20_Contents">
      <style:text-properties fo:language="nl" fo:country="BE" fo:font-weight="normal" officeooo:rsid="0012f95c" officeooo:paragraph-rsid="07afa9e0" style:language-asian="zxx" style:country-asian="none" style:font-weight-asian="normal" style:language-complex="zxx" style:country-complex="none" style:font-weight-complex="normal"/>
    </style:style>
    <style:style style:name="P125" style:family="paragraph" style:parent-style-name="Table_20_Contents">
      <style:text-properties fo:language="nl" fo:country="BE" fo:font-weight="normal" officeooo:rsid="0012f95c" officeooo:paragraph-rsid="06236b9c" style:language-asian="zxx" style:country-asian="none" style:font-weight-asian="normal" style:language-complex="zxx" style:country-complex="none" style:font-weight-complex="normal"/>
    </style:style>
    <style:style style:name="P126" style:family="paragraph" style:parent-style-name="Table_20_Contents">
      <style:text-properties fo:language="nl" fo:country="BE" fo:font-weight="normal" officeooo:rsid="0012f95c" officeooo:paragraph-rsid="08279fb5" style:language-asian="zxx" style:country-asian="none" style:font-weight-asian="normal" style:language-complex="zxx" style:country-complex="none" style:font-weight-complex="normal"/>
    </style:style>
    <style:style style:name="P127" style:family="paragraph" style:parent-style-name="Table_20_Contents">
      <style:text-properties fo:language="nl" fo:country="BE" fo:font-weight="normal" officeooo:rsid="0012f95c" officeooo:paragraph-rsid="05a3e182" style:language-asian="zxx" style:country-asian="none" style:font-weight-asian="normal" style:language-complex="zxx" style:country-complex="none" style:font-weight-complex="normal"/>
    </style:style>
    <style:style style:name="P128" style:family="paragraph" style:parent-style-name="Table_20_Contents">
      <style:text-properties fo:language="nl" fo:country="BE" fo:font-weight="normal" officeooo:rsid="0012f95c" officeooo:paragraph-rsid="034133b6" style:language-asian="zxx" style:country-asian="none" style:font-weight-asian="normal" style:language-complex="zxx" style:country-complex="none" style:font-weight-complex="normal"/>
    </style:style>
    <style:style style:name="P129" style:family="paragraph" style:parent-style-name="Table_20_Contents">
      <style:text-properties fo:language="nl" fo:country="BE" fo:font-weight="normal" officeooo:rsid="0012f95c" officeooo:paragraph-rsid="03104413" style:language-asian="zxx" style:country-asian="none" style:font-weight-asian="normal" style:language-complex="zxx" style:country-complex="none" style:font-weight-complex="normal"/>
    </style:style>
    <style:style style:name="P130" style:family="paragraph" style:parent-style-name="Table_20_Contents">
      <style:text-properties fo:language="nl" fo:country="BE" fo:font-weight="normal" officeooo:rsid="0012f95c" officeooo:paragraph-rsid="034af9d4" style:language-asian="zxx" style:country-asian="none" style:font-weight-asian="normal" style:language-complex="zxx" style:country-complex="none" style:font-weight-complex="normal"/>
    </style:style>
    <style:style style:name="P131" style:family="paragraph" style:parent-style-name="Table_20_Contents">
      <style:text-properties fo:language="nl" fo:country="BE" fo:font-weight="normal" officeooo:rsid="0012f95c" officeooo:paragraph-rsid="031dea23" style:language-asian="zxx" style:country-asian="none" style:font-weight-asian="normal" style:language-complex="zxx" style:country-complex="none" style:font-weight-complex="normal"/>
    </style:style>
    <style:style style:name="P132" style:family="paragraph" style:parent-style-name="Table_20_Contents">
      <style:text-properties fo:language="nl" fo:country="BE" fo:font-weight="normal" officeooo:rsid="0012f95c" officeooo:paragraph-rsid="06945a72" style:language-asian="zxx" style:country-asian="none" style:font-weight-asian="normal" style:language-complex="zxx" style:country-complex="none" style:font-weight-complex="normal"/>
    </style:style>
    <style:style style:name="P133" style:family="paragraph" style:parent-style-name="Table_20_Contents">
      <style:text-properties fo:language="nl" fo:country="BE" fo:font-weight="normal" officeooo:rsid="0012f95c" officeooo:paragraph-rsid="06b14755" style:language-asian="zxx" style:country-asian="none" style:font-weight-asian="normal" style:language-complex="zxx" style:country-complex="none" style:font-weight-complex="normal"/>
    </style:style>
    <style:style style:name="P134" style:family="paragraph" style:parent-style-name="Table_20_Contents">
      <style:text-properties fo:language="nl" fo:country="BE" fo:font-weight="normal" officeooo:rsid="0012f95c" officeooo:paragraph-rsid="085411ca" style:language-asian="zxx" style:country-asian="none" style:font-weight-asian="normal" style:language-complex="zxx" style:country-complex="none" style:font-weight-complex="normal"/>
    </style:style>
    <style:style style:name="P135" style:family="paragraph" style:parent-style-name="Table_20_Contents">
      <style:text-properties fo:language="nl" fo:country="BE" fo:font-weight="normal" officeooo:rsid="0012f95c" officeooo:paragraph-rsid="0854560d" style:language-asian="zxx" style:country-asian="none" style:font-weight-asian="normal" style:language-complex="zxx" style:country-complex="none" style:font-weight-complex="normal"/>
    </style:style>
    <style:style style:name="P136" style:family="paragraph" style:parent-style-name="Table_20_Contents">
      <style:text-properties fo:language="nl" fo:country="BE" fo:font-weight="normal" officeooo:rsid="0012f95c" officeooo:paragraph-rsid="067c055d" style:language-asian="zxx" style:country-asian="none" style:font-weight-asian="normal" style:language-complex="zxx" style:country-complex="none" style:font-weight-complex="normal"/>
    </style:style>
    <style:style style:name="P137" style:family="paragraph" style:parent-style-name="Table_20_Contents">
      <style:text-properties fo:language="nl" fo:country="BE" fo:font-weight="normal" officeooo:rsid="0012f95c" officeooo:paragraph-rsid="08bd83da" style:language-asian="zxx" style:country-asian="none" style:font-weight-asian="normal" style:language-complex="zxx" style:country-complex="none" style:font-weight-complex="normal"/>
    </style:style>
    <style:style style:name="P138" style:family="paragraph" style:parent-style-name="Table_20_Contents">
      <style:text-properties fo:language="nl" fo:country="BE" fo:font-weight="normal" officeooo:rsid="00182ab8" officeooo:paragraph-rsid="067c055d" style:language-asian="zxx" style:country-asian="none" style:font-weight-asian="normal" style:language-complex="zxx" style:country-complex="none" style:font-weight-complex="normal"/>
    </style:style>
    <style:style style:name="P139" style:family="paragraph" style:parent-style-name="Table_20_Contents">
      <style:text-properties fo:language="nl" fo:country="BE" fo:font-weight="normal" officeooo:rsid="00403b79" officeooo:paragraph-rsid="0606f4b2" style:language-asian="zxx" style:country-asian="none" style:font-weight-asian="normal" style:language-complex="zxx" style:country-complex="none" style:font-weight-complex="normal"/>
    </style:style>
    <style:style style:name="P140" style:family="paragraph" style:parent-style-name="Table_20_Contents">
      <style:text-properties fo:language="nl" fo:country="BE" fo:font-weight="normal" officeooo:rsid="00403b79" officeooo:paragraph-rsid="06236b9c" style:language-asian="zxx" style:country-asian="none" style:font-weight-asian="normal" style:language-complex="zxx" style:country-complex="none" style:font-weight-complex="normal"/>
    </style:style>
    <style:style style:name="P141" style:family="paragraph" style:parent-style-name="Table_20_Contents">
      <style:text-properties fo:language="nl" fo:country="BE" fo:font-weight="normal" officeooo:rsid="004727dd" officeooo:paragraph-rsid="06088153" style:language-asian="zxx" style:country-asian="none" style:font-weight-asian="normal" style:language-complex="zxx" style:country-complex="none" style:font-weight-complex="normal"/>
    </style:style>
    <style:style style:name="P142" style:family="paragraph" style:parent-style-name="Table_20_Contents">
      <style:text-properties fo:language="nl" fo:country="BE" fo:font-weight="normal" officeooo:rsid="004727dd" officeooo:paragraph-rsid="06236b9c" style:language-asian="zxx" style:country-asian="none" style:font-weight-asian="normal" style:language-complex="zxx" style:country-complex="none" style:font-weight-complex="normal"/>
    </style:style>
    <style:style style:name="P143" style:family="paragraph" style:parent-style-name="Table_20_Contents">
      <style:text-properties fo:language="nl" fo:country="BE" fo:font-weight="normal" officeooo:rsid="034272e1" officeooo:paragraph-rsid="034272e1" style:language-asian="zxx" style:country-asian="none" style:font-weight-asian="normal" style:language-complex="zxx" style:country-complex="none" style:font-weight-complex="normal"/>
    </style:style>
    <style:style style:name="P144" style:family="paragraph" style:parent-style-name="Table_20_Contents">
      <style:text-properties fo:language="nl" fo:country="BE" fo:font-weight="normal" officeooo:rsid="07752bd9" officeooo:paragraph-rsid="07752bd9" style:language-asian="zxx" style:country-asian="none" style:font-weight-asian="normal" style:language-complex="zxx" style:country-complex="none" style:font-weight-complex="normal"/>
    </style:style>
    <style:style style:name="P145" style:family="paragraph" style:parent-style-name="Table_20_Contents">
      <style:text-properties fo:language="nl" fo:country="BE" officeooo:rsid="03ca37d0" officeooo:paragraph-rsid="03ca37d0"/>
    </style:style>
    <style:style style:name="P146" style:family="paragraph" style:parent-style-name="Table_20_Contents">
      <style:text-properties fo:language="nl" fo:country="BE" officeooo:rsid="077c5526" officeooo:paragraph-rsid="077c5526"/>
    </style:style>
    <style:style style:name="P147" style:family="paragraph" style:parent-style-name="Table_20_Contents">
      <style:text-properties fo:language="nl" fo:country="BE" officeooo:rsid="077cc4ad" officeooo:paragraph-rsid="077cc4ad"/>
    </style:style>
    <style:style style:name="P148" style:family="paragraph" style:parent-style-name="Table_20_Contents">
      <style:text-properties fo:language="nl" fo:country="BE" officeooo:rsid="03c8809f" officeooo:paragraph-rsid="03c8809f"/>
    </style:style>
    <style:style style:name="P149" style:family="paragraph" style:parent-style-name="Table_20_Contents">
      <style:text-properties fo:language="nl" fo:country="BE" officeooo:rsid="03c68d9e" officeooo:paragraph-rsid="03d2be13"/>
    </style:style>
    <style:style style:name="P150" style:family="paragraph" style:parent-style-name="Table_20_Contents">
      <style:text-properties fo:language="nl" fo:country="BE" officeooo:rsid="03c68d9e" officeooo:paragraph-rsid="03c68d9e"/>
    </style:style>
    <style:style style:name="P151" style:family="paragraph" style:parent-style-name="Table_20_Contents">
      <style:text-properties fo:language="nl" fo:country="BE" officeooo:rsid="079b76c4" officeooo:paragraph-rsid="079b76c4"/>
    </style:style>
    <style:style style:name="P152" style:family="paragraph" style:parent-style-name="Table_20_Contents">
      <style:text-properties fo:language="nl" fo:country="BE" officeooo:rsid="044315be" officeooo:paragraph-rsid="044315be"/>
    </style:style>
    <style:style style:name="P153" style:family="paragraph" style:parent-style-name="Table_20_Contents">
      <style:text-properties fo:language="nl" fo:country="BE" officeooo:rsid="074dd1e7" officeooo:paragraph-rsid="03d42644"/>
    </style:style>
    <style:style style:name="P154" style:family="paragraph" style:parent-style-name="Table_20_Contents">
      <style:text-properties fo:language="nl" fo:country="BE" officeooo:rsid="07125b2b" officeooo:paragraph-rsid="07125b2b"/>
    </style:style>
    <style:style style:name="P155" style:family="paragraph" style:parent-style-name="Table_20_Contents">
      <style:text-properties fo:language="nl" fo:country="BE" officeooo:rsid="009b5576" officeooo:paragraph-rsid="009b5576"/>
    </style:style>
    <style:style style:name="P156" style:family="paragraph" style:parent-style-name="Table_20_Contents">
      <style:text-properties fo:language="nl" fo:country="BE" officeooo:rsid="009b5576" officeooo:paragraph-rsid="08279fb5"/>
    </style:style>
    <style:style style:name="P157" style:family="paragraph" style:parent-style-name="Table_20_Contents">
      <style:text-properties fo:language="nl" fo:country="BE" officeooo:rsid="009c3be9" officeooo:paragraph-rsid="009c3be9"/>
    </style:style>
    <style:style style:name="P158" style:family="paragraph" style:parent-style-name="Table_20_Contents">
      <style:text-properties fo:language="nl" fo:country="BE" officeooo:rsid="009c53a1" officeooo:paragraph-rsid="009c53a1"/>
    </style:style>
    <style:style style:name="P159" style:family="paragraph" style:parent-style-name="Table_20_Contents">
      <style:text-properties fo:language="nl" fo:country="BE" officeooo:rsid="0012f95c" officeooo:paragraph-rsid="05b93726" style:language-asian="zxx" style:country-asian="none" style:language-complex="zxx" style:country-complex="none"/>
    </style:style>
    <style:style style:name="P160" style:family="paragraph" style:parent-style-name="Table_20_Contents">
      <style:text-properties fo:language="nl" fo:country="BE" officeooo:rsid="0012f95c" officeooo:paragraph-rsid="0470efd1" style:language-asian="zxx" style:country-asian="none" style:language-complex="zxx" style:country-complex="none"/>
    </style:style>
    <style:style style:name="P161" style:family="paragraph" style:parent-style-name="Table_20_Contents">
      <style:text-properties fo:language="nl" fo:country="BE" officeooo:rsid="0012f95c" officeooo:paragraph-rsid="059a9c35" style:language-asian="zxx" style:country-asian="none" style:language-complex="zxx" style:country-complex="none"/>
    </style:style>
    <style:style style:name="P162" style:family="paragraph" style:parent-style-name="Table_20_Contents">
      <style:text-properties fo:language="nl" fo:country="BE" officeooo:rsid="0012f95c" officeooo:paragraph-rsid="05cf118b" style:language-asian="zxx" style:country-asian="none" style:language-complex="zxx" style:country-complex="none"/>
    </style:style>
    <style:style style:name="P163" style:family="paragraph" style:parent-style-name="Table_20_Contents">
      <style:text-properties fo:language="nl" fo:country="BE" officeooo:rsid="0012f95c" officeooo:paragraph-rsid="064d4b59" style:language-asian="zxx" style:country-asian="none" style:language-complex="zxx" style:country-complex="none"/>
    </style:style>
    <style:style style:name="P164" style:family="paragraph" style:parent-style-name="Table_20_Contents">
      <style:text-properties fo:language="nl" fo:country="BE" officeooo:rsid="0012f95c" officeooo:paragraph-rsid="04c40e58" style:language-asian="zxx" style:country-asian="none" style:language-complex="zxx" style:country-complex="none"/>
    </style:style>
    <style:style style:name="P165" style:family="paragraph" style:parent-style-name="Table_20_Contents">
      <style:text-properties fo:language="nl" fo:country="BE" officeooo:rsid="0012f95c" officeooo:paragraph-rsid="046c7efe" style:language-asian="zxx" style:country-asian="none" style:language-complex="zxx" style:country-complex="none"/>
    </style:style>
    <style:style style:name="P166" style:family="paragraph" style:parent-style-name="Table_20_Contents">
      <style:text-properties fo:language="nl" fo:country="BE" officeooo:rsid="0012f95c" officeooo:paragraph-rsid="0376f540" style:language-asian="zxx" style:country-asian="none" style:language-complex="zxx" style:country-complex="none"/>
    </style:style>
    <style:style style:name="P167" style:family="paragraph" style:parent-style-name="Table_20_Contents">
      <style:text-properties fo:language="nl" fo:country="BE" officeooo:rsid="0012f95c" officeooo:paragraph-rsid="07c3a6d8" style:language-asian="zxx" style:country-asian="none" style:language-complex="zxx" style:country-complex="none"/>
    </style:style>
    <style:style style:name="P168" style:family="paragraph" style:parent-style-name="Table_20_Contents">
      <style:text-properties fo:language="nl" fo:country="BE" officeooo:rsid="0012f95c" officeooo:paragraph-rsid="07d57ba5" style:language-asian="zxx" style:country-asian="none" style:language-complex="zxx" style:country-complex="none"/>
    </style:style>
    <style:style style:name="P169" style:family="paragraph" style:parent-style-name="Table_20_Contents">
      <style:text-properties fo:language="nl" fo:country="BE" officeooo:rsid="0012f95c" officeooo:paragraph-rsid="055092ac" style:language-asian="zxx" style:country-asian="none" style:language-complex="zxx" style:country-complex="none"/>
    </style:style>
    <style:style style:name="P170" style:family="paragraph" style:parent-style-name="Table_20_Contents">
      <style:text-properties fo:language="nl" fo:country="BE" officeooo:rsid="0012f95c" officeooo:paragraph-rsid="055160b1" style:language-asian="zxx" style:country-asian="none" style:language-complex="zxx" style:country-complex="none"/>
    </style:style>
    <style:style style:name="P171" style:family="paragraph" style:parent-style-name="Table_20_Contents">
      <style:text-properties fo:language="nl" fo:country="BE" officeooo:rsid="0012f95c" officeooo:paragraph-rsid="0552eebd" style:language-asian="zxx" style:country-asian="none" style:language-complex="zxx" style:country-complex="none"/>
    </style:style>
    <style:style style:name="P172" style:family="paragraph" style:parent-style-name="Table_20_Contents">
      <style:text-properties fo:language="nl" fo:country="BE" officeooo:rsid="0012f95c" officeooo:paragraph-rsid="055d43cf" style:language-asian="zxx" style:country-asian="none" style:language-complex="zxx" style:country-complex="none"/>
    </style:style>
    <style:style style:name="P173" style:family="paragraph" style:parent-style-name="Table_20_Contents">
      <style:text-properties fo:language="nl" fo:country="BE" officeooo:rsid="0012f95c" officeooo:paragraph-rsid="001374df" style:language-asian="zxx" style:country-asian="none" style:language-complex="zxx" style:country-complex="none"/>
    </style:style>
    <style:style style:name="P174" style:family="paragraph" style:parent-style-name="Table_20_Contents">
      <style:text-properties fo:language="nl" fo:country="BE" officeooo:rsid="0012f95c" officeooo:paragraph-rsid="05ee0f30" style:language-asian="zxx" style:country-asian="none" style:language-complex="zxx" style:country-complex="none"/>
    </style:style>
    <style:style style:name="P175" style:family="paragraph" style:parent-style-name="Table_20_Contents">
      <style:text-properties fo:language="nl" fo:country="BE" officeooo:rsid="0012f95c" officeooo:paragraph-rsid="061209bc" style:language-asian="zxx" style:country-asian="none" style:language-complex="zxx" style:country-complex="none"/>
    </style:style>
    <style:style style:name="P176" style:family="paragraph" style:parent-style-name="Table_20_Contents">
      <style:text-properties fo:language="nl" fo:country="BE" officeooo:rsid="0012f95c" officeooo:paragraph-rsid="04481e18" style:language-asian="zxx" style:country-asian="none" style:language-complex="zxx" style:country-complex="none"/>
    </style:style>
    <style:style style:name="P177" style:family="paragraph" style:parent-style-name="Table_20_Contents">
      <style:paragraph-properties>
        <style:tab-stops>
          <style:tab-stop style:position="0.1252in"/>
        </style:tab-stops>
      </style:paragraph-properties>
      <style:text-properties fo:language="nl" fo:country="BE" officeooo:rsid="0012f95c" officeooo:paragraph-rsid="04481e18" style:language-asian="zxx" style:country-asian="none" style:language-complex="zxx" style:country-complex="none"/>
    </style:style>
    <style:style style:name="P178" style:family="paragraph" style:parent-style-name="Table_20_Contents">
      <style:text-properties fo:language="nl" fo:country="BE" officeooo:rsid="0012f95c" officeooo:paragraph-rsid="0642b354" style:language-asian="zxx" style:country-asian="none" style:language-complex="zxx" style:country-complex="none"/>
    </style:style>
    <style:style style:name="P179" style:family="paragraph" style:parent-style-name="Table_20_Contents">
      <style:text-properties fo:language="nl" fo:country="BE" officeooo:rsid="0012f95c" officeooo:paragraph-rsid="06945a72" style:language-asian="zxx" style:country-asian="none" style:language-complex="zxx" style:country-complex="none"/>
    </style:style>
    <style:style style:name="P180" style:family="paragraph" style:parent-style-name="Table_20_Contents">
      <style:text-properties fo:language="nl" fo:country="BE" officeooo:rsid="0012f95c" officeooo:paragraph-rsid="07752bd9" style:language-asian="zxx" style:country-asian="none" style:language-complex="zxx" style:country-complex="none"/>
    </style:style>
    <style:style style:name="P181" style:family="paragraph" style:parent-style-name="Table_20_Contents">
      <style:text-properties fo:language="nl" fo:country="BE" officeooo:rsid="0012f95c" officeooo:paragraph-rsid="08370723" style:language-asian="zxx" style:country-asian="none" style:language-complex="zxx" style:country-complex="none"/>
    </style:style>
    <style:style style:name="P182" style:family="paragraph" style:parent-style-name="Table_20_Contents">
      <style:text-properties fo:language="nl" fo:country="BE" officeooo:rsid="0012f95c" officeooo:paragraph-rsid="067c055d" style:language-asian="zxx" style:country-asian="none" style:language-complex="zxx" style:country-complex="none"/>
    </style:style>
    <style:style style:name="P183" style:family="paragraph" style:parent-style-name="Table_20_Contents">
      <style:text-properties fo:language="nl" fo:country="BE" officeooo:rsid="0012f95c" officeooo:paragraph-rsid="08bd83da" style:language-asian="zxx" style:country-asian="none" style:language-complex="zxx" style:country-complex="none"/>
    </style:style>
    <style:style style:name="P184" style:family="paragraph" style:parent-style-name="Table_20_Contents">
      <style:text-properties fo:language="nl" fo:country="BE" officeooo:rsid="00e91b36" officeooo:paragraph-rsid="00e91b36" style:language-asian="zxx" style:country-asian="none" style:language-complex="zxx" style:country-complex="none"/>
    </style:style>
    <style:style style:name="P185" style:family="paragraph" style:parent-style-name="Table_20_Contents">
      <style:text-properties fo:language="nl" fo:country="BE" officeooo:rsid="00e91b36" officeooo:paragraph-rsid="05ee0f30" style:language-asian="zxx" style:country-asian="none" style:language-complex="zxx" style:country-complex="none"/>
    </style:style>
    <style:style style:name="P186" style:family="paragraph" style:parent-style-name="Table_20_Contents">
      <style:text-properties fo:language="nl" fo:country="BE" officeooo:rsid="00e91b36" officeooo:paragraph-rsid="061209bc" style:language-asian="zxx" style:country-asian="none" style:language-complex="zxx" style:country-complex="none"/>
    </style:style>
    <style:style style:name="P187" style:family="paragraph" style:parent-style-name="Table_20_Contents">
      <style:text-properties fo:language="nl" fo:country="BE" officeooo:rsid="00e91b36" officeooo:paragraph-rsid="0642b354" style:language-asian="zxx" style:country-asian="none" style:language-complex="zxx" style:country-complex="none"/>
    </style:style>
    <style:style style:name="P188" style:family="paragraph" style:parent-style-name="Table_20_Contents">
      <style:text-properties fo:language="nl" fo:country="BE" officeooo:rsid="05f3f4db" officeooo:paragraph-rsid="07a3d1dd" style:language-asian="zxx" style:country-asian="none" style:language-complex="zxx" style:country-complex="none"/>
    </style:style>
    <style:style style:name="P189" style:family="paragraph" style:parent-style-name="Table_20_Contents">
      <style:text-properties fo:language="nl" fo:country="BE" officeooo:rsid="05f3f4db" officeooo:paragraph-rsid="061209bc" style:language-asian="zxx" style:country-asian="none" style:language-complex="zxx" style:country-complex="none"/>
    </style:style>
    <style:style style:name="P190" style:family="paragraph" style:parent-style-name="Table_20_Contents">
      <style:text-properties fo:language="nl" fo:country="BE" officeooo:rsid="05f3f4db" officeooo:paragraph-rsid="07a995cf" style:language-asian="zxx" style:country-asian="none" style:language-complex="zxx" style:country-complex="none"/>
    </style:style>
    <style:style style:name="P191" style:family="paragraph" style:parent-style-name="Table_20_Contents">
      <style:text-properties fo:language="nl" fo:country="BE" officeooo:rsid="05f3f4db" officeooo:paragraph-rsid="0642b354" style:language-asian="zxx" style:country-asian="none" style:language-complex="zxx" style:country-complex="none"/>
    </style:style>
    <style:style style:name="P192" style:family="paragraph" style:parent-style-name="Table_20_Contents">
      <style:text-properties fo:language="nl" fo:country="BE" officeooo:rsid="07a358b0" officeooo:paragraph-rsid="07a358b0" style:language-asian="zxx" style:country-asian="none" style:language-complex="zxx" style:country-complex="none"/>
    </style:style>
    <style:style style:name="P193" style:family="paragraph" style:parent-style-name="Table_20_Contents">
      <style:text-properties fo:language="nl" fo:country="BE" officeooo:rsid="00146cee" officeooo:paragraph-rsid="04481e18" style:language-asian="zxx" style:country-asian="none" style:language-complex="zxx" style:country-complex="none"/>
    </style:style>
    <style:style style:name="P194" style:family="paragraph" style:parent-style-name="Table_20_Contents">
      <style:text-properties fo:language="nl" fo:country="BE" officeooo:rsid="00e79e0e" officeooo:paragraph-rsid="04481e18" style:language-asian="zxx" style:country-asian="none" style:language-complex="zxx" style:country-complex="none"/>
    </style:style>
    <style:style style:name="P195" style:family="paragraph" style:parent-style-name="Table_20_Contents">
      <style:text-properties fo:language="nl" fo:country="BE" officeooo:rsid="06035f83" officeooo:paragraph-rsid="06236b9c" style:language-asian="zxx" style:country-asian="none" style:language-complex="zxx" style:country-complex="none"/>
    </style:style>
    <style:style style:name="P196" style:family="paragraph" style:parent-style-name="Table_20_Contents">
      <style:text-properties fo:language="nl" fo:country="BE" officeooo:rsid="062a15b7" officeooo:paragraph-rsid="06236b9c" style:language-asian="zxx" style:country-asian="none" style:language-complex="zxx" style:country-complex="none"/>
    </style:style>
    <style:style style:name="P197" style:family="paragraph" style:parent-style-name="Table_20_Contents">
      <style:text-properties fo:language="nl" fo:country="BE" officeooo:rsid="07ab8657" officeooo:paragraph-rsid="07ab8657" style:language-asian="zxx" style:country-asian="none" style:language-complex="zxx" style:country-complex="none"/>
    </style:style>
    <style:style style:name="P198" style:family="paragraph" style:parent-style-name="Table_20_Contents">
      <style:text-properties fo:language="nl" fo:country="BE" officeooo:rsid="061209bc" officeooo:paragraph-rsid="0642b354" style:language-asian="zxx" style:country-asian="none" style:language-complex="zxx" style:country-complex="none"/>
    </style:style>
    <style:style style:name="P199" style:family="paragraph" style:parent-style-name="Table_20_Contents">
      <style:text-properties fo:language="nl" fo:country="BE" officeooo:rsid="0035b4e7" officeooo:paragraph-rsid="059a9c35"/>
    </style:style>
    <style:style style:name="P200" style:family="paragraph" style:parent-style-name="Table_20_Contents">
      <style:text-properties fo:language="nl" fo:country="BE" officeooo:rsid="0035b4e7" officeooo:paragraph-rsid="05cf118b"/>
    </style:style>
    <style:style style:name="P201" style:family="paragraph" style:parent-style-name="Table_20_Contents">
      <style:text-properties fo:language="nl" fo:country="BE" officeooo:rsid="0035b4e7" officeooo:paragraph-rsid="064d4b59"/>
    </style:style>
    <style:style style:name="P202" style:family="paragraph" style:parent-style-name="Table_20_Contents">
      <style:text-properties fo:language="nl" fo:country="BE" officeooo:rsid="0035b4e7" officeooo:paragraph-rsid="08bd83da"/>
    </style:style>
    <style:style style:name="P203" style:family="paragraph" style:parent-style-name="Table_20_Contents">
      <style:text-properties fo:language="nl" fo:country="BE" officeooo:rsid="00362756" officeooo:paragraph-rsid="059a9c35"/>
    </style:style>
    <style:style style:name="P204" style:family="paragraph" style:parent-style-name="Table_20_Contents">
      <style:text-properties fo:language="nl" fo:country="BE" officeooo:rsid="00362756" officeooo:paragraph-rsid="05cf118b"/>
    </style:style>
    <style:style style:name="P205" style:family="paragraph" style:parent-style-name="Table_20_Contents">
      <style:text-properties fo:language="nl" fo:country="BE" officeooo:rsid="00362756" officeooo:paragraph-rsid="064d4b59"/>
    </style:style>
    <style:style style:name="P206" style:family="paragraph" style:parent-style-name="Table_20_Contents">
      <style:text-properties fo:language="nl" fo:country="BE" officeooo:rsid="00362756" officeooo:paragraph-rsid="08370723"/>
    </style:style>
    <style:style style:name="P207" style:family="paragraph" style:parent-style-name="Table_20_Contents">
      <style:text-properties fo:language="nl" fo:country="BE" officeooo:rsid="00362756" officeooo:paragraph-rsid="08d2a59d"/>
    </style:style>
    <style:style style:name="P208" style:family="paragraph" style:parent-style-name="Table_20_Contents">
      <style:text-properties fo:language="nl" fo:country="BE" officeooo:rsid="00fccfcd" officeooo:paragraph-rsid="059a9c35"/>
    </style:style>
    <style:style style:name="P209" style:family="paragraph" style:parent-style-name="Table_20_Contents">
      <style:text-properties fo:language="nl" fo:country="BE" officeooo:rsid="00fccfcd" officeooo:paragraph-rsid="069b47d2"/>
    </style:style>
    <style:style style:name="P210" style:family="paragraph" style:parent-style-name="Table_20_Contents">
      <style:text-properties fo:language="nl" fo:country="BE" officeooo:rsid="00fccfcd" officeooo:paragraph-rsid="08370723"/>
    </style:style>
    <style:style style:name="P211" style:family="paragraph" style:parent-style-name="Table_20_Contents">
      <style:text-properties fo:language="nl" fo:country="BE" officeooo:rsid="012dceee" officeooo:paragraph-rsid="059a9c35"/>
    </style:style>
    <style:style style:name="P212" style:family="paragraph" style:parent-style-name="Table_20_Contents">
      <style:text-properties fo:language="nl" fo:country="BE" officeooo:rsid="012dceee" officeooo:paragraph-rsid="08370723"/>
    </style:style>
    <style:style style:name="P213" style:family="paragraph" style:parent-style-name="Table_20_Contents">
      <style:text-properties fo:language="nl" fo:country="BE" officeooo:rsid="0130ce34" officeooo:paragraph-rsid="059a9c35"/>
    </style:style>
    <style:style style:name="P214" style:family="paragraph" style:parent-style-name="Table_20_Contents">
      <style:text-properties fo:language="nl" fo:country="BE" officeooo:rsid="05d0ba5a" officeooo:paragraph-rsid="05d0ba5a"/>
    </style:style>
    <style:style style:name="P215" style:family="paragraph" style:parent-style-name="Table_20_Contents">
      <style:text-properties fo:language="nl" fo:country="BE" officeooo:rsid="05d0ba5a" officeooo:paragraph-rsid="064d4b59"/>
    </style:style>
    <style:style style:name="P216" style:family="paragraph" style:parent-style-name="Table_20_Contents">
      <style:text-properties fo:language="nl" fo:country="BE" officeooo:rsid="006b237c" officeooo:paragraph-rsid="0377783e"/>
    </style:style>
    <style:style style:name="P217" style:family="paragraph" style:parent-style-name="Table_20_Contents">
      <style:text-properties fo:language="nl" fo:country="BE" officeooo:rsid="006b237c" officeooo:paragraph-rsid="054bcf9b"/>
    </style:style>
    <style:style style:name="P218" style:family="paragraph" style:parent-style-name="Table_20_Contents">
      <style:text-properties fo:language="nl" fo:country="BE" officeooo:rsid="006b237c" officeooo:paragraph-rsid="021d8ee1"/>
    </style:style>
    <style:style style:name="P219" style:family="paragraph" style:parent-style-name="Table_20_Contents">
      <style:text-properties fo:language="nl" fo:country="BE" officeooo:rsid="0023e8ea" officeooo:paragraph-rsid="0377783e"/>
    </style:style>
    <style:style style:name="P220" style:family="paragraph" style:parent-style-name="Table_20_Contents">
      <style:text-properties fo:language="nl" fo:country="BE" officeooo:rsid="0023e8ea" officeooo:paragraph-rsid="054bcf9b"/>
    </style:style>
    <style:style style:name="P221" style:family="paragraph" style:parent-style-name="Table_20_Contents">
      <style:text-properties fo:language="nl" fo:country="BE" officeooo:rsid="0023e8ea" officeooo:paragraph-rsid="021d8ee1"/>
    </style:style>
    <style:style style:name="P222" style:family="paragraph" style:parent-style-name="Table_20_Contents">
      <style:text-properties fo:language="nl" fo:country="BE" officeooo:rsid="0023e8ea" officeooo:paragraph-rsid="08c39a5e"/>
    </style:style>
    <style:style style:name="P223" style:family="paragraph" style:parent-style-name="Table_20_Contents">
      <style:text-properties fo:language="nl" fo:country="BE" officeooo:rsid="037d26e8" officeooo:paragraph-rsid="037d26e8"/>
    </style:style>
    <style:style style:name="P224" style:family="paragraph" style:parent-style-name="Table_20_Contents">
      <style:text-properties fo:language="nl" fo:country="BE" officeooo:rsid="037d26e8" officeooo:paragraph-rsid="054bcf9b"/>
    </style:style>
    <style:style style:name="P225" style:family="paragraph" style:parent-style-name="Table_20_Contents">
      <style:text-properties fo:language="nl" fo:country="BE" officeooo:rsid="037d26e8" officeooo:paragraph-rsid="08c39a5e"/>
    </style:style>
    <style:style style:name="P226" style:family="paragraph" style:parent-style-name="Table_20_Contents">
      <style:text-properties fo:language="nl" fo:country="BE" officeooo:rsid="00152180" officeooo:paragraph-rsid="03a4c0ab"/>
    </style:style>
    <style:style style:name="P227" style:family="paragraph" style:parent-style-name="Table_20_Contents">
      <style:text-properties fo:language="nl" fo:country="BE" officeooo:rsid="00152180" officeooo:paragraph-rsid="054bcf9b"/>
    </style:style>
    <style:style style:name="P228" style:family="paragraph" style:parent-style-name="Table_20_Contents">
      <style:text-properties fo:language="nl" fo:country="BE" officeooo:rsid="00152180" officeooo:paragraph-rsid="030d2f99"/>
    </style:style>
    <style:style style:name="P229" style:family="paragraph" style:parent-style-name="Table_20_Contents">
      <style:text-properties fo:language="nl" fo:country="BE" officeooo:rsid="00152180" officeooo:paragraph-rsid="033d9d63"/>
    </style:style>
    <style:style style:name="P230" style:family="paragraph" style:parent-style-name="Table_20_Contents">
      <style:text-properties fo:language="nl" fo:country="BE" officeooo:rsid="00152180" officeooo:paragraph-rsid="0313d1ba"/>
    </style:style>
    <style:style style:name="P231" style:family="paragraph" style:parent-style-name="Table_20_Contents">
      <style:text-properties fo:language="nl" fo:country="BE" officeooo:rsid="00152180" officeooo:paragraph-rsid="034272e1"/>
    </style:style>
    <style:style style:name="P232" style:family="paragraph" style:parent-style-name="Table_20_Contents">
      <style:text-properties fo:language="nl" fo:country="BE" officeooo:rsid="00152180" officeooo:paragraph-rsid="0343b956"/>
    </style:style>
    <style:style style:name="P233" style:family="paragraph" style:parent-style-name="Table_20_Contents">
      <style:text-properties fo:language="nl" fo:country="BE" officeooo:rsid="00152180" officeooo:paragraph-rsid="08c39a5e"/>
    </style:style>
    <style:style style:name="P234" style:family="paragraph" style:parent-style-name="Table_20_Contents">
      <style:text-properties fo:language="nl" fo:country="BE" officeooo:rsid="004faaea" officeooo:paragraph-rsid="03768ef5"/>
    </style:style>
    <style:style style:name="P235" style:family="paragraph" style:parent-style-name="Table_20_Contents">
      <style:text-properties fo:language="nl" fo:country="BE" officeooo:rsid="004faaea" officeooo:paragraph-rsid="0376f540"/>
    </style:style>
    <style:style style:name="P236" style:family="paragraph" style:parent-style-name="Table_20_Contents">
      <style:text-properties fo:language="nl" fo:country="BE" officeooo:rsid="004faaea" officeooo:paragraph-rsid="07c3a6d8"/>
    </style:style>
    <style:style style:name="P237" style:family="paragraph" style:parent-style-name="Table_20_Contents">
      <style:text-properties fo:language="nl" fo:country="BE" officeooo:rsid="004faaea" officeooo:paragraph-rsid="07d57ba5"/>
    </style:style>
    <style:style style:name="P238" style:family="paragraph" style:parent-style-name="Table_20_Contents">
      <style:text-properties fo:language="nl" fo:country="BE" officeooo:rsid="004faaea" officeooo:paragraph-rsid="07e51686"/>
    </style:style>
    <style:style style:name="P239" style:family="paragraph" style:parent-style-name="Table_20_Contents">
      <style:text-properties fo:language="nl" fo:country="BE" officeooo:rsid="004faaea" officeooo:paragraph-rsid="055092ac"/>
    </style:style>
    <style:style style:name="P240" style:family="paragraph" style:parent-style-name="Table_20_Contents">
      <style:text-properties fo:language="nl" fo:country="BE" officeooo:rsid="004faaea" officeooo:paragraph-rsid="055160b1"/>
    </style:style>
    <style:style style:name="P241" style:family="paragraph" style:parent-style-name="Table_20_Contents">
      <style:text-properties fo:language="nl" fo:country="BE" officeooo:rsid="004faaea" officeooo:paragraph-rsid="0552eebd"/>
    </style:style>
    <style:style style:name="P242" style:family="paragraph" style:parent-style-name="Table_20_Contents">
      <style:text-properties fo:language="nl" fo:country="BE" officeooo:rsid="004faaea" officeooo:paragraph-rsid="089a5fd3"/>
    </style:style>
    <style:style style:name="P243" style:family="paragraph" style:parent-style-name="Table_20_Contents">
      <style:text-properties fo:language="nl" fo:country="BE" officeooo:rsid="006df2f6" officeooo:paragraph-rsid="03768ef5"/>
    </style:style>
    <style:style style:name="P244" style:family="paragraph" style:parent-style-name="Table_20_Contents">
      <style:text-properties fo:language="nl" fo:country="BE" officeooo:rsid="006df2f6" officeooo:paragraph-rsid="03887019"/>
    </style:style>
    <style:style style:name="P245" style:family="paragraph" style:parent-style-name="Table_20_Contents">
      <style:text-properties fo:language="nl" fo:country="BE" officeooo:rsid="006df2f6" officeooo:paragraph-rsid="07c3a6d8"/>
    </style:style>
    <style:style style:name="P246" style:family="paragraph" style:parent-style-name="Table_20_Contents">
      <style:text-properties fo:language="nl" fo:country="BE" officeooo:rsid="006df2f6" officeooo:paragraph-rsid="055092ac"/>
    </style:style>
    <style:style style:name="P247" style:family="paragraph" style:parent-style-name="Table_20_Contents">
      <style:text-properties fo:language="nl" fo:country="BE" officeooo:rsid="008878a2" officeooo:paragraph-rsid="0376f540"/>
    </style:style>
    <style:style style:name="P248" style:family="paragraph" style:parent-style-name="Table_20_Contents">
      <style:text-properties fo:language="nl" fo:country="BE" officeooo:rsid="008878a2" officeooo:paragraph-rsid="07d57ba5"/>
    </style:style>
    <style:style style:name="P249" style:family="paragraph" style:parent-style-name="Table_20_Contents">
      <style:text-properties fo:language="nl" fo:country="BE" officeooo:rsid="008878a2" officeooo:paragraph-rsid="055160b1"/>
    </style:style>
    <style:style style:name="P250" style:family="paragraph" style:parent-style-name="Table_20_Contents">
      <style:text-properties fo:language="nl" fo:country="BE" officeooo:rsid="0088cca9" officeooo:paragraph-rsid="039364a8"/>
    </style:style>
    <style:style style:name="P251" style:family="paragraph" style:parent-style-name="Table_20_Contents">
      <style:text-properties fo:language="nl" fo:country="BE" officeooo:rsid="0088cca9" officeooo:paragraph-rsid="03a7be6b"/>
    </style:style>
    <style:style style:name="P252" style:family="paragraph" style:parent-style-name="Table_20_Contents">
      <style:text-properties fo:language="nl" fo:country="BE" officeooo:rsid="0088cca9" officeooo:paragraph-rsid="07d57ba5"/>
    </style:style>
    <style:style style:name="P253" style:family="paragraph" style:parent-style-name="Table_20_Contents">
      <style:text-properties fo:language="nl" fo:country="BE" officeooo:rsid="0088cca9" officeooo:paragraph-rsid="07e51686"/>
    </style:style>
    <style:style style:name="P254" style:family="paragraph" style:parent-style-name="Table_20_Contents">
      <style:text-properties fo:language="nl" fo:country="BE" officeooo:rsid="0088cca9" officeooo:paragraph-rsid="055160b1"/>
    </style:style>
    <style:style style:name="P255" style:family="paragraph" style:parent-style-name="Table_20_Contents">
      <style:text-properties fo:language="nl" fo:country="BE" officeooo:rsid="0088cca9" officeooo:paragraph-rsid="0552eebd"/>
    </style:style>
    <style:style style:name="P256" style:family="paragraph" style:parent-style-name="Table_20_Contents">
      <style:text-properties fo:language="nl" fo:country="BE" officeooo:rsid="0088cca9" officeooo:paragraph-rsid="08a19f19"/>
    </style:style>
    <style:style style:name="P257" style:family="paragraph" style:parent-style-name="Table_20_Contents">
      <style:text-properties fo:language="nl" fo:country="BE" officeooo:rsid="0026277a" officeooo:paragraph-rsid="021d8ee1"/>
    </style:style>
    <style:style style:name="P258" style:family="paragraph" style:parent-style-name="Table_20_Contents">
      <style:text-properties fo:language="nl" fo:country="BE" officeooo:rsid="00df7d8b" officeooo:paragraph-rsid="05a3d875"/>
    </style:style>
    <style:style style:name="P259" style:family="paragraph" style:parent-style-name="Table_20_Contents">
      <style:text-properties fo:language="nl" fo:country="BE" officeooo:rsid="00df7d8b" officeooo:paragraph-rsid="030643f7"/>
    </style:style>
    <style:style style:name="P260" style:family="paragraph" style:parent-style-name="Table_20_Contents">
      <style:text-properties fo:language="nl" fo:country="BE" officeooo:rsid="00e0484b" officeooo:paragraph-rsid="05a3d875"/>
    </style:style>
    <style:style style:name="P261" style:family="paragraph" style:parent-style-name="Table_20_Contents">
      <style:text-properties fo:language="nl" fo:country="BE" officeooo:rsid="00e0484b" officeooo:paragraph-rsid="033b0369"/>
    </style:style>
    <style:style style:name="P262" style:family="paragraph" style:parent-style-name="Table_20_Contents">
      <style:text-properties fo:language="nl" fo:country="BE" officeooo:rsid="00aa8ed3" officeooo:paragraph-rsid="05a3d875"/>
    </style:style>
    <style:style style:name="P263" style:family="paragraph" style:parent-style-name="Table_20_Contents">
      <style:text-properties fo:language="nl" fo:country="BE" officeooo:rsid="00aa8ed3" officeooo:paragraph-rsid="08279fb5"/>
    </style:style>
    <style:style style:name="P264" style:family="paragraph" style:parent-style-name="Table_20_Contents">
      <style:text-properties fo:language="nl" fo:country="BE" officeooo:rsid="00aa8ed3" officeooo:paragraph-rsid="05a3e182"/>
    </style:style>
    <style:style style:name="P265" style:family="paragraph" style:parent-style-name="Table_20_Contents">
      <style:text-properties fo:language="nl" fo:country="BE" officeooo:rsid="00e13b12" officeooo:paragraph-rsid="05a3d875"/>
    </style:style>
    <style:style style:name="P266" style:family="paragraph" style:parent-style-name="Table_20_Contents">
      <style:text-properties fo:language="nl" fo:country="BE" officeooo:rsid="00e13b12" officeooo:paragraph-rsid="0306feff"/>
    </style:style>
    <style:style style:name="P267" style:family="paragraph" style:parent-style-name="Table_20_Contents">
      <style:text-properties fo:language="nl" fo:country="BE" officeooo:rsid="00c56181" officeooo:paragraph-rsid="08279fb5"/>
    </style:style>
    <style:style style:name="P268" style:family="paragraph" style:parent-style-name="Table_20_Contents">
      <style:text-properties fo:language="nl" fo:country="BE" officeooo:rsid="00ac894b" officeooo:paragraph-rsid="08279fb5"/>
    </style:style>
    <style:style style:name="P269" style:family="paragraph" style:parent-style-name="Table_20_Contents">
      <style:text-properties fo:language="nl" fo:country="BE" officeooo:rsid="00ac894b" officeooo:paragraph-rsid="05a3e182"/>
    </style:style>
    <style:style style:name="P270" style:family="paragraph" style:parent-style-name="Table_20_Contents">
      <style:text-properties fo:language="nl" fo:country="BE" officeooo:rsid="00a823d2" officeooo:paragraph-rsid="05a3e182"/>
    </style:style>
    <style:style style:name="P271" style:family="paragraph" style:parent-style-name="Table_20_Contents">
      <style:text-properties fo:language="nl" fo:country="BE" officeooo:rsid="00a9ab61" officeooo:paragraph-rsid="05a3e182"/>
    </style:style>
    <style:style style:name="P272" style:family="paragraph" style:parent-style-name="Table_20_Contents">
      <style:text-properties fo:language="nl" fo:country="BE" officeooo:rsid="033b0369" officeooo:paragraph-rsid="033b0369"/>
    </style:style>
    <style:style style:name="P273" style:family="paragraph" style:parent-style-name="Table_20_Contents">
      <style:text-properties fo:language="nl" fo:country="BE" officeooo:rsid="033bba8a" officeooo:paragraph-rsid="033bba8a"/>
    </style:style>
    <style:style style:name="P274" style:family="paragraph" style:parent-style-name="Table_20_Contents">
      <style:text-properties fo:language="nl" fo:country="BE" officeooo:rsid="0694ad53" officeooo:paragraph-rsid="0694ad53"/>
    </style:style>
    <style:style style:name="P275" style:family="paragraph" style:parent-style-name="Table_20_Contents">
      <style:text-properties fo:language="nl" fo:country="BE" officeooo:rsid="005a7897" officeooo:paragraph-rsid="069d36f2"/>
    </style:style>
    <style:style style:name="P276" style:family="paragraph" style:parent-style-name="Table_20_Contents">
      <style:text-properties fo:language="nl" fo:country="BE" officeooo:rsid="005a7897" officeooo:paragraph-rsid="06967743"/>
    </style:style>
    <style:style style:name="P277" style:family="paragraph" style:parent-style-name="Table_20_Contents">
      <style:text-properties fo:language="nl" fo:country="BE" officeooo:rsid="005a7897" officeooo:paragraph-rsid="067c055d"/>
    </style:style>
    <style:style style:name="P278" style:family="paragraph" style:parent-style-name="Table_20_Contents">
      <style:text-properties fo:language="nl" fo:country="BE" officeooo:rsid="0699015d" officeooo:paragraph-rsid="0699015d"/>
    </style:style>
    <style:style style:name="P279" style:family="paragraph" style:parent-style-name="Table_20_Contents">
      <style:text-properties fo:language="nl" fo:country="BE" officeooo:rsid="06b47cec" officeooo:paragraph-rsid="06b47cec"/>
    </style:style>
    <style:style style:name="P280" style:family="paragraph" style:parent-style-name="Table_20_Contents">
      <style:text-properties fo:language="nl" fo:country="BE" officeooo:rsid="00592d9a" officeooo:paragraph-rsid="067c055d"/>
    </style:style>
    <style:style style:name="P281" style:family="paragraph" style:parent-style-name="Table_20_Contents">
      <style:text-properties fo:language="nl" fo:country="BE" officeooo:rsid="00596f70" officeooo:paragraph-rsid="067c055d"/>
    </style:style>
    <style:style style:name="P282" style:family="paragraph" style:parent-style-name="Table_20_Contents">
      <style:text-properties fo:language="nl" fo:country="BE" officeooo:rsid="08c571f6" officeooo:paragraph-rsid="08c571f6"/>
    </style:style>
    <style:style style:name="P283" style:family="paragraph" style:parent-style-name="Table_20_Contents">
      <style:text-properties fo:color="#000000" style:font-name="Liberation Serif" fo:font-size="12pt" fo:language="nl" fo:country="BE" style:font-size-asian="12pt" style:font-size-complex="12pt"/>
    </style:style>
    <style:style style:name="P284" style:family="paragraph" style:parent-style-name="Table_20_Contents">
      <style:paragraph-properties fo:break-before="page"/>
      <style:text-properties fo:language="nl" fo:country="BE" fo:font-weight="bold" officeooo:rsid="001342eb" officeooo:paragraph-rsid="055d43cf" style:font-weight-asian="bold" style:font-weight-complex="bold"/>
    </style:style>
    <style:style style:name="P285" style:family="paragraph" style:parent-style-name="Subtitle">
      <style:text-properties fo:language="nl" fo:country="BE" officeooo:rsid="001f2c7f" officeooo:paragraph-rsid="041f66a2" style:language-asian="zxx" style:country-asian="none" style:language-complex="zxx" style:country-complex="none"/>
    </style:style>
    <style:style style:name="P286" style:family="paragraph" style:parent-style-name="Subtitle">
      <style:paragraph-properties fo:text-align="center" style:justify-single-word="false"/>
      <style:text-properties fo:font-size="16pt" fo:language="nl" fo:country="BE" fo:font-weight="bold" officeooo:rsid="001f2c7f" officeooo:paragraph-rsid="041f66a2" style:font-size-asian="14pt" style:language-asian="zxx" style:country-asian="none" style:font-weight-asian="bold" style:font-size-complex="16pt" style:language-complex="zxx" style:country-complex="none" style:font-weight-complex="bold"/>
    </style:style>
    <style:style style:name="P287" style:family="paragraph" style:parent-style-name="Title">
      <style:text-properties fo:language="nl" fo:country="BE" officeooo:rsid="041ffd12" officeooo:paragraph-rsid="041ffd12" style:language-asian="zxx" style:country-asian="none" style:language-complex="zxx" style:country-complex="none"/>
    </style:style>
    <style:style style:name="P288" style:family="paragraph" style:parent-style-name="Standard">
      <style:text-properties style:font-name="Liberation Sans" fo:font-size="16pt" fo:language="nl" fo:country="BE" fo:font-weight="bold" officeooo:rsid="023b8752" officeooo:paragraph-rsid="023b8752" style:font-size-asian="14pt" style:font-weight-asian="bold" style:font-size-complex="16pt" style:font-weight-complex="bold"/>
    </style:style>
    <style:style style:name="P289" style:family="paragraph" style:parent-style-name="Standard">
      <style:text-properties style:font-name="Liberation Sans" fo:font-size="16pt" fo:language="nl" fo:country="BE" fo:font-weight="bold" officeooo:rsid="022f91b6" officeooo:paragraph-rsid="022f91b6" style:font-size-asian="14pt" style:font-weight-asian="bold" style:font-size-complex="16pt" style:font-weight-complex="bold"/>
    </style:style>
    <style:style style:name="P290" style:family="paragraph" style:parent-style-name="Standard">
      <style:text-properties style:font-name="Liberation Sans" fo:font-size="16pt" fo:language="nl" fo:country="BE" fo:font-weight="bold" officeooo:rsid="0232dd13" officeooo:paragraph-rsid="02333d60" style:font-size-asian="14pt" style:font-weight-asian="bold" style:font-size-complex="16pt" style:font-weight-complex="bold"/>
    </style:style>
    <style:style style:name="P291" style:family="paragraph" style:parent-style-name="Standard">
      <style:text-properties style:font-name="Liberation Sans" fo:font-size="15pt" fo:language="nl" fo:country="BE" fo:font-weight="normal" officeooo:rsid="022b93f2" officeooo:paragraph-rsid="022b93f2" style:font-size-asian="15pt" style:font-weight-asian="normal" style:font-size-complex="15pt" style:font-weight-complex="normal"/>
    </style:style>
    <style:style style:name="P292" style:family="paragraph" style:parent-style-name="Standard">
      <style:text-properties style:font-name="Liberation Sans" fo:font-size="15pt" fo:language="nl" fo:country="BE" fo:font-weight="bold" officeooo:rsid="045310b6" officeooo:paragraph-rsid="08018338" style:font-size-asian="13.1000003814697pt" style:font-weight-asian="bold" style:font-size-complex="15pt" style:font-weight-complex="bold"/>
    </style:style>
    <style:style style:name="P293" style:family="paragraph" style:parent-style-name="Standard">
      <style:text-properties fo:font-size="16pt" fo:language="nl" fo:country="BE" fo:font-weight="bold" officeooo:rsid="022f91b6" officeooo:paragraph-rsid="022f91b6" style:font-size-asian="14pt" style:font-weight-asian="bold" style:font-size-complex="16pt" style:font-weight-complex="bold"/>
    </style:style>
    <style:style style:name="P294" style:family="paragraph" style:parent-style-name="Standard">
      <style:text-properties fo:font-size="16pt" fo:language="nl" fo:country="BE" fo:font-weight="bold" officeooo:rsid="022b93f2" officeooo:paragraph-rsid="022b93f2" style:font-size-asian="14pt" style:font-weight-asian="bold" style:font-size-complex="16pt" style:font-weight-complex="bold"/>
    </style:style>
    <style:style style:name="P295" style:family="paragraph" style:parent-style-name="Standard">
      <style:text-properties style:font-name="Liberation Serif" fo:font-size="15pt" fo:language="nl" fo:country="BE" fo:font-weight="normal" officeooo:rsid="022b93f2" officeooo:paragraph-rsid="022b93f2" style:font-size-asian="15pt" style:font-weight-asian="normal" style:font-size-complex="15pt" style:font-weight-complex="normal"/>
    </style:style>
    <style:style style:name="P296" style:family="paragraph" style:parent-style-name="Standard">
      <style:text-properties style:font-name="Liberation Serif" fo:font-size="15pt" fo:language="nl" fo:country="BE" fo:font-weight="normal" officeooo:rsid="023a39ca" officeooo:paragraph-rsid="023f99b9" style:font-size-asian="13.1000003814697pt" style:font-weight-asian="normal" style:font-size-complex="15pt" style:font-weight-complex="normal"/>
    </style:style>
    <style:style style:name="P297" style:family="paragraph" style:parent-style-name="Standard">
      <style:text-properties style:font-name="Liberation Serif" fo:font-size="15pt" fo:language="nl" fo:country="BE" fo:font-weight="normal" officeooo:rsid="023a39ca" officeooo:paragraph-rsid="023a39ca" style:font-size-asian="13.1000003814697pt" style:font-weight-asian="normal" style:font-size-complex="15pt" style:font-weight-complex="normal"/>
    </style:style>
    <style:style style:name="P298" style:family="paragraph" style:parent-style-name="Standard">
      <style:text-properties style:font-name="Liberation Serif" fo:font-size="15pt" fo:language="nl" fo:country="BE" fo:font-weight="normal" officeooo:rsid="02401daa" officeooo:paragraph-rsid="02401daa" style:font-size-asian="13.1000003814697pt" style:font-weight-asian="normal" style:font-size-complex="15pt" style:font-weight-complex="normal"/>
    </style:style>
    <style:style style:name="P299" style:family="paragraph" style:parent-style-name="Standard">
      <style:text-properties style:font-name="Liberation Serif" fo:font-size="15pt" fo:language="nl" fo:country="BE" fo:font-weight="normal" officeooo:rsid="043292ce" officeooo:paragraph-rsid="043292ce" style:font-size-asian="13.1000003814697pt" style:font-weight-asian="normal" style:font-size-complex="15pt" style:font-weight-complex="normal"/>
    </style:style>
    <style:style style:name="P300" style:family="paragraph" style:parent-style-name="Standard">
      <style:text-properties style:font-name="Liberation Serif" fo:font-size="15pt" fo:language="nl" fo:country="BE" fo:font-weight="normal" officeooo:rsid="02433ee3" officeooo:paragraph-rsid="02433ee3" style:font-size-asian="13.1000003814697pt" style:font-weight-asian="normal" style:font-size-complex="15pt" style:font-weight-complex="normal"/>
    </style:style>
    <style:style style:name="P301" style:family="paragraph" style:parent-style-name="Standard">
      <style:text-properties style:font-name="Liberation Serif" fo:font-size="15pt" fo:language="nl" fo:country="BE" fo:font-weight="normal" officeooo:rsid="02466c57" officeooo:paragraph-rsid="02466c57" style:font-size-asian="13.1000003814697pt" style:font-weight-asian="normal" style:font-size-complex="15pt" style:font-weight-complex="normal"/>
    </style:style>
    <style:style style:name="P302" style:family="paragraph" style:parent-style-name="Standard">
      <style:text-properties style:font-name="Liberation Serif" fo:font-size="15pt" fo:language="nl" fo:country="BE" fo:font-weight="normal" officeooo:rsid="02466c57" officeooo:paragraph-rsid="024b3a56" style:font-size-asian="13.1000003814697pt" style:font-weight-asian="normal" style:font-size-complex="15pt" style:font-weight-complex="normal"/>
    </style:style>
    <style:style style:name="P303" style:family="paragraph" style:parent-style-name="Standard">
      <style:text-properties style:font-name="Liberation Serif" fo:font-size="15pt" fo:language="nl" fo:country="BE" fo:font-weight="bold" officeooo:rsid="029a4dd3" officeooo:paragraph-rsid="029a4dd3" style:font-size-asian="13.1000003814697pt" style:font-weight-asian="bold" style:font-size-complex="15pt" style:font-weight-complex="bold"/>
    </style:style>
    <style:style style:name="P304" style:family="paragraph" style:parent-style-name="Standard">
      <style:text-properties style:font-name="Liberation Serif" fo:font-size="16pt" fo:language="nl" fo:country="BE" fo:font-weight="bold" officeooo:rsid="0232dd13" officeooo:paragraph-rsid="02333d60" style:font-size-asian="14pt" style:font-weight-asian="bold" style:font-size-complex="16pt" style:font-weight-complex="bold"/>
    </style:style>
    <style:style style:name="P305" style:family="paragraph" style:parent-style-name="Standard">
      <style:text-properties fo:font-variant="normal" fo:text-transform="none" fo:color="#000000" style:text-line-through-style="none" style:text-line-through-type="none" style:font-name="Liberation Serif" fo:font-size="15pt" fo:language="nl" fo:country="BE" fo:font-style="normal" style:text-underline-style="none" fo:font-weight="normal" officeooo:paragraph-rsid="02466c57" style:text-blinking="false" fo:background-color="transparent"/>
    </style:style>
    <style:style style:name="P306" style:family="paragraph" style:parent-style-name="Standard">
      <style:text-properties fo:language="nl" fo:country="BE"/>
    </style:style>
    <style:style style:name="P307" style:family="paragraph" style:parent-style-name="Standard">
      <style:text-properties fo:language="nl" fo:country="BE" fo:font-weight="normal" officeooo:rsid="0012f95c" officeooo:paragraph-rsid="046c7efe" style:language-asian="zxx" style:country-asian="none" style:font-weight-asian="normal" style:language-complex="zxx" style:country-complex="none" style:font-weight-complex="normal"/>
    </style:style>
    <style:style style:name="P308" style:family="paragraph" style:parent-style-name="Standard">
      <style:text-properties fo:language="nl" fo:country="BE" fo:font-weight="normal" officeooo:rsid="0012f95c" officeooo:paragraph-rsid="07c3a6d8" style:language-asian="zxx" style:country-asian="none" style:font-weight-asian="normal" style:language-complex="zxx" style:country-complex="none" style:font-weight-complex="normal"/>
    </style:style>
    <style:style style:name="P309" style:family="paragraph" style:parent-style-name="Standard">
      <style:text-properties fo:language="nl" fo:country="BE" fo:font-weight="normal" officeooo:rsid="0012f95c" officeooo:paragraph-rsid="055092ac" style:language-asian="zxx" style:country-asian="none" style:font-weight-asian="normal" style:language-complex="zxx" style:country-complex="none" style:font-weight-complex="normal"/>
    </style:style>
    <style:style style:name="P310" style:family="paragraph" style:parent-style-name="Standard">
      <style:text-properties fo:language="nl" fo:country="BE" fo:font-weight="normal" officeooo:rsid="0012f95c" officeooo:paragraph-rsid="08279fb5" style:language-asian="zxx" style:country-asian="none" style:font-weight-asian="normal" style:language-complex="zxx" style:country-complex="none" style:font-weight-complex="normal"/>
    </style:style>
    <style:style style:name="P311" style:family="paragraph" style:parent-style-name="Standard">
      <style:text-properties fo:language="nl" fo:country="BE" fo:font-weight="normal" officeooo:rsid="0012f95c" officeooo:paragraph-rsid="05a3e182" style:language-asian="zxx" style:country-asian="none" style:font-weight-asian="normal" style:language-complex="zxx" style:country-complex="none" style:font-weight-complex="normal"/>
    </style:style>
    <style:style style:name="P312" style:family="paragraph" style:parent-style-name="Standard">
      <style:text-properties fo:language="nl" fo:country="BE" fo:font-weight="normal" officeooo:rsid="0012f95c" officeooo:paragraph-rsid="034133b6" style:language-asian="zxx" style:country-asian="none" style:font-weight-asian="normal" style:language-complex="zxx" style:country-complex="none" style:font-weight-complex="normal"/>
    </style:style>
    <style:style style:name="P313" style:family="paragraph" style:parent-style-name="Standard">
      <style:text-properties fo:language="nl" fo:country="BE" fo:font-weight="normal" officeooo:rsid="0012f95c" officeooo:paragraph-rsid="034a5b43" style:language-asian="zxx" style:country-asian="none" style:font-weight-asian="normal" style:language-complex="zxx" style:country-complex="none" style:font-weight-complex="normal"/>
    </style:style>
    <style:style style:name="P314" style:family="paragraph" style:parent-style-name="Standard">
      <style:text-properties fo:language="nl" fo:country="BE" fo:font-weight="normal" officeooo:rsid="08b92e94" officeooo:paragraph-rsid="08b92e94" style:language-asian="zxx" style:country-asian="none" style:font-weight-asian="normal" style:language-complex="zxx" style:country-complex="none" style:font-weight-complex="normal"/>
    </style:style>
    <style:style style:name="P315" style:family="paragraph" style:parent-style-name="Standard">
      <style:text-properties fo:language="nl" fo:country="BE" officeooo:paragraph-rsid="004b7c42"/>
    </style:style>
    <style:style style:name="P316" style:family="paragraph" style:parent-style-name="Standard">
      <style:text-properties fo:language="nl" fo:country="BE" officeooo:paragraph-rsid="059a9c35"/>
    </style:style>
    <style:style style:name="P317" style:family="paragraph" style:parent-style-name="Standard">
      <style:text-properties fo:language="nl" fo:country="BE" officeooo:paragraph-rsid="05cf118b"/>
    </style:style>
    <style:style style:name="P318" style:family="paragraph" style:parent-style-name="Standard">
      <style:text-properties fo:language="nl" fo:country="BE" officeooo:paragraph-rsid="00a40ce9"/>
    </style:style>
    <style:style style:name="P319" style:family="paragraph" style:parent-style-name="Standard">
      <style:text-properties fo:language="nl" fo:country="BE" officeooo:paragraph-rsid="064d4b59"/>
    </style:style>
    <style:style style:name="P320" style:family="paragraph" style:parent-style-name="Standard">
      <style:text-properties fo:language="nl" fo:country="BE" officeooo:paragraph-rsid="0377783e"/>
    </style:style>
    <style:style style:name="P321" style:family="paragraph" style:parent-style-name="Standard">
      <style:text-properties fo:language="nl" fo:country="BE" officeooo:paragraph-rsid="03768ef5"/>
    </style:style>
    <style:style style:name="P322" style:family="paragraph" style:parent-style-name="Standard">
      <style:text-properties fo:language="nl" fo:country="BE" officeooo:paragraph-rsid="0376f540"/>
    </style:style>
    <style:style style:name="P323" style:family="paragraph" style:parent-style-name="Standard">
      <style:text-properties fo:language="nl" fo:country="BE" officeooo:paragraph-rsid="07bfc5ea"/>
    </style:style>
    <style:style style:name="P324" style:family="paragraph" style:parent-style-name="Standard">
      <style:text-properties fo:language="nl" fo:country="BE" officeooo:paragraph-rsid="07c3a6d8"/>
    </style:style>
    <style:style style:name="P325" style:family="paragraph" style:parent-style-name="Standard">
      <style:text-properties fo:language="nl" fo:country="BE" officeooo:paragraph-rsid="07d57ba5"/>
    </style:style>
    <style:style style:name="P326" style:family="paragraph" style:parent-style-name="Standard">
      <style:text-properties fo:language="nl" fo:country="BE" officeooo:paragraph-rsid="07e51686"/>
    </style:style>
    <style:style style:name="P327" style:family="paragraph" style:parent-style-name="Standard">
      <style:text-properties fo:language="nl" fo:country="BE" officeooo:paragraph-rsid="0376f540" style:language-asian="zxx" style:country-asian="none" style:language-complex="zxx" style:country-complex="none"/>
    </style:style>
    <style:style style:name="P328" style:family="paragraph" style:parent-style-name="Standard">
      <style:text-properties fo:language="nl" fo:country="BE" officeooo:paragraph-rsid="001374df" style:language-asian="zxx" style:country-asian="none" style:language-complex="zxx" style:country-complex="none"/>
    </style:style>
    <style:style style:name="P329" style:family="paragraph" style:parent-style-name="Standard">
      <style:text-properties fo:language="nl" fo:country="BE" officeooo:rsid="0012f95c" officeooo:paragraph-rsid="07a8fe2d" style:language-asian="zxx" style:country-asian="none" style:language-complex="zxx" style:country-complex="none"/>
    </style:style>
    <style:style style:name="P330" style:family="paragraph" style:parent-style-name="Standard">
      <style:text-properties fo:language="nl" fo:country="BE" officeooo:rsid="0012f95c" officeooo:paragraph-rsid="07afa9e0" style:language-asian="zxx" style:country-asian="none" style:language-complex="zxx" style:country-complex="none"/>
    </style:style>
    <style:style style:name="P331" style:family="paragraph" style:parent-style-name="Standard">
      <style:text-properties fo:language="nl" fo:country="BE" officeooo:paragraph-rsid="054bcf9b"/>
    </style:style>
    <style:style style:name="P332" style:family="paragraph" style:parent-style-name="Standard">
      <style:text-properties fo:language="nl" fo:country="BE" officeooo:paragraph-rsid="055092ac"/>
    </style:style>
    <style:style style:name="P333" style:family="paragraph" style:parent-style-name="Standard">
      <style:text-properties fo:language="nl" fo:country="BE" officeooo:paragraph-rsid="055160b1"/>
    </style:style>
    <style:style style:name="P334" style:family="paragraph" style:parent-style-name="Standard">
      <style:text-properties fo:language="nl" fo:country="BE" officeooo:paragraph-rsid="0552eebd"/>
    </style:style>
    <style:style style:name="P335" style:family="paragraph" style:parent-style-name="Standard">
      <style:text-properties fo:language="nl" fo:country="BE" officeooo:paragraph-rsid="055d43cf"/>
    </style:style>
    <style:style style:name="P336" style:family="paragraph" style:parent-style-name="Standard">
      <style:text-properties fo:language="nl" fo:country="BE" officeooo:paragraph-rsid="089a5fd3"/>
    </style:style>
    <style:style style:name="P337" style:family="paragraph" style:parent-style-name="Standard">
      <style:text-properties fo:language="nl" fo:country="BE" officeooo:paragraph-rsid="05ee0f30"/>
    </style:style>
    <style:style style:name="P338" style:family="paragraph" style:parent-style-name="Standard">
      <style:text-properties fo:language="nl" fo:country="BE" officeooo:paragraph-rsid="061209bc"/>
    </style:style>
    <style:style style:name="P339" style:family="paragraph" style:parent-style-name="Standard">
      <style:text-properties fo:language="nl" fo:country="BE" officeooo:paragraph-rsid="04481e18"/>
    </style:style>
    <style:style style:name="P340" style:family="paragraph" style:parent-style-name="Standard">
      <style:text-properties fo:language="nl" fo:country="BE" officeooo:paragraph-rsid="06236b9c"/>
    </style:style>
    <style:style style:name="P341" style:family="paragraph" style:parent-style-name="Standard">
      <style:text-properties fo:language="nl" fo:country="BE" officeooo:paragraph-rsid="0642b354"/>
    </style:style>
    <style:style style:name="P342" style:family="paragraph" style:parent-style-name="Standard">
      <style:text-properties fo:language="nl" fo:country="BE" officeooo:paragraph-rsid="021d8ee1"/>
    </style:style>
    <style:style style:name="P343" style:family="paragraph" style:parent-style-name="Standard">
      <style:text-properties fo:language="nl" fo:country="BE" officeooo:paragraph-rsid="05a3d875"/>
    </style:style>
    <style:style style:name="P344" style:family="paragraph" style:parent-style-name="Standard">
      <style:text-properties fo:language="nl" fo:country="BE" officeooo:paragraph-rsid="08279fb5"/>
    </style:style>
    <style:style style:name="P345" style:family="paragraph" style:parent-style-name="Standard">
      <style:text-properties fo:language="nl" fo:country="BE" fo:font-weight="bold" officeooo:rsid="04bc5069" officeooo:paragraph-rsid="08279fb5" style:font-weight-asian="bold" style:font-weight-complex="bold"/>
    </style:style>
    <style:style style:name="P346" style:family="paragraph" style:parent-style-name="Standard">
      <style:text-properties fo:language="nl" fo:country="BE" fo:font-weight="bold" officeooo:rsid="0012f95c" officeooo:paragraph-rsid="05a3e182" style:language-asian="zxx" style:country-asian="none" style:font-weight-asian="bold" style:language-complex="zxx" style:country-complex="none" style:font-weight-complex="bold"/>
    </style:style>
    <style:style style:name="P347" style:family="paragraph" style:parent-style-name="Standard">
      <style:text-properties fo:language="nl" fo:country="BE" officeooo:paragraph-rsid="05a3e182"/>
    </style:style>
    <style:style style:name="P348" style:family="paragraph" style:parent-style-name="Standard">
      <style:text-properties fo:language="nl" fo:country="BE" officeooo:paragraph-rsid="030643f7"/>
    </style:style>
    <style:style style:name="P349" style:family="paragraph" style:parent-style-name="Standard">
      <style:text-properties fo:language="nl" fo:country="BE" officeooo:paragraph-rsid="030d2f99"/>
    </style:style>
    <style:style style:name="P350" style:family="paragraph" style:parent-style-name="Standard">
      <style:text-properties fo:language="nl" fo:country="BE" officeooo:paragraph-rsid="0313d1ba"/>
    </style:style>
    <style:style style:name="P351" style:family="paragraph" style:parent-style-name="Standard">
      <style:text-properties fo:language="nl" fo:country="BE" officeooo:paragraph-rsid="06945a72"/>
    </style:style>
    <style:style style:name="P352" style:family="paragraph" style:parent-style-name="Standard">
      <style:text-properties fo:language="nl" fo:country="BE" officeooo:paragraph-rsid="067c055d"/>
    </style:style>
    <style:style style:name="P353" style:family="paragraph" style:parent-style-name="Standard">
      <style:text-properties fo:language="nl" fo:country="BE" officeooo:paragraph-rsid="08370723"/>
    </style:style>
    <style:style style:name="P354" style:family="paragraph" style:parent-style-name="Standard">
      <style:text-properties fo:language="nl" fo:country="BE" officeooo:paragraph-rsid="06967743"/>
    </style:style>
    <style:style style:name="P355" style:family="paragraph" style:parent-style-name="Standard">
      <style:text-properties fo:language="nl" fo:country="BE" officeooo:paragraph-rsid="06934a70"/>
    </style:style>
    <style:style style:name="P356" style:family="paragraph" style:parent-style-name="Standard">
      <style:text-properties fo:language="nl" fo:country="BE" officeooo:rsid="08b92e94" officeooo:paragraph-rsid="08b92e94"/>
    </style:style>
    <style:style style:name="P357" style:family="paragraph" style:parent-style-name="Standard">
      <style:text-properties fo:language="nl" fo:country="BE" officeooo:paragraph-rsid="08bd83da"/>
    </style:style>
    <style:style style:name="P358" style:family="paragraph" style:parent-style-name="Standard">
      <style:text-properties fo:language="nl" fo:country="BE" officeooo:paragraph-rsid="08c39a5e"/>
    </style:style>
    <style:style style:name="P359" style:family="paragraph" style:parent-style-name="Text_20_body">
      <style:text-properties fo:language="nl" fo:country="BE"/>
    </style:style>
    <style:style style:name="P360" style:family="paragraph" style:parent-style-name="Text_20_body">
      <style:text-properties fo:language="nl" fo:country="BE" officeooo:paragraph-rsid="03c47d89"/>
    </style:style>
    <style:style style:name="P361" style:family="paragraph" style:parent-style-name="Text_20_body">
      <style:text-properties fo:language="nl" fo:country="BE" officeooo:rsid="03eff4f7" officeooo:paragraph-rsid="03eff4f7"/>
    </style:style>
    <style:style style:name="P362" style:family="paragraph" style:parent-style-name="Text_20_body">
      <style:text-properties style:font-name="Liberation Serif" fo:font-size="16pt" fo:language="nl" fo:country="BE" fo:font-weight="bold" officeooo:rsid="03c47d89" officeooo:paragraph-rsid="03dc8246" style:font-size-asian="14pt" style:font-weight-asian="bold" style:font-size-complex="16pt" style:font-weight-complex="bold"/>
    </style:style>
    <style:style style:name="P363" style:family="paragraph" style:parent-style-name="Text_20_body">
      <style:text-properties style:font-name="Liberation Serif" fo:font-size="16pt" fo:language="nl" fo:country="BE" fo:font-weight="bold" officeooo:rsid="03c47d89" officeooo:paragraph-rsid="03c47d89" style:font-size-asian="14pt" style:font-weight-asian="bold" style:font-size-complex="16pt" style:font-weight-complex="bold"/>
    </style:style>
    <style:style style:name="P364" style:family="paragraph" style:parent-style-name="Standard" style:list-style-name="L3">
      <style:text-properties fo:language="nl" fo:country="BE" fo:font-weight="normal" officeooo:rsid="0012f95c" officeooo:paragraph-rsid="05743dd1" style:language-asian="zxx" style:country-asian="none" style:font-weight-asian="normal" style:language-complex="zxx" style:country-complex="none" style:font-weight-complex="normal"/>
    </style:style>
    <style:style style:name="P365" style:family="paragraph" style:parent-style-name="Standard" style:list-style-name="L9">
      <style:text-properties fo:language="nl" fo:country="BE" fo:font-weight="normal" officeooo:rsid="0012f95c" officeooo:paragraph-rsid="08c39a5e" style:language-asian="zxx" style:country-asian="none" style:font-weight-asian="normal" style:language-complex="zxx" style:country-complex="none" style:font-weight-complex="normal"/>
    </style:style>
    <style:style style:name="P366" style:family="paragraph" style:parent-style-name="Standard" style:list-style-name="L16">
      <style:text-properties fo:language="nl" fo:country="BE" fo:font-weight="normal" officeooo:rsid="0012f95c" officeooo:paragraph-rsid="04c0e0f7" style:language-asian="zxx" style:country-asian="none" style:font-weight-asian="normal" style:language-complex="zxx" style:country-complex="none" style:font-weight-complex="normal"/>
    </style:style>
    <style:style style:name="P367" style:family="paragraph" style:parent-style-name="Standard" style:list-style-name="L18">
      <style:text-properties fo:language="nl" fo:country="BE" fo:font-weight="normal" officeooo:rsid="0012f95c" officeooo:paragraph-rsid="0577d5fe" style:language-asian="zxx" style:country-asian="none" style:font-weight-asian="normal" style:language-complex="zxx" style:country-complex="none" style:font-weight-complex="normal"/>
    </style:style>
    <style:style style:name="P368" style:family="paragraph" style:parent-style-name="Standard" style:list-style-name="L30">
      <style:text-properties fo:language="nl" fo:country="BE" fo:font-weight="normal" officeooo:rsid="0012f95c" officeooo:paragraph-rsid="054bcf9b" style:language-asian="zxx" style:country-asian="none" style:font-weight-asian="normal" style:language-complex="zxx" style:country-complex="none" style:font-weight-complex="normal"/>
    </style:style>
    <style:style style:name="P369" style:family="paragraph" style:parent-style-name="Standard" style:list-style-name="L41">
      <style:text-properties fo:language="nl" fo:country="BE" fo:font-weight="normal" officeooo:rsid="0012f95c" officeooo:paragraph-rsid="055d43cf" style:language-asian="zxx" style:country-asian="none" style:font-weight-asian="normal" style:language-complex="zxx" style:country-complex="none" style:font-weight-complex="normal"/>
    </style:style>
    <style:style style:name="P370" style:family="paragraph" style:parent-style-name="Standard" style:list-style-name="L44">
      <style:text-properties fo:language="nl" fo:country="BE" fo:font-weight="normal" officeooo:rsid="0012f95c" officeooo:paragraph-rsid="055d43cf" style:language-asian="zxx" style:country-asian="none" style:font-weight-asian="normal" style:language-complex="zxx" style:country-complex="none" style:font-weight-complex="normal"/>
    </style:style>
    <style:style style:name="P371" style:family="paragraph" style:parent-style-name="Standard" style:list-style-name="L70">
      <style:text-properties fo:language="nl" fo:country="BE" fo:font-weight="normal" officeooo:rsid="0012f95c" officeooo:paragraph-rsid="0340ca31" style:language-asian="zxx" style:country-asian="none" style:font-weight-asian="normal" style:language-complex="zxx" style:country-complex="none" style:font-weight-complex="normal"/>
    </style:style>
    <style:style style:name="P372" style:family="paragraph" style:parent-style-name="Standard" style:list-style-name="L72">
      <style:text-properties fo:language="nl" fo:country="BE" fo:font-weight="normal" officeooo:rsid="0012f95c" officeooo:paragraph-rsid="0348a21d" style:language-asian="zxx" style:country-asian="none" style:font-weight-asian="normal" style:language-complex="zxx" style:country-complex="none" style:font-weight-complex="normal"/>
    </style:style>
    <style:style style:name="P373" style:family="paragraph" style:parent-style-name="Standard" style:list-style-name="L70">
      <style:text-properties fo:language="nl" fo:country="BE" fo:font-weight="normal" officeooo:rsid="00152180" officeooo:paragraph-rsid="030d2f99" style:font-weight-asian="normal" style:font-weight-complex="normal"/>
    </style:style>
    <style:style style:name="P374" style:family="paragraph" style:parent-style-name="Standard" style:list-style-name="L3">
      <style:text-properties fo:language="nl" fo:country="BE" officeooo:paragraph-rsid="00a08238"/>
    </style:style>
    <style:style style:name="P375" style:family="paragraph" style:parent-style-name="Standard" style:list-style-name="L3">
      <style:text-properties fo:language="nl" fo:country="BE" officeooo:paragraph-rsid="004b7c42"/>
    </style:style>
    <style:style style:name="P376" style:family="paragraph" style:parent-style-name="Standard" style:list-style-name="L11">
      <style:text-properties fo:language="nl" fo:country="BE" officeooo:paragraph-rsid="08bd83da"/>
    </style:style>
    <style:style style:name="P377" style:family="paragraph" style:parent-style-name="Standard" style:list-style-name="L13">
      <style:text-properties fo:language="nl" fo:country="BE" officeooo:paragraph-rsid="081b53b1"/>
    </style:style>
    <style:style style:name="P378" style:family="paragraph" style:parent-style-name="Standard" style:list-style-name="L13">
      <style:text-properties fo:language="nl" fo:country="BE" officeooo:paragraph-rsid="05cf118b"/>
    </style:style>
    <style:style style:name="P379" style:family="paragraph" style:parent-style-name="Standard" style:list-style-name="L18">
      <style:text-properties fo:language="nl" fo:country="BE" officeooo:paragraph-rsid="0469d611"/>
    </style:style>
    <style:style style:name="P380" style:family="paragraph" style:parent-style-name="Standard" style:list-style-name="L18">
      <style:text-properties fo:language="nl" fo:country="BE" officeooo:paragraph-rsid="03768ef5"/>
    </style:style>
    <style:style style:name="P381" style:family="paragraph" style:parent-style-name="Standard" style:list-style-name="L18">
      <style:text-properties fo:language="nl" fo:country="BE" officeooo:rsid="08b92e94" officeooo:paragraph-rsid="08b92e94"/>
    </style:style>
    <style:style style:name="P382" style:family="paragraph" style:parent-style-name="Standard" style:list-style-name="L20">
      <style:text-properties fo:language="nl" fo:country="BE" officeooo:paragraph-rsid="039d2517"/>
    </style:style>
    <style:style style:name="P383" style:family="paragraph" style:parent-style-name="Standard" style:list-style-name="L22">
      <style:text-properties fo:language="nl" fo:country="BE" officeooo:paragraph-rsid="0485010f"/>
    </style:style>
    <style:style style:name="P384" style:family="paragraph" style:parent-style-name="Standard" style:list-style-name="L22">
      <style:text-properties fo:language="nl" fo:country="BE" officeooo:paragraph-rsid="0376f540"/>
    </style:style>
    <style:style style:name="P385" style:family="paragraph" style:parent-style-name="Standard" style:list-style-name="L24">
      <style:text-properties fo:language="nl" fo:country="BE" officeooo:paragraph-rsid="07c3a6d8"/>
    </style:style>
    <style:style style:name="P386" style:family="paragraph" style:parent-style-name="Standard" style:list-style-name="L26">
      <style:text-properties fo:language="nl" fo:country="BE" officeooo:paragraph-rsid="07d57ba5"/>
    </style:style>
    <style:style style:name="P387" style:family="paragraph" style:parent-style-name="Standard" style:list-style-name="L32">
      <style:text-properties fo:language="nl" fo:country="BE" officeooo:paragraph-rsid="055092ac"/>
    </style:style>
    <style:style style:name="P388" style:family="paragraph" style:parent-style-name="Standard" style:list-style-name="L32">
      <style:text-properties fo:language="nl" fo:country="BE" officeooo:paragraph-rsid="07a8fe2d"/>
    </style:style>
    <style:style style:name="P389" style:family="paragraph" style:parent-style-name="Standard" style:list-style-name="L34">
      <style:text-properties fo:language="nl" fo:country="BE" officeooo:paragraph-rsid="055160b1"/>
    </style:style>
    <style:style style:name="P390" style:family="paragraph" style:parent-style-name="Standard" style:list-style-name="L36">
      <style:text-properties fo:language="nl" fo:country="BE" officeooo:paragraph-rsid="0552eebd"/>
    </style:style>
    <style:style style:name="P391" style:family="paragraph" style:parent-style-name="Standard" style:list-style-name="L54">
      <style:text-properties fo:language="nl" fo:country="BE" officeooo:paragraph-rsid="07afa9e0"/>
    </style:style>
    <style:style style:name="P392" style:family="paragraph" style:parent-style-name="Standard" style:list-style-name="L63">
      <style:text-properties fo:language="nl" fo:country="BE" officeooo:paragraph-rsid="08279fb5"/>
    </style:style>
    <style:style style:name="P393" style:family="paragraph" style:parent-style-name="Standard" style:list-style-name="L65">
      <style:text-properties fo:language="nl" fo:country="BE" officeooo:paragraph-rsid="05a3e182"/>
    </style:style>
    <style:style style:name="P394" style:family="paragraph" style:parent-style-name="Standard" style:list-style-name="L70">
      <style:text-properties fo:language="nl" fo:country="BE" officeooo:paragraph-rsid="063e1ee6"/>
    </style:style>
    <style:style style:name="P395" style:family="paragraph" style:parent-style-name="Standard" style:list-style-name="L70">
      <style:text-properties fo:language="nl" fo:country="BE" officeooo:paragraph-rsid="033ef9d7"/>
    </style:style>
    <style:style style:name="P396" style:family="paragraph" style:parent-style-name="Standard" style:list-style-name="L74">
      <style:text-properties fo:language="nl" fo:country="BE" officeooo:paragraph-rsid="06945a72"/>
    </style:style>
    <style:style style:name="P397" style:family="paragraph" style:parent-style-name="Standard" style:list-style-name="L74">
      <style:text-properties fo:language="nl" fo:country="BE" officeooo:rsid="0012f95c" officeooo:paragraph-rsid="0770b99b" style:language-asian="zxx" style:country-asian="none" style:language-complex="zxx" style:country-complex="none"/>
    </style:style>
    <style:style style:name="P398" style:family="paragraph" style:parent-style-name="Standard" style:list-style-name="L78">
      <style:text-properties fo:language="nl" fo:country="BE" officeooo:paragraph-rsid="067c055d"/>
    </style:style>
    <style:style style:name="P399" style:family="paragraph" style:parent-style-name="Standard" style:list-style-name="L84">
      <style:text-properties fo:language="nl" fo:country="BE" officeooo:paragraph-rsid="08eaac8c"/>
    </style:style>
    <style:style style:name="P400" style:family="paragraph" style:parent-style-name="Standard">
      <style:text-properties fo:language="nl" fo:country="BE" officeooo:paragraph-rsid="08eaac8c"/>
    </style:style>
    <style:style style:name="P401" style:family="paragraph" style:parent-style-name="Standard">
      <style:text-properties fo:language="nl" fo:country="BE" officeooo:paragraph-rsid="08bd83da"/>
    </style:style>
    <style:style style:name="P402" style:family="paragraph" style:parent-style-name="Table_20_Contents" style:list-style-name="L1">
      <style:text-properties fo:language="nl" fo:country="BE" fo:font-weight="normal" officeooo:rsid="009dd83d" officeooo:paragraph-rsid="009dd83d" style:font-weight-asian="normal" style:font-weight-complex="normal"/>
    </style:style>
    <style:style style:name="P403" style:family="paragraph" style:parent-style-name="Table_20_Contents" style:list-style-name="L1">
      <style:text-properties fo:language="nl" fo:country="BE" fo:font-weight="normal" officeooo:rsid="009f899c" officeooo:paragraph-rsid="009f899c" style:font-weight-asian="normal" style:font-weight-complex="normal"/>
    </style:style>
    <style:style style:name="P404" style:family="paragraph" style:parent-style-name="Table_20_Contents" style:list-style-name="L1">
      <style:text-properties fo:language="nl" fo:country="BE" fo:font-weight="normal" officeooo:rsid="00a048f6" officeooo:paragraph-rsid="00a048f6" style:font-weight-asian="normal" style:font-weight-complex="normal"/>
    </style:style>
    <style:style style:name="P405" style:family="paragraph" style:parent-style-name="Table_20_Contents" style:list-style-name="L1">
      <style:text-properties fo:language="nl" fo:country="BE" fo:font-weight="normal" officeooo:rsid="05b13ed5" officeooo:paragraph-rsid="05b13ed5" style:font-weight-asian="normal" style:font-weight-complex="normal"/>
    </style:style>
    <style:style style:name="P406" style:family="paragraph" style:parent-style-name="Table_20_Contents" style:list-style-name="L1">
      <style:text-properties fo:language="nl" fo:country="BE" fo:font-weight="normal" officeooo:rsid="05b13ed5" officeooo:paragraph-rsid="0791002c" style:font-weight-asian="normal" style:font-weight-complex="normal"/>
    </style:style>
    <style:style style:name="P407" style:family="paragraph" style:parent-style-name="Table_20_Contents" style:list-style-name="L1">
      <style:text-properties fo:language="nl" fo:country="BE" fo:font-weight="normal" officeooo:rsid="003bb104" officeooo:paragraph-rsid="004b7c42" style:font-weight-asian="normal" style:font-weight-complex="normal"/>
    </style:style>
    <style:style style:name="P408" style:family="paragraph" style:parent-style-name="Table_20_Contents" style:list-style-name="L1">
      <style:text-properties fo:language="nl" fo:country="BE" fo:font-weight="normal" officeooo:rsid="003bb104" officeooo:paragraph-rsid="08164b89" style:font-weight-asian="normal" style:font-weight-complex="normal"/>
    </style:style>
    <style:style style:name="P409" style:family="paragraph" style:parent-style-name="Table_20_Contents" style:list-style-name="L1">
      <style:text-properties fo:language="nl" fo:country="BE" fo:font-weight="normal" officeooo:rsid="003bb104" officeooo:paragraph-rsid="059a9c35" style:font-weight-asian="normal" style:font-weight-complex="normal"/>
    </style:style>
    <style:style style:name="P410" style:family="paragraph" style:parent-style-name="Table_20_Contents" style:list-style-name="L1">
      <style:text-properties fo:language="nl" fo:country="BE" fo:font-weight="normal" officeooo:rsid="003bb104" officeooo:paragraph-rsid="08bd83da" style:font-weight-asian="normal" style:font-weight-complex="normal"/>
    </style:style>
    <style:style style:name="P411" style:family="paragraph" style:parent-style-name="Table_20_Contents" style:list-style-name="L1">
      <style:text-properties fo:language="nl" fo:country="BE" fo:font-weight="normal" officeooo:rsid="003bb104" officeooo:paragraph-rsid="081aeb7f" style:font-weight-asian="normal" style:font-weight-complex="normal"/>
    </style:style>
    <style:style style:name="P412" style:family="paragraph" style:parent-style-name="Table_20_Contents" style:list-style-name="L1">
      <style:text-properties fo:language="nl" fo:country="BE" fo:font-weight="normal" officeooo:rsid="003bb104" officeooo:paragraph-rsid="03768ef5" style:font-weight-asian="normal" style:font-weight-complex="normal"/>
    </style:style>
    <style:style style:name="P413" style:family="paragraph" style:parent-style-name="Table_20_Contents" style:list-style-name="L1">
      <style:text-properties fo:language="nl" fo:country="BE" fo:font-weight="normal" officeooo:rsid="003bb104" officeooo:paragraph-rsid="0376f540" style:font-weight-asian="normal" style:font-weight-complex="normal"/>
    </style:style>
    <style:style style:name="P414" style:family="paragraph" style:parent-style-name="Table_20_Contents" style:list-style-name="L1">
      <style:text-properties fo:language="nl" fo:country="BE" fo:font-weight="normal" officeooo:rsid="003bb104" officeooo:paragraph-rsid="07c3a6d8" style:font-weight-asian="normal" style:font-weight-complex="normal"/>
    </style:style>
    <style:style style:name="P415" style:family="paragraph" style:parent-style-name="Table_20_Contents" style:list-style-name="L1">
      <style:text-properties fo:language="nl" fo:country="BE" fo:font-weight="normal" officeooo:rsid="003bb104" officeooo:paragraph-rsid="07d57ba5" style:font-weight-asian="normal" style:font-weight-complex="normal"/>
    </style:style>
    <style:style style:name="P416" style:family="paragraph" style:parent-style-name="Table_20_Contents" style:list-style-name="L1">
      <style:text-properties fo:language="nl" fo:country="BE" fo:font-weight="normal" officeooo:rsid="003bb104" officeooo:paragraph-rsid="055092ac" style:font-weight-asian="normal" style:font-weight-complex="normal"/>
    </style:style>
    <style:style style:name="P417" style:family="paragraph" style:parent-style-name="Table_20_Contents" style:list-style-name="L1">
      <style:text-properties fo:language="nl" fo:country="BE" fo:font-weight="normal" officeooo:rsid="003bb104" officeooo:paragraph-rsid="055160b1" style:font-weight-asian="normal" style:font-weight-complex="normal"/>
    </style:style>
    <style:style style:name="P418" style:family="paragraph" style:parent-style-name="Table_20_Contents" style:list-style-name="L1">
      <style:text-properties fo:language="nl" fo:country="BE" fo:font-weight="normal" officeooo:rsid="003bb104" officeooo:paragraph-rsid="0552eebd" style:font-weight-asian="normal" style:font-weight-complex="normal"/>
    </style:style>
    <style:style style:name="P419" style:family="paragraph" style:parent-style-name="Table_20_Contents" style:list-style-name="L1">
      <style:text-properties fo:language="nl" fo:country="BE" fo:font-weight="normal" officeooo:rsid="003bb104" officeooo:paragraph-rsid="08279fb5" style:font-weight-asian="normal" style:font-weight-complex="normal"/>
    </style:style>
    <style:style style:name="P420" style:family="paragraph" style:parent-style-name="Table_20_Contents" style:list-style-name="L1">
      <style:text-properties fo:language="nl" fo:country="BE" fo:font-weight="normal" officeooo:rsid="003bb104" officeooo:paragraph-rsid="05a3e182" style:font-weight-asian="normal" style:font-weight-complex="normal"/>
    </style:style>
    <style:style style:name="P421" style:family="paragraph" style:parent-style-name="Table_20_Contents" style:list-style-name="L1">
      <style:text-properties fo:language="nl" fo:country="BE" fo:font-weight="normal" officeooo:rsid="003bb104" officeooo:paragraph-rsid="069fcc50" style:font-weight-asian="normal" style:font-weight-complex="normal"/>
    </style:style>
    <style:style style:name="P422" style:family="paragraph" style:parent-style-name="Table_20_Contents" style:list-style-name="L1">
      <style:text-properties fo:language="nl" fo:country="BE" fo:font-weight="normal" officeooo:rsid="003bb104" officeooo:paragraph-rsid="0843bae8" style:font-weight-asian="normal" style:font-weight-complex="normal"/>
    </style:style>
    <style:style style:name="P423" style:family="paragraph" style:parent-style-name="Table_20_Contents" style:list-style-name="L1">
      <style:text-properties fo:language="nl" fo:country="BE" fo:font-weight="normal" officeooo:rsid="003bb104" officeooo:paragraph-rsid="067c055d" style:font-weight-asian="normal" style:font-weight-complex="normal"/>
    </style:style>
    <style:style style:name="P424" style:family="paragraph" style:parent-style-name="Table_20_Contents" style:list-style-name="L1">
      <style:text-properties fo:language="nl" fo:country="BE" fo:font-weight="normal" officeooo:rsid="05b30fe9" officeooo:paragraph-rsid="05b5a794" style:font-weight-asian="normal" style:font-weight-complex="normal"/>
    </style:style>
    <style:style style:name="P425" style:family="paragraph" style:parent-style-name="Table_20_Contents" style:list-style-name="L1">
      <style:text-properties fo:language="nl" fo:country="BE" fo:font-weight="normal" officeooo:rsid="066d426f" officeooo:paragraph-rsid="0750116d" style:font-weight-asian="normal" style:font-weight-complex="normal"/>
    </style:style>
    <style:style style:name="P426" style:family="paragraph" style:parent-style-name="Table_20_Contents" style:list-style-name="L1">
      <style:text-properties fo:language="nl" fo:country="BE" fo:font-weight="normal" officeooo:rsid="066d426f" officeooo:paragraph-rsid="08dae548" style:font-weight-asian="normal" style:font-weight-complex="normal"/>
    </style:style>
    <style:style style:name="P427" style:family="paragraph" style:parent-style-name="Table_20_Contents" style:list-style-name="L1">
      <style:text-properties fo:language="nl" fo:country="BE" fo:font-weight="normal" officeooo:rsid="0866300c" officeooo:paragraph-rsid="086980a7" style:font-weight-asian="normal" style:font-weight-complex="normal"/>
    </style:style>
    <style:style style:name="P428" style:family="paragraph" style:parent-style-name="Table_20_Contents" style:list-style-name="L1">
      <style:text-properties fo:language="nl" fo:country="BE" fo:font-weight="normal" officeooo:rsid="086b9674" officeooo:paragraph-rsid="086b9674" style:font-weight-asian="normal" style:font-weight-complex="normal"/>
    </style:style>
    <style:style style:name="P429" style:family="paragraph" style:parent-style-name="Table_20_Contents" style:list-style-name="L1">
      <style:text-properties fo:language="nl" fo:country="BE" fo:font-weight="normal" officeooo:rsid="05c8a21a" officeooo:paragraph-rsid="05c8a21a" style:font-weight-asian="normal" style:font-weight-complex="normal"/>
    </style:style>
    <style:style style:name="P430" style:family="paragraph" style:parent-style-name="Table_20_Contents" style:list-style-name="L1">
      <style:text-properties fo:language="nl" fo:country="BE" fo:font-weight="normal" officeooo:rsid="06736011" officeooo:paragraph-rsid="05b5a794" style:font-weight-asian="normal" style:font-weight-complex="normal"/>
    </style:style>
    <style:style style:name="P431" style:family="paragraph" style:parent-style-name="Table_20_Contents" style:list-style-name="L2">
      <style:text-properties fo:language="nl" fo:country="BE" fo:font-weight="normal" officeooo:rsid="00ae5785" officeooo:paragraph-rsid="00ae5785" style:font-weight-asian="normal" style:font-weight-complex="normal"/>
    </style:style>
    <style:style style:name="P432" style:family="paragraph" style:parent-style-name="Table_20_Contents" style:list-style-name="L1">
      <style:text-properties fo:language="nl" fo:country="BE" fo:font-weight="normal" officeooo:rsid="003825a7" officeooo:paragraph-rsid="08164b89" style:font-weight-asian="normal" style:font-weight-complex="normal"/>
    </style:style>
    <style:style style:name="P433" style:family="paragraph" style:parent-style-name="Table_20_Contents" style:list-style-name="L1">
      <style:text-properties fo:language="nl" fo:country="BE" fo:font-weight="normal" officeooo:rsid="003825a7" officeooo:paragraph-rsid="0791002c" style:font-weight-asian="normal" style:font-weight-complex="normal"/>
    </style:style>
    <style:style style:name="P434" style:family="paragraph" style:parent-style-name="Table_20_Contents" style:list-style-name="L1">
      <style:text-properties fo:language="nl" fo:country="BE" fo:font-weight="normal" officeooo:rsid="00bb4f71" officeooo:paragraph-rsid="059a9c35" style:font-weight-asian="normal" style:font-weight-complex="normal"/>
    </style:style>
    <style:style style:name="P435" style:family="paragraph" style:parent-style-name="Table_20_Contents" style:list-style-name="L1">
      <style:text-properties fo:language="nl" fo:country="BE" fo:font-weight="normal" officeooo:rsid="00bb4f71" officeooo:paragraph-rsid="08279fb5" style:font-weight-asian="normal" style:font-weight-complex="normal"/>
    </style:style>
    <style:style style:name="P436" style:family="paragraph" style:parent-style-name="Table_20_Contents" style:list-style-name="L1">
      <style:text-properties fo:language="nl" fo:country="BE" fo:font-weight="normal" officeooo:rsid="00bb4f71" officeooo:paragraph-rsid="05a3e182" style:font-weight-asian="normal" style:font-weight-complex="normal"/>
    </style:style>
    <style:style style:name="P437" style:family="paragraph" style:parent-style-name="Table_20_Contents" style:list-style-name="L1">
      <style:text-properties fo:language="nl" fo:country="BE" fo:font-weight="normal" officeooo:rsid="00be9bd3" officeooo:paragraph-rsid="059a9c35" style:font-weight-asian="normal" style:font-weight-complex="normal"/>
    </style:style>
    <style:style style:name="P438" style:family="paragraph" style:parent-style-name="Table_20_Contents" style:list-style-name="L1">
      <style:text-properties fo:language="nl" fo:country="BE" fo:font-weight="normal" officeooo:rsid="00be9bd3" officeooo:paragraph-rsid="08d92f12" style:font-weight-asian="normal" style:font-weight-complex="normal"/>
    </style:style>
    <style:style style:name="P439" style:family="paragraph" style:parent-style-name="Table_20_Contents" style:list-style-name="L1">
      <style:text-properties fo:language="nl" fo:country="BE" fo:font-weight="normal" officeooo:rsid="00be9bd3" officeooo:paragraph-rsid="08279fb5" style:font-weight-asian="normal" style:font-weight-complex="normal"/>
    </style:style>
    <style:style style:name="P440" style:family="paragraph" style:parent-style-name="Table_20_Contents" style:list-style-name="L1">
      <style:text-properties fo:language="nl" fo:country="BE" fo:font-weight="normal" officeooo:rsid="00be9bd3" officeooo:paragraph-rsid="05a3e182" style:font-weight-asian="normal" style:font-weight-complex="normal"/>
    </style:style>
    <style:style style:name="P441" style:family="paragraph" style:parent-style-name="Table_20_Contents" style:list-style-name="L1">
      <style:text-properties fo:language="nl" fo:country="BE" fo:font-weight="normal" officeooo:rsid="003d4f17" officeooo:paragraph-rsid="059a9c35" style:font-weight-asian="normal" style:font-weight-complex="normal"/>
    </style:style>
    <style:style style:name="P442" style:family="paragraph" style:parent-style-name="Table_20_Contents" style:list-style-name="L1">
      <style:text-properties fo:language="nl" fo:country="BE" fo:font-weight="normal" officeooo:rsid="003d4f17" officeooo:paragraph-rsid="08bd83da" style:font-weight-asian="normal" style:font-weight-complex="normal"/>
    </style:style>
    <style:style style:name="P443" style:family="paragraph" style:parent-style-name="Table_20_Contents" style:list-style-name="L1">
      <style:text-properties fo:language="nl" fo:country="BE" fo:font-weight="normal" officeooo:rsid="003d4f17" officeooo:paragraph-rsid="05d7ea81" style:font-weight-asian="normal" style:font-weight-complex="normal"/>
    </style:style>
    <style:style style:name="P444" style:family="paragraph" style:parent-style-name="Table_20_Contents" style:list-style-name="L1">
      <style:text-properties fo:language="nl" fo:country="BE" fo:font-weight="normal" officeooo:rsid="003d4f17" officeooo:paragraph-rsid="03768ef5" style:font-weight-asian="normal" style:font-weight-complex="normal"/>
    </style:style>
    <style:style style:name="P445" style:family="paragraph" style:parent-style-name="Table_20_Contents" style:list-style-name="L1">
      <style:text-properties fo:language="nl" fo:country="BE" fo:font-weight="normal" officeooo:rsid="003d4f17" officeooo:paragraph-rsid="0376f540" style:font-weight-asian="normal" style:font-weight-complex="normal"/>
    </style:style>
    <style:style style:name="P446" style:family="paragraph" style:parent-style-name="Table_20_Contents" style:list-style-name="L1">
      <style:text-properties fo:language="nl" fo:country="BE" fo:font-weight="normal" officeooo:rsid="003d4f17" officeooo:paragraph-rsid="07c3a6d8" style:font-weight-asian="normal" style:font-weight-complex="normal"/>
    </style:style>
    <style:style style:name="P447" style:family="paragraph" style:parent-style-name="Table_20_Contents" style:list-style-name="L1">
      <style:text-properties fo:language="nl" fo:country="BE" fo:font-weight="normal" officeooo:rsid="003d4f17" officeooo:paragraph-rsid="07d57ba5" style:font-weight-asian="normal" style:font-weight-complex="normal"/>
    </style:style>
    <style:style style:name="P448" style:family="paragraph" style:parent-style-name="Table_20_Contents" style:list-style-name="L1">
      <style:text-properties fo:language="nl" fo:country="BE" fo:font-weight="normal" officeooo:rsid="003d4f17" officeooo:paragraph-rsid="07e51686" style:font-weight-asian="normal" style:font-weight-complex="normal"/>
    </style:style>
    <style:style style:name="P449" style:family="paragraph" style:parent-style-name="Table_20_Contents" style:list-style-name="L1">
      <style:text-properties fo:language="nl" fo:country="BE" fo:font-weight="normal" officeooo:rsid="003d4f17" officeooo:paragraph-rsid="055092ac" style:font-weight-asian="normal" style:font-weight-complex="normal"/>
    </style:style>
    <style:style style:name="P450" style:family="paragraph" style:parent-style-name="Table_20_Contents" style:list-style-name="L1">
      <style:text-properties fo:language="nl" fo:country="BE" fo:font-weight="normal" officeooo:rsid="003d4f17" officeooo:paragraph-rsid="055160b1" style:font-weight-asian="normal" style:font-weight-complex="normal"/>
    </style:style>
    <style:style style:name="P451" style:family="paragraph" style:parent-style-name="Table_20_Contents" style:list-style-name="L1">
      <style:text-properties fo:language="nl" fo:country="BE" fo:font-weight="normal" officeooo:rsid="003d4f17" officeooo:paragraph-rsid="0552eebd" style:font-weight-asian="normal" style:font-weight-complex="normal"/>
    </style:style>
    <style:style style:name="P452" style:family="paragraph" style:parent-style-name="Table_20_Contents" style:list-style-name="L1">
      <style:text-properties fo:language="nl" fo:country="BE" fo:font-weight="normal" officeooo:rsid="003d4f17" officeooo:paragraph-rsid="089a5fd3" style:font-weight-asian="normal" style:font-weight-complex="normal"/>
    </style:style>
    <style:style style:name="P453" style:family="paragraph" style:parent-style-name="Table_20_Contents" style:list-style-name="L1">
      <style:text-properties fo:language="nl" fo:country="BE" fo:font-weight="normal" officeooo:rsid="003d4f17" officeooo:paragraph-rsid="08279fb5" style:font-weight-asian="normal" style:font-weight-complex="normal"/>
    </style:style>
    <style:style style:name="P454" style:family="paragraph" style:parent-style-name="Table_20_Contents" style:list-style-name="L1">
      <style:text-properties fo:language="nl" fo:country="BE" fo:font-weight="normal" officeooo:rsid="003d4f17" officeooo:paragraph-rsid="05a3e182" style:font-weight-asian="normal" style:font-weight-complex="normal"/>
    </style:style>
    <style:style style:name="P455" style:family="paragraph" style:parent-style-name="Table_20_Contents" style:list-style-name="L1">
      <style:text-properties fo:language="nl" fo:country="BE" fo:font-weight="normal" officeooo:rsid="003d4f17" officeooo:paragraph-rsid="06945a72" style:font-weight-asian="normal" style:font-weight-complex="normal"/>
    </style:style>
    <style:style style:name="P456" style:family="paragraph" style:parent-style-name="Table_20_Contents" style:list-style-name="L1">
      <style:text-properties fo:language="nl" fo:country="BE" fo:font-weight="normal" officeooo:rsid="003d4f17" officeooo:paragraph-rsid="06a984d2" style:font-weight-asian="normal" style:font-weight-complex="normal"/>
    </style:style>
    <style:style style:name="P457" style:family="paragraph" style:parent-style-name="Table_20_Contents" style:list-style-name="L1">
      <style:text-properties fo:language="nl" fo:country="BE" fo:font-weight="normal" officeooo:rsid="003d4f17" officeooo:paragraph-rsid="0843bae8" style:font-weight-asian="normal" style:font-weight-complex="normal"/>
    </style:style>
    <style:style style:name="P458" style:family="paragraph" style:parent-style-name="Table_20_Contents" style:list-style-name="L1">
      <style:text-properties fo:language="nl" fo:country="BE" fo:font-weight="normal" officeooo:rsid="003d4f17" officeooo:paragraph-rsid="067c055d" style:font-weight-asian="normal" style:font-weight-complex="normal"/>
    </style:style>
    <style:style style:name="P459" style:family="paragraph" style:parent-style-name="Table_20_Contents" style:list-style-name="L1">
      <style:text-properties fo:language="nl" fo:country="BE" fo:font-weight="normal" officeooo:rsid="003d4f17" officeooo:paragraph-rsid="08eaac8c" style:font-weight-asian="normal" style:font-weight-complex="normal"/>
    </style:style>
    <style:style style:name="P460" style:family="paragraph" style:parent-style-name="Table_20_Contents" style:list-style-name="L4">
      <style:text-properties fo:language="nl" fo:country="BE" fo:font-weight="normal" officeooo:rsid="0101b700" officeooo:paragraph-rsid="059a9c35" style:font-weight-asian="normal" style:font-weight-complex="normal"/>
    </style:style>
    <style:style style:name="P461" style:family="paragraph" style:parent-style-name="Table_20_Contents" style:list-style-name="L5">
      <style:text-properties fo:language="nl" fo:country="BE" fo:font-weight="normal" officeooo:rsid="0101b700" officeooo:paragraph-rsid="059a9c35" style:font-weight-asian="normal" style:font-weight-complex="normal"/>
    </style:style>
    <style:style style:name="P462" style:family="paragraph" style:parent-style-name="Table_20_Contents" style:list-style-name="L6">
      <style:text-properties fo:language="nl" fo:country="BE" fo:font-weight="normal" officeooo:rsid="0101b700" officeooo:paragraph-rsid="059a9c35" style:font-weight-asian="normal" style:font-weight-complex="normal"/>
    </style:style>
    <style:style style:name="P463" style:family="paragraph" style:parent-style-name="Table_20_Contents" style:list-style-name="L75">
      <style:text-properties fo:language="nl" fo:country="BE" fo:font-weight="normal" officeooo:rsid="0101b700" officeooo:paragraph-rsid="08370723" style:font-weight-asian="normal" style:font-weight-complex="normal"/>
    </style:style>
    <style:style style:name="P464" style:family="paragraph" style:parent-style-name="Table_20_Contents" style:list-style-name="L1">
      <style:text-properties fo:language="nl" fo:country="BE" fo:font-weight="normal" officeooo:rsid="0117d41b" officeooo:paragraph-rsid="059a9c35" style:font-weight-asian="normal" style:font-weight-complex="normal"/>
    </style:style>
    <style:style style:name="P465" style:family="paragraph" style:parent-style-name="Table_20_Contents" style:list-style-name="L1">
      <style:text-properties fo:language="nl" fo:country="BE" fo:font-weight="normal" officeooo:rsid="0117d41b" officeooo:paragraph-rsid="08370723" style:font-weight-asian="normal" style:font-weight-complex="normal"/>
    </style:style>
    <style:style style:name="P466" style:family="paragraph" style:parent-style-name="Table_20_Contents" style:list-style-name="L1">
      <style:text-properties fo:language="nl" fo:country="BE" fo:font-weight="normal" officeooo:rsid="011aab5a" officeooo:paragraph-rsid="059a9c35" style:font-weight-asian="normal" style:font-weight-complex="normal"/>
    </style:style>
    <style:style style:name="P467" style:family="paragraph" style:parent-style-name="Table_20_Contents" style:list-style-name="L1">
      <style:text-properties fo:language="nl" fo:country="BE" fo:font-weight="normal" officeooo:rsid="011aab5a" officeooo:paragraph-rsid="069fcc50" style:font-weight-asian="normal" style:font-weight-complex="normal"/>
    </style:style>
    <style:style style:name="P468" style:family="paragraph" style:parent-style-name="Table_20_Contents" style:list-style-name="L1">
      <style:text-properties fo:language="nl" fo:country="BE" fo:font-weight="normal" officeooo:rsid="011aab5a" officeooo:paragraph-rsid="0843bae8" style:font-weight-asian="normal" style:font-weight-complex="normal"/>
    </style:style>
    <style:style style:name="P469" style:family="paragraph" style:parent-style-name="Table_20_Contents" style:list-style-name="L1">
      <style:text-properties fo:language="nl" fo:country="BE" fo:font-weight="normal" officeooo:rsid="012cfde8" officeooo:paragraph-rsid="059a9c35" style:font-weight-asian="normal" style:font-weight-complex="normal"/>
    </style:style>
    <style:style style:name="P470" style:family="paragraph" style:parent-style-name="Table_20_Contents" style:list-style-name="L1">
      <style:text-properties fo:language="nl" fo:country="BE" fo:font-weight="normal" officeooo:rsid="012d029f" officeooo:paragraph-rsid="059a9c35" style:font-weight-asian="normal" style:font-weight-complex="normal"/>
    </style:style>
    <style:style style:name="P471" style:family="paragraph" style:parent-style-name="Table_20_Contents" style:list-style-name="L7">
      <style:text-properties fo:language="nl" fo:country="BE" fo:font-weight="normal" officeooo:rsid="00152180" officeooo:paragraph-rsid="08c39a5e" style:font-weight-asian="normal" style:font-weight-complex="normal"/>
    </style:style>
    <style:style style:name="P472" style:family="paragraph" style:parent-style-name="Table_20_Contents" style:list-style-name="L7">
      <style:text-properties fo:language="nl" fo:country="BE" fo:font-weight="normal" officeooo:rsid="00152180" officeooo:paragraph-rsid="0377783e" style:font-weight-asian="normal" style:font-weight-complex="normal"/>
    </style:style>
    <style:style style:name="P473" style:family="paragraph" style:parent-style-name="Table_20_Contents" style:list-style-name="L68">
      <style:text-properties fo:language="nl" fo:country="BE" fo:font-weight="normal" officeooo:rsid="00152180" officeooo:paragraph-rsid="06845522" style:font-weight-asian="normal" style:font-weight-complex="normal"/>
    </style:style>
    <style:style style:name="P474" style:family="paragraph" style:parent-style-name="Table_20_Contents" style:list-style-name="L69">
      <style:text-properties fo:language="nl" fo:country="BE" fo:font-weight="normal" officeooo:rsid="00152180" officeooo:paragraph-rsid="030fb14e" style:font-weight-asian="normal" style:font-weight-complex="normal"/>
    </style:style>
    <style:style style:name="P475" style:family="paragraph" style:parent-style-name="Table_20_Contents" style:list-style-name="L1">
      <style:text-properties fo:language="nl" fo:country="BE" fo:font-weight="normal" officeooo:rsid="00152180" officeooo:paragraph-rsid="0528d300" style:font-weight-asian="normal" style:font-weight-complex="normal"/>
    </style:style>
    <style:style style:name="P476" style:family="paragraph" style:parent-style-name="Table_20_Contents" style:list-style-name="L8">
      <style:text-properties fo:language="nl" fo:country="BE" fo:font-weight="normal" officeooo:rsid="002879ce" officeooo:paragraph-rsid="08c39a5e" style:font-weight-asian="normal" style:font-weight-complex="normal"/>
    </style:style>
    <style:style style:name="P477" style:family="paragraph" style:parent-style-name="Table_20_Contents" style:list-style-name="L15">
      <style:text-properties fo:language="nl" fo:country="BE" fo:font-weight="normal" officeooo:rsid="002879ce" officeooo:paragraph-rsid="0377783e" style:font-weight-asian="normal" style:font-weight-complex="normal"/>
    </style:style>
    <style:style style:name="P478" style:family="paragraph" style:parent-style-name="Table_20_Contents" style:list-style-name="L29">
      <style:text-properties fo:language="nl" fo:country="BE" fo:font-weight="normal" officeooo:rsid="002879ce" officeooo:paragraph-rsid="054bcf9b" style:font-weight-asian="normal" style:font-weight-complex="normal"/>
    </style:style>
    <style:style style:name="P479" style:family="paragraph" style:parent-style-name="Table_20_Contents" style:list-style-name="L58">
      <style:text-properties fo:language="nl" fo:country="BE" fo:font-weight="normal" officeooo:rsid="002879ce" officeooo:paragraph-rsid="0261e130" style:font-weight-asian="normal" style:font-weight-complex="normal"/>
    </style:style>
    <style:style style:name="P480" style:family="paragraph" style:parent-style-name="Table_20_Contents" style:list-style-name="L60">
      <style:text-properties fo:language="nl" fo:country="BE" fo:font-weight="normal" officeooo:rsid="002879ce" officeooo:paragraph-rsid="05a3d875" style:font-weight-asian="normal" style:font-weight-complex="normal"/>
    </style:style>
    <style:style style:name="P481" style:family="paragraph" style:parent-style-name="Table_20_Contents" style:list-style-name="L66">
      <style:text-properties fo:language="nl" fo:country="BE" fo:font-weight="normal" officeooo:rsid="002879ce" officeooo:paragraph-rsid="033b5f32" style:font-weight-asian="normal" style:font-weight-complex="normal"/>
    </style:style>
    <style:style style:name="P482" style:family="paragraph" style:parent-style-name="Table_20_Contents" style:list-style-name="L1">
      <style:text-properties fo:language="nl" fo:country="BE" fo:font-weight="normal" officeooo:rsid="00362756" officeooo:paragraph-rsid="08d48626" style:font-weight-asian="normal" style:font-weight-complex="normal"/>
    </style:style>
    <style:style style:name="P483" style:family="paragraph" style:parent-style-name="Table_20_Contents" style:list-style-name="L1">
      <style:text-properties fo:language="nl" fo:country="BE" fo:font-weight="normal" officeooo:rsid="00362756" officeooo:paragraph-rsid="081aeb7f" style:font-weight-asian="normal" style:font-weight-complex="normal"/>
    </style:style>
    <style:style style:name="P484" style:family="paragraph" style:parent-style-name="Table_20_Contents" style:list-style-name="L1">
      <style:text-properties fo:language="nl" fo:country="BE" fo:font-weight="normal" officeooo:rsid="00362756" officeooo:paragraph-rsid="08eaac8c" style:font-weight-asian="normal" style:font-weight-complex="normal"/>
    </style:style>
    <style:style style:name="P485" style:family="paragraph" style:parent-style-name="Table_20_Contents" style:list-style-name="L1">
      <style:text-properties fo:language="nl" fo:country="BE" fo:font-weight="normal" officeooo:rsid="08d61302" officeooo:paragraph-rsid="08d61302" style:font-weight-asian="normal" style:font-weight-complex="normal"/>
    </style:style>
    <style:style style:name="P486" style:family="paragraph" style:parent-style-name="Table_20_Contents" style:list-style-name="L1">
      <style:text-properties fo:language="nl" fo:country="BE" fo:font-weight="normal" officeooo:rsid="08d61302" officeooo:paragraph-rsid="08eaac8c" style:font-weight-asian="normal" style:font-weight-complex="normal"/>
    </style:style>
    <style:style style:name="P487" style:family="paragraph" style:parent-style-name="Table_20_Contents" style:list-style-name="L1">
      <style:text-properties fo:language="nl" fo:country="BE" fo:font-weight="normal" officeooo:rsid="08d6679f" officeooo:paragraph-rsid="08d6679f" style:font-weight-asian="normal" style:font-weight-complex="normal"/>
    </style:style>
    <style:style style:name="P488" style:family="paragraph" style:parent-style-name="Table_20_Contents" style:list-style-name="L1">
      <style:text-properties fo:language="nl" fo:country="BE" fo:font-weight="normal" officeooo:rsid="08d7c177" officeooo:paragraph-rsid="08d81910" style:font-weight-asian="normal" style:font-weight-complex="normal"/>
    </style:style>
    <style:style style:name="P489" style:family="paragraph" style:parent-style-name="Table_20_Contents" style:list-style-name="L1">
      <style:text-properties fo:language="nl" fo:country="BE" fo:font-weight="normal" officeooo:rsid="08db67df" officeooo:paragraph-rsid="08db67df" style:font-weight-asian="normal" style:font-weight-complex="normal"/>
    </style:style>
    <style:style style:name="P490" style:family="paragraph" style:parent-style-name="Table_20_Contents" style:list-style-name="L1">
      <style:text-properties fo:language="nl" fo:country="BE" fo:font-weight="normal" officeooo:rsid="08dc25fd" officeooo:paragraph-rsid="08dc25fd" style:font-weight-asian="normal" style:font-weight-complex="normal"/>
    </style:style>
    <style:style style:name="P491" style:family="paragraph" style:parent-style-name="Table_20_Contents" style:list-style-name="L1">
      <style:text-properties fo:language="nl" fo:country="BE" fo:font-weight="normal" officeooo:rsid="08dc25fd" officeooo:paragraph-rsid="08eaac8c" style:font-weight-asian="normal" style:font-weight-complex="normal"/>
    </style:style>
    <style:style style:name="P492" style:family="paragraph" style:parent-style-name="Table_20_Contents" style:list-style-name="L10">
      <style:text-properties fo:language="nl" fo:country="BE" fo:font-weight="normal" officeooo:rsid="0037ab0c" officeooo:paragraph-rsid="08bd83da" style:font-weight-asian="normal" style:font-weight-complex="normal"/>
    </style:style>
    <style:style style:name="P493" style:family="paragraph" style:parent-style-name="Table_20_Contents" style:list-style-name="L12">
      <style:text-properties fo:language="nl" fo:country="BE" fo:font-weight="normal" officeooo:rsid="0037ab0c" officeooo:paragraph-rsid="05cf118b" style:font-weight-asian="normal" style:font-weight-complex="normal"/>
    </style:style>
    <style:style style:name="P494" style:family="paragraph" style:parent-style-name="Table_20_Contents" style:list-style-name="L14">
      <style:text-properties fo:language="nl" fo:country="BE" fo:font-weight="normal" officeooo:rsid="0037ab0c" officeooo:paragraph-rsid="064d4b59" style:font-weight-asian="normal" style:font-weight-complex="normal"/>
    </style:style>
    <style:style style:name="P495" style:family="paragraph" style:parent-style-name="Table_20_Contents" style:list-style-name="L64">
      <style:text-properties fo:language="nl" fo:country="BE" fo:font-weight="normal" officeooo:rsid="0037ab0c" officeooo:paragraph-rsid="05a3e182" style:font-weight-asian="normal" style:font-weight-complex="normal"/>
    </style:style>
    <style:style style:name="P496" style:family="paragraph" style:parent-style-name="Table_20_Contents" style:list-style-name="L83">
      <style:text-properties fo:language="nl" fo:country="BE" fo:font-weight="normal" officeooo:rsid="0037ab0c" officeooo:paragraph-rsid="08eaac8c" style:font-weight-asian="normal" style:font-weight-complex="normal"/>
    </style:style>
    <style:style style:name="P497" style:family="paragraph" style:parent-style-name="Table_20_Contents" style:list-style-name="L1">
      <style:text-properties fo:language="nl" fo:country="BE" fo:font-weight="normal" officeooo:rsid="05d61158" officeooo:paragraph-rsid="081aeb7f" style:font-weight-asian="normal" style:font-weight-complex="normal"/>
    </style:style>
    <style:style style:name="P498" style:family="paragraph" style:parent-style-name="Table_20_Contents" style:list-style-name="L1">
      <style:text-properties fo:language="nl" fo:country="BE" fo:font-weight="normal" officeooo:rsid="05d61158" officeooo:paragraph-rsid="0791002c" style:font-weight-asian="normal" style:font-weight-complex="normal"/>
    </style:style>
    <style:style style:name="P499" style:family="paragraph" style:parent-style-name="Table_20_Contents" style:list-style-name="L1">
      <style:text-properties fo:language="nl" fo:country="BE" fo:font-weight="normal" officeooo:rsid="05e8368b" officeooo:paragraph-rsid="0791002c" style:font-weight-asian="normal" style:font-weight-complex="normal"/>
    </style:style>
    <style:style style:name="P500" style:family="paragraph" style:parent-style-name="Table_20_Contents" style:list-style-name="L1">
      <style:text-properties fo:language="nl" fo:country="BE" fo:font-weight="normal" officeooo:rsid="072b1601" officeooo:paragraph-rsid="0791002c" style:font-weight-asian="normal" style:font-weight-complex="normal"/>
    </style:style>
    <style:style style:name="P501" style:family="paragraph" style:parent-style-name="Table_20_Contents" style:list-style-name="L1">
      <style:text-properties fo:language="nl" fo:country="BE" fo:font-weight="normal" officeooo:rsid="065f9eba" officeooo:paragraph-rsid="0791002c" style:font-weight-asian="normal" style:font-weight-complex="normal"/>
    </style:style>
    <style:style style:name="P502" style:family="paragraph" style:parent-style-name="Table_20_Contents" style:list-style-name="L16">
      <style:text-properties fo:language="nl" fo:country="BE" fo:font-weight="normal" officeooo:rsid="00312ec3" officeooo:paragraph-rsid="04d4e756" style:font-weight-asian="normal" style:font-weight-complex="normal"/>
    </style:style>
    <style:style style:name="P503" style:family="paragraph" style:parent-style-name="Table_20_Contents" style:list-style-name="L30">
      <style:text-properties fo:language="nl" fo:country="BE" fo:font-weight="normal" officeooo:rsid="00312ec3" officeooo:paragraph-rsid="054bcf9b" style:font-weight-asian="normal" style:font-weight-complex="normal"/>
    </style:style>
    <style:style style:name="P504" style:family="paragraph" style:parent-style-name="Table_20_Contents" style:list-style-name="L40">
      <style:text-properties fo:language="nl" fo:country="BE" fo:font-weight="normal" officeooo:rsid="00312ec3" officeooo:paragraph-rsid="055d43cf" style:font-weight-asian="normal" style:font-weight-complex="normal"/>
    </style:style>
    <style:style style:name="P505" style:family="paragraph" style:parent-style-name="Table_20_Contents" style:list-style-name="L40">
      <style:text-properties fo:language="nl" fo:country="BE" fo:font-weight="normal" officeooo:rsid="00312ec3" officeooo:paragraph-rsid="07677cf7" style:font-weight-asian="normal" style:font-weight-complex="normal"/>
    </style:style>
    <style:style style:name="P506" style:family="paragraph" style:parent-style-name="Table_20_Contents" style:list-style-name="L59">
      <style:text-properties fo:language="nl" fo:country="BE" fo:font-weight="normal" officeooo:rsid="00312ec3" officeooo:paragraph-rsid="04dd7b4f" style:font-weight-asian="normal" style:font-weight-complex="normal"/>
    </style:style>
    <style:style style:name="P507" style:family="paragraph" style:parent-style-name="Table_20_Contents" style:list-style-name="L61">
      <style:text-properties fo:language="nl" fo:country="BE" fo:font-weight="normal" officeooo:rsid="00312ec3" officeooo:paragraph-rsid="05a3d875" style:font-weight-asian="normal" style:font-weight-complex="normal"/>
    </style:style>
    <style:style style:name="P508" style:family="paragraph" style:parent-style-name="Table_20_Contents" style:list-style-name="L67">
      <style:text-properties fo:language="nl" fo:country="BE" fo:font-weight="normal" officeooo:rsid="00312ec3" officeooo:paragraph-rsid="04e67cf5" style:font-weight-asian="normal" style:font-weight-complex="normal"/>
    </style:style>
    <style:style style:name="P509" style:family="paragraph" style:parent-style-name="Table_20_Contents" style:list-style-name="L16">
      <style:text-properties fo:language="nl" fo:country="BE" fo:font-weight="normal" officeooo:rsid="00315364" officeooo:paragraph-rsid="04d4e756" style:font-weight-asian="normal" style:font-weight-complex="normal"/>
    </style:style>
    <style:style style:name="P510" style:family="paragraph" style:parent-style-name="Table_20_Contents" style:list-style-name="L30">
      <style:text-properties fo:language="nl" fo:country="BE" fo:font-weight="normal" officeooo:rsid="00315364" officeooo:paragraph-rsid="054bcf9b" style:font-weight-asian="normal" style:font-weight-complex="normal"/>
    </style:style>
    <style:style style:name="P511" style:family="paragraph" style:parent-style-name="Table_20_Contents" style:list-style-name="L59">
      <style:text-properties fo:language="nl" fo:country="BE" fo:font-weight="normal" officeooo:rsid="00315364" officeooo:paragraph-rsid="04dd7b4f" style:font-weight-asian="normal" style:font-weight-complex="normal"/>
    </style:style>
    <style:style style:name="P512" style:family="paragraph" style:parent-style-name="Table_20_Contents" style:list-style-name="L61">
      <style:text-properties fo:language="nl" fo:country="BE" fo:font-weight="normal" officeooo:rsid="00315364" officeooo:paragraph-rsid="05a3d875" style:font-weight-asian="normal" style:font-weight-complex="normal"/>
    </style:style>
    <style:style style:name="P513" style:family="paragraph" style:parent-style-name="Table_20_Contents" style:list-style-name="L67">
      <style:text-properties fo:language="nl" fo:country="BE" fo:font-weight="normal" officeooo:rsid="00315364" officeooo:paragraph-rsid="04e67cf5" style:font-weight-asian="normal" style:font-weight-complex="normal"/>
    </style:style>
    <style:style style:name="P514" style:family="paragraph" style:parent-style-name="Table_20_Contents" style:list-style-name="L1">
      <style:text-properties fo:language="nl" fo:country="BE" fo:font-weight="normal" officeooo:rsid="006df2f6" officeooo:paragraph-rsid="03768ef5" style:font-weight-asian="normal" style:font-weight-complex="normal"/>
    </style:style>
    <style:style style:name="P515" style:family="paragraph" style:parent-style-name="Table_20_Contents" style:list-style-name="L1">
      <style:text-properties fo:language="nl" fo:country="BE" fo:font-weight="normal" officeooo:rsid="006df2f6" officeooo:paragraph-rsid="07c3a6d8" style:font-weight-asian="normal" style:font-weight-complex="normal"/>
    </style:style>
    <style:style style:name="P516" style:family="paragraph" style:parent-style-name="Table_20_Contents" style:list-style-name="L1">
      <style:text-properties fo:language="nl" fo:country="BE" fo:font-weight="normal" officeooo:rsid="006df2f6" officeooo:paragraph-rsid="055092ac" style:font-weight-asian="normal" style:font-weight-complex="normal"/>
    </style:style>
    <style:style style:name="P517" style:family="paragraph" style:parent-style-name="Table_20_Contents" style:list-style-name="L17">
      <style:text-properties fo:language="nl" fo:country="BE" fo:font-weight="normal" officeooo:rsid="006df2f6" officeooo:paragraph-rsid="03768ef5" style:font-weight-asian="normal" style:font-weight-complex="normal"/>
    </style:style>
    <style:style style:name="P518" style:family="paragraph" style:parent-style-name="Table_20_Contents" style:list-style-name="L23">
      <style:text-properties fo:language="nl" fo:country="BE" fo:font-weight="normal" officeooo:rsid="006df2f6" officeooo:paragraph-rsid="07c3a6d8" style:font-weight-asian="normal" style:font-weight-complex="normal"/>
    </style:style>
    <style:style style:name="P519" style:family="paragraph" style:parent-style-name="Table_20_Contents" style:list-style-name="L31">
      <style:text-properties fo:language="nl" fo:country="BE" fo:font-weight="normal" officeooo:rsid="006df2f6" officeooo:paragraph-rsid="055092ac" style:font-weight-asian="normal" style:font-weight-complex="normal"/>
    </style:style>
    <style:style style:name="P520" style:family="paragraph" style:parent-style-name="Table_20_Contents" style:list-style-name="L1">
      <style:text-properties fo:language="nl" fo:country="BE" fo:font-weight="normal" officeooo:rsid="006fe13d" officeooo:paragraph-rsid="03768ef5" style:font-weight-asian="normal" style:font-weight-complex="normal"/>
    </style:style>
    <style:style style:name="P521" style:family="paragraph" style:parent-style-name="Table_20_Contents" style:list-style-name="L1">
      <style:text-properties fo:language="nl" fo:country="BE" fo:font-weight="normal" officeooo:rsid="006fe13d" officeooo:paragraph-rsid="07c3a6d8" style:font-weight-asian="normal" style:font-weight-complex="normal"/>
    </style:style>
    <style:style style:name="P522" style:family="paragraph" style:parent-style-name="Table_20_Contents" style:list-style-name="L1">
      <style:text-properties fo:language="nl" fo:country="BE" fo:font-weight="normal" officeooo:rsid="006fe13d" officeooo:paragraph-rsid="055092ac" style:font-weight-asian="normal" style:font-weight-complex="normal"/>
    </style:style>
    <style:style style:name="P523" style:family="paragraph" style:parent-style-name="Table_20_Contents" style:list-style-name="L1">
      <style:text-properties fo:language="nl" fo:country="BE" fo:font-weight="normal" officeooo:rsid="0070984c" officeooo:paragraph-rsid="03768ef5" style:font-weight-asian="normal" style:font-weight-complex="normal"/>
    </style:style>
    <style:style style:name="P524" style:family="paragraph" style:parent-style-name="Table_20_Contents" style:list-style-name="L1">
      <style:text-properties fo:language="nl" fo:country="BE" fo:font-weight="normal" officeooo:rsid="0070984c" officeooo:paragraph-rsid="07c3a6d8" style:font-weight-asian="normal" style:font-weight-complex="normal"/>
    </style:style>
    <style:style style:name="P525" style:family="paragraph" style:parent-style-name="Table_20_Contents" style:list-style-name="L1">
      <style:text-properties fo:language="nl" fo:country="BE" fo:font-weight="normal" officeooo:rsid="0070984c" officeooo:paragraph-rsid="055092ac" style:font-weight-asian="normal" style:font-weight-complex="normal"/>
    </style:style>
    <style:style style:name="P526" style:family="paragraph" style:parent-style-name="Table_20_Contents" style:list-style-name="L1">
      <style:text-properties fo:language="nl" fo:country="BE" fo:font-weight="normal" officeooo:rsid="087b65f4" officeooo:paragraph-rsid="087b65f4" style:font-weight-asian="normal" style:font-weight-complex="normal"/>
    </style:style>
    <style:style style:name="P527" style:family="paragraph" style:parent-style-name="Table_20_Contents" style:list-style-name="L1">
      <style:text-properties fo:language="nl" fo:country="BE" fo:font-weight="normal" officeooo:rsid="00775740" officeooo:paragraph-rsid="03768ef5" style:font-weight-asian="normal" style:font-weight-complex="normal"/>
    </style:style>
    <style:style style:name="P528" style:family="paragraph" style:parent-style-name="Table_20_Contents" style:list-style-name="L1">
      <style:text-properties fo:language="nl" fo:country="BE" fo:font-weight="normal" officeooo:rsid="00775740" officeooo:paragraph-rsid="07c3a6d8" style:font-weight-asian="normal" style:font-weight-complex="normal"/>
    </style:style>
    <style:style style:name="P529" style:family="paragraph" style:parent-style-name="Table_20_Contents" style:list-style-name="L1">
      <style:text-properties fo:language="nl" fo:country="BE" fo:font-weight="normal" officeooo:rsid="00775740" officeooo:paragraph-rsid="055092ac" style:font-weight-asian="normal" style:font-weight-complex="normal"/>
    </style:style>
    <style:style style:name="P530" style:family="paragraph" style:parent-style-name="Table_20_Contents" style:list-style-name="L1">
      <style:text-properties fo:language="nl" fo:country="BE" fo:font-weight="normal" officeooo:rsid="03969fa6" officeooo:paragraph-rsid="04782037" style:font-weight-asian="normal" style:font-weight-complex="normal"/>
    </style:style>
    <style:style style:name="P531" style:family="paragraph" style:parent-style-name="Table_20_Contents" style:list-style-name="L1">
      <style:text-properties fo:language="nl" fo:country="BE" fo:font-weight="normal" officeooo:rsid="03969fa6" officeooo:paragraph-rsid="07d57ba5" style:font-weight-asian="normal" style:font-weight-complex="normal"/>
    </style:style>
    <style:style style:name="P532" style:family="paragraph" style:parent-style-name="Table_20_Contents" style:list-style-name="L1">
      <style:text-properties fo:language="nl" fo:country="BE" fo:font-weight="normal" officeooo:rsid="03969fa6" officeooo:paragraph-rsid="055160b1" style:font-weight-asian="normal" style:font-weight-complex="normal"/>
    </style:style>
    <style:style style:name="P533" style:family="paragraph" style:parent-style-name="Table_20_Contents" style:list-style-name="L1">
      <style:text-properties fo:language="nl" fo:country="BE" fo:font-weight="normal" officeooo:rsid="00165bc9" officeooo:paragraph-rsid="03969fa6" style:font-weight-asian="normal" style:font-weight-complex="normal"/>
    </style:style>
    <style:style style:name="P534" style:family="paragraph" style:parent-style-name="Table_20_Contents" style:list-style-name="L1">
      <style:text-properties fo:language="nl" fo:country="BE" fo:font-weight="normal" officeooo:rsid="00165bc9" officeooo:paragraph-rsid="07d57ba5" style:font-weight-asian="normal" style:font-weight-complex="normal"/>
    </style:style>
    <style:style style:name="P535" style:family="paragraph" style:parent-style-name="Table_20_Contents" style:list-style-name="L1">
      <style:text-properties fo:language="nl" fo:country="BE" fo:font-weight="normal" officeooo:rsid="00165bc9" officeooo:paragraph-rsid="055160b1" style:font-weight-asian="normal" style:font-weight-complex="normal"/>
    </style:style>
    <style:style style:name="P536" style:family="paragraph" style:parent-style-name="Table_20_Contents" style:list-style-name="L1">
      <style:text-properties fo:language="nl" fo:country="BE" fo:font-weight="normal" officeooo:rsid="00165bc9" officeooo:paragraph-rsid="031abaa7" style:font-weight-asian="normal" style:font-weight-complex="normal"/>
    </style:style>
    <style:style style:name="P537" style:family="paragraph" style:parent-style-name="Table_20_Contents" style:list-style-name="L1">
      <style:text-properties fo:language="nl" fo:country="BE" fo:font-weight="normal" officeooo:rsid="00165bc9" officeooo:paragraph-rsid="03474515" style:font-weight-asian="normal" style:font-weight-complex="normal"/>
    </style:style>
    <style:style style:name="P538" style:family="paragraph" style:parent-style-name="Table_20_Contents" style:list-style-name="L1">
      <style:text-properties fo:language="nl" fo:country="BE" fo:font-weight="normal" officeooo:rsid="00165bc9" officeooo:paragraph-rsid="031b4326" style:font-weight-asian="normal" style:font-weight-complex="normal"/>
    </style:style>
    <style:style style:name="P539" style:family="paragraph" style:parent-style-name="Table_20_Contents" style:list-style-name="L71">
      <style:text-properties fo:language="nl" fo:country="BE" fo:font-weight="normal" officeooo:rsid="00165bc9" officeooo:paragraph-rsid="031c6897" style:font-weight-asian="normal" style:font-weight-complex="normal"/>
    </style:style>
    <style:style style:name="P540" style:family="paragraph" style:parent-style-name="Table_20_Contents" style:list-style-name="L1">
      <style:text-properties fo:language="nl" fo:country="BE" fo:font-weight="normal" officeooo:rsid="0090846a" officeooo:paragraph-rsid="0376f540" style:font-weight-asian="normal" style:font-weight-complex="normal"/>
    </style:style>
    <style:style style:name="P541" style:family="paragraph" style:parent-style-name="Table_20_Contents" style:list-style-name="L1">
      <style:text-properties fo:language="nl" fo:country="BE" fo:font-weight="normal" officeooo:rsid="0090846a" officeooo:paragraph-rsid="07d57ba5" style:font-weight-asian="normal" style:font-weight-complex="normal"/>
    </style:style>
    <style:style style:name="P542" style:family="paragraph" style:parent-style-name="Table_20_Contents" style:list-style-name="L1">
      <style:text-properties fo:language="nl" fo:country="BE" fo:font-weight="normal" officeooo:rsid="0090846a" officeooo:paragraph-rsid="055160b1" style:font-weight-asian="normal" style:font-weight-complex="normal"/>
    </style:style>
    <style:style style:name="P543" style:family="paragraph" style:parent-style-name="Table_20_Contents" style:list-style-name="L19">
      <style:text-properties fo:language="nl" fo:country="BE" fo:font-weight="normal" officeooo:rsid="008d1501" officeooo:paragraph-rsid="0376f540" style:font-weight-asian="normal" style:font-weight-complex="normal"/>
    </style:style>
    <style:style style:name="P544" style:family="paragraph" style:parent-style-name="Table_20_Contents" style:list-style-name="L25">
      <style:text-properties fo:language="nl" fo:country="BE" fo:font-weight="normal" officeooo:rsid="008d1501" officeooo:paragraph-rsid="07d57ba5" style:font-weight-asian="normal" style:font-weight-complex="normal"/>
    </style:style>
    <style:style style:name="P545" style:family="paragraph" style:parent-style-name="Table_20_Contents" style:list-style-name="L33">
      <style:text-properties fo:language="nl" fo:country="BE" fo:font-weight="normal" officeooo:rsid="008d1501" officeooo:paragraph-rsid="055160b1" style:font-weight-asian="normal" style:font-weight-complex="normal"/>
    </style:style>
    <style:style style:name="P546" style:family="paragraph" style:parent-style-name="Table_20_Contents" style:list-style-name="L1">
      <style:text-properties fo:language="nl" fo:country="BE" fo:font-weight="normal" officeooo:rsid="00504abf" officeooo:paragraph-rsid="06bccd60" style:font-weight-asian="normal" style:font-weight-complex="normal"/>
    </style:style>
    <style:style style:name="P547" style:family="paragraph" style:parent-style-name="Table_20_Contents" style:list-style-name="L1">
      <style:text-properties fo:language="nl" fo:country="BE" fo:font-weight="normal" officeooo:rsid="00504abf" officeooo:paragraph-rsid="08867617" style:font-weight-asian="normal" style:font-weight-complex="normal"/>
    </style:style>
    <style:style style:name="P548" style:family="paragraph" style:parent-style-name="Table_20_Contents" style:list-style-name="L1">
      <style:text-properties fo:language="nl" fo:country="BE" fo:font-weight="normal" officeooo:rsid="00504abf" officeooo:paragraph-rsid="06badb7f" style:font-weight-asian="normal" style:font-weight-complex="normal"/>
    </style:style>
    <style:style style:name="P549" style:family="paragraph" style:parent-style-name="Table_20_Contents" style:list-style-name="L1">
      <style:text-properties fo:language="nl" fo:country="BE" fo:font-weight="normal" officeooo:rsid="00504abf" officeooo:paragraph-rsid="089a5fd3" style:font-weight-asian="normal" style:font-weight-complex="normal"/>
    </style:style>
    <style:style style:name="P550" style:family="paragraph" style:parent-style-name="Table_20_Contents" style:list-style-name="L1">
      <style:text-properties fo:language="nl" fo:country="BE" fo:font-weight="normal" officeooo:rsid="005326db" officeooo:paragraph-rsid="0376f540" style:font-weight-asian="normal" style:font-weight-complex="normal"/>
    </style:style>
    <style:style style:name="P551" style:family="paragraph" style:parent-style-name="Table_20_Contents" style:list-style-name="L1">
      <style:text-properties fo:language="nl" fo:country="BE" fo:font-weight="normal" officeooo:rsid="005326db" officeooo:paragraph-rsid="07e51686" style:font-weight-asian="normal" style:font-weight-complex="normal"/>
    </style:style>
    <style:style style:name="P552" style:family="paragraph" style:parent-style-name="Table_20_Contents" style:list-style-name="L1">
      <style:text-properties fo:language="nl" fo:country="BE" fo:font-weight="normal" officeooo:rsid="005326db" officeooo:paragraph-rsid="0552eebd" style:font-weight-asian="normal" style:font-weight-complex="normal"/>
    </style:style>
    <style:style style:name="P553" style:family="paragraph" style:parent-style-name="Table_20_Contents" style:list-style-name="L1">
      <style:text-properties fo:language="nl" fo:country="BE" fo:font-weight="normal" officeooo:rsid="005326db" officeooo:paragraph-rsid="089a5fd3" style:font-weight-asian="normal" style:font-weight-complex="normal"/>
    </style:style>
    <style:style style:name="P554" style:family="paragraph" style:parent-style-name="Table_20_Contents" style:list-style-name="L1">
      <style:text-properties fo:language="nl" fo:country="BE" fo:font-weight="normal" officeooo:rsid="00545530" officeooo:paragraph-rsid="05af3120" style:font-weight-asian="normal" style:font-weight-complex="normal"/>
    </style:style>
    <style:style style:name="P555" style:family="paragraph" style:parent-style-name="Table_20_Contents" style:list-style-name="L1">
      <style:text-properties fo:language="nl" fo:country="BE" fo:font-weight="normal" officeooo:rsid="00545530" officeooo:paragraph-rsid="05b114f1" style:font-weight-asian="normal" style:font-weight-complex="normal"/>
    </style:style>
    <style:style style:name="P556" style:family="paragraph" style:parent-style-name="Table_20_Contents" style:list-style-name="L21">
      <style:text-properties fo:language="nl" fo:country="BE" fo:font-weight="normal" officeooo:rsid="00501c5a" officeooo:paragraph-rsid="0376f540" style:font-weight-asian="normal" style:font-weight-complex="normal"/>
    </style:style>
    <style:style style:name="P557" style:family="paragraph" style:parent-style-name="Table_20_Contents" style:list-style-name="L27">
      <style:text-properties fo:language="nl" fo:country="BE" fo:font-weight="normal" officeooo:rsid="00501c5a" officeooo:paragraph-rsid="08aaaab5" style:font-weight-asian="normal" style:font-weight-complex="normal"/>
    </style:style>
    <style:style style:name="P558" style:family="paragraph" style:parent-style-name="Table_20_Contents" style:list-style-name="L35">
      <style:text-properties fo:language="nl" fo:country="BE" fo:font-weight="normal" officeooo:rsid="00501c5a" officeooo:paragraph-rsid="0552eebd" style:font-weight-asian="normal" style:font-weight-complex="normal"/>
    </style:style>
    <style:style style:name="P559" style:family="paragraph" style:parent-style-name="Table_20_Contents" style:list-style-name="L37">
      <style:text-properties fo:language="nl" fo:country="BE" fo:font-weight="normal" officeooo:rsid="00501c5a" officeooo:paragraph-rsid="089a5fd3" style:font-weight-asian="normal" style:font-weight-complex="normal"/>
    </style:style>
    <style:style style:name="P560" style:family="paragraph" style:parent-style-name="Table_20_Contents" style:list-style-name="L57">
      <style:text-properties fo:language="nl" fo:country="BE" fo:font-weight="normal" officeooo:rsid="002a330c" officeooo:paragraph-rsid="0891c777" style:font-weight-asian="normal" style:font-weight-complex="normal"/>
    </style:style>
    <style:style style:name="P561" style:family="paragraph" style:parent-style-name="Table_20_Contents" style:list-style-name="L57">
      <style:text-properties fo:language="nl" fo:country="BE" fo:font-weight="normal" officeooo:rsid="002a330c" officeooo:paragraph-rsid="021d8ee1" style:font-weight-asian="normal" style:font-weight-complex="normal"/>
    </style:style>
    <style:style style:name="P562" style:family="paragraph" style:parent-style-name="Table_20_Contents" style:list-style-name="L1">
      <style:text-properties fo:language="nl" fo:country="BE" fo:font-weight="normal" officeooo:rsid="00af85fb" officeooo:paragraph-rsid="05a3d875" style:font-weight-asian="normal" style:font-weight-complex="normal"/>
    </style:style>
    <style:style style:name="P563" style:family="paragraph" style:parent-style-name="Table_20_Contents" style:list-style-name="L1">
      <style:text-properties fo:language="nl" fo:country="BE" fo:font-weight="normal" officeooo:rsid="00af85fb" officeooo:paragraph-rsid="033b5f32" style:font-weight-asian="normal" style:font-weight-complex="normal"/>
    </style:style>
    <style:style style:name="P564" style:family="paragraph" style:parent-style-name="Table_20_Contents" style:list-style-name="L1">
      <style:text-properties fo:language="nl" fo:country="BE" fo:font-weight="normal" officeooo:rsid="00b0bd77" officeooo:paragraph-rsid="05a3d875" style:font-weight-asian="normal" style:font-weight-complex="normal"/>
    </style:style>
    <style:style style:name="P565" style:family="paragraph" style:parent-style-name="Table_20_Contents" style:list-style-name="L1">
      <style:text-properties fo:language="nl" fo:country="BE" fo:font-weight="normal" officeooo:rsid="00b0bd77" officeooo:paragraph-rsid="03088d0a" style:font-weight-asian="normal" style:font-weight-complex="normal"/>
    </style:style>
    <style:style style:name="P566" style:family="paragraph" style:parent-style-name="Table_20_Contents" style:list-style-name="L1">
      <style:text-properties fo:language="nl" fo:country="BE" fo:font-weight="normal" officeooo:rsid="03f3e66b" officeooo:paragraph-rsid="08279fb5" style:font-weight-asian="normal" style:font-weight-complex="normal"/>
    </style:style>
    <style:style style:name="P567" style:family="paragraph" style:parent-style-name="Table_20_Contents" style:list-style-name="L62">
      <style:text-properties fo:language="nl" fo:country="BE" fo:font-weight="normal" officeooo:rsid="00cc35eb" officeooo:paragraph-rsid="08279fb5" style:font-weight-asian="normal" style:font-weight-complex="normal"/>
    </style:style>
    <style:style style:name="P568" style:family="paragraph" style:parent-style-name="Table_20_Contents" style:list-style-name="L1">
      <style:text-properties fo:language="nl" fo:country="BE" fo:font-weight="normal" officeooo:rsid="00b38d6c" officeooo:paragraph-rsid="05a3e182" style:font-weight-asian="normal" style:font-weight-complex="normal"/>
    </style:style>
    <style:style style:name="P569" style:family="paragraph" style:parent-style-name="Table_20_Contents" style:list-style-name="L1">
      <style:text-properties fo:language="nl" fo:country="BE" fo:font-weight="normal" officeooo:rsid="00b585bf" officeooo:paragraph-rsid="05a3e182" style:font-weight-asian="normal" style:font-weight-complex="normal"/>
    </style:style>
    <style:style style:name="P570" style:family="paragraph" style:parent-style-name="Table_20_Contents" style:list-style-name="L1">
      <style:text-properties fo:language="nl" fo:country="BE" fo:font-weight="normal" officeooo:rsid="00baa73a" officeooo:paragraph-rsid="05a3e182" style:font-weight-asian="normal" style:font-weight-complex="normal"/>
    </style:style>
    <style:style style:name="P571" style:family="paragraph" style:parent-style-name="Table_20_Contents" style:list-style-name="L1">
      <style:text-properties fo:language="nl" fo:country="BE" fo:font-weight="normal" officeooo:rsid="005c2a6c" officeooo:paragraph-rsid="06945a72" style:font-weight-asian="normal" style:font-weight-complex="normal"/>
    </style:style>
    <style:style style:name="P572" style:family="paragraph" style:parent-style-name="Table_20_Contents" style:list-style-name="L1">
      <style:text-properties fo:language="nl" fo:country="BE" fo:font-weight="normal" officeooo:rsid="005c2a6c" officeooo:paragraph-rsid="06ba9dc9" style:font-weight-asian="normal" style:font-weight-complex="normal"/>
    </style:style>
    <style:style style:name="P573" style:family="paragraph" style:parent-style-name="Table_20_Contents" style:list-style-name="L1">
      <style:text-properties fo:language="nl" fo:country="BE" fo:font-weight="normal" officeooo:rsid="005c2a6c" officeooo:paragraph-rsid="067c055d" style:font-weight-asian="normal" style:font-weight-complex="normal"/>
    </style:style>
    <style:style style:name="P574" style:family="paragraph" style:parent-style-name="Table_20_Contents" style:list-style-name="L1">
      <style:text-properties fo:language="nl" fo:country="BE" fo:font-weight="normal" officeooo:rsid="06a37a24" officeooo:paragraph-rsid="06a389f0" style:font-weight-asian="normal" style:font-weight-complex="normal"/>
    </style:style>
    <style:style style:name="P575" style:family="paragraph" style:parent-style-name="Table_20_Contents" style:list-style-name="L1">
      <style:text-properties fo:language="nl" fo:country="BE" fo:font-weight="normal" officeooo:rsid="06a52a2b" officeooo:paragraph-rsid="06a52a2b" style:font-weight-asian="normal" style:font-weight-complex="normal"/>
    </style:style>
    <style:style style:name="P576" style:family="paragraph" style:parent-style-name="Table_20_Contents" style:list-style-name="L73">
      <style:text-properties fo:language="nl" fo:country="BE" fo:font-weight="normal" officeooo:rsid="06a8d7be" officeooo:paragraph-rsid="06a8d7be" style:font-weight-asian="normal" style:font-weight-complex="normal"/>
    </style:style>
    <style:style style:name="P577" style:family="paragraph" style:parent-style-name="Table_20_Contents" style:list-style-name="L1">
      <style:text-properties fo:language="nl" fo:country="BE" fo:font-weight="normal" officeooo:rsid="011be6e7" officeooo:paragraph-rsid="08370723" style:font-weight-asian="normal" style:font-weight-complex="normal"/>
    </style:style>
    <style:style style:name="P578" style:family="paragraph" style:parent-style-name="Table_20_Contents" style:list-style-name="L1">
      <style:text-properties fo:language="nl" fo:country="BE" fo:font-weight="normal" officeooo:rsid="08483049" officeooo:paragraph-rsid="08483049" style:font-weight-asian="normal" style:font-weight-complex="normal"/>
    </style:style>
    <style:style style:name="P579" style:family="paragraph" style:parent-style-name="Table_20_Contents" style:list-style-name="L1">
      <style:text-properties fo:language="nl" fo:country="BE" fo:font-weight="normal" officeooo:rsid="0849b30c" officeooo:paragraph-rsid="0849b30c" style:font-weight-asian="normal" style:font-weight-complex="normal"/>
    </style:style>
    <style:style style:name="P580" style:family="paragraph" style:parent-style-name="Table_20_Contents" style:list-style-name="L1">
      <style:text-properties fo:language="nl" fo:country="BE" fo:font-weight="normal" officeooo:rsid="06badb7f" officeooo:paragraph-rsid="06badb7f" style:font-weight-asian="normal" style:font-weight-complex="normal"/>
    </style:style>
    <style:style style:name="P581" style:family="paragraph" style:parent-style-name="Table_20_Contents" style:list-style-name="L76">
      <style:text-properties fo:language="nl" fo:country="BE" fo:font-weight="normal" officeooo:rsid="005c03b5" officeooo:paragraph-rsid="06967743" style:font-weight-asian="normal" style:font-weight-complex="normal"/>
    </style:style>
    <style:style style:name="P582" style:family="paragraph" style:parent-style-name="Table_20_Contents" style:list-style-name="L77">
      <style:text-properties fo:language="nl" fo:country="BE" fo:font-weight="normal" officeooo:rsid="005c03b5" officeooo:paragraph-rsid="067c055d" style:font-weight-asian="normal" style:font-weight-complex="normal"/>
    </style:style>
    <style:style style:name="P583" style:family="paragraph" style:parent-style-name="Table_20_Contents" style:list-style-name="L1">
      <style:text-properties fo:language="nl" fo:country="BE" fo:font-weight="normal" officeooo:rsid="005de038" officeooo:paragraph-rsid="067c055d" style:font-weight-asian="normal" style:font-weight-complex="normal"/>
    </style:style>
    <style:style style:name="P584" style:family="paragraph" style:parent-style-name="Table_20_Contents" style:list-style-name="L1">
      <style:text-properties fo:language="nl" fo:country="BE" fo:font-weight="normal" officeooo:rsid="00603c44" officeooo:paragraph-rsid="067c055d" style:font-weight-asian="normal" style:font-weight-complex="normal"/>
    </style:style>
    <style:style style:name="P585" style:family="paragraph" style:parent-style-name="Table_20_Contents" style:list-style-name="L1">
      <style:text-properties fo:language="nl" fo:country="BE" fo:font-weight="normal" officeooo:rsid="08f5c3d0" officeooo:paragraph-rsid="08f5c3d0" style:font-weight-asian="normal" style:font-weight-complex="normal"/>
    </style:style>
    <style:style style:name="P586" style:family="paragraph" style:parent-style-name="Table_20_Contents" style:list-style-name="L1">
      <style:text-properties fo:language="nl" fo:country="BE" fo:font-weight="normal" officeooo:rsid="08f65992" officeooo:paragraph-rsid="08f6df3d" style:font-weight-asian="normal" style:font-weight-complex="normal"/>
    </style:style>
    <style:style style:name="P587" style:family="paragraph" style:parent-style-name="Table_20_Contents" style:list-style-name="L9">
      <style:text-properties fo:language="nl" fo:country="BE" fo:font-weight="normal" officeooo:rsid="0012f95c" officeooo:paragraph-rsid="08c39a5e" style:language-asian="zxx" style:country-asian="none" style:font-weight-asian="normal" style:language-complex="zxx" style:country-complex="none" style:font-weight-complex="normal"/>
    </style:style>
    <style:style style:name="P588" style:family="paragraph" style:parent-style-name="Table_20_Contents" style:list-style-name="L16">
      <style:text-properties fo:language="nl" fo:country="BE" fo:font-weight="normal" officeooo:rsid="0012f95c" officeooo:paragraph-rsid="04c0e0f7" style:language-asian="zxx" style:country-asian="none" style:font-weight-asian="normal" style:language-complex="zxx" style:country-complex="none" style:font-weight-complex="normal"/>
    </style:style>
    <style:style style:name="P589" style:family="paragraph" style:parent-style-name="Table_20_Contents" style:list-style-name="L30">
      <style:text-properties fo:language="nl" fo:country="BE" fo:font-weight="normal" officeooo:rsid="0012f95c" officeooo:paragraph-rsid="054bcf9b" style:language-asian="zxx" style:country-asian="none" style:font-weight-asian="normal" style:language-complex="zxx" style:country-complex="none" style:font-weight-complex="normal"/>
    </style:style>
    <style:style style:name="P590" style:family="paragraph" style:parent-style-name="Table_20_Contents" style:list-style-name="L45">
      <style:text-properties fo:language="nl" fo:country="BE" fo:font-weight="normal" officeooo:rsid="0012f95c" officeooo:paragraph-rsid="001374df" style:language-asian="zxx" style:country-asian="none" style:font-weight-asian="normal" style:language-complex="zxx" style:country-complex="none" style:font-weight-complex="normal"/>
    </style:style>
    <style:style style:name="P591" style:family="paragraph" style:parent-style-name="Table_20_Contents" style:list-style-name="L45">
      <style:text-properties fo:language="nl" fo:country="BE" fo:font-weight="normal" officeooo:rsid="0012f95c" officeooo:paragraph-rsid="04481e18" style:language-asian="zxx" style:country-asian="none" style:font-weight-asian="normal" style:language-complex="zxx" style:country-complex="none" style:font-weight-complex="normal"/>
    </style:style>
    <style:style style:name="P592" style:family="paragraph" style:parent-style-name="Table_20_Contents" style:list-style-name="L46">
      <style:text-properties fo:language="nl" fo:country="BE" fo:font-weight="normal" officeooo:rsid="0012f95c" officeooo:paragraph-rsid="001374df" style:language-asian="zxx" style:country-asian="none" style:font-weight-asian="normal" style:language-complex="zxx" style:country-complex="none" style:font-weight-complex="normal"/>
    </style:style>
    <style:style style:name="P593" style:family="paragraph" style:parent-style-name="Table_20_Contents" style:list-style-name="L48">
      <style:text-properties fo:language="nl" fo:country="BE" fo:font-weight="normal" officeooo:rsid="0012f95c" officeooo:paragraph-rsid="05ee0f30" style:language-asian="zxx" style:country-asian="none" style:font-weight-asian="normal" style:language-complex="zxx" style:country-complex="none" style:font-weight-complex="normal"/>
    </style:style>
    <style:style style:name="P594" style:family="paragraph" style:parent-style-name="Table_20_Contents" style:list-style-name="L50">
      <style:text-properties fo:language="nl" fo:country="BE" fo:font-weight="normal" officeooo:rsid="0012f95c" officeooo:paragraph-rsid="061209bc" style:language-asian="zxx" style:country-asian="none" style:font-weight-asian="normal" style:language-complex="zxx" style:country-complex="none" style:font-weight-complex="normal"/>
    </style:style>
    <style:style style:name="P595" style:family="paragraph" style:parent-style-name="Table_20_Contents">
      <style:text-properties fo:language="nl" fo:country="BE" fo:font-weight="normal" officeooo:rsid="0012f95c" officeooo:paragraph-rsid="08eaac8c" style:language-asian="zxx" style:country-asian="none" style:font-weight-asian="normal" style:language-complex="zxx" style:country-complex="none" style:font-weight-complex="normal"/>
    </style:style>
    <style:style style:name="P596" style:family="paragraph" style:parent-style-name="Table_20_Contents" style:list-style-name="L20">
      <style:text-properties fo:language="nl" fo:country="BE" fo:font-weight="normal" officeooo:rsid="00182ab8" officeooo:paragraph-rsid="039d2517" style:language-asian="zxx" style:country-asian="none" style:font-weight-asian="normal" style:language-complex="zxx" style:country-complex="none" style:font-weight-complex="normal"/>
    </style:style>
    <style:style style:name="P597" style:family="paragraph" style:parent-style-name="Table_20_Contents" style:list-style-name="L26">
      <style:text-properties fo:language="nl" fo:country="BE" fo:font-weight="normal" officeooo:rsid="00182ab8" officeooo:paragraph-rsid="07d57ba5" style:language-asian="zxx" style:country-asian="none" style:font-weight-asian="normal" style:language-complex="zxx" style:country-complex="none" style:font-weight-complex="normal"/>
    </style:style>
    <style:style style:name="P598" style:family="paragraph" style:parent-style-name="Table_20_Contents" style:list-style-name="L34">
      <style:text-properties fo:language="nl" fo:country="BE" fo:font-weight="normal" officeooo:rsid="00182ab8" officeooo:paragraph-rsid="055160b1" style:language-asian="zxx" style:country-asian="none" style:font-weight-asian="normal" style:language-complex="zxx" style:country-complex="none" style:font-weight-complex="normal"/>
    </style:style>
    <style:style style:name="P599" style:family="paragraph" style:parent-style-name="Table_20_Contents" style:list-style-name="L70">
      <style:text-properties fo:language="nl" fo:country="BE" fo:font-weight="normal" officeooo:rsid="00182ab8" officeooo:paragraph-rsid="030d2f99" style:language-asian="zxx" style:country-asian="none" style:font-weight-asian="normal" style:language-complex="zxx" style:country-complex="none" style:font-weight-complex="normal"/>
    </style:style>
    <style:style style:name="P600" style:family="paragraph" style:parent-style-name="Table_20_Contents" style:list-style-name="L72">
      <style:text-properties fo:language="nl" fo:country="BE" fo:font-weight="normal" officeooo:rsid="00182ab8" officeooo:paragraph-rsid="0313d1ba" style:language-asian="zxx" style:country-asian="none" style:font-weight-asian="normal" style:language-complex="zxx" style:country-complex="none" style:font-weight-complex="normal"/>
    </style:style>
    <style:style style:name="P601" style:family="paragraph" style:parent-style-name="Table_20_Contents" style:list-style-name="L45">
      <style:text-properties fo:language="nl" fo:country="BE" fo:font-weight="normal" officeooo:rsid="073f810f" officeooo:paragraph-rsid="073f810f" style:language-asian="zxx" style:country-asian="none" style:font-weight-asian="normal" style:language-complex="zxx" style:country-complex="none" style:font-weight-complex="normal"/>
    </style:style>
    <style:style style:name="P602" style:family="paragraph" style:parent-style-name="Table_20_Contents" style:list-style-name="L45">
      <style:text-properties fo:language="nl" fo:country="BE" fo:font-weight="normal" officeooo:rsid="02228ed7" officeooo:paragraph-rsid="02228ed7" style:language-asian="zxx" style:country-asian="none" style:font-weight-asian="normal" style:language-complex="zxx" style:country-complex="none" style:font-weight-complex="normal"/>
    </style:style>
    <style:style style:name="P603" style:family="paragraph" style:parent-style-name="Table_20_Contents" style:list-style-name="L45">
      <style:text-properties fo:language="nl" fo:country="BE" fo:font-weight="normal" officeooo:rsid="02228ed7" officeooo:paragraph-rsid="06915a41" style:language-asian="zxx" style:country-asian="none" style:font-weight-asian="normal" style:language-complex="zxx" style:country-complex="none" style:font-weight-complex="normal"/>
    </style:style>
    <style:style style:name="P604" style:family="paragraph" style:parent-style-name="Table_20_Contents" style:list-style-name="L47">
      <style:text-properties fo:language="nl" fo:country="BE" fo:font-weight="normal" officeooo:rsid="0600dc09" officeooo:paragraph-rsid="07a8fe2d" style:language-asian="zxx" style:country-asian="none" style:font-weight-asian="normal" style:language-complex="zxx" style:country-complex="none" style:font-weight-complex="normal"/>
    </style:style>
    <style:style style:name="P605" style:family="paragraph" style:parent-style-name="Table_20_Contents" style:list-style-name="L45">
      <style:text-properties fo:language="nl" fo:country="BE" fo:font-weight="normal" officeooo:rsid="00146cee" officeooo:paragraph-rsid="04481e18" style:language-asian="zxx" style:country-asian="none" style:font-weight-asian="normal" style:language-complex="zxx" style:country-complex="none" style:font-weight-complex="normal"/>
    </style:style>
    <style:style style:name="P606" style:family="paragraph" style:parent-style-name="Table_20_Contents" style:list-style-name="L51">
      <style:text-properties fo:language="nl" fo:country="BE" fo:font-weight="normal" officeooo:rsid="00146cee" officeooo:paragraph-rsid="04481e18" style:language-asian="zxx" style:country-asian="none" style:font-weight-asian="normal" style:language-complex="zxx" style:country-complex="none" style:font-weight-complex="normal"/>
    </style:style>
    <style:style style:name="P607" style:family="paragraph" style:parent-style-name="Table_20_Contents" style:list-style-name="L53">
      <style:text-properties fo:language="nl" fo:country="BE" fo:font-weight="normal" officeooo:rsid="00146cee" officeooo:paragraph-rsid="064945b1" style:language-asian="zxx" style:country-asian="none" style:font-weight-asian="normal" style:language-complex="zxx" style:country-complex="none" style:font-weight-complex="normal"/>
    </style:style>
    <style:style style:name="P608" style:family="paragraph" style:parent-style-name="Table_20_Contents" style:list-style-name="L56">
      <style:text-properties fo:language="nl" fo:country="BE" fo:font-weight="normal" officeooo:rsid="00146cee" officeooo:paragraph-rsid="064ace03" style:language-asian="zxx" style:country-asian="none" style:font-weight-asian="normal" style:language-complex="zxx" style:country-complex="none" style:font-weight-complex="normal"/>
    </style:style>
    <style:style style:name="P609" style:family="paragraph" style:parent-style-name="Table_20_Contents" style:list-style-name="L52">
      <style:text-properties fo:language="nl" fo:country="BE" fo:font-weight="normal" officeooo:rsid="05fedd69" officeooo:paragraph-rsid="06eaec4d" style:language-asian="zxx" style:country-asian="none" style:font-weight-asian="normal" style:language-complex="zxx" style:country-complex="none" style:font-weight-complex="normal"/>
    </style:style>
    <style:style style:name="P610" style:family="paragraph" style:parent-style-name="Table_20_Contents" style:list-style-name="L74">
      <style:text-properties fo:language="nl" fo:country="BE" fo:font-weight="normal" officeooo:rsid="0770b99b" officeooo:paragraph-rsid="0770b99b" style:language-asian="zxx" style:country-asian="none" style:font-weight-asian="normal" style:language-complex="zxx" style:country-complex="none" style:font-weight-complex="normal"/>
    </style:style>
    <style:style style:name="P611" style:family="paragraph" style:parent-style-name="Table_20_Contents" style:list-style-name="L3">
      <style:text-properties fo:language="nl" fo:country="BE" officeooo:rsid="0012f95c" officeooo:paragraph-rsid="05753a8e" style:language-asian="zxx" style:country-asian="none" style:language-complex="zxx" style:country-complex="none"/>
    </style:style>
    <style:style style:name="P612" style:family="paragraph" style:parent-style-name="Table_20_Contents" style:list-style-name="L18">
      <style:text-properties fo:language="nl" fo:country="BE" officeooo:rsid="0012f95c" officeooo:paragraph-rsid="057979e1" style:language-asian="zxx" style:country-asian="none" style:language-complex="zxx" style:country-complex="none"/>
    </style:style>
    <style:style style:name="P613" style:family="paragraph" style:parent-style-name="Table_20_Contents" style:list-style-name="L41">
      <style:text-properties fo:language="nl" fo:country="BE" officeooo:rsid="0012f95c" officeooo:paragraph-rsid="055d43cf" style:language-asian="zxx" style:country-asian="none" style:language-complex="zxx" style:country-complex="none"/>
    </style:style>
    <style:style style:name="P614" style:family="paragraph" style:parent-style-name="Table_20_Contents" style:list-style-name="L44">
      <style:text-properties fo:language="nl" fo:country="BE" officeooo:rsid="0012f95c" officeooo:paragraph-rsid="055d43cf" style:language-asian="zxx" style:country-asian="none" style:language-complex="zxx" style:country-complex="none"/>
    </style:style>
    <style:style style:name="P615" style:family="paragraph" style:parent-style-name="Table_20_Contents" style:list-style-name="L74">
      <style:text-properties fo:language="nl" fo:country="BE" officeooo:rsid="0012f95c" officeooo:paragraph-rsid="0770b99b" style:language-asian="zxx" style:country-asian="none" style:language-complex="zxx" style:country-complex="none"/>
    </style:style>
    <style:style style:name="P616" style:family="paragraph" style:parent-style-name="Table_20_Contents" style:list-style-name="L79">
      <style:text-properties fo:language="nl" fo:country="BE" officeooo:rsid="0012f95c" officeooo:paragraph-rsid="067c055d" style:language-asian="zxx" style:country-asian="none" style:language-complex="zxx" style:country-complex="none"/>
    </style:style>
    <style:style style:name="P617" style:family="paragraph" style:parent-style-name="Table_20_Contents">
      <style:text-properties fo:language="nl" fo:country="BE" officeooo:rsid="0012f95c" officeooo:paragraph-rsid="08eaac8c" style:language-asian="zxx" style:country-asian="none" style:language-complex="zxx" style:country-complex="none"/>
    </style:style>
    <style:style style:name="P618" style:family="paragraph" style:parent-style-name="Table_20_Contents" style:list-style-name="L3">
      <style:text-properties fo:language="nl" fo:country="BE" officeooo:rsid="05b861e8" officeooo:paragraph-rsid="05b861e8" style:language-asian="zxx" style:country-asian="none" style:language-complex="zxx" style:country-complex="none"/>
    </style:style>
    <style:style style:name="P619" style:family="paragraph" style:parent-style-name="Table_20_Contents" style:list-style-name="L3">
      <style:text-properties fo:language="nl" fo:country="BE" officeooo:rsid="05b861e8" officeooo:paragraph-rsid="0792beb9" style:language-asian="zxx" style:country-asian="none" style:language-complex="zxx" style:country-complex="none"/>
    </style:style>
    <style:style style:name="P620" style:family="paragraph" style:parent-style-name="Table_20_Contents" style:list-style-name="L9">
      <style:text-properties fo:language="nl" fo:country="BE" fo:font-weight="bold" officeooo:rsid="0012f95c" officeooo:paragraph-rsid="08c39a5e" style:font-weight-asian="bold" style:font-weight-complex="bold"/>
    </style:style>
    <style:style style:name="P621" style:family="paragraph" style:parent-style-name="Table_20_Contents">
      <style:text-properties fo:language="nl" fo:country="BE" fo:font-weight="bold" officeooo:rsid="001342eb" officeooo:paragraph-rsid="08eaac8c" style:font-weight-asian="bold" style:font-weight-complex="bold"/>
    </style:style>
    <style:style style:name="P622" style:family="paragraph" style:parent-style-name="Table_20_Contents" style:list-style-name="L3">
      <style:text-properties fo:language="nl" fo:country="BE" fo:font-weight="bold" officeooo:rsid="05b861e8" officeooo:paragraph-rsid="076f2ef7" style:language-asian="zxx" style:country-asian="none" style:font-weight-asian="bold" style:language-complex="zxx" style:country-complex="none" style:font-weight-complex="bold"/>
    </style:style>
    <style:style style:name="P623" style:family="paragraph" style:parent-style-name="Table_20_Contents" style:list-style-name="L16">
      <style:text-properties fo:language="nl" fo:country="BE" fo:font-weight="bold" officeooo:rsid="0012f95c" officeooo:paragraph-rsid="04c0e0f7" style:language-asian="zxx" style:country-asian="none" style:font-weight-asian="bold" style:language-complex="zxx" style:country-complex="none" style:font-weight-complex="bold"/>
    </style:style>
    <style:style style:name="P624" style:family="paragraph" style:parent-style-name="Table_20_Contents" style:list-style-name="L30">
      <style:text-properties fo:language="nl" fo:country="BE" fo:font-weight="bold" officeooo:rsid="0012f95c" officeooo:paragraph-rsid="054bcf9b" style:language-asian="zxx" style:country-asian="none" style:font-weight-asian="bold" style:language-complex="zxx" style:country-complex="none" style:font-weight-complex="bold"/>
    </style:style>
    <style:style style:name="P625" style:family="paragraph" style:parent-style-name="Table_20_Contents">
      <style:text-properties fo:language="nl" fo:country="BE" fo:font-weight="bold" officeooo:rsid="001342eb" officeooo:paragraph-rsid="08eaac8c" style:language-asian="zxx" style:country-asian="none" style:font-weight-asian="bold" style:language-complex="zxx" style:country-complex="none" style:font-weight-complex="bold"/>
    </style:style>
    <style:style style:name="P626" style:family="paragraph" style:parent-style-name="Table_20_Contents" style:list-style-name="L28">
      <style:text-properties fo:language="nl" fo:country="BE" officeooo:paragraph-rsid="056c4670"/>
    </style:style>
    <style:style style:name="P627" style:family="paragraph" style:parent-style-name="Table_20_Contents" style:list-style-name="L38">
      <style:text-properties fo:language="nl" fo:country="BE" officeooo:paragraph-rsid="055d43cf"/>
    </style:style>
    <style:style style:name="P628" style:family="paragraph" style:parent-style-name="Table_20_Contents" style:list-style-name="L38">
      <style:text-properties fo:language="nl" fo:country="BE" officeooo:rsid="01c3eba9" officeooo:paragraph-rsid="055d43cf"/>
    </style:style>
    <style:style style:name="P629" style:family="paragraph" style:parent-style-name="Table_20_Contents" style:list-style-name="L42">
      <style:text-properties fo:language="nl" fo:country="BE" officeooo:rsid="01c3eba9" officeooo:paragraph-rsid="0761cd89"/>
    </style:style>
    <style:style style:name="P630" style:family="paragraph" style:parent-style-name="Table_20_Contents" style:list-style-name="L39">
      <style:text-properties fo:language="nl" fo:country="BE" officeooo:paragraph-rsid="055d43cf"/>
    </style:style>
    <style:style style:name="P631" style:family="paragraph" style:parent-style-name="Table_20_Contents" style:list-style-name="L40">
      <style:text-properties fo:language="nl" fo:country="BE" officeooo:paragraph-rsid="055d43cf"/>
    </style:style>
    <style:style style:name="P632" style:family="paragraph" style:parent-style-name="Table_20_Contents" style:list-style-name="L40">
      <style:text-properties fo:language="nl" fo:country="BE" officeooo:paragraph-rsid="07677cf7"/>
    </style:style>
    <style:style style:name="P633" style:family="paragraph" style:parent-style-name="Table_20_Contents" style:list-style-name="L42">
      <style:text-properties fo:language="nl" fo:country="BE" officeooo:paragraph-rsid="0760f471"/>
    </style:style>
    <style:style style:name="P634" style:family="paragraph" style:parent-style-name="Table_20_Contents" style:list-style-name="L42">
      <style:text-properties fo:language="nl" fo:country="BE" officeooo:paragraph-rsid="055d43cf"/>
    </style:style>
    <style:style style:name="P635" style:family="paragraph" style:parent-style-name="Table_20_Contents" style:list-style-name="L42">
      <style:text-properties fo:language="nl" fo:country="BE" officeooo:paragraph-rsid="0761cd89"/>
    </style:style>
    <style:style style:name="P636" style:family="paragraph" style:parent-style-name="Table_20_Contents" style:list-style-name="L43">
      <style:text-properties fo:language="nl" fo:country="BE" officeooo:paragraph-rsid="055d43cf"/>
    </style:style>
    <style:style style:name="P637" style:family="paragraph" style:parent-style-name="Table_20_Contents" style:list-style-name="L47">
      <style:text-properties fo:language="nl" fo:country="BE" officeooo:rsid="060ff709" officeooo:paragraph-rsid="07a8fe2d"/>
    </style:style>
    <style:style style:name="P638" style:family="paragraph" style:parent-style-name="Table_20_Contents" style:list-style-name="L47">
      <style:text-properties fo:language="nl" fo:country="BE" officeooo:rsid="06327c20" officeooo:paragraph-rsid="06336f6d"/>
    </style:style>
    <style:style style:name="P639" style:family="paragraph" style:parent-style-name="Table_20_Contents" style:list-style-name="L52">
      <style:text-properties fo:language="nl" fo:country="BE" officeooo:rsid="06327c20" officeooo:paragraph-rsid="06327c20"/>
    </style:style>
    <style:style style:name="P640" style:family="paragraph" style:parent-style-name="Table_20_Contents" style:list-style-name="L47">
      <style:text-properties fo:language="nl" fo:country="BE" officeooo:paragraph-rsid="07a8fe2d"/>
    </style:style>
    <style:style style:name="P641" style:family="paragraph" style:parent-style-name="Table_20_Contents" style:list-style-name="L47">
      <style:text-properties fo:language="nl" fo:country="BE" officeooo:rsid="05fb42fa" officeooo:paragraph-rsid="05fb42fa"/>
    </style:style>
    <style:style style:name="P642" style:family="paragraph" style:parent-style-name="Table_20_Contents" style:list-style-name="L47">
      <style:text-properties fo:language="nl" fo:country="BE" officeooo:rsid="05fdf6c3" officeooo:paragraph-rsid="07a8fe2d"/>
    </style:style>
    <style:style style:name="P643" style:family="paragraph" style:parent-style-name="Table_20_Contents" style:list-style-name="L47">
      <style:text-properties fo:language="nl" fo:country="BE" officeooo:rsid="05fedd69" officeooo:paragraph-rsid="05fedd69"/>
    </style:style>
    <style:style style:name="P644" style:family="paragraph" style:parent-style-name="Table_20_Contents" style:list-style-name="L47">
      <style:text-properties fo:language="nl" fo:country="BE" officeooo:rsid="06e9819f" officeooo:paragraph-rsid="06e9819f"/>
    </style:style>
    <style:style style:name="P645" style:family="paragraph" style:parent-style-name="Table_20_Contents" style:list-style-name="L49">
      <style:text-properties fo:language="nl" fo:country="BE" officeooo:paragraph-rsid="0619aa8c"/>
    </style:style>
    <style:style style:name="P646" style:family="paragraph" style:parent-style-name="Table_20_Contents" style:list-style-name="L52">
      <style:text-properties fo:language="nl" fo:country="BE" officeooo:paragraph-rsid="07ac53d6"/>
    </style:style>
    <style:style style:name="P647" style:family="paragraph" style:parent-style-name="Table_20_Contents" style:list-style-name="L52">
      <style:text-properties fo:language="nl" fo:country="BE" officeooo:paragraph-rsid="0626eaed"/>
    </style:style>
    <style:style style:name="P648" style:family="paragraph" style:parent-style-name="Table_20_Contents" style:list-style-name="L55">
      <style:text-properties fo:language="nl" fo:country="BE" officeooo:paragraph-rsid="064c040f"/>
    </style:style>
    <style:style style:name="P649" style:family="paragraph" style:parent-style-name="Table_20_Contents" style:list-style-name="L68">
      <style:text-properties fo:language="nl" fo:country="BE" officeooo:paragraph-rsid="06845522"/>
    </style:style>
    <style:style style:name="P650" style:family="paragraph" style:parent-style-name="Table_20_Contents" style:list-style-name="L80">
      <style:text-properties fo:language="nl" fo:country="BE" officeooo:paragraph-rsid="06934a70"/>
    </style:style>
    <style:style style:name="P651" style:family="paragraph" style:parent-style-name="Table_20_Contents" style:list-style-name="L81">
      <style:text-properties fo:language="nl" fo:country="BE" officeooo:rsid="00154c73" officeooo:paragraph-rsid="06934a70"/>
    </style:style>
    <style:style style:name="P652" style:family="paragraph" style:parent-style-name="Table_20_Contents" style:list-style-name="L82">
      <style:text-properties fo:language="nl" fo:country="BE" officeooo:paragraph-rsid="06934a70"/>
    </style:style>
    <style:style style:name="P653" style:family="paragraph" style:parent-style-name="Table_20_Contents">
      <style:text-properties fo:language="nl" fo:country="BE" officeooo:rsid="0035b4e7" officeooo:paragraph-rsid="08eaac8c"/>
    </style:style>
    <style:style style:name="P654" style:family="paragraph" style:parent-style-name="Table_20_Contents">
      <style:text-properties fo:language="nl" fo:country="BE" officeooo:rsid="01f304b3" officeooo:paragraph-rsid="08eaac8c"/>
    </style:style>
    <style:style style:name="P655" style:family="paragraph" style:parent-style-name="Table_20_Contents">
      <style:text-properties fo:language="nl" fo:country="BE" officeooo:rsid="00362756" officeooo:paragraph-rsid="08eaac8c"/>
    </style:style>
    <style:style style:name="T1" style:family="text">
      <style:text-properties fo:font-weight="normal" style:font-weight-asian="normal" style:font-weight-complex="normal"/>
    </style:style>
    <style:style style:name="T2" style:family="text">
      <style:text-properties fo:font-weight="normal" officeooo:rsid="00146cee" style:font-weight-asian="normal" style:font-weight-complex="normal"/>
    </style:style>
    <style:style style:name="T3" style:family="text">
      <style:text-properties fo:font-weight="normal" officeooo:rsid="004727dd" style:font-weight-asian="normal" style:font-weight-complex="normal"/>
    </style:style>
    <style:style style:name="T4" style:family="text">
      <style:text-properties fo:font-weight="normal" officeooo:rsid="00666225" style:font-weight-asian="normal" style:font-weight-complex="normal"/>
    </style:style>
    <style:style style:name="T5" style:family="text">
      <style:text-properties fo:font-weight="normal" officeooo:rsid="00838631" style:font-weight-asian="normal" style:font-weight-complex="normal"/>
    </style:style>
    <style:style style:name="T6" style:family="text">
      <style:text-properties fo:font-weight="normal" officeooo:rsid="00840bff" style:font-weight-asian="normal" style:font-weight-complex="normal"/>
    </style:style>
    <style:style style:name="T7" style:family="text">
      <style:text-properties fo:font-weight="normal" officeooo:rsid="0097a4a1" style:font-weight-asian="normal" style:font-weight-complex="normal"/>
    </style:style>
    <style:style style:name="T8" style:family="text">
      <style:text-properties fo:font-weight="normal" officeooo:rsid="00a32eda" style:font-weight-asian="normal" style:font-weight-complex="normal"/>
    </style:style>
    <style:style style:name="T9" style:family="text">
      <style:text-properties fo:font-weight="normal" officeooo:rsid="00cc35eb" style:font-weight-asian="normal" style:font-weight-complex="normal"/>
    </style:style>
    <style:style style:name="T10" style:family="text">
      <style:text-properties fo:font-weight="normal" officeooo:rsid="00d858f9" style:font-weight-asian="normal" style:font-weight-complex="normal"/>
    </style:style>
    <style:style style:name="T11" style:family="text">
      <style:text-properties fo:font-weight="normal" officeooo:rsid="00dc0e87" style:font-weight-asian="normal" style:font-weight-complex="normal"/>
    </style:style>
    <style:style style:name="T12" style:family="text">
      <style:text-properties fo:font-weight="normal" officeooo:rsid="01103922" style:font-weight-asian="normal" style:font-weight-complex="normal"/>
    </style:style>
    <style:style style:name="T13" style:family="text">
      <style:text-properties fo:font-weight="normal" officeooo:rsid="011cf6bc" style:font-weight-asian="normal" style:font-weight-complex="normal"/>
    </style:style>
    <style:style style:name="T14" style:family="text">
      <style:text-properties fo:font-weight="normal" officeooo:rsid="00429920" style:font-weight-asian="normal" style:font-weight-complex="normal"/>
    </style:style>
    <style:style style:name="T15" style:family="text">
      <style:text-properties fo:font-weight="normal" officeooo:rsid="01266c8f" style:font-weight-asian="normal" style:font-weight-complex="normal"/>
    </style:style>
    <style:style style:name="T16" style:family="text">
      <style:text-properties fo:font-weight="normal" officeooo:rsid="00182ab8" style:font-weight-asian="normal" style:font-weight-complex="normal"/>
    </style:style>
    <style:style style:name="T17" style:family="text">
      <style:text-properties fo:font-weight="normal" officeooo:rsid="01c732cf" style:font-weight-asian="normal" style:font-weight-complex="normal"/>
    </style:style>
    <style:style style:name="T18" style:family="text">
      <style:text-properties fo:font-weight="normal" officeooo:rsid="01d8bf96" style:font-weight-asian="normal" style:font-weight-complex="normal"/>
    </style:style>
    <style:style style:name="T19" style:family="text">
      <style:text-properties fo:font-weight="normal" officeooo:rsid="01d8f223" style:font-weight-asian="normal" style:font-weight-complex="normal"/>
    </style:style>
    <style:style style:name="T20" style:family="text">
      <style:text-properties fo:font-weight="normal" officeooo:rsid="01d9d18a" style:font-weight-asian="normal" style:font-weight-complex="normal"/>
    </style:style>
    <style:style style:name="T21" style:family="text">
      <style:text-properties fo:font-weight="normal" officeooo:rsid="00152180" style:font-weight-asian="normal" style:font-weight-complex="normal"/>
    </style:style>
    <style:style style:name="T22" style:family="text">
      <style:text-properties fo:font-weight="normal" officeooo:rsid="01822777" style:font-weight-asian="normal" style:font-weight-complex="normal"/>
    </style:style>
    <style:style style:name="T23" style:family="text">
      <style:text-properties fo:font-weight="normal" officeooo:rsid="02150d35" style:font-weight-asian="normal" style:font-weight-complex="normal"/>
    </style:style>
    <style:style style:name="T24" style:family="text">
      <style:text-properties fo:font-weight="normal" officeooo:rsid="00312ec3" style:font-weight-asian="normal" style:font-weight-complex="normal"/>
    </style:style>
    <style:style style:name="T25" style:family="text">
      <style:text-properties fo:font-weight="normal" officeooo:rsid="01abfe58" style:font-weight-asian="normal" style:font-weight-complex="normal"/>
    </style:style>
    <style:style style:name="T26" style:family="text">
      <style:text-properties fo:font-weight="normal" officeooo:rsid="0258dfd3" style:font-weight-asian="normal" style:font-weight-complex="normal"/>
    </style:style>
    <style:style style:name="T27" style:family="text">
      <style:text-properties fo:font-weight="normal" officeooo:rsid="029c8559" style:font-weight-asian="normal" style:font-weight-complex="normal"/>
    </style:style>
    <style:style style:name="T28" style:family="text">
      <style:text-properties fo:font-weight="normal" officeooo:rsid="029fee15" style:font-weight-asian="normal" style:font-weight-complex="normal"/>
    </style:style>
    <style:style style:name="T29" style:family="text">
      <style:text-properties fo:font-weight="normal" officeooo:rsid="032c0ca1" style:font-weight-asian="normal" style:font-weight-complex="normal"/>
    </style:style>
    <style:style style:name="T30" style:family="text">
      <style:text-properties fo:font-weight="normal" officeooo:rsid="033218fc" style:font-weight-asian="normal" style:font-weight-complex="normal"/>
    </style:style>
    <style:style style:name="T31" style:family="text">
      <style:text-properties fo:font-weight="normal" officeooo:rsid="0362232f" style:font-weight-asian="normal" style:font-weight-complex="normal"/>
    </style:style>
    <style:style style:name="T32" style:family="text">
      <style:text-properties fo:font-weight="normal" officeooo:rsid="0035b4e7" style:font-weight-asian="normal" style:font-weight-complex="normal"/>
    </style:style>
    <style:style style:name="T33" style:family="text">
      <style:text-properties fo:font-weight="normal" officeooo:rsid="03978c97" style:font-weight-asian="normal" style:font-weight-complex="normal"/>
    </style:style>
    <style:style style:name="T34" style:family="text">
      <style:text-properties fo:font-weight="normal" officeooo:rsid="039ab064" style:font-weight-asian="normal" style:font-weight-complex="normal"/>
    </style:style>
    <style:style style:name="T35" style:family="text">
      <style:text-properties fo:font-weight="normal" officeooo:rsid="03b0f75b" style:font-weight-asian="normal" style:font-weight-complex="normal"/>
    </style:style>
    <style:style style:name="T36" style:family="text">
      <style:text-properties fo:font-weight="normal" officeooo:rsid="0405e753" style:font-weight-asian="normal" style:font-weight-complex="normal"/>
    </style:style>
    <style:style style:name="T37" style:family="text">
      <style:text-properties fo:font-weight="normal" officeooo:rsid="043a1516" style:font-weight-asian="normal" style:font-weight-complex="normal"/>
    </style:style>
    <style:style style:name="T38" style:family="text">
      <style:text-properties fo:font-weight="normal" officeooo:rsid="045b434e" style:font-weight-asian="normal" style:font-weight-complex="normal"/>
    </style:style>
    <style:style style:name="T39" style:family="text">
      <style:text-properties fo:font-weight="normal" officeooo:rsid="045c804d" style:font-weight-asian="normal" style:font-weight-complex="normal"/>
    </style:style>
    <style:style style:name="T40" style:family="text">
      <style:text-properties fo:font-weight="normal" officeooo:rsid="04665a3e" style:font-weight-asian="normal" style:font-weight-complex="normal"/>
    </style:style>
    <style:style style:name="T41" style:family="text">
      <style:text-properties fo:font-weight="normal" officeooo:rsid="046f2911" style:font-weight-asian="normal" style:font-weight-complex="normal"/>
    </style:style>
    <style:style style:name="T42" style:family="text">
      <style:text-properties fo:font-weight="normal" officeooo:rsid="047190f8" style:font-weight-asian="normal" style:font-weight-complex="normal"/>
    </style:style>
    <style:style style:name="T43" style:family="text">
      <style:text-properties fo:font-weight="normal" officeooo:rsid="04834793" style:font-weight-asian="normal" style:font-weight-complex="normal"/>
    </style:style>
    <style:style style:name="T44" style:family="text">
      <style:text-properties fo:font-weight="normal" officeooo:rsid="0483b55c" style:font-weight-asian="normal" style:font-weight-complex="normal"/>
    </style:style>
    <style:style style:name="T45" style:family="text">
      <style:text-properties fo:font-weight="normal" officeooo:rsid="04885650" style:font-weight-asian="normal" style:font-weight-complex="normal"/>
    </style:style>
    <style:style style:name="T46" style:family="text">
      <style:text-properties fo:font-weight="normal" officeooo:rsid="049668a3" style:font-weight-asian="normal" style:font-weight-complex="normal"/>
    </style:style>
    <style:style style:name="T47" style:family="text">
      <style:text-properties fo:font-weight="normal" officeooo:rsid="0499fe4f" style:font-weight-asian="normal" style:font-weight-complex="normal"/>
    </style:style>
    <style:style style:name="T48" style:family="text">
      <style:text-properties fo:font-weight="normal" officeooo:rsid="04b3fbbf" style:font-weight-asian="normal" style:font-weight-complex="normal"/>
    </style:style>
    <style:style style:name="T49" style:family="text">
      <style:text-properties fo:font-weight="normal" officeooo:rsid="04c262d7" style:font-weight-asian="normal" style:font-weight-complex="normal"/>
    </style:style>
    <style:style style:name="T50" style:family="text">
      <style:text-properties fo:font-weight="normal" officeooo:rsid="04cda68c" style:font-weight-asian="normal" style:font-weight-complex="normal"/>
    </style:style>
    <style:style style:name="T51" style:family="text">
      <style:text-properties fo:font-weight="normal" officeooo:rsid="048d46e7" style:font-weight-asian="normal" style:font-weight-complex="normal"/>
    </style:style>
    <style:style style:name="T52" style:family="text">
      <style:text-properties fo:font-weight="normal" officeooo:rsid="00315364" style:font-weight-asian="normal" style:font-weight-complex="normal"/>
    </style:style>
    <style:style style:name="T53" style:family="text">
      <style:text-properties fo:font-weight="normal" officeooo:rsid="04eb8e67" style:font-weight-asian="normal" style:font-weight-complex="normal"/>
    </style:style>
    <style:style style:name="T54" style:family="text">
      <style:text-properties fo:font-weight="normal" officeooo:rsid="05070d76" style:font-weight-asian="normal" style:font-weight-complex="normal"/>
    </style:style>
    <style:style style:name="T55" style:family="text">
      <style:text-properties fo:font-weight="normal" officeooo:rsid="0507ba9b" style:font-weight-asian="normal" style:font-weight-complex="normal"/>
    </style:style>
    <style:style style:name="T56" style:family="text">
      <style:text-properties fo:font-weight="normal" officeooo:rsid="050b1175" style:font-weight-asian="normal" style:font-weight-complex="normal"/>
    </style:style>
    <style:style style:name="T57" style:family="text">
      <style:text-properties fo:font-weight="normal" officeooo:rsid="0518f1da" style:font-weight-asian="normal" style:font-weight-complex="normal"/>
    </style:style>
    <style:style style:name="T58" style:family="text">
      <style:text-properties fo:font-weight="normal" officeooo:rsid="0063a024" style:font-weight-asian="normal" style:font-weight-complex="normal"/>
    </style:style>
    <style:style style:name="T59" style:family="text">
      <style:text-properties fo:font-weight="normal" officeooo:rsid="0534c43b" style:font-weight-asian="normal" style:font-weight-complex="normal"/>
    </style:style>
    <style:style style:name="T60" style:family="text">
      <style:text-properties fo:font-weight="normal" officeooo:rsid="053869be" style:font-weight-asian="normal" style:font-weight-complex="normal"/>
    </style:style>
    <style:style style:name="T61" style:family="text">
      <style:text-properties fo:font-weight="normal" officeooo:rsid="056773b5" style:font-weight-asian="normal" style:font-weight-complex="normal"/>
    </style:style>
    <style:style style:name="T62" style:family="text">
      <style:text-properties fo:font-weight="normal" officeooo:rsid="05696fc3" style:font-weight-asian="normal" style:font-weight-complex="normal"/>
    </style:style>
    <style:style style:name="T63" style:family="text">
      <style:text-properties fo:font-weight="normal" officeooo:rsid="0045ce73" style:font-weight-asian="normal" style:font-weight-complex="normal"/>
    </style:style>
    <style:style style:name="T64" style:family="text">
      <style:text-properties fo:font-weight="normal" officeooo:rsid="00449911" style:font-weight-asian="normal" style:font-weight-complex="normal"/>
    </style:style>
    <style:style style:name="T65" style:family="text">
      <style:text-properties fo:font-weight="normal" officeooo:rsid="057a8a37" style:font-weight-asian="normal" style:font-weight-complex="normal"/>
    </style:style>
    <style:style style:name="T66" style:family="text">
      <style:text-properties fo:font-weight="normal" officeooo:rsid="057bfc25" style:font-weight-asian="normal" style:font-weight-complex="normal"/>
    </style:style>
    <style:style style:name="T67" style:family="text">
      <style:text-properties fo:font-weight="normal" officeooo:rsid="058a6ed1" style:font-weight-asian="normal" style:font-weight-complex="normal"/>
    </style:style>
    <style:style style:name="T68" style:family="text">
      <style:text-properties fo:font-weight="normal" officeooo:rsid="058b453c" style:font-weight-asian="normal" style:font-weight-complex="normal"/>
    </style:style>
    <style:style style:name="T69" style:family="text">
      <style:text-properties fo:font-weight="normal" officeooo:rsid="05950bea" style:font-weight-asian="normal" style:font-weight-complex="normal"/>
    </style:style>
    <style:style style:name="T70" style:family="text">
      <style:text-properties fo:font-weight="normal" officeooo:rsid="05996cd2" style:font-weight-asian="normal" style:font-weight-complex="normal"/>
    </style:style>
    <style:style style:name="T71" style:family="text">
      <style:text-properties fo:font-weight="normal" officeooo:rsid="05b7c94a" style:font-weight-asian="normal" style:font-weight-complex="normal"/>
    </style:style>
    <style:style style:name="T72" style:family="text">
      <style:text-properties fo:font-weight="normal" officeooo:rsid="05ded852" style:font-weight-asian="normal" style:font-weight-complex="normal"/>
    </style:style>
    <style:style style:name="T73" style:family="text">
      <style:text-properties fo:font-weight="normal" officeooo:rsid="06343650" style:font-weight-asian="normal" style:font-weight-complex="normal"/>
    </style:style>
    <style:style style:name="T74" style:family="text">
      <style:text-properties fo:font-weight="normal" officeooo:rsid="06399767" style:font-weight-asian="normal" style:font-weight-complex="normal"/>
    </style:style>
    <style:style style:name="T75" style:family="text">
      <style:text-properties fo:font-weight="normal" officeooo:rsid="063bf9db" style:font-weight-asian="normal" style:font-weight-complex="normal"/>
    </style:style>
    <style:style style:name="T76" style:family="text">
      <style:text-properties fo:font-weight="normal" officeooo:rsid="066a2708" style:font-weight-asian="normal" style:font-weight-complex="normal"/>
    </style:style>
    <style:style style:name="T77" style:family="text">
      <style:text-properties fo:font-weight="normal" officeooo:rsid="02d9d3e0" style:font-weight-asian="normal" style:font-weight-complex="normal"/>
    </style:style>
    <style:style style:name="T78" style:family="text">
      <style:text-properties fo:font-weight="normal" officeooo:rsid="030d2f99" style:font-weight-asian="normal" style:font-weight-complex="normal"/>
    </style:style>
    <style:style style:name="T79" style:family="text">
      <style:text-properties fo:font-weight="normal" officeooo:rsid="06b14755" style:font-weight-asian="normal" style:font-weight-complex="normal"/>
    </style:style>
    <style:style style:name="T80" style:family="text">
      <style:text-properties fo:font-weight="normal" officeooo:rsid="06f80eb4" style:font-weight-asian="normal" style:font-weight-complex="normal"/>
    </style:style>
    <style:style style:name="T81" style:family="text">
      <style:text-properties fo:font-weight="normal" officeooo:rsid="07374db6" style:font-weight-asian="normal" style:font-weight-complex="normal"/>
    </style:style>
    <style:style style:name="T82" style:family="text">
      <style:text-properties fo:font-weight="normal" officeooo:rsid="0757e540" style:font-weight-asian="normal" style:font-weight-complex="normal"/>
    </style:style>
    <style:style style:name="T83" style:family="text">
      <style:text-properties fo:font-weight="normal" officeooo:rsid="075dac4a" style:font-weight-asian="normal" style:font-weight-complex="normal"/>
    </style:style>
    <style:style style:name="T84" style:family="text">
      <style:text-properties fo:font-weight="normal" officeooo:rsid="075db42f" style:font-weight-asian="normal" style:font-weight-complex="normal"/>
    </style:style>
    <style:style style:name="T85" style:family="text">
      <style:text-properties fo:font-weight="normal" officeooo:rsid="0770b99b" style:font-weight-asian="normal" style:font-weight-complex="normal"/>
    </style:style>
    <style:style style:name="T86" style:family="text">
      <style:text-properties fo:font-weight="normal" officeooo:rsid="07723bc9" style:font-weight-asian="normal" style:font-weight-complex="normal"/>
    </style:style>
    <style:style style:name="T87" style:family="text">
      <style:text-properties fo:font-weight="normal" officeooo:rsid="07752bd9" style:font-weight-asian="normal" style:font-weight-complex="normal"/>
    </style:style>
    <style:style style:name="T88" style:family="text">
      <style:text-properties fo:font-weight="normal" officeooo:rsid="05f63015" style:font-weight-asian="normal" style:font-weight-complex="normal"/>
    </style:style>
    <style:style style:name="T89" style:family="text">
      <style:text-properties fo:font-weight="normal" officeooo:rsid="07b6e50f" style:font-weight-asian="normal" style:font-weight-complex="normal"/>
    </style:style>
    <style:style style:name="T90" style:family="text">
      <style:text-properties fo:font-weight="normal" officeooo:rsid="07be1081" style:font-weight-asian="normal" style:font-weight-complex="normal"/>
    </style:style>
    <style:style style:name="T91" style:family="text">
      <style:text-properties fo:font-weight="normal" officeooo:rsid="07e073ef" style:font-weight-asian="normal" style:font-weight-complex="normal"/>
    </style:style>
    <style:style style:name="T92" style:family="text">
      <style:text-properties fo:font-weight="normal" officeooo:rsid="081e8928" style:font-weight-asian="normal" style:font-weight-complex="normal"/>
    </style:style>
    <style:style style:name="T93" style:family="text">
      <style:text-properties fo:font-weight="normal" officeooo:rsid="08403ab7" style:font-weight-asian="normal" style:font-weight-complex="normal"/>
    </style:style>
    <style:style style:name="T94" style:family="text">
      <style:text-properties fo:font-weight="normal" officeooo:rsid="0840604c" style:font-weight-asian="normal" style:font-weight-complex="normal"/>
    </style:style>
    <style:style style:name="T95" style:family="text">
      <style:text-properties fo:font-weight="normal" officeooo:rsid="08408c27" style:font-weight-asian="normal" style:font-weight-complex="normal"/>
    </style:style>
    <style:style style:name="T96" style:family="text">
      <style:text-properties fo:font-weight="normal" officeooo:rsid="0871c471" style:font-weight-asian="normal" style:font-weight-complex="normal"/>
    </style:style>
    <style:style style:name="T97" style:family="text">
      <style:text-properties fo:font-weight="normal" officeooo:rsid="02181862" style:font-weight-asian="normal" style:font-weight-complex="normal"/>
    </style:style>
    <style:style style:name="T98" style:family="text">
      <style:text-properties fo:font-weight="normal" officeooo:rsid="0219648c" style:font-weight-asian="normal" style:font-weight-complex="normal"/>
    </style:style>
    <style:style style:name="T99" style:family="text">
      <style:text-properties fo:font-weight="normal" officeooo:rsid="08e74438" style:font-weight-asian="normal" style:font-weight-complex="normal"/>
    </style:style>
    <style:style style:name="T100" style:family="text">
      <style:text-properties fo:font-weight="normal" officeooo:rsid="08fa381b" style:font-weight-asian="normal" style:font-weight-complex="normal"/>
    </style:style>
    <style:style style:name="T101" style:family="text">
      <style:text-properties fo:font-weight="normal" officeooo:rsid="08fbb4f2" style:font-weight-asian="normal" style:font-weight-complex="normal"/>
    </style:style>
    <style:style style:name="T102" style:family="text">
      <style:text-properties fo:font-weight="normal" officeooo:rsid="08fc8662" style:font-weight-asian="normal" style:font-weight-complex="normal"/>
    </style:style>
    <style:style style:name="T103" style:family="text">
      <style:text-properties fo:font-weight="normal" style:language-asian="zxx" style:country-asian="none" style:font-weight-asian="normal" style:language-complex="zxx" style:country-complex="none" style:font-weight-complex="normal"/>
    </style:style>
    <style:style style:name="T104" style:family="text">
      <style:text-properties fo:font-weight="normal" officeooo:rsid="00315364" style:language-asian="zxx" style:country-asian="none" style:font-weight-asian="normal" style:language-complex="zxx" style:country-complex="none" style:font-weight-complex="normal"/>
    </style:style>
    <style:style style:name="T105" style:family="text">
      <style:text-properties fo:font-weight="normal" officeooo:rsid="05b6495f" style:language-asian="zxx" style:country-asian="none" style:font-weight-asian="normal" style:language-complex="zxx" style:country-complex="none" style:font-weight-complex="normal"/>
    </style:style>
    <style:style style:name="T106" style:family="text">
      <style:text-properties fo:font-weight="normal" officeooo:rsid="001997da" style:language-asian="zxx" style:country-asian="none" style:font-weight-asian="normal" style:language-complex="zxx" style:country-complex="none" style:font-weight-complex="normal"/>
    </style:style>
    <style:style style:name="T107" style:family="text">
      <style:text-properties fo:font-weight="normal" officeooo:rsid="0012f95c" style:language-asian="zxx" style:country-asian="none" style:font-weight-asian="normal" style:language-complex="zxx" style:country-complex="none" style:font-weight-complex="normal"/>
    </style:style>
    <style:style style:name="T108" style:family="text">
      <style:text-properties fo:font-weight="normal" officeooo:rsid="00a08238" style:language-asian="zxx" style:country-asian="none" style:font-weight-asian="normal" style:language-complex="zxx" style:country-complex="none" style:font-weight-complex="normal"/>
    </style:style>
    <style:style style:name="T109" style:family="text">
      <style:text-properties fo:font-weight="normal" officeooo:rsid="015bf92a" style:language-asian="zxx" style:country-asian="none" style:font-weight-asian="normal" style:language-complex="zxx" style:country-complex="none" style:font-weight-complex="normal"/>
    </style:style>
    <style:style style:name="T110" style:family="text">
      <style:text-properties fo:font-weight="normal" officeooo:rsid="0063a024" style:language-asian="zxx" style:country-asian="none" style:font-weight-asian="normal" style:language-complex="zxx" style:country-complex="none" style:font-weight-complex="normal"/>
    </style:style>
    <style:style style:name="T111" style:family="text">
      <style:text-properties fo:font-weight="normal" officeooo:rsid="0467a8a6" style:language-asian="zxx" style:country-asian="none" style:font-weight-asian="normal" style:language-complex="zxx" style:country-complex="none" style:font-weight-complex="normal"/>
    </style:style>
    <style:style style:name="T112" style:family="text">
      <style:text-properties fo:font-weight="normal" officeooo:rsid="0468e741" style:language-asian="zxx" style:country-asian="none" style:font-weight-asian="normal" style:language-complex="zxx" style:country-complex="none" style:font-weight-complex="normal"/>
    </style:style>
    <style:style style:name="T113" style:family="text">
      <style:text-properties fo:font-weight="normal" officeooo:rsid="00403b79" style:language-asian="zxx" style:country-asian="none" style:font-weight-asian="normal" style:language-complex="zxx" style:country-complex="none" style:font-weight-complex="normal"/>
    </style:style>
    <style:style style:name="T114" style:family="text">
      <style:text-properties fo:font-weight="normal" officeooo:rsid="00429920" style:language-asian="zxx" style:country-asian="none" style:font-weight-asian="normal" style:language-complex="zxx" style:country-complex="none" style:font-weight-complex="normal"/>
    </style:style>
    <style:style style:name="T115" style:family="text">
      <style:text-properties fo:font-weight="normal" officeooo:rsid="015d764d" style:language-asian="zxx" style:country-asian="none" style:font-weight-asian="normal" style:language-complex="zxx" style:country-complex="none" style:font-weight-complex="normal"/>
    </style:style>
    <style:style style:name="T116" style:family="text">
      <style:text-properties fo:font-weight="normal" officeooo:rsid="01612eb6" style:language-asian="zxx" style:country-asian="none" style:font-weight-asian="normal" style:language-complex="zxx" style:country-complex="none" style:font-weight-complex="normal"/>
    </style:style>
    <style:style style:name="T117" style:family="text">
      <style:text-properties fo:font-weight="normal" officeooo:rsid="00182ab8" style:language-asian="zxx" style:country-asian="none" style:font-weight-asian="normal" style:language-complex="zxx" style:country-complex="none" style:font-weight-complex="normal"/>
    </style:style>
    <style:style style:name="T118" style:family="text">
      <style:text-properties fo:font-weight="normal" officeooo:rsid="05b861e8" style:language-asian="zxx" style:country-asian="none" style:font-weight-asian="normal" style:language-complex="zxx" style:country-complex="none" style:font-weight-complex="normal"/>
    </style:style>
    <style:style style:name="T119" style:family="text">
      <style:text-properties fo:font-weight="normal" officeooo:rsid="003ef7b8" style:language-asian="zxx" style:country-asian="none" style:font-weight-asian="normal" style:language-complex="zxx" style:country-complex="none" style:font-weight-complex="normal"/>
    </style:style>
    <style:style style:name="T120" style:family="text">
      <style:text-properties fo:font-weight="normal" officeooo:rsid="0035b4e7" style:language-asian="zxx" style:country-asian="none" style:font-weight-asian="normal" style:language-complex="zxx" style:country-complex="none" style:font-weight-complex="normal"/>
    </style:style>
    <style:style style:name="T121" style:family="text">
      <style:text-properties fo:font-weight="normal" officeooo:rsid="05062b79" style:language-asian="zxx" style:country-asian="none" style:font-weight-asian="normal" style:language-complex="zxx" style:country-complex="none" style:font-weight-complex="normal"/>
    </style:style>
    <style:style style:name="T122" style:family="text">
      <style:text-properties fo:font-weight="normal" officeooo:rsid="0190bbf0" style:language-asian="zxx" style:country-asian="none" style:font-weight-asian="normal" style:language-complex="zxx" style:country-complex="none" style:font-weight-complex="normal"/>
    </style:style>
    <style:style style:name="T123" style:family="text">
      <style:text-properties fo:font-weight="normal" officeooo:rsid="00449911" style:language-asian="zxx" style:country-asian="none" style:font-weight-asian="normal" style:language-complex="zxx" style:country-complex="none" style:font-weight-complex="normal"/>
    </style:style>
    <style:style style:name="T124" style:family="text">
      <style:text-properties fo:font-weight="normal" officeooo:rsid="081e8928" style:language-asian="zxx" style:country-asian="none" style:font-weight-asian="normal" style:language-complex="zxx" style:country-complex="none" style:font-weight-complex="normal"/>
    </style:style>
    <style:style style:name="T125" style:family="text">
      <style:text-properties fo:font-weight="normal" officeooo:rsid="05ea4c80" style:language-asian="zxx" style:country-asian="none" style:font-weight-asian="normal" style:language-complex="zxx" style:country-complex="none" style:font-weight-complex="normal"/>
    </style:style>
    <style:style style:name="T126" style:family="text">
      <style:text-properties fo:font-weight="normal" officeooo:rsid="00362756" style:language-asian="zxx" style:country-asian="none" style:font-weight-asian="normal" style:language-complex="zxx" style:country-complex="none" style:font-weight-complex="normal"/>
    </style:style>
    <style:style style:name="T127" style:family="text">
      <style:text-properties fo:font-weight="normal" officeooo:rsid="05dc1ced" style:language-asian="zxx" style:country-asian="none" style:font-weight-asian="normal" style:language-complex="zxx" style:country-complex="none" style:font-weight-complex="normal"/>
    </style:style>
    <style:style style:name="T128" style:family="text">
      <style:text-properties fo:font-weight="normal" officeooo:rsid="00775740" style:language-asian="zxx" style:country-asian="none" style:font-weight-asian="normal" style:language-complex="zxx" style:country-complex="none" style:font-weight-complex="normal"/>
    </style:style>
    <style:style style:name="T129" style:family="text">
      <style:text-properties fo:font-weight="normal" officeooo:rsid="0469d611" style:language-asian="zxx" style:country-asian="none" style:font-weight-asian="normal" style:language-complex="zxx" style:country-complex="none" style:font-weight-complex="normal"/>
    </style:style>
    <style:style style:name="T130" style:family="text">
      <style:text-properties fo:font-weight="normal" officeooo:rsid="01795023" style:language-asian="zxx" style:country-asian="none" style:font-weight-asian="normal" style:language-complex="zxx" style:country-complex="none" style:font-weight-complex="normal"/>
    </style:style>
    <style:style style:name="T131" style:family="text">
      <style:text-properties fo:font-weight="normal" officeooo:rsid="04802c96" style:language-asian="zxx" style:country-asian="none" style:font-weight-asian="normal" style:language-complex="zxx" style:country-complex="none" style:font-weight-complex="normal"/>
    </style:style>
    <style:style style:name="T132" style:family="text">
      <style:text-properties fo:font-weight="normal" officeooo:rsid="039d2517" style:language-asian="zxx" style:country-asian="none" style:font-weight-asian="normal" style:language-complex="zxx" style:country-complex="none" style:font-weight-complex="normal"/>
    </style:style>
    <style:style style:name="T133" style:family="text">
      <style:text-properties fo:font-weight="normal" officeooo:rsid="0045ce73" style:language-asian="zxx" style:country-asian="none" style:font-weight-asian="normal" style:language-complex="zxx" style:country-complex="none" style:font-weight-complex="normal"/>
    </style:style>
    <style:style style:name="T134" style:family="text">
      <style:text-properties fo:font-weight="normal" officeooo:rsid="047c9c57" style:language-asian="zxx" style:country-asian="none" style:font-weight-asian="normal" style:language-complex="zxx" style:country-complex="none" style:font-weight-complex="normal"/>
    </style:style>
    <style:style style:name="T135" style:family="text">
      <style:text-properties fo:font-weight="normal" officeooo:rsid="005619c2" style:language-asian="zxx" style:country-asian="none" style:font-weight-asian="normal" style:language-complex="zxx" style:country-complex="none" style:font-weight-complex="normal"/>
    </style:style>
    <style:style style:name="T136" style:family="text">
      <style:text-properties fo:font-weight="normal" officeooo:rsid="0485010f" style:language-asian="zxx" style:country-asian="none" style:font-weight-asian="normal" style:language-complex="zxx" style:country-complex="none" style:font-weight-complex="normal"/>
    </style:style>
    <style:style style:name="T137" style:family="text">
      <style:text-properties fo:font-weight="normal" officeooo:rsid="017d838b" style:language-asian="zxx" style:country-asian="none" style:font-weight-asian="normal" style:language-complex="zxx" style:country-complex="none" style:font-weight-complex="normal"/>
    </style:style>
    <style:style style:name="T138" style:family="text">
      <style:text-properties fo:font-weight="normal" officeooo:rsid="05879adc" style:language-asian="zxx" style:country-asian="none" style:font-weight-asian="normal" style:language-complex="zxx" style:country-complex="none" style:font-weight-complex="normal"/>
    </style:style>
    <style:style style:name="T139" style:family="text">
      <style:text-properties fo:font-weight="normal" officeooo:rsid="0757e540" style:language-asian="zxx" style:country-asian="none" style:font-weight-asian="normal" style:language-complex="zxx" style:country-complex="none" style:font-weight-complex="normal"/>
    </style:style>
    <style:style style:name="T140" style:family="text">
      <style:text-properties fo:font-weight="normal" officeooo:rsid="01b344cb" style:language-asian="zxx" style:country-asian="none" style:font-weight-asian="normal" style:language-complex="zxx" style:country-complex="none" style:font-weight-complex="normal"/>
    </style:style>
    <style:style style:name="T141" style:family="text">
      <style:text-properties fo:font-weight="normal" officeooo:rsid="048f0a08" style:language-asian="zxx" style:country-asian="none" style:font-weight-asian="normal" style:language-complex="zxx" style:country-complex="none" style:font-weight-complex="normal"/>
    </style:style>
    <style:style style:name="T142" style:family="text">
      <style:text-properties fo:font-weight="normal" officeooo:rsid="05f63015" style:language-asian="zxx" style:country-asian="none" style:font-weight-asian="normal" style:language-complex="zxx" style:country-complex="none" style:font-weight-complex="normal"/>
    </style:style>
    <style:style style:name="T143" style:family="text">
      <style:text-properties fo:font-weight="normal" officeooo:rsid="060ff709" style:language-asian="zxx" style:country-asian="none" style:font-weight-asian="normal" style:language-complex="zxx" style:country-complex="none" style:font-weight-complex="normal"/>
    </style:style>
    <style:style style:name="T144" style:family="text">
      <style:text-properties fo:font-weight="normal" officeooo:rsid="0751f912" style:language-asian="zxx" style:country-asian="none" style:font-weight-asian="normal" style:language-complex="zxx" style:country-complex="none" style:font-weight-complex="normal"/>
    </style:style>
    <style:style style:name="T145" style:family="text">
      <style:text-properties fo:font-weight="normal" officeooo:rsid="08970361" style:language-asian="zxx" style:country-asian="none" style:font-weight-asian="normal" style:language-complex="zxx" style:country-complex="none" style:font-weight-complex="normal"/>
    </style:style>
    <style:style style:name="T146" style:family="text">
      <style:text-properties fo:font-weight="normal" officeooo:rsid="06336f6d" style:language-asian="zxx" style:country-asian="none" style:font-weight-asian="normal" style:language-complex="zxx" style:country-complex="none" style:font-weight-complex="normal"/>
    </style:style>
    <style:style style:name="T147" style:family="text">
      <style:text-properties fo:font-weight="normal" officeooo:rsid="05f9b73c" style:language-asian="zxx" style:country-asian="none" style:font-weight-asian="normal" style:language-complex="zxx" style:country-complex="none" style:font-weight-complex="normal"/>
    </style:style>
    <style:style style:name="T148" style:family="text">
      <style:text-properties fo:font-weight="normal" officeooo:rsid="05fcd40c" style:language-asian="zxx" style:country-asian="none" style:font-weight-asian="normal" style:language-complex="zxx" style:country-complex="none" style:font-weight-complex="normal"/>
    </style:style>
    <style:style style:name="T149" style:family="text">
      <style:text-properties fo:font-weight="normal" officeooo:rsid="003bb104" style:language-asian="zxx" style:country-asian="none" style:font-weight-asian="normal" style:language-complex="zxx" style:country-complex="none" style:font-weight-complex="normal"/>
    </style:style>
    <style:style style:name="T150" style:family="text">
      <style:text-properties fo:font-weight="normal" officeooo:rsid="0898963b" style:language-asian="zxx" style:country-asian="none" style:font-weight-asian="normal" style:language-complex="zxx" style:country-complex="none" style:font-weight-complex="normal"/>
    </style:style>
    <style:style style:name="T151" style:family="text">
      <style:text-properties fo:font-weight="normal" officeooo:rsid="06e9819f" style:language-asian="zxx" style:country-asian="none" style:font-weight-asian="normal" style:language-complex="zxx" style:country-complex="none" style:font-weight-complex="normal"/>
    </style:style>
    <style:style style:name="T152" style:family="text">
      <style:text-properties fo:font-weight="normal" officeooo:rsid="0633af47" style:language-asian="zxx" style:country-asian="none" style:font-weight-asian="normal" style:language-complex="zxx" style:country-complex="none" style:font-weight-complex="normal"/>
    </style:style>
    <style:style style:name="T153" style:family="text">
      <style:text-properties fo:font-weight="normal" officeooo:rsid="0619130e" style:language-asian="zxx" style:country-asian="none" style:font-weight-asian="normal" style:language-complex="zxx" style:country-complex="none" style:font-weight-complex="normal"/>
    </style:style>
    <style:style style:name="T154" style:family="text">
      <style:text-properties fo:font-weight="normal" officeooo:rsid="061b2914" style:language-asian="zxx" style:country-asian="none" style:font-weight-asian="normal" style:language-complex="zxx" style:country-complex="none" style:font-weight-complex="normal"/>
    </style:style>
    <style:style style:name="T155" style:family="text">
      <style:text-properties fo:font-weight="normal" officeooo:rsid="05fedd69" style:language-asian="zxx" style:country-asian="none" style:font-weight-asian="normal" style:language-complex="zxx" style:country-complex="none" style:font-weight-complex="normal"/>
    </style:style>
    <style:style style:name="T156" style:family="text">
      <style:text-properties fo:font-weight="normal" officeooo:rsid="06291b4f" style:language-asian="zxx" style:country-asian="none" style:font-weight-asian="normal" style:language-complex="zxx" style:country-complex="none" style:font-weight-complex="normal"/>
    </style:style>
    <style:style style:name="T157" style:family="text">
      <style:text-properties fo:font-weight="normal" officeooo:rsid="08972b65" style:language-asian="zxx" style:country-asian="none" style:font-weight-asian="normal" style:language-complex="zxx" style:country-complex="none" style:font-weight-complex="normal"/>
    </style:style>
    <style:style style:name="T158" style:family="text">
      <style:text-properties fo:font-weight="normal" officeooo:rsid="05fb42fa" style:language-asian="zxx" style:country-asian="none" style:font-weight-asian="normal" style:language-complex="zxx" style:country-complex="none" style:font-weight-complex="normal"/>
    </style:style>
    <style:style style:name="T159" style:family="text">
      <style:text-properties fo:font-weight="normal" officeooo:rsid="0600dc09" style:language-asian="zxx" style:country-asian="none" style:font-weight-asian="normal" style:language-complex="zxx" style:country-complex="none" style:font-weight-complex="normal"/>
    </style:style>
    <style:style style:name="T160" style:family="text">
      <style:text-properties fo:font-weight="normal" officeooo:rsid="062d0817" style:language-asian="zxx" style:country-asian="none" style:font-weight-asian="normal" style:language-complex="zxx" style:country-complex="none" style:font-weight-complex="normal"/>
    </style:style>
    <style:style style:name="T161" style:family="text">
      <style:text-properties fo:font-weight="normal" officeooo:rsid="05fdf6c3" style:language-asian="zxx" style:country-asian="none" style:font-weight-asian="normal" style:language-complex="zxx" style:country-complex="none" style:font-weight-complex="normal"/>
    </style:style>
    <style:style style:name="T162" style:family="text">
      <style:text-properties fo:font-weight="normal" officeooo:rsid="06276d22" style:language-asian="zxx" style:country-asian="none" style:font-weight-asian="normal" style:language-complex="zxx" style:country-complex="none" style:font-weight-complex="normal"/>
    </style:style>
    <style:style style:name="T163" style:family="text">
      <style:text-properties fo:font-weight="normal" officeooo:rsid="062e7eb0" style:language-asian="zxx" style:country-asian="none" style:font-weight-asian="normal" style:language-complex="zxx" style:country-complex="none" style:font-weight-complex="normal"/>
    </style:style>
    <style:style style:name="T164" style:family="text">
      <style:text-properties fo:font-weight="normal" officeooo:rsid="06374e9b" style:language-asian="zxx" style:country-asian="none" style:font-weight-asian="normal" style:language-complex="zxx" style:country-complex="none" style:font-weight-complex="normal"/>
    </style:style>
    <style:style style:name="T165" style:family="text">
      <style:text-properties fo:font-weight="normal" officeooo:rsid="0454d521" style:language-asian="zxx" style:country-asian="none" style:font-weight-asian="normal" style:language-complex="zxx" style:country-complex="none" style:font-weight-complex="normal"/>
    </style:style>
    <style:style style:name="T166" style:family="text">
      <style:text-properties fo:font-weight="normal" officeooo:rsid="00c0e63f" style:language-asian="zxx" style:country-asian="none" style:font-weight-asian="normal" style:language-complex="zxx" style:country-complex="none" style:font-weight-complex="normal"/>
    </style:style>
    <style:style style:name="T167" style:family="text">
      <style:text-properties fo:font-weight="normal" officeooo:rsid="045752c7" style:language-asian="zxx" style:country-asian="none" style:font-weight-asian="normal" style:language-complex="zxx" style:country-complex="none" style:font-weight-complex="normal"/>
    </style:style>
    <style:style style:name="T168" style:family="text">
      <style:text-properties fo:font-weight="normal" officeooo:rsid="0455d293" style:language-asian="zxx" style:country-asian="none" style:font-weight-asian="normal" style:language-complex="zxx" style:country-complex="none" style:font-weight-complex="normal"/>
    </style:style>
    <style:style style:name="T169" style:family="text">
      <style:text-properties fo:font-weight="normal" officeooo:rsid="04bcc923" style:language-asian="zxx" style:country-asian="none" style:font-weight-asian="normal" style:language-complex="zxx" style:country-complex="none" style:font-weight-complex="normal"/>
    </style:style>
    <style:style style:name="T170" style:family="text">
      <style:text-properties fo:font-weight="normal" officeooo:rsid="0258dfd3" style:language-asian="zxx" style:country-asian="none" style:font-weight-asian="normal" style:language-complex="zxx" style:country-complex="none" style:font-weight-complex="normal"/>
    </style:style>
    <style:style style:name="T171" style:family="text">
      <style:text-properties fo:font-weight="normal" officeooo:rsid="0458cb73" style:language-asian="zxx" style:country-asian="none" style:font-weight-asian="normal" style:language-complex="zxx" style:country-complex="none" style:font-weight-complex="normal"/>
    </style:style>
    <style:style style:name="T172" style:family="text">
      <style:text-properties fo:font-weight="normal" officeooo:rsid="00c29a53" style:language-asian="zxx" style:country-asian="none" style:font-weight-asian="normal" style:language-complex="zxx" style:country-complex="none" style:font-weight-complex="normal"/>
    </style:style>
    <style:style style:name="T173" style:family="text">
      <style:text-properties fo:font-weight="normal" officeooo:rsid="02827ec4" style:language-asian="zxx" style:country-asian="none" style:font-weight-asian="normal" style:language-complex="zxx" style:country-complex="none" style:font-weight-complex="normal"/>
    </style:style>
    <style:style style:name="T174" style:family="text">
      <style:text-properties fo:font-weight="normal" officeooo:rsid="0061eff0" style:language-asian="zxx" style:country-asian="none" style:font-weight-asian="normal" style:language-complex="zxx" style:country-complex="none" style:font-weight-complex="normal"/>
    </style:style>
    <style:style style:name="T175" style:family="text">
      <style:text-properties fo:font-weight="normal" officeooo:rsid="033218fc" style:language-asian="zxx" style:country-asian="none" style:font-weight-asian="normal" style:language-complex="zxx" style:country-complex="none" style:font-weight-complex="normal"/>
    </style:style>
    <style:style style:name="T176" style:family="text">
      <style:text-properties fo:font-weight="normal" officeooo:rsid="05213a4d" style:language-asian="zxx" style:country-asian="none" style:font-weight-asian="normal" style:language-complex="zxx" style:country-complex="none" style:font-weight-complex="normal"/>
    </style:style>
    <style:style style:name="T177" style:family="text">
      <style:text-properties fo:font-weight="normal" officeooo:rsid="02829d6d" style:language-asian="zxx" style:country-asian="none" style:font-weight-asian="normal" style:language-complex="zxx" style:country-complex="none" style:font-weight-complex="normal"/>
    </style:style>
    <style:style style:name="T178" style:family="text">
      <style:text-properties fo:font-weight="normal" officeooo:rsid="06b0b62c" style:language-asian="zxx" style:country-asian="none" style:font-weight-asian="normal" style:language-complex="zxx" style:country-complex="none" style:font-weight-complex="normal"/>
    </style:style>
    <style:style style:name="T179" style:family="text">
      <style:text-properties fo:font-weight="normal" officeooo:rsid="06b0a25c" style:language-asian="zxx" style:country-asian="none" style:font-weight-asian="normal" style:language-complex="zxx" style:country-complex="none" style:font-weight-complex="normal"/>
    </style:style>
    <style:style style:name="T180" style:family="text">
      <style:text-properties fo:font-weight="normal" officeooo:rsid="06ac8545" style:language-asian="zxx" style:country-asian="none" style:font-weight-asian="normal" style:language-complex="zxx" style:country-complex="none" style:font-weight-complex="normal"/>
    </style:style>
    <style:style style:name="T181" style:family="text">
      <style:text-properties fo:font-weight="normal" officeooo:rsid="049d63c3" style:language-asian="zxx" style:country-asian="none" style:font-weight-asian="normal" style:language-complex="zxx" style:country-complex="none" style:font-weight-complex="normal"/>
    </style:style>
    <style:style style:name="T182" style:family="text">
      <style:text-properties fo:font-weight="normal" officeooo:rsid="0534c43b" style:language-asian="zxx" style:country-asian="none" style:font-weight-asian="normal" style:language-complex="zxx" style:country-complex="none" style:font-weight-complex="normal"/>
    </style:style>
    <style:style style:name="T183" style:family="text">
      <style:text-properties fo:font-weight="normal" officeooo:rsid="087b2097" style:language-asian="zxx" style:country-asian="none" style:font-weight-asian="normal" style:language-complex="zxx" style:country-complex="none" style:font-weight-complex="normal"/>
    </style:style>
    <style:style style:name="T184" style:family="text">
      <style:text-properties fo:font-weight="normal" officeooo:rsid="08ba4c03" style:language-asian="zxx" style:country-asian="none" style:font-weight-asian="normal" style:language-complex="zxx" style:country-complex="none" style:font-weight-complex="normal"/>
    </style:style>
    <style:style style:name="T185" style:family="text">
      <style:text-properties fo:font-weight="normal" officeooo:rsid="004727dd" style:language-asian="zxx" style:country-asian="none" style:font-weight-asian="normal" style:language-complex="zxx" style:country-complex="none" style:font-weight-complex="normal"/>
    </style:style>
    <style:style style:name="T186" style:family="text">
      <style:text-properties fo:font-weight="normal" officeooo:rsid="045b434e" style:language-asian="zxx" style:country-asian="none" style:font-weight-asian="normal" style:language-complex="zxx" style:country-complex="none" style:font-weight-complex="normal"/>
    </style:style>
    <style:style style:name="T187" style:family="text">
      <style:text-properties fo:font-weight="normal" officeooo:rsid="08cbacd6" style:language-asian="zxx" style:country-asian="none" style:font-weight-asian="normal" style:language-complex="zxx" style:country-complex="none" style:font-weight-complex="normal"/>
    </style:style>
    <style:style style:name="T188" style:family="text">
      <style:text-properties fo:font-weight="normal" officeooo:rsid="04c262d7" style:language-asian="zxx" style:country-asian="none" style:font-weight-asian="normal" style:language-complex="zxx" style:country-complex="none" style:font-weight-complex="normal"/>
    </style:style>
    <style:style style:name="T189" style:family="text">
      <style:text-properties fo:font-weight="normal" officeooo:rsid="08e00fcc" style:language-asian="zxx" style:country-asian="none" style:font-weight-asian="normal" style:language-complex="zxx" style:country-complex="none" style:font-weight-complex="normal"/>
    </style:style>
    <style:style style:name="T190" style:family="text">
      <style:text-properties fo:font-weight="normal" officeooo:rsid="08e12f4d" style:language-asian="zxx" style:country-asian="none" style:font-weight-asian="normal" style:language-complex="zxx" style:country-complex="none" style:font-weight-complex="normal"/>
    </style:style>
    <style:style style:name="T191" style:family="text">
      <style:text-properties fo:font-weight="normal" officeooo:rsid="08e35c9a" style:language-asian="zxx" style:country-asian="none" style:font-weight-asian="normal" style:language-complex="zxx" style:country-complex="none" style:font-weight-complex="normal"/>
    </style:style>
    <style:style style:name="T192" style:family="text">
      <style:text-properties fo:font-weight="normal" officeooo:rsid="08e50a8e" style:language-asian="zxx" style:country-asian="none" style:font-weight-asian="normal" style:language-complex="zxx" style:country-complex="none" style:font-weight-complex="normal"/>
    </style:style>
    <style:style style:name="T193" style:family="text">
      <style:text-properties fo:font-weight="normal" officeooo:rsid="08e5830b" style:language-asian="zxx" style:country-asian="none" style:font-weight-asian="normal" style:language-complex="zxx" style:country-complex="none" style:font-weight-complex="normal"/>
    </style:style>
    <style:style style:name="T194" style:family="text">
      <style:text-properties fo:font-weight="normal" officeooo:rsid="08f8b8ed" style:language-asian="zxx" style:country-asian="none" style:font-weight-asian="normal" style:language-complex="zxx" style:country-complex="none" style:font-weight-complex="normal"/>
    </style:style>
    <style:style style:name="T195" style:family="text">
      <style:text-properties officeooo:rsid="00146cee"/>
    </style:style>
    <style:style style:name="T196" style:family="text">
      <style:text-properties officeooo:rsid="00182ab8"/>
    </style:style>
    <style:style style:name="T197" style:family="text">
      <style:text-properties officeooo:rsid="00165bc9"/>
    </style:style>
    <style:style style:name="T198" style:family="text">
      <style:text-properties officeooo:rsid="001342eb"/>
    </style:style>
    <style:style style:name="T199" style:family="text">
      <style:text-properties officeooo:rsid="00315364"/>
    </style:style>
    <style:style style:name="T200" style:family="text">
      <style:text-properties officeooo:rsid="0034c76e"/>
    </style:style>
    <style:style style:name="T201" style:family="text">
      <style:text-properties officeooo:rsid="0045ce73"/>
    </style:style>
    <style:style style:name="T202" style:family="text">
      <style:text-properties officeooo:rsid="004727dd"/>
    </style:style>
    <style:style style:name="T203" style:family="text">
      <style:text-properties officeooo:rsid="0052378b"/>
    </style:style>
    <style:style style:name="T204" style:family="text">
      <style:text-properties officeooo:rsid="005fbb8b"/>
    </style:style>
    <style:style style:name="T205" style:family="text">
      <style:text-properties officeooo:rsid="00643a04"/>
    </style:style>
    <style:style style:name="T206" style:family="text">
      <style:text-properties officeooo:rsid="006ab26a"/>
    </style:style>
    <style:style style:name="T207" style:family="text">
      <style:text-properties officeooo:rsid="00762a69"/>
    </style:style>
    <style:style style:name="T208" style:family="text">
      <style:text-properties officeooo:rsid="00a77652"/>
    </style:style>
    <style:style style:name="T209" style:family="text">
      <style:text-properties officeooo:rsid="00b8e749"/>
    </style:style>
    <style:style style:name="T210" style:family="text">
      <style:text-properties officeooo:rsid="00c4ff64"/>
    </style:style>
    <style:style style:name="T211" style:family="text">
      <style:text-properties officeooo:rsid="00c94391"/>
    </style:style>
    <style:style style:name="T212" style:family="text">
      <style:text-properties officeooo:rsid="00cab304"/>
    </style:style>
    <style:style style:name="T213" style:family="text">
      <style:text-properties officeooo:rsid="00d83343"/>
    </style:style>
    <style:style style:name="T214" style:family="text">
      <style:text-properties officeooo:rsid="00eefc16"/>
    </style:style>
    <style:style style:name="T215" style:family="text">
      <style:text-properties officeooo:rsid="00eff926"/>
    </style:style>
    <style:style style:name="T216" style:family="text">
      <style:text-properties officeooo:rsid="00fa7797"/>
    </style:style>
    <style:style style:name="T217" style:family="text">
      <style:text-properties officeooo:rsid="00fadd89"/>
    </style:style>
    <style:style style:name="T218" style:family="text">
      <style:text-properties officeooo:rsid="001997da"/>
    </style:style>
    <style:style style:name="T219" style:family="text">
      <style:text-properties officeooo:rsid="010e4af2"/>
    </style:style>
    <style:style style:name="T220" style:family="text">
      <style:text-properties officeooo:rsid="0114b9f2"/>
    </style:style>
    <style:style style:name="T221" style:family="text">
      <style:text-properties officeooo:rsid="01164cd2"/>
    </style:style>
    <style:style style:name="T222" style:family="text">
      <style:text-properties officeooo:rsid="011b9643"/>
    </style:style>
    <style:style style:name="T223" style:family="text">
      <style:text-properties officeooo:rsid="011be6e7"/>
    </style:style>
    <style:style style:name="T224" style:family="text">
      <style:text-properties officeooo:rsid="011cf6bc"/>
    </style:style>
    <style:style style:name="T225" style:family="text">
      <style:text-properties officeooo:rsid="012bb049"/>
    </style:style>
    <style:style style:name="T226" style:family="text">
      <style:text-properties officeooo:rsid="0138b217"/>
    </style:style>
    <style:style style:name="T227" style:family="text">
      <style:text-properties officeooo:rsid="0159d98a"/>
    </style:style>
    <style:style style:name="T228" style:family="text">
      <style:text-properties officeooo:rsid="015a290d"/>
    </style:style>
    <style:style style:name="T229" style:family="text">
      <style:text-properties officeooo:rsid="015accbe"/>
    </style:style>
    <style:style style:name="T230" style:family="text">
      <style:text-properties officeooo:rsid="0161c040"/>
    </style:style>
    <style:style style:name="T231" style:family="text">
      <style:text-properties officeooo:rsid="01633e36"/>
    </style:style>
    <style:style style:name="T232" style:family="text">
      <style:text-properties officeooo:rsid="0163bfac"/>
    </style:style>
    <style:style style:name="T233" style:family="text">
      <style:text-properties officeooo:rsid="016529af"/>
    </style:style>
    <style:style style:name="T234" style:family="text">
      <style:text-properties officeooo:rsid="0165cf6d"/>
    </style:style>
    <style:style style:name="T235" style:family="text">
      <style:text-properties officeooo:rsid="01668f6a"/>
    </style:style>
    <style:style style:name="T236" style:family="text">
      <style:text-properties officeooo:rsid="0166db74"/>
    </style:style>
    <style:style style:name="T237" style:family="text">
      <style:text-properties officeooo:rsid="0167fd30"/>
    </style:style>
    <style:style style:name="T238" style:family="text">
      <style:text-properties officeooo:rsid="01696db9"/>
    </style:style>
    <style:style style:name="T239" style:family="text">
      <style:text-properties officeooo:rsid="016a31bf"/>
    </style:style>
    <style:style style:name="T240" style:family="text">
      <style:text-properties officeooo:rsid="016adaa5"/>
    </style:style>
    <style:style style:name="T241" style:family="text">
      <style:text-properties officeooo:rsid="016c56c7"/>
    </style:style>
    <style:style style:name="T242" style:family="text">
      <style:text-properties officeooo:rsid="016e065a"/>
    </style:style>
    <style:style style:name="T243" style:family="text">
      <style:text-properties officeooo:rsid="016f9699"/>
    </style:style>
    <style:style style:name="T244" style:family="text">
      <style:text-properties officeooo:rsid="017128e3"/>
    </style:style>
    <style:style style:name="T245" style:family="text">
      <style:text-properties officeooo:rsid="0174557d"/>
    </style:style>
    <style:style style:name="T246" style:family="text">
      <style:text-properties officeooo:rsid="017469a8"/>
    </style:style>
    <style:style style:name="T247" style:family="text">
      <style:text-properties officeooo:rsid="0174a1b6"/>
    </style:style>
    <style:style style:name="T248" style:family="text">
      <style:text-properties officeooo:rsid="017ebffb"/>
    </style:style>
    <style:style style:name="T249" style:family="text">
      <style:text-properties officeooo:rsid="017feb8c"/>
    </style:style>
    <style:style style:name="T250" style:family="text">
      <style:text-properties officeooo:rsid="0183c09f"/>
    </style:style>
    <style:style style:name="T251" style:family="text">
      <style:text-properties officeooo:rsid="01ab0427"/>
    </style:style>
    <style:style style:name="T252" style:family="text">
      <style:text-properties officeooo:rsid="01abfe58"/>
    </style:style>
    <style:style style:name="T253" style:family="text">
      <style:text-properties officeooo:rsid="01b86d15"/>
    </style:style>
    <style:style style:name="T254" style:family="text">
      <style:text-properties officeooo:rsid="01c5879a"/>
    </style:style>
    <style:style style:name="T255" style:family="text">
      <style:text-properties officeooo:rsid="01cb43ec"/>
    </style:style>
    <style:style style:name="T256" style:family="text">
      <style:text-properties officeooo:rsid="01cc3cd2"/>
    </style:style>
    <style:style style:name="T257" style:family="text">
      <style:text-properties officeooo:rsid="01d5b58f"/>
    </style:style>
    <style:style style:name="T258" style:family="text">
      <style:text-properties officeooo:rsid="01f3f4e4"/>
    </style:style>
    <style:style style:name="T259" style:family="text">
      <style:text-properties officeooo:rsid="02229ab3"/>
    </style:style>
    <style:style style:name="T260" style:family="text">
      <style:text-properties officeooo:rsid="02291def"/>
    </style:style>
    <style:style style:name="T261" style:family="text">
      <style:text-properties officeooo:rsid="022ae7b7"/>
    </style:style>
    <style:style style:name="T262" style:family="text">
      <style:text-properties fo:font-variant="normal" fo:text-transform="none" fo:color="#333333" fo:letter-spacing="normal" fo:font-style="normal"/>
    </style:style>
    <style:style style:name="T263" style:family="text">
      <style:text-properties fo:font-variant="normal" fo:text-transform="none" fo:color="#333333" style:font-name="Liberation Sans" fo:letter-spacing="normal" fo:font-style="normal"/>
    </style:style>
    <style:style style:name="T264" style:family="text">
      <style:text-properties officeooo:rsid="023b8752"/>
    </style:style>
    <style:style style:name="T265" style:family="text">
      <style:text-properties fo:font-weight="bold" style:font-weight-asian="bold" style:font-weight-complex="bold"/>
    </style:style>
    <style:style style:name="T266" style:family="text">
      <style:text-properties fo:font-weight="bold" officeooo:rsid="02410882" style:font-weight-asian="bold" style:font-weight-complex="bold"/>
    </style:style>
    <style:style style:name="T267" style:family="text">
      <style:text-properties officeooo:rsid="0240cd0f"/>
    </style:style>
    <style:style style:name="T268" style:family="text">
      <style:text-properties officeooo:rsid="0247091a"/>
    </style:style>
    <style:style style:name="T269" style:family="text">
      <style:text-properties officeooo:rsid="024a751c"/>
    </style:style>
    <style:style style:name="T270" style:family="text">
      <style:text-properties officeooo:rsid="024bb6aa"/>
    </style:style>
    <style:style style:name="T271" style:family="text">
      <style:text-properties officeooo:rsid="02568605"/>
    </style:style>
    <style:style style:name="T272" style:family="text">
      <style:text-properties officeooo:rsid="0258dfd3"/>
    </style:style>
    <style:style style:name="T273" style:family="text">
      <style:text-properties officeooo:rsid="0261e130"/>
    </style:style>
    <style:style style:name="T274" style:family="text">
      <style:text-properties officeooo:rsid="02697674"/>
    </style:style>
    <style:style style:name="T275" style:family="text">
      <style:text-properties officeooo:rsid="02827ec4"/>
    </style:style>
    <style:style style:name="T276" style:family="text">
      <style:text-properties officeooo:rsid="02829d6d"/>
    </style:style>
    <style:style style:name="T277" style:family="text">
      <style:text-properties officeooo:rsid="0285225e"/>
    </style:style>
    <style:style style:name="T278" style:family="text">
      <style:text-properties officeooo:rsid="028e51f1"/>
    </style:style>
    <style:style style:name="T279" style:family="text">
      <style:text-properties officeooo:rsid="029132f9"/>
    </style:style>
    <style:style style:name="T280" style:family="text">
      <style:text-properties officeooo:rsid="029144a0"/>
    </style:style>
    <style:style style:name="T281" style:family="text">
      <style:text-properties officeooo:rsid="029233bd"/>
    </style:style>
    <style:style style:name="T282" style:family="text">
      <style:text-properties officeooo:rsid="02956888"/>
    </style:style>
    <style:style style:name="T283" style:family="text">
      <style:text-properties officeooo:rsid="02967089"/>
    </style:style>
    <style:style style:name="T284" style:family="text">
      <style:text-properties officeooo:rsid="0296e6cd"/>
    </style:style>
    <style:style style:name="T285" style:family="text">
      <style:text-properties officeooo:rsid="02a2f773"/>
    </style:style>
    <style:style style:name="T286" style:family="text">
      <style:text-properties officeooo:rsid="02a88806"/>
    </style:style>
    <style:style style:name="T287" style:family="text">
      <style:text-properties officeooo:rsid="02b7dae8"/>
    </style:style>
    <style:style style:name="T288" style:family="text">
      <style:text-properties officeooo:rsid="02c5903e"/>
    </style:style>
    <style:style style:name="T289" style:family="text">
      <style:text-properties officeooo:rsid="02c675be"/>
    </style:style>
    <style:style style:name="T290" style:family="text">
      <style:text-properties officeooo:rsid="02d2995d"/>
    </style:style>
    <style:style style:name="T291" style:family="text">
      <style:text-properties officeooo:rsid="0306feff"/>
    </style:style>
    <style:style style:name="T292" style:family="text">
      <style:text-properties officeooo:rsid="03076fdc"/>
    </style:style>
    <style:style style:name="T293" style:family="text">
      <style:text-properties officeooo:rsid="030d2f99"/>
    </style:style>
    <style:style style:name="T294" style:family="text">
      <style:text-properties officeooo:rsid="0313d1ba"/>
    </style:style>
    <style:style style:name="T295" style:family="text">
      <style:text-properties officeooo:rsid="033218fc"/>
    </style:style>
    <style:style style:name="T296" style:family="text">
      <style:text-properties officeooo:rsid="033323f3"/>
    </style:style>
    <style:style style:name="T297" style:family="text">
      <style:text-properties officeooo:rsid="03340f9f"/>
    </style:style>
    <style:style style:name="T298" style:family="text">
      <style:text-properties officeooo:rsid="0354c37d"/>
    </style:style>
    <style:style style:name="T299" style:family="text">
      <style:text-properties officeooo:rsid="035645f5"/>
    </style:style>
    <style:style style:name="T300" style:family="text">
      <style:text-properties officeooo:rsid="035731f1"/>
    </style:style>
    <style:style style:name="T301" style:family="text">
      <style:text-properties officeooo:rsid="0357b90c"/>
    </style:style>
    <style:style style:name="T302" style:family="text">
      <style:text-properties officeooo:rsid="0035b4e7"/>
    </style:style>
    <style:style style:name="T303" style:family="text">
      <style:text-properties officeooo:rsid="036b259f"/>
    </style:style>
    <style:style style:name="T304" style:family="text">
      <style:text-properties officeooo:rsid="036d20dd"/>
    </style:style>
    <style:style style:name="T305" style:family="text">
      <style:text-properties officeooo:rsid="036fd50a"/>
    </style:style>
    <style:style style:name="T306" style:family="text">
      <style:text-properties officeooo:rsid="0370b338"/>
    </style:style>
    <style:style style:name="T307" style:family="text">
      <style:text-properties officeooo:rsid="037cb2f4"/>
    </style:style>
    <style:style style:name="T308" style:family="text">
      <style:text-properties officeooo:rsid="037d26e8"/>
    </style:style>
    <style:style style:name="T309" style:family="text">
      <style:text-properties officeooo:rsid="038054e0"/>
    </style:style>
    <style:style style:name="T310" style:family="text">
      <style:text-properties officeooo:rsid="0380e521"/>
    </style:style>
    <style:style style:name="T311" style:family="text">
      <style:text-properties officeooo:rsid="03828c1e"/>
    </style:style>
    <style:style style:name="T312" style:family="text">
      <style:text-properties officeooo:rsid="0389b3fa"/>
    </style:style>
    <style:style style:name="T313" style:family="text">
      <style:text-properties officeooo:rsid="038a3b5e"/>
    </style:style>
    <style:style style:name="T314" style:family="text">
      <style:text-properties officeooo:rsid="038bb489"/>
    </style:style>
    <style:style style:name="T315" style:family="text">
      <style:text-properties officeooo:rsid="038d30c5"/>
    </style:style>
    <style:style style:name="T316" style:family="text">
      <style:text-properties officeooo:rsid="038e8e01"/>
    </style:style>
    <style:style style:name="T317" style:family="text">
      <style:text-properties officeooo:rsid="038f4070"/>
    </style:style>
    <style:style style:name="T318" style:family="text">
      <style:text-properties officeooo:rsid="0390ba03"/>
    </style:style>
    <style:style style:name="T319" style:family="text">
      <style:text-properties officeooo:rsid="039109ce"/>
    </style:style>
    <style:style style:name="T320" style:family="text">
      <style:text-properties officeooo:rsid="03918928"/>
    </style:style>
    <style:style style:name="T321" style:family="text">
      <style:text-properties officeooo:rsid="0395f732"/>
    </style:style>
    <style:style style:name="T322" style:family="text">
      <style:text-properties officeooo:rsid="03969fa6"/>
    </style:style>
    <style:style style:name="T323" style:family="text">
      <style:text-properties officeooo:rsid="0398cd1d"/>
    </style:style>
    <style:style style:name="T324" style:family="text">
      <style:text-properties officeooo:rsid="03a14538"/>
    </style:style>
    <style:style style:name="T325" style:family="text">
      <style:text-properties officeooo:rsid="03a2f2ce"/>
    </style:style>
    <style:style style:name="T326" style:family="text">
      <style:text-properties officeooo:rsid="03a4702e"/>
    </style:style>
    <style:style style:name="T327" style:family="text">
      <style:text-properties officeooo:rsid="03b07ec3"/>
    </style:style>
    <style:style style:name="T328" style:family="text">
      <style:text-properties officeooo:rsid="03b20c7c"/>
    </style:style>
    <style:style style:name="T329" style:family="text">
      <style:text-properties officeooo:rsid="03bc5e1f"/>
    </style:style>
    <style:style style:name="T330" style:family="text">
      <style:text-properties officeooo:rsid="03be3a54"/>
    </style:style>
    <style:style style:name="T331" style:family="text">
      <style:text-properties officeooo:rsid="03bec05e"/>
    </style:style>
    <style:style style:name="T332" style:family="text">
      <style:text-properties style:font-name="Liberation Serif" fo:font-size="15pt" fo:font-weight="normal" officeooo:rsid="03c47d89" style:font-size-asian="13.1000003814697pt" style:font-weight-asian="normal" style:font-size-complex="15pt" style:font-weight-complex="normal"/>
    </style:style>
    <style:style style:name="T333" style:family="text">
      <style:text-properties style:font-name="Liberation Serif" fo:font-size="15pt" fo:font-weight="normal" officeooo:rsid="03dc8246" style:font-size-asian="13.1000003814697pt" style:font-weight-asian="normal" style:font-size-complex="15pt" style:font-weight-complex="normal"/>
    </style:style>
    <style:style style:name="T334" style:family="text">
      <style:text-properties style:font-name="Liberation Serif" fo:font-size="15pt" fo:font-weight="normal" officeooo:rsid="03f1b2b9" style:font-size-asian="13.1000003814697pt" style:font-weight-asian="normal" style:font-size-complex="15pt" style:font-weight-complex="normal"/>
    </style:style>
    <style:style style:name="T335" style:family="text">
      <style:text-properties style:font-name="Liberation Serif" fo:font-weight="normal" officeooo:rsid="07186cee" style:font-weight-asian="normal" style:font-weight-complex="normal"/>
    </style:style>
    <style:style style:name="T336" style:family="text">
      <style:text-properties style:font-name="Liberation Serif" fo:font-weight="normal" officeooo:rsid="0718c0b0" style:font-weight-asian="normal" style:font-weight-complex="normal"/>
    </style:style>
    <style:style style:name="T337" style:family="text">
      <style:text-properties style:font-name="Liberation Serif" fo:font-weight="normal" officeooo:rsid="071a21a9" style:font-weight-asian="normal" style:font-weight-complex="normal"/>
    </style:style>
    <style:style style:name="T338" style:family="text">
      <style:text-properties style:font-name="Liberation Serif" fo:font-weight="normal" officeooo:rsid="071bcd55" style:font-weight-asian="normal" style:font-weight-complex="normal"/>
    </style:style>
    <style:style style:name="T339" style:family="text">
      <style:text-properties style:font-name="Liberation Serif" fo:font-weight="normal" officeooo:rsid="071c3c56" style:font-weight-asian="normal" style:font-weight-complex="normal"/>
    </style:style>
    <style:style style:name="T340" style:family="text">
      <style:text-properties style:font-name="Liberation Serif" fo:font-weight="normal" officeooo:rsid="071ecd41" style:font-weight-asian="normal" style:font-weight-complex="normal"/>
    </style:style>
    <style:style style:name="T341" style:family="text">
      <style:text-properties style:font-name="Liberation Serif" fo:font-weight="normal" officeooo:rsid="0721e286" style:font-weight-asian="normal" style:font-weight-complex="normal"/>
    </style:style>
    <style:style style:name="T342" style:family="text">
      <style:text-properties style:font-name="Liberation Serif" fo:font-weight="normal" officeooo:rsid="074abc64" style:font-weight-asian="normal" style:font-weight-complex="normal"/>
    </style:style>
    <style:style style:name="T343" style:family="text">
      <style:text-properties style:font-name="Liberation Serif" fo:font-weight="normal" officeooo:rsid="079f8d1d" style:font-weight-asian="normal" style:font-weight-complex="normal"/>
    </style:style>
    <style:style style:name="T344" style:family="text">
      <style:text-properties style:font-name="Liberation Serif" fo:font-weight="normal" officeooo:rsid="07fd0bf1" style:font-weight-asian="normal" style:font-weight-complex="normal"/>
    </style:style>
    <style:style style:name="T345" style:family="text">
      <style:text-properties style:font-name="Liberation Serif" fo:font-weight="normal" officeooo:rsid="07ffa00d" style:font-weight-asian="normal" style:font-weight-complex="normal"/>
    </style:style>
    <style:style style:name="T346" style:family="text">
      <style:text-properties style:font-name="Liberation Serif" fo:font-weight="normal" officeooo:rsid="08023e7b" style:font-weight-asian="normal" style:font-weight-complex="normal"/>
    </style:style>
    <style:style style:name="T347" style:family="text">
      <style:text-properties officeooo:rsid="03c8450b"/>
    </style:style>
    <style:style style:name="T348" style:family="text">
      <style:text-properties officeooo:rsid="03cc1b03"/>
    </style:style>
    <style:style style:name="T349" style:family="text">
      <style:text-properties officeooo:rsid="03d97be6"/>
    </style:style>
    <style:style style:name="T350" style:family="text">
      <style:text-properties officeooo:rsid="03ed07df"/>
    </style:style>
    <style:style style:name="T351" style:family="text">
      <style:text-properties officeooo:rsid="03ee9c54"/>
    </style:style>
    <style:style style:name="T352" style:family="text">
      <style:text-properties officeooo:rsid="03f1c2ab"/>
    </style:style>
    <style:style style:name="T353" style:family="text">
      <style:text-properties officeooo:rsid="03f33285"/>
    </style:style>
    <style:style style:name="T354" style:family="text">
      <style:text-properties officeooo:rsid="03f3e66b"/>
    </style:style>
    <style:style style:name="T355" style:family="text">
      <style:text-properties officeooo:rsid="03f5de8f"/>
    </style:style>
    <style:style style:name="T356" style:family="text">
      <style:text-properties officeooo:rsid="03f9a6bc"/>
    </style:style>
    <style:style style:name="T357" style:family="text">
      <style:text-properties officeooo:rsid="04100c90"/>
    </style:style>
    <style:style style:name="T358" style:family="text">
      <style:text-properties officeooo:rsid="04104ecf"/>
    </style:style>
    <style:style style:name="T359" style:family="text">
      <style:text-properties officeooo:rsid="041b1559"/>
    </style:style>
    <style:style style:name="T360" style:family="text">
      <style:text-properties style:font-name="Liberation Sans"/>
    </style:style>
    <style:style style:name="T361" style:family="text">
      <style:text-properties style:font-name="Liberation Sans" fo:font-weight="bold" style:font-weight-asian="bold" style:font-weight-complex="bold"/>
    </style:style>
    <style:style style:name="T362" style:family="text">
      <style:text-properties style:font-name="Liberation Sans" fo:font-size="16pt" fo:font-weight="bold" officeooo:rsid="03c47d89" style:font-size-asian="14pt" style:font-weight-asian="bold" style:font-size-complex="16pt" style:font-weight-complex="bold"/>
    </style:style>
    <style:style style:name="T363" style:family="text">
      <style:text-properties style:font-name="Liberation Sans" fo:font-size="16pt" fo:font-weight="bold" officeooo:rsid="03c617b2" style:font-size-asian="14pt" style:font-weight-asian="bold" style:font-size-complex="16pt" style:font-weight-complex="bold"/>
    </style:style>
    <style:style style:name="T364" style:family="text">
      <style:text-properties officeooo:rsid="044f9615"/>
    </style:style>
    <style:style style:name="T365" style:family="text">
      <style:text-properties officeooo:rsid="044fcf6b"/>
    </style:style>
    <style:style style:name="T366" style:family="text">
      <style:text-properties officeooo:rsid="046236b4"/>
    </style:style>
    <style:style style:name="T367" style:family="text">
      <style:text-properties officeooo:rsid="04633a67"/>
    </style:style>
    <style:style style:name="T368" style:family="text">
      <style:text-properties officeooo:rsid="046df984"/>
    </style:style>
    <style:style style:name="T369" style:family="text">
      <style:text-properties officeooo:rsid="047190f8"/>
    </style:style>
    <style:style style:name="T370" style:family="text">
      <style:text-properties officeooo:rsid="04822775"/>
    </style:style>
    <style:style style:name="T371" style:family="text">
      <style:text-properties officeooo:rsid="04834793"/>
    </style:style>
    <style:style style:name="T372" style:family="text">
      <style:text-properties officeooo:rsid="0483b55c"/>
    </style:style>
    <style:style style:name="T373" style:family="text">
      <style:text-properties officeooo:rsid="04917386"/>
    </style:style>
    <style:style style:name="T374" style:family="text">
      <style:text-properties officeooo:rsid="0499fe4f"/>
    </style:style>
    <style:style style:name="T375" style:family="text">
      <style:text-properties officeooo:rsid="04eb8e67"/>
    </style:style>
    <style:style style:name="T376" style:family="text">
      <style:text-properties officeooo:rsid="05032903"/>
    </style:style>
    <style:style style:name="T377" style:family="text">
      <style:text-properties officeooo:rsid="0507ba9b"/>
    </style:style>
    <style:style style:name="T378" style:family="text">
      <style:text-properties officeooo:rsid="050b1175"/>
    </style:style>
    <style:style style:name="T379" style:family="text">
      <style:text-properties officeooo:rsid="0522fcee"/>
    </style:style>
    <style:style style:name="T380" style:family="text">
      <style:text-properties officeooo:rsid="052724c6"/>
    </style:style>
    <style:style style:name="T381" style:family="text">
      <style:text-properties officeooo:rsid="0529f8a3"/>
    </style:style>
    <style:style style:name="T382" style:family="text">
      <style:text-properties officeooo:rsid="053869be"/>
    </style:style>
    <style:style style:name="T383" style:family="text">
      <style:text-properties officeooo:rsid="05476fba"/>
    </style:style>
    <style:style style:name="T384" style:family="text">
      <style:text-properties officeooo:rsid="054eb054"/>
    </style:style>
    <style:style style:name="T385" style:family="text">
      <style:text-properties officeooo:rsid="055092ac"/>
    </style:style>
    <style:style style:name="T386" style:family="text">
      <style:text-properties officeooo:rsid="055160b1"/>
    </style:style>
    <style:style style:name="T387" style:family="text">
      <style:text-properties officeooo:rsid="0552eebd"/>
    </style:style>
    <style:style style:name="T388" style:family="text">
      <style:text-properties officeooo:rsid="056b6fab"/>
    </style:style>
    <style:style style:name="T389" style:family="text">
      <style:text-properties officeooo:rsid="056c6299"/>
    </style:style>
    <style:style style:name="T390" style:family="text">
      <style:text-properties officeooo:rsid="056da517"/>
    </style:style>
    <style:style style:name="T391" style:family="text">
      <style:text-properties officeooo:rsid="05705d1b"/>
    </style:style>
    <style:style style:name="T392" style:family="text">
      <style:text-properties officeooo:rsid="0571fa0f"/>
    </style:style>
    <style:style style:name="T393" style:family="text">
      <style:text-properties officeooo:rsid="057d4984"/>
    </style:style>
    <style:style style:name="T394" style:family="text">
      <style:text-properties officeooo:rsid="057f8eb0"/>
    </style:style>
    <style:style style:name="T395" style:family="text">
      <style:text-properties officeooo:rsid="05808550"/>
    </style:style>
    <style:style style:name="T396" style:family="text">
      <style:text-properties officeooo:rsid="058c1641"/>
    </style:style>
    <style:style style:name="T397" style:family="text">
      <style:text-properties officeooo:rsid="058c1a4c"/>
    </style:style>
    <style:style style:name="T398" style:family="text">
      <style:text-properties officeooo:rsid="058d02eb"/>
    </style:style>
    <style:style style:name="T399" style:family="text">
      <style:text-properties officeooo:rsid="058e78fa"/>
    </style:style>
    <style:style style:name="T400" style:family="text">
      <style:text-properties officeooo:rsid="058f212e"/>
    </style:style>
    <style:style style:name="T401" style:family="text">
      <style:text-properties officeooo:rsid="05907ff7"/>
    </style:style>
    <style:style style:name="T402" style:family="text">
      <style:text-properties officeooo:rsid="059296d9"/>
    </style:style>
    <style:style style:name="T403" style:family="text">
      <style:text-properties officeooo:rsid="0593289e"/>
    </style:style>
    <style:style style:name="T404" style:family="text">
      <style:text-properties officeooo:rsid="0596840d"/>
    </style:style>
    <style:style style:name="T405" style:family="text">
      <style:text-properties officeooo:rsid="059710e7"/>
    </style:style>
    <style:style style:name="T406" style:family="text">
      <style:text-properties officeooo:rsid="0597a977"/>
    </style:style>
    <style:style style:name="T407" style:family="text">
      <style:text-properties officeooo:rsid="05a98cf6"/>
    </style:style>
    <style:style style:name="T408" style:family="text">
      <style:text-properties officeooo:rsid="05ac93df"/>
    </style:style>
    <style:style style:name="T409" style:family="text">
      <style:text-properties officeooo:rsid="05b114f1"/>
    </style:style>
    <style:style style:name="T410" style:family="text">
      <style:text-properties officeooo:rsid="05b7c94a"/>
    </style:style>
    <style:style style:name="T411" style:family="text">
      <style:text-properties officeooo:rsid="05c12ca2"/>
    </style:style>
    <style:style style:name="T412" style:family="text">
      <style:text-properties officeooo:rsid="05d38bed"/>
    </style:style>
    <style:style style:name="T413" style:family="text">
      <style:text-properties officeooo:rsid="05d3fc61"/>
    </style:style>
    <style:style style:name="T414" style:family="text">
      <style:text-properties officeooo:rsid="05d83462"/>
    </style:style>
    <style:style style:name="T415" style:family="text">
      <style:text-properties officeooo:rsid="05dd1e0e"/>
    </style:style>
    <style:style style:name="T416" style:family="text">
      <style:text-properties officeooo:rsid="05f63015"/>
    </style:style>
    <style:style style:name="T417" style:family="text">
      <style:text-properties officeooo:rsid="06035f83"/>
    </style:style>
    <style:style style:name="T418" style:family="text">
      <style:text-properties officeooo:rsid="003ef7b8"/>
    </style:style>
    <style:style style:name="T419" style:family="text">
      <style:text-properties officeooo:rsid="061209bc"/>
    </style:style>
    <style:style style:name="T420" style:family="text">
      <style:text-properties officeooo:rsid="0616629d"/>
    </style:style>
    <style:style style:name="T421" style:family="text">
      <style:text-properties officeooo:rsid="06240543"/>
    </style:style>
    <style:style style:name="T422" style:family="text">
      <style:text-properties officeooo:rsid="06343650"/>
    </style:style>
    <style:style style:name="T423" style:family="text">
      <style:text-properties officeooo:rsid="06399767"/>
    </style:style>
    <style:style style:name="T424" style:family="text">
      <style:text-properties officeooo:rsid="0644e055"/>
    </style:style>
    <style:style style:name="T425" style:family="text">
      <style:text-properties officeooo:rsid="0646affe"/>
    </style:style>
    <style:style style:name="T426" style:family="text">
      <style:text-properties officeooo:rsid="064eea92"/>
    </style:style>
    <style:style style:name="T427" style:family="text">
      <style:text-properties officeooo:rsid="064f9813"/>
    </style:style>
    <style:style style:name="T428" style:family="text">
      <style:text-properties officeooo:rsid="065818a8"/>
    </style:style>
    <style:style style:name="T429" style:family="text">
      <style:text-properties officeooo:rsid="06586ec9"/>
    </style:style>
    <style:style style:name="T430" style:family="text">
      <style:text-properties officeooo:rsid="00362756"/>
    </style:style>
    <style:style style:name="T431" style:family="text">
      <style:text-properties officeooo:rsid="06637e04"/>
    </style:style>
    <style:style style:name="T432" style:family="text">
      <style:text-properties officeooo:rsid="066a2708"/>
    </style:style>
    <style:style style:name="T433" style:family="text">
      <style:text-properties officeooo:rsid="06899515"/>
    </style:style>
    <style:style style:name="T434" style:family="text">
      <style:text-properties officeooo:rsid="068c2187"/>
    </style:style>
    <style:style style:name="T435" style:family="text">
      <style:text-properties officeooo:rsid="068fa6bc"/>
    </style:style>
    <style:style style:name="T436" style:family="text">
      <style:text-properties officeooo:rsid="069f30f9"/>
    </style:style>
    <style:style style:name="T437" style:family="text">
      <style:text-properties officeooo:rsid="069fcc50"/>
    </style:style>
    <style:style style:name="T438" style:family="text">
      <style:text-properties officeooo:rsid="06a389f0"/>
    </style:style>
    <style:style style:name="T439" style:family="text">
      <style:text-properties officeooo:rsid="06b444e6"/>
    </style:style>
    <style:style style:name="T440" style:family="text">
      <style:text-properties officeooo:rsid="06b58dda"/>
    </style:style>
    <style:style style:name="T441" style:family="text">
      <style:text-properties officeooo:rsid="06b74a6e"/>
    </style:style>
    <style:style style:name="T442" style:family="text">
      <style:text-properties officeooo:rsid="06c09ff6"/>
    </style:style>
    <style:style style:name="T443" style:family="text">
      <style:text-properties officeooo:rsid="06c9ccae"/>
    </style:style>
    <style:style style:name="T444" style:family="text">
      <style:text-properties officeooo:rsid="06ca6eed"/>
    </style:style>
    <style:style style:name="T445" style:family="text">
      <style:text-properties officeooo:rsid="06dd02d8"/>
    </style:style>
    <style:style style:name="T446" style:family="text">
      <style:text-properties officeooo:rsid="06dd3367"/>
    </style:style>
    <style:style style:name="T447" style:family="text">
      <style:text-properties officeooo:rsid="06ff6d6b"/>
    </style:style>
    <style:style style:name="T448" style:family="text">
      <style:text-properties officeooo:rsid="07018163"/>
    </style:style>
    <style:style style:name="T449" style:family="text">
      <style:text-properties officeooo:rsid="07100aa4"/>
    </style:style>
    <style:style style:name="T450" style:family="text">
      <style:text-properties officeooo:rsid="07105d1e"/>
    </style:style>
    <style:style style:name="T451" style:family="text">
      <style:text-properties officeooo:rsid="07115948"/>
    </style:style>
    <style:style style:name="T452" style:family="text">
      <style:text-properties officeooo:rsid="0724c8f9"/>
    </style:style>
    <style:style style:name="T453" style:family="text">
      <style:text-properties officeooo:rsid="07269d4f"/>
    </style:style>
    <style:style style:name="T454" style:family="text">
      <style:text-properties officeooo:rsid="07278295"/>
    </style:style>
    <style:style style:name="T455" style:family="text">
      <style:text-properties officeooo:rsid="07303ebb"/>
    </style:style>
    <style:style style:name="T456" style:family="text">
      <style:text-properties officeooo:rsid="07331c07"/>
    </style:style>
    <style:style style:name="T457" style:family="text">
      <style:text-properties officeooo:rsid="073d7913"/>
    </style:style>
    <style:style style:name="T458" style:family="text">
      <style:text-properties officeooo:rsid="074483f8"/>
    </style:style>
    <style:style style:name="T459" style:family="text">
      <style:text-properties officeooo:rsid="074a87b1"/>
    </style:style>
    <style:style style:name="T460" style:family="text">
      <style:text-properties officeooo:rsid="074a9972"/>
    </style:style>
    <style:style style:name="T461" style:family="text">
      <style:text-properties officeooo:rsid="0750116d"/>
    </style:style>
    <style:style style:name="T462" style:family="text">
      <style:text-properties officeooo:rsid="075224aa"/>
    </style:style>
    <style:style style:name="T463" style:family="text">
      <style:text-properties officeooo:rsid="07529d56"/>
    </style:style>
    <style:style style:name="T464" style:family="text">
      <style:text-properties officeooo:rsid="0757e540"/>
    </style:style>
    <style:style style:name="T465" style:family="text">
      <style:text-properties officeooo:rsid="075c5a7b"/>
    </style:style>
    <style:style style:name="T466" style:family="text">
      <style:text-properties officeooo:rsid="0760f116"/>
    </style:style>
    <style:style style:name="T467" style:family="text">
      <style:text-properties officeooo:rsid="0762dfe2"/>
    </style:style>
    <style:style style:name="T468" style:family="text">
      <style:text-properties officeooo:rsid="0764d1c2"/>
    </style:style>
    <style:style style:name="T469" style:family="text">
      <style:text-properties officeooo:rsid="07778d60"/>
    </style:style>
    <style:style style:name="T470" style:family="text">
      <style:text-properties officeooo:rsid="07800078"/>
    </style:style>
    <style:style style:name="T471" style:family="text">
      <style:text-properties officeooo:rsid="07964640"/>
    </style:style>
    <style:style style:name="T472" style:family="text">
      <style:text-properties officeooo:rsid="079758ed"/>
    </style:style>
    <style:style style:name="T473" style:family="text">
      <style:text-properties officeooo:rsid="07c49fc1"/>
    </style:style>
    <style:style style:name="T474" style:family="text">
      <style:text-properties officeooo:rsid="07c5610c"/>
    </style:style>
    <style:style style:name="T475" style:family="text">
      <style:text-properties officeooo:rsid="07c6c7af"/>
    </style:style>
    <style:style style:name="T476" style:family="text">
      <style:text-properties officeooo:rsid="07c8ee96"/>
    </style:style>
    <style:style style:name="T477" style:family="text">
      <style:text-properties officeooo:rsid="07c8f09d"/>
    </style:style>
    <style:style style:name="T478" style:family="text">
      <style:text-properties officeooo:rsid="07c9e17a"/>
    </style:style>
    <style:style style:name="T479" style:family="text">
      <style:text-properties officeooo:rsid="07cb4c47"/>
    </style:style>
    <style:style style:name="T480" style:family="text">
      <style:text-properties officeooo:rsid="07cce7da"/>
    </style:style>
    <style:style style:name="T481" style:family="text">
      <style:text-properties officeooo:rsid="07d2fdcb"/>
    </style:style>
    <style:style style:name="T482" style:family="text">
      <style:text-properties officeooo:rsid="07d3ee8e"/>
    </style:style>
    <style:style style:name="T483" style:family="text">
      <style:text-properties officeooo:rsid="07d61b6e"/>
    </style:style>
    <style:style style:name="T484" style:family="text">
      <style:text-properties officeooo:rsid="07d78799"/>
    </style:style>
    <style:style style:name="T485" style:family="text">
      <style:text-properties officeooo:rsid="07d8218a"/>
    </style:style>
    <style:style style:name="T486" style:family="text">
      <style:text-properties officeooo:rsid="07d9640d"/>
    </style:style>
    <style:style style:name="T487" style:family="text">
      <style:text-properties officeooo:rsid="07da49ed"/>
    </style:style>
    <style:style style:name="T488" style:family="text">
      <style:text-properties officeooo:rsid="07dbcc17"/>
    </style:style>
    <style:style style:name="T489" style:family="text">
      <style:text-properties officeooo:rsid="07dc2b64"/>
    </style:style>
    <style:style style:name="T490" style:family="text">
      <style:text-properties officeooo:rsid="07ddb7c8"/>
    </style:style>
    <style:style style:name="T491" style:family="text">
      <style:text-properties officeooo:rsid="07de489c"/>
    </style:style>
    <style:style style:name="T492" style:family="text">
      <style:text-properties officeooo:rsid="07de8476"/>
    </style:style>
    <style:style style:name="T493" style:family="text">
      <style:text-properties officeooo:rsid="07e7f422"/>
    </style:style>
    <style:style style:name="T494" style:family="text">
      <style:text-properties officeooo:rsid="07e80943"/>
    </style:style>
    <style:style style:name="T495" style:family="text">
      <style:text-properties officeooo:rsid="07ed7468"/>
    </style:style>
    <style:style style:name="T496" style:family="text">
      <style:text-properties officeooo:rsid="07ee4d82"/>
    </style:style>
    <style:style style:name="T497" style:family="text">
      <style:text-properties officeooo:rsid="07eeb8d8"/>
    </style:style>
    <style:style style:name="T498" style:family="text">
      <style:text-properties officeooo:rsid="080590a0"/>
    </style:style>
    <style:style style:name="T499" style:family="text">
      <style:text-properties officeooo:rsid="081e8928"/>
    </style:style>
    <style:style style:name="T500" style:family="text">
      <style:text-properties officeooo:rsid="083babde"/>
    </style:style>
    <style:style style:name="T501" style:family="text">
      <style:text-properties officeooo:rsid="08425bf0"/>
    </style:style>
    <style:style style:name="T502" style:family="text">
      <style:text-properties officeooo:rsid="08442225"/>
    </style:style>
    <style:style style:name="T503" style:family="text">
      <style:text-properties officeooo:rsid="084589e6"/>
    </style:style>
    <style:style style:name="T504" style:family="text">
      <style:text-properties officeooo:rsid="08492092"/>
    </style:style>
    <style:style style:name="T505" style:family="text">
      <style:text-properties officeooo:rsid="084b90fe"/>
    </style:style>
    <style:style style:name="T506" style:family="text">
      <style:text-properties officeooo:rsid="085173f0"/>
    </style:style>
    <style:style style:name="T507" style:family="text">
      <style:text-properties officeooo:rsid="0854560d"/>
    </style:style>
    <style:style style:name="T508" style:family="text">
      <style:text-properties officeooo:rsid="08597159"/>
    </style:style>
    <style:style style:name="T509" style:family="text">
      <style:text-properties officeooo:rsid="085ae6fd"/>
    </style:style>
    <style:style style:name="T510" style:family="text">
      <style:text-properties officeooo:rsid="085cd7dd"/>
    </style:style>
    <style:style style:name="T511" style:family="text">
      <style:text-properties officeooo:rsid="085d22cd"/>
    </style:style>
    <style:style style:name="T512" style:family="text">
      <style:text-properties officeooo:rsid="0862e73c"/>
    </style:style>
    <style:style style:name="T513" style:family="text">
      <style:text-properties officeooo:rsid="08647300"/>
    </style:style>
    <style:style style:name="T514" style:family="text">
      <style:text-properties officeooo:rsid="0866b411"/>
    </style:style>
    <style:style style:name="T515" style:family="text">
      <style:text-properties officeooo:rsid="003bb104"/>
    </style:style>
    <style:style style:name="T516" style:family="text">
      <style:text-properties officeooo:rsid="0872b3a5"/>
    </style:style>
    <style:style style:name="T517" style:family="text">
      <style:text-properties officeooo:rsid="0873f1b4"/>
    </style:style>
    <style:style style:name="T518" style:family="text">
      <style:text-properties officeooo:rsid="0874d967"/>
    </style:style>
    <style:style style:name="T519" style:family="text">
      <style:text-properties officeooo:rsid="0878f575"/>
    </style:style>
    <style:style style:name="T520" style:family="text">
      <style:text-properties officeooo:rsid="087922d9"/>
    </style:style>
    <style:style style:name="T521" style:family="text">
      <style:text-properties officeooo:rsid="087b2097"/>
    </style:style>
    <style:style style:name="T522" style:family="text">
      <style:text-properties officeooo:rsid="087c388c"/>
    </style:style>
    <style:style style:name="T523" style:family="text">
      <style:text-properties officeooo:rsid="088295d8"/>
    </style:style>
    <style:style style:name="T524" style:family="text">
      <style:text-properties officeooo:rsid="088422a9"/>
    </style:style>
    <style:style style:name="T525" style:family="text">
      <style:text-properties officeooo:rsid="08867617"/>
    </style:style>
    <style:style style:name="T526" style:family="text">
      <style:text-properties officeooo:rsid="0887f50a"/>
    </style:style>
    <style:style style:name="T527" style:family="text">
      <style:text-properties officeooo:rsid="088b5b77"/>
    </style:style>
    <style:style style:name="T528" style:family="text">
      <style:text-properties officeooo:rsid="088c33fe"/>
    </style:style>
    <style:style style:name="T529" style:family="text">
      <style:text-properties officeooo:rsid="088d1ccb"/>
    </style:style>
    <style:style style:name="T530" style:family="text">
      <style:text-properties officeooo:rsid="08901784"/>
    </style:style>
    <style:style style:name="T531" style:family="text">
      <style:text-properties officeooo:rsid="0890928d"/>
    </style:style>
    <style:style style:name="T532" style:family="text">
      <style:text-properties officeooo:rsid="08969c4c"/>
    </style:style>
    <style:style style:name="T533" style:family="text">
      <style:text-properties officeooo:rsid="089b6bd6"/>
    </style:style>
    <style:style style:name="T534" style:family="text">
      <style:text-properties officeooo:rsid="089e34ad"/>
    </style:style>
    <style:style style:name="T535" style:family="text">
      <style:text-properties officeooo:rsid="08a6791f"/>
    </style:style>
    <style:style style:name="T536" style:family="text">
      <style:text-properties officeooo:rsid="08a80e8e"/>
    </style:style>
    <style:style style:name="T537" style:family="text">
      <style:text-properties officeooo:rsid="08a94a24"/>
    </style:style>
    <style:style style:name="T538" style:family="text">
      <style:text-properties style:language-asian="zxx" style:country-asian="none" style:language-complex="zxx" style:country-complex="none"/>
    </style:style>
    <style:style style:name="T539" style:family="text">
      <style:text-properties officeooo:rsid="0770b99b" style:language-asian="zxx" style:country-asian="none" style:language-complex="zxx" style:country-complex="none"/>
    </style:style>
    <style:style style:name="T540" style:family="text">
      <style:text-properties officeooo:rsid="087fb837" style:language-asian="zxx" style:country-asian="none" style:language-complex="zxx" style:country-complex="none"/>
    </style:style>
    <style:style style:name="T541" style:family="text">
      <style:text-properties officeooo:rsid="001342eb" style:language-asian="zxx" style:country-asian="none" style:language-complex="zxx" style:country-complex="none"/>
    </style:style>
    <style:style style:name="T542" style:family="text">
      <style:text-properties officeooo:rsid="00403b79" style:language-asian="zxx" style:country-asian="none" style:language-complex="zxx" style:country-complex="none"/>
    </style:style>
    <style:style style:name="T543" style:family="text">
      <style:text-properties officeooo:rsid="02827ec4" style:language-asian="zxx" style:country-asian="none" style:language-complex="zxx" style:country-complex="none"/>
    </style:style>
    <style:style style:name="T544" style:family="text">
      <style:text-properties officeooo:rsid="001997da" style:language-asian="zxx" style:country-asian="none" style:language-complex="zxx" style:country-complex="none"/>
    </style:style>
    <style:style style:name="T545" style:family="text">
      <style:text-properties officeooo:rsid="05213a4d" style:language-asian="zxx" style:country-asian="none" style:language-complex="zxx" style:country-complex="none"/>
    </style:style>
    <style:style style:name="T546" style:family="text">
      <style:text-properties officeooo:rsid="00182ab8" style:language-asian="zxx" style:country-asian="none" style:language-complex="zxx" style:country-complex="none"/>
    </style:style>
    <style:style style:name="T547" style:family="text">
      <style:text-properties officeooo:rsid="06fa29ce" style:language-asian="zxx" style:country-asian="none" style:language-complex="zxx" style:country-complex="none"/>
    </style:style>
    <style:style style:name="T548" style:family="text">
      <style:text-properties officeooo:rsid="02829d6d" style:language-asian="zxx" style:country-asian="none" style:language-complex="zxx" style:country-complex="none"/>
    </style:style>
    <style:style style:name="T549" style:family="text">
      <style:text-properties officeooo:rsid="08ba4c03"/>
    </style:style>
    <style:style style:name="T550" style:family="text">
      <style:text-properties officeooo:rsid="08c20c13"/>
    </style:style>
    <style:style style:name="T551" style:family="text">
      <style:text-properties officeooo:rsid="08c23709"/>
    </style:style>
    <style:style style:name="T552" style:family="text">
      <style:text-properties officeooo:rsid="08c602a3"/>
    </style:style>
    <style:style style:name="T553" style:family="text">
      <style:text-properties officeooo:rsid="08c889d5"/>
    </style:style>
    <style:style style:name="T554" style:family="text">
      <style:text-properties officeooo:rsid="08c88ddd"/>
    </style:style>
    <style:style style:name="T555" style:family="text">
      <style:text-properties officeooo:rsid="08ca48c5"/>
    </style:style>
    <style:style style:name="T556" style:family="text">
      <style:text-properties officeooo:rsid="08d48626"/>
    </style:style>
    <style:style style:name="T557" style:family="text">
      <style:text-properties officeooo:rsid="08d81910"/>
    </style:style>
    <style:style style:name="T558" style:family="text">
      <style:text-properties officeooo:rsid="08d92f12"/>
    </style:style>
    <style:style style:name="T559" style:family="text">
      <style:text-properties officeooo:rsid="08dc93fb"/>
    </style:style>
    <style:style style:name="T560" style:family="text">
      <style:text-properties officeooo:rsid="08e74438"/>
    </style:style>
    <style:style style:name="T561" style:family="text">
      <style:text-properties officeooo:rsid="08ee35ef"/>
    </style:style>
    <style:style style:name="T562" style:family="text">
      <style:text-properties officeooo:rsid="08f10140"/>
    </style:style>
    <style:style style:name="T563" style:family="text">
      <style:text-properties officeooo:rsid="08f25cc0"/>
    </style:style>
    <style:style style:name="T564" style:family="text">
      <style:text-properties officeooo:rsid="08f49425"/>
    </style:style>
    <style:style style:name="T565" style:family="text">
      <style:text-properties officeooo:rsid="08f6df3d"/>
    </style:style>
    <style:style style:name="T566" style:family="text">
      <style:text-properties officeooo:rsid="08fa381b"/>
    </style:style>
    <style:style style:name="T567" style:family="text">
      <style:text-properties officeooo:rsid="08fbb4f2"/>
    </style:style>
    <style:style style:name="T568" style:family="text">
      <style:text-properties officeooo:rsid="08fc8662"/>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Use cases</text:p>
      <text:p text:style-name="P285">Milestone <text:span text:style-name="T469">3</text:span><text:line-break/>Vakoverschrijdend Project</text:p>
      <text:p text:style-name="P286">Groep 5 (2015-2016)</text:p>
      <text:p text:style-name="P293"/>
      <text:p text:style-name="P289">Groepsleden</text:p>
      <text:p text:style-name="P294"/>
      <text:p text:style-name="P291"><text:span text:style-name="T262">De Raedt, Maarten : API Beheerder</text:span><text:line-break/><text:span text:style-name="T262">Grisar, Lukas : Secretaris</text:span><text:line-break/><text:span text:style-name="T262">Van Geluwe de Berlaere, Thibault : Systeembeheerder</text:span><text:line-break/><text:span text:style-name="T262">Van Moere, Anton : Test beheerder</text:span><text:line-break/><text:span text:style-name="T262">Van Petegem, Evert : Customer Relations Officer</text:span><text:line-break/><text:span text:style-name="T262">Weyns, Michael : Documentatiebeheerder</text:span></text:p>
      <text:p text:style-name="P295"><text:span text:style-name="T263">Wollaert, Lukas : Projectleider</text:span> </text:p>
      <text:p text:style-name="P295"/>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290"><text:soft-page-break/>Inleiding</text:p>
      <text:p text:style-name="P304"/>
      <text:p text:style-name="P296">Dit document bevat de use cases voor het project “Verkeerscentrum Stad Gent”. <text:span text:style-name="T264">Hierbij werden meer dan enkel de use cases voor Milestone 3 uigewerkt. De use cases die niet werden geïmplementeerd voor de deadline van Milestone 3, werden expliciet aangeduid als uitbreidingen.</text:span></text:p>
      <text:p text:style-name="P296"/>
      <text:p text:style-name="P298">Verder gaat dit document ook gepaard met een use case diagram (<text:span text:style-name="T265">usecase diagram.p</text:span><text:span text:style-name="T266">ng</text:span>) dat zich in <text:span text:style-name="T357">de “diagrams”</text:span> <text:span text:style-name="T358">sub</text:span>directory bevindt. <text:span text:style-name="T267">Hierop werden eveneens de niet geïmplementeerde use cases duidelijk aangeduid (in een andere kleur).</text:span></text:p>
      <text:p text:style-name="P297"/>
      <text:p text:style-name="P288">Actoren</text:p>
      <text:p text:style-name="P304"/>
      <text:p text:style-name="P299">Hier volgt een korte beschrijving van elke actor.</text:p>
      <text:p text:style-name="P300"/>
      <text:p text:style-name="P301"><text:span text:style-name="T361">Gebruiker</text:span><text:span text:style-name="T265">: </text:span><text:span text:style-name="T268">Een persoon met normale privileges die op de standaard wijze gebruik maakt van de applicatie. Deze persoon maakt hiervoor een gebruikersaccount aan.</text:span></text:p>
      <text:p text:style-name="P301"/>
      <text:p text:style-name="P301"><text:span text:style-name="T361">Administrator</text:span><text:span text:style-name="T265">:</text:span> <text:span text:style-name="T269">Een persoon die instaat voor het beheer van de gebruikers en operators van de applicatie. Om de privacy van de gebruikers zo veel mogelijk te beschermen bestaat slechts één administrator (dit zal normaal gezien de System Administrator zijn die reeds verantwoordelijk is voor het beheer van de servers).</text:span></text:p>
      <text:p text:style-name="P301"/>
      <text:p text:style-name="P303"><text:span text:style-name="T360">Operator</text:span>: <text:span text:style-name="T27">Ee</text:span><text:span text:style-name="T28">n persoon die instaat voor het beheer van de events die opgeslagen worden </text:span><text:span text:style-name="T29">d</text:span><text:span text:style-name="T28">oor de applicatie. </text:span><text:span text:style-name="T37">Deze staat eveneens in voor het beheer van de ExternalEventPublishers.</text:span></text:p>
      <text:p text:style-name="P301"/>
      <text:p text:style-name="P302"><text:span text:style-name="T361">InternalEventPublisher</text:span><text:span text:style-name="T265">:</text:span> <text:span text:style-name="T270">Een gegevensbron die op automatische wijze events genereert die naar de gepaste subscribers gestuurd worden.</text:span></text:p>
      <text:p text:style-name="P301"/>
      <text:p text:style-name="P305"/>
      <text:p text:style-name="P360"/>
      <text:p text:style-name="P360"/>
      <text:p text:style-name="P360"/>
      <text:p text:style-name="P360"><text:line-break/><text:soft-page-break/><text:span text:style-name="T362">Data </text:span><text:span text:style-name="T363">D</text:span><text:span text:style-name="T362">ictionary</text:span></text:p>
      <text:p text:style-name="P306"><text:span text:style-name="T332">D</text:span><text:span text:style-name="T333">e data dictionary legt verschillende </text:span><text:span text:style-name="T334">beg</text:span><text:span text:style-name="T333">rippen waarnaar vaak onder verschillende namen verwezen wordt in de use cases centraal vast.</text:span></text:p>
      <text:p text:style-name="P362"/>
      <table:table table:name="Table29" table:style-name="Table29">
        <table:table-column table:style-name="Table29.A"/>
        <table:table-column table:style-name="Table29.B"/>
        <table:table-row>
          <table:table-cell table:style-name="Table29.A1" office:value-type="string">
            <text:p text:style-name="P39">Name</text:p>
          </table:table-cell>
          <table:table-cell table:style-name="Table29.B1" office:value-type="string">
            <text:p text:style-name="P39">Value</text:p>
          </table:table-cell>
        </table:table-row>
        <table:table-row>
          <table:table-cell table:style-name="Table29.A10" office:value-type="string">
            <text:p text:style-name="P145">Event types</text:p>
          </table:table-cell>
          <table:table-cell table:style-name="Table29.B10" office:value-type="string">
            <text:p text:style-name="P283"><text:span text:style-name="T448">Weer, gevaar op de weg, file, wegenwerken, afgesloten wegen, overige</text:span> </text:p>
          </table:table-cell>
        </table:table-row>
        <table:table-row>
          <table:table-cell table:style-name="Table29.A10" office:value-type="string">
            <text:p text:style-name="P145">Filters</text:p>
          </table:table-cell>
          <table:table-cell table:style-name="Table29.B10" office:value-type="string">
            <text:p text:style-name="P96"><text:span text:style-name="T349">E</text:span>vent types, radius, route, tijdsperiode, thresholds, <text:span text:style-name="T207">alle events (met een bepaalde limiet) of enkel relevante</text:span>...</text:p>
          </table:table-cell>
        </table:table-row>
        <table:table-row>
          <table:table-cell table:style-name="Table29.A10" office:value-type="string">
            <text:p text:style-name="P146">Social Media</text:p>
          </table:table-cell>
          <table:table-cell table:style-name="Table29.B10" office:value-type="string">
            <text:p text:style-name="P97">Facebook, Google</text:p>
          </table:table-cell>
        </table:table-row>
        <table:table-row>
          <table:table-cell table:style-name="Table29.A10" office:value-type="string">
            <text:p text:style-name="P147">Notification Media</text:p>
          </table:table-cell>
          <table:table-cell table:style-name="Table29.B10" office:value-type="string">
            <text:p text:style-name="P98">Email, WebSockets<text:span text:style-name="T470">, Facebook, Google, App</text:span></text:p>
          </table:table-cell>
        </table:table-row>
        <table:table-row>
          <table:table-cell table:style-name="Table29.A10" office:value-type="string">
            <text:p text:style-name="P148">Gegevens Gebruiker</text:p>
          </table:table-cell>
          <table:table-cell table:style-name="Table29.B10" office:value-type="string">
            <text:p text:style-name="P99"><text:span text:style-name="T498">E</text:span>mail adres, <text:span text:style-name="T447">wachtwoord</text:span></text:p>
          </table:table-cell>
        </table:table-row>
        <table:table-row>
          <table:table-cell table:style-name="Table29.A10" office:value-type="string">
            <text:p text:style-name="P149"><text:span text:style-name="T347">G</text:span>egevens Travel</text:p>
          </table:table-cell>
          <table:table-cell table:style-name="Table29.B10" office:value-type="string">
            <text:p text:style-name="P102">Naam, beginpunt, bestemming, tijdsinterval, relevante dagen van de week</text:p>
          </table:table-cell>
        </table:table-row>
        <table:table-row>
          <table:table-cell table:style-name="Table29.A10" office:value-type="string">
            <text:p text:style-name="P151">Gegevens Route</text:p>
          </table:table-cell>
          <table:table-cell table:style-name="Table29.B10" office:value-type="string">
            <text:p text:style-name="P100">Punten op de weg, transportatie wijze, event types, notificatie media, status (actief of niet)</text:p>
          </table:table-cell>
        </table:table-row>
        <table:table-row>
          <table:table-cell table:style-name="Table29.A9" office:value-type="string">
            <text:p text:style-name="P152">Gegevens Point <text:span text:style-name="T407">o</text:span>f <text:span text:style-name="T416">i</text:span>nterest</text:p>
          </table:table-cell>
          <table:table-cell table:style-name="Table29.B9" office:value-type="string">
            <text:p text:style-name="P101">Naam, <text:span text:style-name="T450">adres</text:span> <text:span text:style-name="T450">(straat, huisnummer</text:span>, <text:span text:style-name="T449">stad, postcode, land),</text:span> radius, event types, status (actief of niet), <text:span text:style-name="T451">notificatie media</text:span></text:p>
          </table:table-cell>
        </table:table-row>
        <table:table-row>
          <table:table-cell table:style-name="Table29.A10" office:value-type="string">
            <text:p text:style-name="P150"><text:span text:style-name="T347">G</text:span>egevens Administrator </text:p>
          </table:table-cell>
          <table:table-cell table:style-name="Table29.B10" office:value-type="string">
            <text:p text:style-name="P153">Email adres, wachtwoord</text:p>
          </table:table-cell>
        </table:table-row>
        <table:table-row>
          <table:table-cell table:style-name="Table29.A11" office:value-type="string">
            <text:p text:style-name="P150">Gegevens Operator</text:p>
          </table:table-cell>
          <table:table-cell table:style-name="Table29.B11" office:value-type="string">
            <text:p text:style-name="P154">Email adres, wachtwoord</text:p>
          </table:table-cell>
        </table:table-row>
      </table:table>
      <text:p text:style-name="P363"/>
      <text:p text:style-name="P292">Opmerking: <text:span text:style-name="T335">Travels en Points of Interest </text:span><text:span text:style-name="T342">worden intern</text:span><text:span text:style-name="T335"> gebruikt en bevatten respectievelijk </text:span><text:span text:style-name="T336">r</text:span><text:span text:style-name="T335">outes en </text:span><text:span text:style-name="T336">a</text:span><text:span text:style-name="T335">dressen </text:span><text:span text:style-name="T337">(het vertrekpunt en de bestemming van een travel worden </text:span><text:span text:style-name="T340">bovendien </text:span><text:span text:style-name="T337">ook gezien als adressen)</text:span><text:span text:style-name="T335">. </text:span><text:span text:style-name="T338">Naar de gebruikers toe worden deze echter simpelweg gepresenteerd als routes en adressen, omdat </text:span><text:span text:style-name="T345">dit naar de gebruiker toe meer betekenisvolle namen zijn</text:span><text:span text:style-name="T338">. </text:span><text:span text:style-name="T344">A</text:span><text:span text:style-name="T341">ls</text:span><text:span text:style-name="T339"> de gebruiker </text:span><text:span text:style-name="T346">dus</text:span><text:span text:style-name="T339"> een Travel of een Point of Interest wil toevoegen, doet </text:span><text:span text:style-name="T341">hij/zij</text:span><text:span text:style-name="T339"> dit</text:span><text:span text:style-name="T344"> </text:span><text:span text:style-name="T339">door “Route toevoegen” of “Adres toevoegen” te selecteren. </text:span><text:span text:style-name="T343">Verder worden individuele routes als trajecten voorgesteld.</text:span></text:p>
      <text:p text:style-name="P361"/>
      <text:p text:style-name="P359"/>
      <text:p text:style-name="P359"/>
      <text:p text:style-name="P359"/>
      <table:table table:name="Table9" table:style-name="Table9">
        <table:table-column table:style-name="Table9.A"/>
        <table:table-column table:style-name="Table9.B"/>
        <text:soft-page-break/>
        <table:table-row>
          <table:table-cell table:style-name="Table9.A1" table:number-columns-spanned="2" office:value-type="string">
            <text:p text:style-name="P4">Overview <text:span text:style-name="T226">Use Case #1</text:span></text:p>
          </table:table-cell>
          <table:covered-table-cell/>
        </table:table-row>
        <table:table-row>
          <table:table-cell table:style-name="Table9.A2" office:value-type="string">
            <text:p text:style-name="P5">Title</text:p>
          </table:table-cell>
          <table:table-cell table:style-name="Table9.B2" office:value-type="string">
            <text:p text:style-name="P155"><text:span text:style-name="T208">G</text:span>ebruiker <text:span text:style-name="T208">aanmaken</text:span></text:p>
          </table:table-cell>
        </table:table-row>
        <table:table-row>
          <table:table-cell table:style-name="Table9.A5" office:value-type="string">
            <text:p text:style-name="P5">Description</text:p>
          </table:table-cell>
          <table:table-cell table:style-name="Table9.B5" office:value-type="string">
            <text:p text:style-name="P157">Een gebruiker maakt een gebruikersaccount aan.</text:p>
          </table:table-cell>
        </table:table-row>
        <table:table-row>
          <table:table-cell table:style-name="Table9.A5" office:value-type="string">
            <text:p text:style-name="P5">Actors</text:p>
          </table:table-cell>
          <table:table-cell table:style-name="Table9.B5" office:value-type="string">
            <text:p text:style-name="P75">Gebruiker</text:p>
          </table:table-cell>
        </table:table-row>
        <table:table-row>
          <table:table-cell table:style-name="Table9.A5" office:value-type="string">
            <text:p text:style-name="P5">Preconditions</text:p>
          </table:table-cell>
          <table:table-cell table:style-name="Table9.B5" office:value-type="string">
            <text:p text:style-name="P158">geen</text:p>
          </table:table-cell>
        </table:table-row>
        <table:table-row>
          <table:table-cell table:style-name="Table9.A6" table:number-columns-spanned="2" office:value-type="string">
            <text:p text:style-name="P5">Main Success Scenario</text:p>
          </table:table-cell>
          <table:covered-table-cell/>
        </table:table-row>
        <table:table-row>
          <table:table-cell table:style-name="Table9.A7" table:number-columns-spanned="2" office:value-type="string">
            <text:list xml:id="list2571828414575102114" text:style-name="L1">
              <text:list-item text:start-value="1">
                <text:p text:style-name="P402">De <text:span text:style-name="T227">gebruiker</text:span> die zich wil registreren selecteert "<text:span text:style-name="T352">Registreer nu!</text:span>".</text:p>
              </text:list-item>
              <text:list-item>
                <text:p text:style-name="P403">Het systeem <text:span text:style-name="T513">vraagt</text:span> <text:span text:style-name="T365">via een wizard een aantal stappen de voltooien</text:span>. </text:p>
              </text:list-item>
              <text:list-item>
                <text:p text:style-name="P404">De <text:span text:style-name="T228">gebruiker</text:span> <text:span text:style-name="T348">verschaft eerst zijn/haar gebruikersgegevens</text:span>.</text:p>
              </text:list-item>
              <text:list-item>
                <text:p text:style-name="P405">De gebruiker vult de Captcha in om te bevestigen dat hij/zij geen bot is.</text:p>
              </text:list-item>
              <text:list-item>
                <text:p text:style-name="P407">De <text:span text:style-name="T229">gebruiker</text:span> selecteert "<text:span text:style-name="T353">Registreren</text:span>".</text:p>
              </text:list-item>
              <text:list-item>
                <text:p text:style-name="P424">Het systeem vraagt dat de gebruiker zijn email verifieert.</text:p>
              </text:list-item>
              <text:list-item>
                <text:p text:style-name="P425">Nadat de gebruiker extern zijn/haar email bekeken heeft en de ontvange<text:span text:style-name="T461">n</text:span> code in het menu ingeeft, krijgt het systeem een confirmatie.</text:p>
              </text:list-item>
              <text:list-item>
                <text:p text:style-name="P427">Het systeem vraagt de gebruiker of hij/zij <text:span text:style-name="T514">een eerste point of interest wil aanmaken (</text:span><text:span text:style-name="T539">cfr. Use Case #1</text:span><text:span text:style-name="T540">6</text:span><text:span text:style-name="T514">).</text:span></text:p>
              </text:list-item>
              <text:list-item>
                <text:p text:style-name="P428">De gebruiker selecteert <text:span text:style-name="T515">"</text:span>Registreren afronden<text:span text:style-name="T515">".</text:span></text:p>
              </text:list-item>
              <text:list-item>
                <text:p text:style-name="P429">Het systeem maakt een nieuwe gebruiker aan met de ingestelde gegevens.</text:p>
              </text:list-item>
              <text:list-item>
                <text:p text:style-name="P430">Het systeem geeft een succesboodschap weer.</text:p>
              </text:list-item>
            </text:list>
          </table:table-cell>
          <table:covered-table-cell/>
        </table:table-row>
        <table:table-row>
          <table:table-cell table:style-name="Table9.A6" table:number-columns-spanned="2" office:value-type="string">
            <text:p text:style-name="P5">Post Conditions</text:p>
          </table:table-cell>
          <table:covered-table-cell/>
        </table:table-row>
        <table:table-row>
          <table:table-cell table:style-name="Table9.A9" table:number-columns-spanned="2" office:value-type="string">
            <text:list xml:id="list1033716155984344924" text:style-name="L2">
              <text:list-item>
                <text:p text:style-name="P431">Het gebruikersaccount is aangemaakt.</text:p>
              </text:list-item>
            </text:list>
          </table:table-cell>
          <table:covered-table-cell/>
        </table:table-row>
        <table:table-row>
          <table:table-cell table:style-name="Table9.A6" table:number-columns-spanned="2" office:value-type="string">
            <text:p text:style-name="P5">Alternative Flows</text:p>
          </table:table-cell>
          <table:covered-table-cell/>
        </table:table-row>
        <table:table-row>
          <table:table-cell table:style-name="Table9.A11" table:number-columns-spanned="2" office:value-type="string">
            <text:list xml:id="list942489632129416453" text:style-name="L3">
              <text:list-header>
                <text:p text:style-name="P364"><text:span text:style-name="T369">3</text:span>. [&lt;<text:span text:style-name="T201">De gebruiker selecteert "Terug"</text:span>&gt;]</text:p>
                <text:p text:style-name="P611"><text:span text:style-name="T1"><text:s text:c="4"/></text:span><text:span text:style-name="T42">3.1 </text:span><text:span text:style-name="T16">Ga naar punt </text:span><text:span text:style-name="T96">1</text:span><text:span text:style-name="T16"> van Main Success Scenario.</text:span></text:p>
                <text:p text:style-name="P618"><text:span text:style-name="T16">4. </text:span><text:span text:style-name="T1">[&lt;De gebruiker faalt in het vaststellen dat hij/zij geen bot is&gt;]</text:span></text:p>
                <text:p text:style-name="P618"><text:span text:style-name="T1"><text:s text:c="4"/>4.1 </text:span><text:span text:style-name="T16">Ga naar punt </text:span><text:span text:style-name="T64">4</text:span><text:span text:style-name="T16"> van Main Success Scenario.</text:span></text:p>
                <text:p text:style-name="P374"><text:span text:style-name="T105">5</text:span><text:span text:style-name="T106">. </text:span><text:span text:style-name="T107">[</text:span><text:span text:style-name="T106">&lt;</text:span><text:span text:style-name="T108">De </text:span><text:span text:style-name="T109">gebruiker</text:span><text:span text:style-name="T108"> is vergeten een verplicht veld in te vullen of heeft een veld foutief ingevuld</text:span><text:span text:style-name="T106">&gt;]<text:line-break/> <text:s text:c="3"/></text:span><text:span text:style-name="T105">5</text:span><text:span text:style-name="T106">.1 </text:span><text:span text:style-name="T110">De gebruiker krijgt passende foutmelding</text:span><text:span text:style-name="T111">en</text:span><text:span text:style-name="T110"> te zien </text:span><text:span text:style-name="T112">(bij de overeenkomstige velden)</text:span><text:span text:style-name="T110">.</text:span></text:p>
                <text:p text:style-name="P375"><text:span text:style-name="T113"><text:s text:c="4"/></text:span><text:span text:style-name="T105">5</text:span><text:span text:style-name="T106">.</text:span><text:span text:style-name="T112">2</text:span><text:span text:style-name="T106"> </text:span><text:span text:style-name="T114">De </text:span><text:span text:style-name="T115">gebruiker</text:span><text:span text:style-name="T114"> kan zijn/</text:span><text:span text:style-name="T116">haar</text:span><text:span text:style-name="T114"> aanpassingen corrigeren.</text:span></text:p>
                <text:p text:style-name="P375"><text:span text:style-name="T113"><text:s text:c="4"/></text:span><text:span text:style-name="T105">5</text:span><text:span text:style-name="T106">.</text:span><text:span text:style-name="T112">3</text:span><text:span text:style-name="T106"> </text:span><text:span text:style-name="T117">Ga naar punt </text:span><text:span text:style-name="T118">5</text:span><text:span text:style-name="T117"> van Main Success Scenario.</text:span></text:p>
              </text:list-header>
            </text:list>
          </table:table-cell>
          <table:covered-table-cell/>
        </table:table-row>
        <table:table-row>
          <table:table-cell table:style-name="Table9.A6" table:number-columns-spanned="2" office:value-type="string">
            <text:p text:style-name="P44">Exceptional Flows</text:p>
          </table:table-cell>
          <table:covered-table-cell/>
        </table:table-row>
        <table:table-row>
          <table:table-cell table:style-name="Table9.A11" table:number-columns-spanned="2" office:value-type="string">
            <text:p text:style-name="P159"><text:span text:style-name="T1"><text:s text:c="12"/></text:span><text:span text:style-name="T71">5</text:span><text:span text:style-name="T1">. [&lt;</text:span><text:span text:style-name="T63">De gebruiker selecteert "Annuleren"</text:span><text:span text:style-name="T1">&gt;]</text:span></text:p>
            <text:p text:style-name="P103"><text:s text:c="16"/><text:span text:style-name="T410">5.1 Het systeem geeft de startpagina weer.</text:span></text:p>
            <text:p text:style-name="P160"><text:span text:style-name="T8"><text:s text:c="16"/></text:span><text:span text:style-name="T71">5</text:span><text:span text:style-name="T3">.</text:span><text:span text:style-name="T39">2</text:span><text:span text:style-name="T3"> </text:span><text:span text:style-name="T8">Het gebruikersaccount is niet aangemaakt.</text:span></text:p>
          </table:table-cell>
          <table:covered-table-cell/>
        </table:table-row>
      </table:table>
      <text:p text:style-name="P315"/>
      <text:p text:style-name="P316"/>
      <text:p text:style-name="P316"/>
      <text:p text:style-name="P316"/>
      <text:p text:style-name="P316"/>
      <text:p text:style-name="P316"/>
      <text:p text:style-name="P316"/>
      <text:p text:style-name="P316"/>
      <table:table table:name="Table1" table:style-name="Table1">
        <table:table-column table:style-name="Table1.A"/>
        <table:table-column table:style-name="Table1.B"/>
        <text:soft-page-break/>
        <table:table-row>
          <table:table-cell table:style-name="Table1.A1" table:number-columns-spanned="2" office:value-type="string">
            <text:p text:style-name="P6">Overview <text:span text:style-name="T226">Use Case #2</text:span></text:p>
          </table:table-cell>
          <table:covered-table-cell/>
        </table:table-row>
        <table:table-row>
          <table:table-cell table:style-name="Table1.A2" office:value-type="string">
            <text:p text:style-name="P6">Title</text:p>
          </table:table-cell>
          <table:table-cell table:style-name="Table1.B2" office:value-type="string">
            <text:p text:style-name="P199">Eigen <text:span text:style-name="T216">gebruikersaccount</text:span> <text:span text:style-name="T217">verwijderen</text:span></text:p>
          </table:table-cell>
        </table:table-row>
        <table:table-row>
          <table:table-cell table:style-name="Table1.A5" office:value-type="string">
            <text:p text:style-name="P6">Description</text:p>
          </table:table-cell>
          <table:table-cell table:style-name="Table1.B5" office:value-type="string">
            <text:p text:style-name="P208">De <text:span text:style-name="T302">gebruiker</text:span> verwijdert zijn/<text:span text:style-name="T245">haar</text:span> gebruikersaccount.</text:p>
          </table:table-cell>
        </table:table-row>
        <table:table-row>
          <table:table-cell table:style-name="Table1.A5" office:value-type="string">
            <text:p text:style-name="P6">Actors</text:p>
          </table:table-cell>
          <table:table-cell table:style-name="Table1.B5" office:value-type="string">
            <text:p text:style-name="P76">Gebruiker</text:p>
          </table:table-cell>
        </table:table-row>
        <table:table-row>
          <table:table-cell table:style-name="Table1.A5" office:value-type="string">
            <text:p text:style-name="P6">Preconditions</text:p>
          </table:table-cell>
          <table:table-cell table:style-name="Table1.B5" office:value-type="string">
            <text:p text:style-name="P203">De <text:span text:style-name="T302">gebruiker </text:span>heeft reeds een account en is <text:span text:style-name="T246">aangemeld</text:span>.</text:p>
          </table:table-cell>
        </table:table-row>
        <table:table-row>
          <table:table-cell table:style-name="Table1.A6" table:number-columns-spanned="2" office:value-type="string">
            <text:p text:style-name="P6">Main Success Scenario</text:p>
          </table:table-cell>
          <table:covered-table-cell/>
        </table:table-row>
        <table:table-row>
          <table:table-cell table:style-name="Table1.A7" table:number-columns-spanned="2" office:value-type="string">
            <text:list xml:id="list161828494450140" text:continue-list="list2571828414575102114" text:style-name="L1">
              <text:list-item text:start-value="1">
                <text:p text:style-name="P432">De <text:span text:style-name="T302">gebruiker</text:span> selecteert "<text:span text:style-name="T452">Verwijder account</text:span>".</text:p>
              </text:list-item>
              <text:list-item>
                <text:p text:style-name="P434">Het systeem vraagt om bevestiging om de gebruiker te <text:span text:style-name="T211">verwijderen</text:span>.</text:p>
              </text:list-item>
              <text:list-item>
                <text:p text:style-name="P408">De <text:span text:style-name="T302">gebruiker</text:span> selecteert "<text:span text:style-name="T529">Ja</text:span>".</text:p>
              </text:list-item>
              <text:list-item>
                <text:p text:style-name="P437">Het systeem v<text:span text:style-name="T212">erwijdert </text:span>de <text:span text:style-name="T302">gebruiker</text:span>.</text:p>
              </text:list-item>
              <text:list-item>
                <text:p text:style-name="P441">Het systeem geeft een succesboodschap weer.</text:p>
              </text:list-item>
            </text:list>
          </table:table-cell>
          <table:covered-table-cell/>
        </table:table-row>
        <table:table-row>
          <table:table-cell table:style-name="Table1.A6" table:number-columns-spanned="2" office:value-type="string">
            <text:p text:style-name="P6">Post Conditions</text:p>
          </table:table-cell>
          <table:covered-table-cell/>
        </table:table-row>
        <table:table-row>
          <table:table-cell table:style-name="Table1.A9" table:number-columns-spanned="2" office:value-type="string">
            <text:list xml:id="list6708065436935005787" text:style-name="L4">
              <text:list-item>
                <text:p text:style-name="P460">De <text:span text:style-name="T302">gebruiker </text:span>is verwijderd.</text:p>
              </text:list-item>
            </text:list>
          </table:table-cell>
          <table:covered-table-cell/>
        </table:table-row>
        <table:table-row>
          <table:table-cell table:style-name="Table1.A6" table:number-columns-spanned="2" office:value-type="string">
            <text:p text:style-name="P45">Exceptional Flows</text:p>
          </table:table-cell>
          <table:covered-table-cell/>
        </table:table-row>
        <table:table-row>
          <table:table-cell table:style-name="Table1.A11" table:number-columns-spanned="2" office:value-type="string">
            <text:p text:style-name="P105"><text:tab/><text:span text:style-name="T219">3</text:span>. [<text:span text:style-name="T218">&lt;De gebruiker selecteert "Annuleren"&gt;]</text:span></text:p>
            <text:p text:style-name="P104"><text:s text:c="16"/><text:span text:style-name="T224">3.1 Het systeem geeft de startpagina weer.</text:span></text:p>
            <text:p text:style-name="P161"><text:span text:style-name="T1"><text:s text:c="16"/></text:span><text:span text:style-name="T13">3</text:span><text:span text:style-name="T3">.</text:span><text:span text:style-name="T57">2</text:span><text:span text:style-name="T3"> De </text:span><text:span text:style-name="T32">gebruiker</text:span><text:span text:style-name="T3"> is niet </text:span><text:span text:style-name="T12">verwijderd</text:span><text:span text:style-name="T3">.</text:span></text:p>
          </table:table-cell>
          <table:covered-table-cell/>
        </table:table-row>
      </table:table>
      <text:p text:style-name="P316"/>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6"/>
      <table:table table:name="Table16" table:style-name="Table16">
        <table:table-column table:style-name="Table16.A"/>
        <table:table-column table:style-name="Table16.B"/>
        <text:soft-page-break/>
        <table:table-row>
          <table:table-cell table:style-name="Table16.A1" table:number-columns-spanned="2" office:value-type="string">
            <text:p text:style-name="P6">Overview <text:span text:style-name="T226">Use Case #3</text:span></text:p>
          </table:table-cell>
          <table:covered-table-cell/>
        </table:table-row>
        <table:table-row>
          <table:table-cell table:style-name="Table16.A2" office:value-type="string">
            <text:p text:style-name="P6">Title</text:p>
          </table:table-cell>
          <table:table-cell table:style-name="Table16.B2" office:value-type="string">
            <text:p text:style-name="P211">Aanmelden</text:p>
          </table:table-cell>
        </table:table-row>
        <table:table-row>
          <table:table-cell table:style-name="Table16.A5" office:value-type="string">
            <text:p text:style-name="P6">Description</text:p>
          </table:table-cell>
          <table:table-cell table:style-name="Table16.B5" office:value-type="string">
            <text:p text:style-name="P208">De <text:span text:style-name="T302">gebruiker, administrator of operator</text:span> <text:span text:style-name="T220">wil toegang krijgen tot zijn/haar account.</text:span></text:p>
          </table:table-cell>
        </table:table-row>
        <table:table-row>
          <table:table-cell table:style-name="Table16.A5" office:value-type="string">
            <text:p text:style-name="P6">Actors</text:p>
          </table:table-cell>
          <table:table-cell table:style-name="Table16.B5" office:value-type="string">
            <text:p text:style-name="P76">Gebruiker, <text:span text:style-name="T288">Administrator of Operator</text:span></text:p>
          </table:table-cell>
        </table:table-row>
        <table:table-row>
          <table:table-cell table:style-name="Table16.A5" office:value-type="string">
            <text:p text:style-name="P6">Preconditions</text:p>
          </table:table-cell>
          <table:table-cell table:style-name="Table16.B5" office:value-type="string">
            <text:p text:style-name="P203">De <text:span text:style-name="T302">gebruiker, administrator of operator</text:span> heeft reeds een account.</text:p>
          </table:table-cell>
        </table:table-row>
        <table:table-row>
          <table:table-cell table:style-name="Table16.A6" table:number-columns-spanned="2" office:value-type="string">
            <text:p text:style-name="P6">Main Success Scenario</text:p>
          </table:table-cell>
          <table:covered-table-cell/>
        </table:table-row>
        <table:table-row>
          <table:table-cell table:style-name="Table16.A7" table:number-columns-spanned="2" office:value-type="string">
            <text:list xml:id="list161826676343293" text:continue-list="list161828494450140" text:style-name="L1">
              <text:list-item text:start-value="1">
                <text:p text:style-name="P464">Het systeem vraagt de <text:span text:style-name="T303">actor</text:span> om zijn/<text:span text:style-name="T247">haar</text:span> login gegevens.</text:p>
              </text:list-item>
              <text:list-item>
                <text:p text:style-name="P466">De <text:span text:style-name="T303">actor</text:span> vult de benodigde gegevens <text:span text:style-name="T222">in op de gepaste plaatsen</text:span>.</text:p>
              </text:list-item>
              <text:list-item>
                <text:p text:style-name="P409">De <text:span text:style-name="T304">actor</text:span> selecteert "<text:span text:style-name="T453">Inloggen</text:span>".</text:p>
              </text:list-item>
              <text:list-item>
                <text:p text:style-name="P437"><text:span text:style-name="T223">Het systeem controleert de ingevoerde gegevens</text:span>.</text:p>
              </text:list-item>
              <text:list-item>
                <text:p text:style-name="P441">Het systeem <text:span text:style-name="T223">geeft de actor toegang tot zijn/haar account</text:span>.</text:p>
              </text:list-item>
            </text:list>
          </table:table-cell>
          <table:covered-table-cell/>
        </table:table-row>
        <table:table-row>
          <table:table-cell table:style-name="Table16.A6" table:number-columns-spanned="2" office:value-type="string">
            <text:p text:style-name="P6">Post Conditions</text:p>
          </table:table-cell>
          <table:covered-table-cell/>
        </table:table-row>
        <table:table-row>
          <table:table-cell table:style-name="Table16.A9" table:number-columns-spanned="2" office:value-type="string">
            <text:list xml:id="list6249255645666511620" text:style-name="L5">
              <text:list-item>
                <text:p text:style-name="P461">De <text:span text:style-name="T302">gebruiker, administrator of operator</text:span> <text:span text:style-name="T221">is aangemeld</text:span>.</text:p>
              </text:list-item>
            </text:list>
          </table:table-cell>
          <table:covered-table-cell/>
        </table:table-row>
        <table:table-row>
          <table:table-cell table:style-name="Table16.A6" table:number-columns-spanned="2" office:value-type="string">
            <text:p text:style-name="P45">Alternative Flows</text:p>
          </table:table-cell>
          <table:covered-table-cell/>
        </table:table-row>
        <table:table-row>
          <table:table-cell table:style-name="Table16.A11" table:number-columns-spanned="2" office:value-type="string">
            <text:p text:style-name="P104"><text:tab/><text:span text:style-name="T382">3</text:span>. [<text:span text:style-name="T218">&lt;De ingevoerde gegevens zijn verkeerd&gt;]</text:span></text:p>
            <text:p text:style-name="P161"><text:span text:style-name="T1"><text:tab/> <text:s text:c="3"/></text:span><text:span text:style-name="T60">3</text:span><text:span text:style-name="T1">.1 </text:span><text:span text:style-name="T58">De </text:span><text:span text:style-name="T75">actor</text:span><text:span text:style-name="T58"> krijgt </text:span><text:span text:style-name="T80">een foutmelding te zien dat het </text:span><text:span text:style-name="T95">aanmelden</text:span><text:span text:style-name="T80"> mislukt is.</text:span></text:p>
            <text:p text:style-name="P161"><text:span text:style-name="T14"><text:s text:c="16"/></text:span><text:span text:style-name="T60">3</text:span><text:span text:style-name="T15">.</text:span><text:span text:style-name="T80">2</text:span><text:span text:style-name="T15"> </text:span><text:span text:style-name="T16">Ga naar punt </text:span><text:span text:style-name="T80">1</text:span><text:span text:style-name="T16"> van Main Success Scenario.</text:span></text:p>
          </table:table-cell>
          <table:covered-table-cell/>
        </table:table-row>
      </table:table>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able:table table:name="Table17" table:style-name="Table17">
        <table:table-column table:style-name="Table17.A"/>
        <table:table-column table:style-name="Table17.B"/>
        <text:soft-page-break/>
        <table:table-row>
          <table:table-cell table:style-name="Table17.A1" table:number-columns-spanned="2" office:value-type="string">
            <text:p text:style-name="P6">Overview <text:span text:style-name="T226">Use Case #4</text:span></text:p>
          </table:table-cell>
          <table:covered-table-cell/>
        </table:table-row>
        <table:table-row>
          <table:table-cell table:style-name="Table17.A2" office:value-type="string">
            <text:p text:style-name="P6">Title</text:p>
          </table:table-cell>
          <table:table-cell table:style-name="Table17.B2" office:value-type="string">
            <text:p text:style-name="P213">Afmelden</text:p>
          </table:table-cell>
        </table:table-row>
        <table:table-row>
          <table:table-cell table:style-name="Table17.A5" office:value-type="string">
            <text:p text:style-name="P6">Description</text:p>
          </table:table-cell>
          <table:table-cell table:style-name="Table17.B5" office:value-type="string">
            <text:p text:style-name="P208">De <text:span text:style-name="T302">gebruiker, administrator of operator</text:span> <text:span text:style-name="T220">wil zijn/haar account verlaten.</text:span></text:p>
          </table:table-cell>
        </table:table-row>
        <table:table-row>
          <table:table-cell table:style-name="Table17.A5" office:value-type="string">
            <text:p text:style-name="P6">Actors</text:p>
          </table:table-cell>
          <table:table-cell table:style-name="Table17.B5" office:value-type="string">
            <text:p text:style-name="P76">Gebruiker, <text:span text:style-name="T289">Administrator of Operator</text:span></text:p>
          </table:table-cell>
        </table:table-row>
        <table:table-row>
          <table:table-cell table:style-name="Table17.A5" office:value-type="string">
            <text:p text:style-name="P6">Preconditions</text:p>
          </table:table-cell>
          <table:table-cell table:style-name="Table17.B5" office:value-type="string">
            <text:p text:style-name="P203">De <text:span text:style-name="T302">gebruiker, administrator of operator</text:span> heeft reeds een account <text:span text:style-name="T225">en moet aangemeld zijn</text:span>.</text:p>
          </table:table-cell>
        </table:table-row>
        <table:table-row>
          <table:table-cell table:style-name="Table17.A6" table:number-columns-spanned="2" office:value-type="string">
            <text:p text:style-name="P6">Main Success Scenario</text:p>
          </table:table-cell>
          <table:covered-table-cell/>
        </table:table-row>
        <table:table-row>
          <table:table-cell table:style-name="Table17.A7" table:number-columns-spanned="2" office:value-type="string">
            <text:list xml:id="list161826964358743" text:continue-list="list161826676343293" text:style-name="L1">
              <text:list-item text:start-value="1">
                <text:p text:style-name="P469">De <text:span text:style-name="T305">actor</text:span> selecteert "<text:span text:style-name="T454">Uitloggen</text:span>".</text:p>
              </text:list-item>
              <text:list-item>
                <text:p text:style-name="P470">Het systeem geeft de pagina weer waar de <text:span text:style-name="T306">actor</text:span> zich kan aanmelden.</text:p>
              </text:list-item>
            </text:list>
          </table:table-cell>
          <table:covered-table-cell/>
        </table:table-row>
        <table:table-row>
          <table:table-cell table:style-name="Table17.A6" table:number-columns-spanned="2" office:value-type="string">
            <text:p text:style-name="P6">Post Conditions</text:p>
          </table:table-cell>
          <table:covered-table-cell/>
        </table:table-row>
        <table:table-row>
          <table:table-cell table:style-name="Table17.A9" table:number-columns-spanned="2" office:value-type="string">
            <text:list xml:id="list8344620121217311439" text:style-name="L6">
              <text:list-item>
                <text:p text:style-name="P462">De <text:span text:style-name="T302">gebruiker, administrator of operator</text:span> <text:span text:style-name="T221">is afgemeld</text:span>.</text:p>
              </text:list-item>
            </text:list>
          </table:table-cell>
          <table:covered-table-cell/>
        </table:table-row>
      </table:table>
      <text:p text:style-name="P316"/>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58"/>
      <table:table table:name="Table41" table:style-name="Table41">
        <table:table-column table:style-name="Table41.A"/>
        <table:table-column table:style-name="Table41.B"/>
        <text:soft-page-break/>
        <table:table-row>
          <table:table-cell table:style-name="Table41.A1" table:number-columns-spanned="2" office:value-type="string">
            <text:p text:style-name="P34">Overview <text:span text:style-name="T226">Use Case #5</text:span></text:p>
          </table:table-cell>
          <table:covered-table-cell/>
        </table:table-row>
        <table:table-row>
          <table:table-cell table:style-name="Table41.A2" office:value-type="string">
            <text:p text:style-name="P43">Title</text:p>
          </table:table-cell>
          <table:table-cell table:style-name="Table41.B2" office:value-type="string">
            <text:p text:style-name="P282">Profiel weergeven</text:p>
          </table:table-cell>
        </table:table-row>
        <table:table-row>
          <table:table-cell table:style-name="Table41.A3" office:value-type="string">
            <text:p text:style-name="P34">Descriptio<text:span text:style-name="T205">n</text:span></text:p>
          </table:table-cell>
          <table:table-cell table:style-name="Table41.B3" office:value-type="string">
            <text:p text:style-name="P222"><text:span text:style-name="T200">Ee</text:span>n <text:span text:style-name="T307">gebruiker</text:span> wil <text:span text:style-name="T552">zijn/haar profiel bekijken.</text:span></text:p>
          </table:table-cell>
        </table:table-row>
        <table:table-row>
          <table:table-cell table:style-name="Table41.A5" office:value-type="string">
            <text:p text:style-name="P34">Actors</text:p>
          </table:table-cell>
          <table:table-cell table:style-name="Table41.B5" office:value-type="string">
            <text:p text:style-name="P225">Gebruiker</text:p>
          </table:table-cell>
        </table:table-row>
        <table:table-row>
          <table:table-cell table:style-name="Table41.A5" office:value-type="string">
            <text:p text:style-name="P34">Preconditions</text:p>
          </table:table-cell>
          <table:table-cell table:style-name="Table41.B5" office:value-type="string">
            <text:p text:style-name="P233">De <text:span text:style-name="T308">gebruiker</text:span> <text:span text:style-name="T240">is aangemeld.</text:span></text:p>
          </table:table-cell>
        </table:table-row>
        <table:table-row>
          <table:table-cell table:style-name="Table41.A6" table:number-columns-spanned="2" office:value-type="string">
            <text:p text:style-name="P34">Main Success Scenario</text:p>
          </table:table-cell>
          <table:covered-table-cell/>
        </table:table-row>
        <table:table-row>
          <table:table-cell table:style-name="Table41.A7" table:number-columns-spanned="2" office:value-type="string">
            <text:list xml:id="list8460803817187638256" text:style-name="L7">
              <text:list-item>
                <text:p text:style-name="P471">De <text:span text:style-name="T457">gebruiker</text:span> selecteert "<text:span text:style-name="T553">Profiel</text:span>".</text:p>
              </text:list-item>
              <text:list-item>
                <text:p text:style-name="P471">Het systeem toont <text:span text:style-name="T554">een pagina waar de gebruiker zijn/haar gegevens kan aanpassen.</text:span></text:p>
              </text:list-item>
            </text:list>
          </table:table-cell>
          <table:covered-table-cell/>
        </table:table-row>
        <table:table-row>
          <table:table-cell table:style-name="Table41.A6" table:number-columns-spanned="2" office:value-type="string">
            <text:p text:style-name="P34">Post Conditions</text:p>
          </table:table-cell>
          <table:covered-table-cell/>
        </table:table-row>
        <table:table-row>
          <table:table-cell table:style-name="Table41.A9" table:number-columns-spanned="2" office:value-type="string">
            <text:list xml:id="list253890866740794062" text:style-name="L8">
              <text:list-item>
                <text:p text:style-name="P476">De <text:span text:style-name="T310">gebruiker</text:span> ziet de <text:span text:style-name="T555">profiel pagina.</text:span></text:p>
              </text:list-item>
            </text:list>
          </table:table-cell>
          <table:covered-table-cell/>
        </table:table-row>
        <table:table-row>
          <table:table-cell table:style-name="Table41.A6" table:number-columns-spanned="2" office:value-type="string">
            <text:p text:style-name="P34"><text:span text:style-name="T538">Exceptional</text:span> Flows</text:p>
          </table:table-cell>
          <table:covered-table-cell/>
        </table:table-row>
        <table:table-row>
          <table:table-cell table:style-name="Table41.A11" table:number-columns-spanned="2" office:value-type="string">
            <text:list xml:id="list873944869604673624" text:style-name="L9">
              <text:list-header>
                <text:p text:style-name="P365"><text:span text:style-name="T213">1</text:span>. [&lt;<text:span text:style-name="T201">De gebruiker selecteert "Terug"</text:span>&gt;]</text:p>
                <text:p text:style-name="P587"><text:s text:c="4"/><text:span text:style-name="T272">1.1 Het systeem geeft de startpagina weer.</text:span></text:p>
                <text:p text:style-name="P620"><text:span text:style-name="T103"><text:s text:c="4"/></text:span><text:span text:style-name="T170">1</text:span><text:span text:style-name="T185">.</text:span><text:span text:style-name="T186">2</text:span><text:span text:style-name="T185"> </text:span><text:span text:style-name="T187">Het profiel wordt niet weergegeven</text:span><text:span text:style-name="T188">.</text:span></text:p>
              </text:list-header>
            </text:list>
          </table:table-cell>
          <table:covered-table-cell/>
        </table:table-row>
      </table:table>
      <text:p text:style-name="P358"/>
      <text:p text:style-name="P318"/>
      <text:p text:style-name="P357"/>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able:table table:name="Table42" table:style-name="Table42">
        <table:table-column table:style-name="Table42.A"/>
        <table:table-column table:style-name="Table42.B"/>
        <text:soft-page-break/>
        <table:table-row>
          <table:table-cell table:style-name="Table42.A1" table:number-columns-spanned="2" office:value-type="string">
            <text:p text:style-name="P621">Overview <text:span text:style-name="T226">Use Case #6</text:span></text:p>
          </table:table-cell>
          <table:covered-table-cell/>
        </table:table-row>
        <table:table-row>
          <table:table-cell table:style-name="Table42.A2" office:value-type="string">
            <text:p text:style-name="P621">Title</text:p>
          </table:table-cell>
          <table:table-cell table:style-name="Table42.B2" office:value-type="string">
            <text:p text:style-name="P653"><text:span text:style-name="T561">Master switch</text:span> aanpassen</text:p>
          </table:table-cell>
        </table:table-row>
        <table:table-row>
          <table:table-cell table:style-name="Table42.A5" office:value-type="string">
            <text:p text:style-name="P621">Description</text:p>
          </table:table-cell>
          <table:table-cell table:style-name="Table42.B5" office:value-type="string">
            <text:p text:style-name="P653">Een gebruiker <text:span text:style-name="T562">vinkt de master switch aan of af.</text:span></text:p>
          </table:table-cell>
        </table:table-row>
        <table:table-row>
          <table:table-cell table:style-name="Table42.A5" office:value-type="string">
            <text:p text:style-name="P621">Actors</text:p>
          </table:table-cell>
          <table:table-cell table:style-name="Table42.B5" office:value-type="string">
            <text:p text:style-name="P654">Gebruiker</text:p>
          </table:table-cell>
        </table:table-row>
        <table:table-row>
          <table:table-cell table:style-name="Table42.A5" office:value-type="string">
            <text:p text:style-name="P621">Preconditions</text:p>
          </table:table-cell>
          <table:table-cell table:style-name="Table42.B5" office:value-type="string">
            <text:p text:style-name="P655">De gebruiker<text:span text:style-name="T411"> </text:span>heeft reeds een account en is <text:span text:style-name="T244">aangemeld</text:span>. <text:span text:style-name="T412">De gebruiker is tevens bezig met zijn/haar persoonlijke gegevens te wijzigen.</text:span></text:p>
          </table:table-cell>
        </table:table-row>
        <table:table-row>
          <table:table-cell table:style-name="Table42.A6" table:number-columns-spanned="2" office:value-type="string">
            <text:p text:style-name="P621">Main Success Scenario</text:p>
          </table:table-cell>
          <table:covered-table-cell/>
        </table:table-row>
        <table:table-row>
          <table:table-cell table:style-name="Table42.A7" table:number-columns-spanned="2" office:value-type="string">
            <text:list xml:id="list161826708627358" text:continue-list="list161826964358743" text:style-name="L1">
              <text:list-item text:start-value="1">
                <text:p text:style-name="P484">Het systeem laat toe <text:span text:style-name="T563">de master switch aan te passen.</text:span></text:p>
              </text:list-item>
              <text:list-item>
                <text:p text:style-name="P486">De gebruiker <text:span text:style-name="T564">vinkt de master switch aan of af.</text:span></text:p>
              </text:list-item>
              <text:list-item>
                <text:p text:style-name="P585">Het systeem vraagt dat de gebruiker zijn/of haar wachtwoord ingeeft.</text:p>
              </text:list-item>
              <text:list-item>
                <text:p text:style-name="P586">De gebruiker geeft zijn of haar wachtwoord in <text:span text:style-name="T565">en selecteert "Opslaan"</text:span>.</text:p>
              </text:list-item>
              <text:list-item>
                <text:p text:style-name="P491">Het systeem <text:span text:style-name="T559">verandert de gebruiker op basis van de status van de master switch.</text:span></text:p>
              </text:list-item>
              <text:list-item>
                <text:p text:style-name="P459">Het systeem geeft een succesboodschap weer.</text:p>
              </text:list-item>
            </text:list>
          </table:table-cell>
          <table:covered-table-cell/>
        </table:table-row>
        <table:table-row>
          <table:table-cell table:style-name="Table42.A6" table:number-columns-spanned="2" office:value-type="string">
            <text:p text:style-name="P621">Post Conditions</text:p>
          </table:table-cell>
          <table:covered-table-cell/>
        </table:table-row>
        <table:table-row>
          <table:table-cell table:style-name="Table42.A9" table:number-columns-spanned="2" office:value-type="string">
            <text:list xml:id="list3144787067767066661" text:style-name="L83">
              <text:list-item>
                <text:p text:style-name="P496">De gebruiker is aangepast.</text:p>
              </text:list-item>
            </text:list>
          </table:table-cell>
          <table:covered-table-cell/>
        </table:table-row>
        <table:table-row>
          <table:table-cell table:style-name="Table42.A6" table:number-columns-spanned="2" office:value-type="string">
            <text:p text:style-name="P621">Alternative Flows</text:p>
          </table:table-cell>
          <table:covered-table-cell/>
        </table:table-row>
        <table:table-row>
          <table:table-cell table:style-name="Table42.A11" table:number-columns-spanned="2" office:value-type="string">
            <text:list xml:id="list8807374745162489476" text:style-name="L84">
              <text:list-header>
                <text:p text:style-name="P399"><text:span text:style-name="T194">4</text:span><text:span text:style-name="T106">. </text:span><text:span text:style-name="T107">[</text:span><text:span text:style-name="T106">&lt;</text:span><text:span text:style-name="T189">Het wachtwoord was incorrect</text:span><text:span text:style-name="T106">&gt;]<text:line-break/> <text:s text:c="3"/></text:span><text:span text:style-name="T194">4</text:span><text:span text:style-name="T106">.1 </text:span><text:span text:style-name="T110">De </text:span><text:span text:style-name="T120">gebruiker</text:span><text:span text:style-name="T110"> krijgt </text:span><text:span text:style-name="T190">een </text:span><text:span text:style-name="T110">passende foutmelding te zie</text:span><text:span text:style-name="T192">n.</text:span></text:p>
                <text:p text:style-name="P399"><text:span text:style-name="T113"><text:s text:c="4"/></text:span><text:span text:style-name="T194">4</text:span><text:span text:style-name="T106">.</text:span><text:span text:style-name="T193">2</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42.A6" table:number-columns-spanned="2" office:value-type="string">
            <text:p text:style-name="P625">Exceptional Flows</text:p>
          </table:table-cell>
          <table:covered-table-cell/>
        </table:table-row>
        <table:table-row>
          <table:table-cell table:style-name="Table42.A11" table:number-columns-spanned="2" office:value-type="string">
            <text:p text:style-name="P595"><text:tab/><text:span text:style-name="T568">1</text:span>. [&lt;<text:span text:style-name="T201">De gebruiker selecteert "Terug"</text:span>&gt;]</text:p>
            <text:p text:style-name="P595"><text:s text:c="16"/><text:span text:style-name="T568">1.1 Het systeem geeft de startpagina weer.</text:span></text:p>
            <text:p text:style-name="P617"><text:span text:style-name="T1"><text:s text:c="16"/></text:span><text:span text:style-name="T102">1</text:span><text:span text:style-name="T3">.</text:span><text:span text:style-name="T54">2</text:span><text:span text:style-name="T3"> De </text:span><text:span text:style-name="T31">gebruiker</text:span><text:span text:style-name="T3"> is niet aangepast.</text:span></text:p>
          </table:table-cell>
          <table:covered-table-cell/>
        </table:table-row>
      </table:table>
      <text:p text:style-name="P400"/>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able:table table:name="Table5" table:style-name="Table5">
        <table:table-column table:style-name="Table5.A"/>
        <table:table-column table:style-name="Table5.B"/>
        <text:soft-page-break/>
        <table:table-row>
          <table:table-cell table:style-name="Table5.A1" table:number-columns-spanned="2" office:value-type="string">
            <text:p text:style-name="P33">Overview <text:span text:style-name="T226">Use Case #7</text:span></text:p>
          </table:table-cell>
          <table:covered-table-cell/>
        </table:table-row>
        <table:table-row>
          <table:table-cell table:style-name="Table5.A2" office:value-type="string">
            <text:p text:style-name="P33">Title</text:p>
          </table:table-cell>
          <table:table-cell table:style-name="Table5.B2" office:value-type="string">
            <text:p text:style-name="P202"><text:span text:style-name="T550">Email</text:span> aanpassen</text:p>
          </table:table-cell>
        </table:table-row>
        <table:table-row>
          <table:table-cell table:style-name="Table5.A5" office:value-type="string">
            <text:p text:style-name="P33">Description</text:p>
          </table:table-cell>
          <table:table-cell table:style-name="Table5.B5" office:value-type="string">
            <text:p text:style-name="P202">Een gebruiker past zijn/<text:span text:style-name="T243">haar</text:span> <text:span text:style-name="T551">email adres</text:span> aan.</text:p>
          </table:table-cell>
        </table:table-row>
        <table:table-row>
          <table:table-cell table:style-name="Table5.A5" office:value-type="string">
            <text:p text:style-name="P33">Actors</text:p>
          </table:table-cell>
          <table:table-cell table:style-name="Table5.B5" office:value-type="string">
            <text:p text:style-name="P93">Gebruiker</text:p>
          </table:table-cell>
        </table:table-row>
        <table:table-row>
          <table:table-cell table:style-name="Table5.A5" office:value-type="string">
            <text:p text:style-name="P33">Preconditions</text:p>
          </table:table-cell>
          <table:table-cell table:style-name="Table5.B5" office:value-type="string">
            <text:p text:style-name="P207">De gebruiker<text:span text:style-name="T411"> </text:span>heeft reeds een account en is <text:span text:style-name="T244">aangemeld</text:span>. <text:span text:style-name="T412">De gebruiker is tevens bezig met zijn/haar persoonlijke gegevens te wijzigen.</text:span></text:p>
          </table:table-cell>
        </table:table-row>
        <table:table-row>
          <table:table-cell table:style-name="Table5.A6" table:number-columns-spanned="2" office:value-type="string">
            <text:p text:style-name="P33">Main Success Scenario</text:p>
          </table:table-cell>
          <table:covered-table-cell/>
        </table:table-row>
        <table:table-row>
          <table:table-cell table:style-name="Table5.A7" table:number-columns-spanned="2" office:value-type="string">
            <text:list xml:id="list161827795733598" text:continue-list="list161826708627358" text:style-name="L1">
              <text:list-item text:start-value="1">
                <text:p text:style-name="P482">Het systeem laat toe het <text:span text:style-name="T556">email adres</text:span> aan te passen.</text:p>
              </text:list-item>
              <text:list-item>
                <text:p text:style-name="P485">De gebruiker vult het nieuwe email adres in op de aangewezen plaats.</text:p>
              </text:list-item>
              <text:list-item>
                <text:p text:style-name="P410">De <text:span text:style-name="T302">gebruiker</text:span> selecteert "<text:span text:style-name="T376">Opslaan</text:span>".</text:p>
              </text:list-item>
              <text:list-item>
                <text:p text:style-name="P487">Het systeem vraagt dat de gebruiker zijn/haar wachtwoord ingeeft.</text:p>
              </text:list-item>
              <text:list-item>
                <text:p text:style-name="P488">De gebruiker vult zijn/haar wachtwoord in <text:span text:style-name="T557">en selecteert "Opslaan"</text:span>.</text:p>
              </text:list-item>
              <text:list-item>
                <text:p text:style-name="P426">Nadat de gebruiker extern zijn/haar email bekeken heeft en de ontvange<text:span text:style-name="T461">n</text:span> code in het menu ingeeft, krijgt het systeem een confirmatie.</text:p>
              </text:list-item>
              <text:list-item>
                <text:p text:style-name="P489">De gebruiker selecteert <text:span text:style-name="T515">"</text:span>Ja<text:span text:style-name="T515">" </text:span>om de verificatie af te ronden.</text:p>
              </text:list-item>
              <text:list-item>
                <text:p text:style-name="P490">Het systeem <text:span text:style-name="T559">verandert het email adres van de gebruiker.</text:span></text:p>
              </text:list-item>
              <text:list-item>
                <text:p text:style-name="P442">Het systeem geeft een succesboodschap weer.</text:p>
              </text:list-item>
            </text:list>
          </table:table-cell>
          <table:covered-table-cell/>
        </table:table-row>
        <table:table-row>
          <table:table-cell table:style-name="Table5.A6" table:number-columns-spanned="2" office:value-type="string">
            <text:p text:style-name="P33">Post Conditions</text:p>
          </table:table-cell>
          <table:covered-table-cell/>
        </table:table-row>
        <table:table-row>
          <table:table-cell table:style-name="Table5.A9" table:number-columns-spanned="2" office:value-type="string">
            <text:list xml:id="list5812747121513296785" text:style-name="L10">
              <text:list-item>
                <text:p text:style-name="P492">De gebruiker is aangepast.</text:p>
              </text:list-item>
            </text:list>
          </table:table-cell>
          <table:covered-table-cell/>
        </table:table-row>
        <table:table-row>
          <table:table-cell table:style-name="Table5.A6" table:number-columns-spanned="2" office:value-type="string">
            <text:p text:style-name="P33">Alternative Flows</text:p>
          </table:table-cell>
          <table:covered-table-cell/>
        </table:table-row>
        <table:table-row>
          <table:table-cell table:style-name="Table5.A11" table:number-columns-spanned="2" office:value-type="string">
            <text:list xml:id="list3593936448021000993" text:style-name="L11">
              <text:list-header>
                <text:p text:style-name="P376"><text:span text:style-name="T191">5</text:span><text:span text:style-name="T106">. </text:span><text:span text:style-name="T107">[</text:span><text:span text:style-name="T106">&lt;</text:span><text:span text:style-name="T189">Het wachtwoord was incorrect</text:span><text:span text:style-name="T106">&gt;]<text:line-break/> <text:s text:c="3"/></text:span><text:span text:style-name="T191">5</text:span><text:span text:style-name="T106">.1 </text:span><text:span text:style-name="T110">De </text:span><text:span text:style-name="T120">gebruiker</text:span><text:span text:style-name="T110"> krijgt </text:span><text:span text:style-name="T190">een </text:span><text:span text:style-name="T110">passende foutmelding te zie</text:span><text:span text:style-name="T192">n.</text:span></text:p>
                <text:p text:style-name="P376"><text:span text:style-name="T113"><text:s text:c="4"/></text:span><text:span text:style-name="T191">5</text:span><text:span text:style-name="T106">.</text:span><text:span text:style-name="T193">2</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5.A6" table:number-columns-spanned="2" office:value-type="string">
            <text:p text:style-name="P68">Exceptional Flows</text:p>
          </table:table-cell>
          <table:covered-table-cell/>
        </table:table-row>
        <table:table-row>
          <table:table-cell table:style-name="Table5.A11" table:number-columns-spanned="2" office:value-type="string">
            <text:p text:style-name="P137"><text:tab/><text:span text:style-name="T567">3</text:span>. [&lt;<text:span text:style-name="T201">De gebruiker selecteert "Terug"</text:span>&gt;]</text:p>
            <text:p text:style-name="P137"><text:s text:c="16"/><text:span text:style-name="T567">3.1 Het systeem geeft de startpagina weer.</text:span></text:p>
            <text:p text:style-name="P183"><text:span text:style-name="T1"><text:s text:c="16"/></text:span><text:span text:style-name="T101">3</text:span><text:span text:style-name="T3">.</text:span><text:span text:style-name="T54">2</text:span><text:span text:style-name="T3"> De </text:span><text:span text:style-name="T31">gebruiker</text:span><text:span text:style-name="T3"> is niet aangepast.</text:span></text:p>
          </table:table-cell>
          <table:covered-table-cell/>
        </table:table-row>
      </table:table>
      <text:p text:style-name="P357"/>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able:table table:name="Table31" table:style-name="Table31">
        <table:table-column table:style-name="Table31.A"/>
        <table:table-column table:style-name="Table31.B"/>
        <text:soft-page-break/>
        <table:table-row>
          <table:table-cell table:style-name="Table31.A1" table:number-columns-spanned="2" office:value-type="string">
            <text:p text:style-name="P7">Overview <text:span text:style-name="T226">Use Case #8</text:span></text:p>
          </table:table-cell>
          <table:covered-table-cell/>
        </table:table-row>
        <table:table-row>
          <table:table-cell table:style-name="Table31.A2" office:value-type="string">
            <text:p text:style-name="P7">Title</text:p>
          </table:table-cell>
          <table:table-cell table:style-name="Table31.B2" office:value-type="string">
            <text:p text:style-name="P214">Wachtwoord wijzigen</text:p>
          </table:table-cell>
        </table:table-row>
        <table:table-row>
          <table:table-cell table:style-name="Table31.A5" office:value-type="string">
            <text:p text:style-name="P7">Description</text:p>
          </table:table-cell>
          <table:table-cell table:style-name="Table31.B5" office:value-type="string">
            <text:p text:style-name="P200">Een gebruiker<text:span text:style-name="T411"> wijzigt zijn/haar wachtwoord</text:span>.</text:p>
          </table:table-cell>
        </table:table-row>
        <table:table-row>
          <table:table-cell table:style-name="Table31.A5" office:value-type="string">
            <text:p text:style-name="P7">Actors</text:p>
          </table:table-cell>
          <table:table-cell table:style-name="Table31.B5" office:value-type="string">
            <text:p text:style-name="P77">Gebruiker</text:p>
          </table:table-cell>
        </table:table-row>
        <table:table-row>
          <table:table-cell table:style-name="Table31.A5" office:value-type="string">
            <text:p text:style-name="P7">Preconditions</text:p>
          </table:table-cell>
          <table:table-cell table:style-name="Table31.B5" office:value-type="string">
            <text:p text:style-name="P204">De gebruiker<text:span text:style-name="T411"> </text:span>heeft reeds een account en is <text:span text:style-name="T244">aangemeld</text:span>. <text:span text:style-name="T412">De gebruiker is tevens bezig met zijn/haar persoonlijke gegevens te wijzigen.</text:span></text:p>
          </table:table-cell>
        </table:table-row>
        <table:table-row>
          <table:table-cell table:style-name="Table31.A6" table:number-columns-spanned="2" office:value-type="string">
            <text:p text:style-name="P7">Main Success Scenario</text:p>
          </table:table-cell>
          <table:covered-table-cell/>
        </table:table-row>
        <table:table-row>
          <table:table-cell table:style-name="Table31.A7" table:number-columns-spanned="2" office:value-type="string">
            <text:list xml:id="list161827062781022" text:continue-list="list161827795733598" text:style-name="L1">
              <text:list-item text:start-value="1">
                <text:p text:style-name="P483">Het systeem laat toe het wachtwoord aan te passen.</text:p>
              </text:list-item>
              <text:list-item>
                <text:p text:style-name="P497">De <text:span text:style-name="T430">gebruiker</text:span> geeft het nieuwe wachtwoord tweemaal in (eenmaal als bevestiging).</text:p>
              </text:list-item>
              <text:list-item>
                <text:p text:style-name="P411">De <text:span text:style-name="T430">gebruiker</text:span> selecteert "<text:span text:style-name="T359">Opslaan</text:span>".</text:p>
              </text:list-item>
              <text:list-item>
                <text:p text:style-name="P438">Het systeem verandert <text:span text:style-name="T558">het wachtwoord </text:span>van de <text:span text:style-name="T302">gebruiker</text:span>.</text:p>
              </text:list-item>
              <text:list-item>
                <text:p text:style-name="P443">Het systeem geeft een succesboodschap weer.</text:p>
              </text:list-item>
            </text:list>
          </table:table-cell>
          <table:covered-table-cell/>
        </table:table-row>
        <table:table-row>
          <table:table-cell table:style-name="Table31.A6" table:number-columns-spanned="2" office:value-type="string">
            <text:p text:style-name="P7">Post Conditions</text:p>
          </table:table-cell>
          <table:covered-table-cell/>
        </table:table-row>
        <table:table-row>
          <table:table-cell table:style-name="Table31.A9" table:number-columns-spanned="2" office:value-type="string">
            <text:list xml:id="list3934321967225212221" text:style-name="L12">
              <text:list-item>
                <text:p text:style-name="P493">De gebruiker <text:span text:style-name="T414">heeft zijn/haar wachtwoord aangepast</text:span>.</text:p>
              </text:list-item>
            </text:list>
          </table:table-cell>
          <table:covered-table-cell/>
        </table:table-row>
        <table:table-row>
          <table:table-cell table:style-name="Table31.A6" table:number-columns-spanned="2" office:value-type="string">
            <text:p text:style-name="P7">Alternative Flows</text:p>
          </table:table-cell>
          <table:covered-table-cell/>
        </table:table-row>
        <table:table-row>
          <table:table-cell table:style-name="Table31.A11" table:number-columns-spanned="2" office:value-type="string">
            <text:list xml:id="list3278790387687518835" text:style-name="L13">
              <text:list-header>
                <text:p text:style-name="P377"><text:span text:style-name="T124">3</text:span><text:span text:style-name="T106">. </text:span><text:span text:style-name="T107">[</text:span><text:span text:style-name="T106">&lt;</text:span><text:span text:style-name="T119">De </text:span><text:span text:style-name="T125">beide wachtwoorden komen niet overeen</text:span><text:span text:style-name="T106">&gt;]<text:line-break/> <text:s text:c="3"/></text:span><text:span text:style-name="T124">3</text:span><text:span text:style-name="T106">.1 </text:span><text:span text:style-name="T110">De </text:span><text:span text:style-name="T126">gebruiker</text:span><text:span text:style-name="T110"> krijgt passende foutmelding</text:span><text:span text:style-name="T111">en</text:span><text:span text:style-name="T110"> te zien </text:span><text:span text:style-name="T112">(bij de overeenkomstige velden)</text:span><text:span text:style-name="T110">.</text:span></text:p>
                <text:p text:style-name="P377"><text:span text:style-name="T113"><text:s text:c="4"/></text:span><text:span text:style-name="T124">3</text:span><text:span text:style-name="T106">.</text:span><text:span text:style-name="T121">2</text:span><text:span text:style-name="T106"> </text:span><text:span text:style-name="T114">De </text:span><text:span text:style-name="T126">gebruiker</text:span><text:span text:style-name="T114"> kan zijn/</text:span><text:span text:style-name="T122">haar</text:span><text:span text:style-name="T114"> aanpassingen corrigeren.</text:span></text:p>
                <text:p text:style-name="P378"><text:span text:style-name="T113"><text:s text:c="4"/></text:span><text:span text:style-name="T124">3</text:span><text:span text:style-name="T106">.</text:span><text:span text:style-name="T121">3</text:span><text:span text:style-name="T106"> </text:span><text:span text:style-name="T117">Ga naar punt </text:span><text:span text:style-name="T127">5</text:span><text:span text:style-name="T117"> van Main Success Scenario.</text:span></text:p>
              </text:list-header>
            </text:list>
          </table:table-cell>
          <table:covered-table-cell/>
        </table:table-row>
        <table:table-row>
          <table:table-cell table:style-name="Table31.A6" table:number-columns-spanned="2" office:value-type="string">
            <text:p text:style-name="P46">Exceptional Flows</text:p>
          </table:table-cell>
          <table:covered-table-cell/>
        </table:table-row>
        <table:table-row>
          <table:table-cell table:style-name="Table31.A11" table:number-columns-spanned="2" office:value-type="string">
            <text:p text:style-name="P106"><text:tab/><text:span text:style-name="T371">1</text:span>. [&lt;<text:span text:style-name="T201">De actor selecteert "Terug"</text:span>&gt;]</text:p>
            <text:p text:style-name="P106"><text:s text:c="16"/><text:span text:style-name="T371">1.1 Het systeem geeft de startpagina weer.</text:span></text:p>
            <text:p text:style-name="P107"><text:s text:c="16"/><text:span text:style-name="T371">1.2 Het wachtwoord is niet aangepast.</text:span></text:p>
            <text:p text:style-name="P106"><text:span text:style-name="T415"><text:s text:c="12"/>3</text:span>. [&lt;<text:span text:style-name="T201">De actor selecteert "Annuleren"</text:span>&gt;]</text:p>
            <text:p text:style-name="P108"><text:s text:c="16"/><text:span text:style-name="T499">3.1 Het systeem geeft de gebruikersopties weer.</text:span></text:p>
            <text:p text:style-name="P162"><text:span text:style-name="T1"><text:s text:c="16"/></text:span><text:span text:style-name="T92">3</text:span><text:span text:style-name="T3">.</text:span><text:span text:style-name="T54">2</text:span><text:span text:style-name="T3"> </text:span><text:span text:style-name="T72">Het wachtwoord</text:span><text:span text:style-name="T3"> is niet aangepast.</text:span></text:p>
          </table:table-cell>
          <table:covered-table-cell/>
        </table:table-row>
      </table:table>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able:table table:name="Table36" table:style-name="Table36">
        <table:table-column table:style-name="Table36.A"/>
        <table:table-column table:style-name="Table36.B"/>
        <text:soft-page-break/>
        <table:table-row>
          <table:table-cell table:style-name="Table36.A1" table:number-columns-spanned="2" office:value-type="string">
            <text:p text:style-name="P8">Overview <text:span text:style-name="T226">Use Case #9</text:span></text:p>
          </table:table-cell>
          <table:covered-table-cell/>
        </table:table-row>
        <table:table-row>
          <table:table-cell table:style-name="Table36.A2" office:value-type="string">
            <text:p text:style-name="P8">Title</text:p>
          </table:table-cell>
          <table:table-cell table:style-name="Table36.B2" office:value-type="string">
            <text:p text:style-name="P215">Wachtwoord <text:span text:style-name="T426">herstellen</text:span></text:p>
          </table:table-cell>
        </table:table-row>
        <table:table-row>
          <table:table-cell table:style-name="Table36.A5" office:value-type="string">
            <text:p text:style-name="P8">Description</text:p>
          </table:table-cell>
          <table:table-cell table:style-name="Table36.B5" office:value-type="string">
            <text:p text:style-name="P201">Een gebruiker <text:span text:style-name="T427">is zijn/haar wachtwoord vergeten en wil opnieuw toegang tot zijn/haar gebruikersaccount verkrijgen.</text:span></text:p>
          </table:table-cell>
        </table:table-row>
        <table:table-row>
          <table:table-cell table:style-name="Table36.A5" office:value-type="string">
            <text:p text:style-name="P8">Actors</text:p>
          </table:table-cell>
          <table:table-cell table:style-name="Table36.B5" office:value-type="string">
            <text:p text:style-name="P78">Gebruiker</text:p>
          </table:table-cell>
        </table:table-row>
        <table:table-row>
          <table:table-cell table:style-name="Table36.A5" office:value-type="string">
            <text:p text:style-name="P8">Preconditions</text:p>
          </table:table-cell>
          <table:table-cell table:style-name="Table36.B5" office:value-type="string">
            <text:p text:style-name="P205">De gebruiker<text:span text:style-name="T411"> </text:span>heeft reeds een account.</text:p>
          </table:table-cell>
        </table:table-row>
        <table:table-row>
          <table:table-cell table:style-name="Table36.A6" table:number-columns-spanned="2" office:value-type="string">
            <text:p text:style-name="P8">Main Success Scenario</text:p>
          </table:table-cell>
          <table:covered-table-cell/>
        </table:table-row>
        <table:table-row>
          <table:table-cell table:style-name="Table36.A7" table:number-columns-spanned="2" office:value-type="string">
            <text:list xml:id="list161828231461381" text:continue-list="list161827062781022" text:style-name="L1">
              <text:list-item text:start-value="1">
                <text:p text:style-name="P433">De <text:span text:style-name="T302">gebruiker</text:span> selecteert "<text:span text:style-name="T413">Wachtwoord vergeten?</text:span>".</text:p>
              </text:list-item>
              <text:list-item>
                <text:p text:style-name="P499">Het systeem vraagt <text:span text:style-name="T428">de gebruiker zijn/haar email adres in te geven.</text:span></text:p>
              </text:list-item>
              <text:list-item>
                <text:p text:style-name="P498">De <text:span text:style-name="T302">gebruiker</text:span> geeft <text:span text:style-name="T429">zijn/haar email adres in</text:span>.</text:p>
              </text:list-item>
              <text:list-item>
                <text:p text:style-name="P406">De <text:span text:style-name="T302">gebruiker</text:span> vult een Captcha in om te bevestigen dat hij/zij geen bot is.</text:p>
              </text:list-item>
              <text:list-item>
                <text:p text:style-name="P500">De <text:span text:style-name="T302">gebruiker</text:span> geeft aan dat de email verstuur<text:span text:style-name="T512">d</text:span> mag worden.</text:p>
              </text:list-item>
              <text:list-item>
                <text:p text:style-name="P501">Nadat de <text:span text:style-name="T302">gebruiker</text:span> extern zijn/haar email bekeken heeft en de ontvangen code correct ingeeft in het veld, krijgt het systeem een confirmatie.</text:p>
              </text:list-item>
              <text:list-item>
                <text:p text:style-name="P498">De <text:span text:style-name="T302">gebruiker</text:span> <text:span text:style-name="T431">wijzigt zijn/haar wachtwoord.</text:span></text:p>
              </text:list-item>
            </text:list>
          </table:table-cell>
          <table:covered-table-cell/>
        </table:table-row>
        <table:table-row>
          <table:table-cell table:style-name="Table36.A6" table:number-columns-spanned="2" office:value-type="string">
            <text:p text:style-name="P8">Post Conditions</text:p>
          </table:table-cell>
          <table:covered-table-cell/>
        </table:table-row>
        <table:table-row>
          <table:table-cell table:style-name="Table36.A9" table:number-columns-spanned="2" office:value-type="string">
            <text:list xml:id="list1385718658624481995" text:style-name="L14">
              <text:list-item>
                <text:p text:style-name="P494">De gebruiker <text:span text:style-name="T414">heeft zijn/haar wachtwoord aangepast</text:span>.</text:p>
              </text:list-item>
            </text:list>
          </table:table-cell>
          <table:covered-table-cell/>
        </table:table-row>
        <table:table-row>
          <table:table-cell table:style-name="Table36.A6" table:number-columns-spanned="2" office:value-type="string">
            <text:p text:style-name="P69">Alternative Flows</text:p>
          </table:table-cell>
          <table:covered-table-cell/>
        </table:table-row>
        <table:table-row>
          <table:table-cell table:style-name="Table36.A11" table:number-columns-spanned="2" office:value-type="string">
            <text:list xml:id="list161827900331319" text:continue-list="list942489632129416453" text:style-name="L3">
              <text:list-header>
                <text:p text:style-name="P619"><text:span text:style-name="T16">4. </text:span><text:span text:style-name="T1">[&lt;De </text:span><text:span text:style-name="T32">gebruiker</text:span><text:span text:style-name="T1"> faalt in het vaststellen dat hij/zij geen bot is&gt;]</text:span></text:p>
                <text:p text:style-name="P622"><text:span text:style-name="T1"><text:s text:c="4"/>4.1 </text:span><text:span text:style-name="T16">Ga naar punt </text:span><text:span text:style-name="T64">4</text:span><text:span text:style-name="T16"> van Main Success Scenario.</text:span></text:p>
              </text:list-header>
            </text:list>
          </table:table-cell>
          <table:covered-table-cell/>
        </table:table-row>
        <table:table-row>
          <table:table-cell table:style-name="Table36.A6" table:number-columns-spanned="2" office:value-type="string">
            <text:p text:style-name="P47">Exceptional Flows</text:p>
          </table:table-cell>
          <table:covered-table-cell/>
        </table:table-row>
        <table:table-row>
          <table:table-cell table:style-name="Table36.A11" table:number-columns-spanned="2" office:value-type="string">
            <text:p text:style-name="P109"><text:span text:style-name="T415"><text:s text:c="12"/>3</text:span>. [&lt;<text:span text:style-name="T201">De gebruiker selecteert "Annuleren"</text:span>&gt;]</text:p>
            <text:p text:style-name="P110"><text:s text:c="16"/><text:span text:style-name="T432">3.1 Het systeem geeft de startpagina weer.</text:span></text:p>
            <text:p text:style-name="P163"><text:span text:style-name="T1"><text:s text:c="16"/></text:span><text:span text:style-name="T76">3</text:span><text:span text:style-name="T3">.</text:span><text:span text:style-name="T54">2</text:span><text:span text:style-name="T3"> </text:span><text:span text:style-name="T72">Het wachtwoord</text:span><text:span text:style-name="T3"> is niet aangepast.</text:span></text:p>
          </table:table-cell>
          <table:covered-table-cell/>
        </table:table-row>
      </table:table>
      <text:p text:style-name="P319"/>
      <text:p text:style-name="P319"/>
      <text:p text:style-name="P319"/>
      <text:p text:style-name="P319"/>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able:table table:name="Table12" table:style-name="Table12">
        <table:table-column table:style-name="Table12.A"/>
        <table:table-column table:style-name="Table12.B"/>
        <text:soft-page-break/>
        <table:table-row>
          <table:table-cell table:style-name="Table12.A1" table:number-columns-spanned="2" office:value-type="string">
            <text:p text:style-name="P9">Overview <text:span text:style-name="T226">Use Case #10</text:span></text:p>
          </table:table-cell>
          <table:covered-table-cell/>
        </table:table-row>
        <table:table-row>
          <table:table-cell table:style-name="Table12.A2" office:value-type="string">
            <text:p text:style-name="P40">Title</text:p>
          </table:table-cell>
          <table:table-cell table:style-name="Table12.B2" office:value-type="string">
            <text:p text:style-name="P216"><text:span text:style-name="T280">L</text:span>ijst van alle <text:span text:style-name="T309">travels</text:span> <text:span text:style-name="T455">weergeven</text:span></text:p>
          </table:table-cell>
        </table:table-row>
        <table:table-row>
          <table:table-cell table:style-name="Table12.A3" office:value-type="string">
            <text:p text:style-name="P9">Descriptio<text:span text:style-name="T205">n</text:span></text:p>
          </table:table-cell>
          <table:table-cell table:style-name="Table12.B3" office:value-type="string">
            <text:p text:style-name="P219"><text:span text:style-name="T200">Ee</text:span>n <text:span text:style-name="T307">gebruiker</text:span> wil een lijst van <text:span text:style-name="T274">al zijn of haar travels</text:span> te zien krijgen.</text:p>
          </table:table-cell>
        </table:table-row>
        <table:table-row>
          <table:table-cell table:style-name="Table12.A5" office:value-type="string">
            <text:p text:style-name="P9">Actors</text:p>
          </table:table-cell>
          <table:table-cell table:style-name="Table12.B5" office:value-type="string">
            <text:p text:style-name="P223">Gebruiker</text:p>
          </table:table-cell>
        </table:table-row>
        <table:table-row>
          <table:table-cell table:style-name="Table12.A5" office:value-type="string">
            <text:p text:style-name="P9">Preconditions</text:p>
          </table:table-cell>
          <table:table-cell table:style-name="Table12.B5" office:value-type="string">
            <text:p text:style-name="P226">De <text:span text:style-name="T308">gebruiker</text:span> <text:span text:style-name="T240">is aangemeld. Bovendien is de gebruiker bezig met zijn/haar gegevens aan te passen.</text:span></text:p>
          </table:table-cell>
        </table:table-row>
        <table:table-row>
          <table:table-cell table:style-name="Table12.A6" table:number-columns-spanned="2" office:value-type="string">
            <text:p text:style-name="P9">Main Success Scenario</text:p>
          </table:table-cell>
          <table:covered-table-cell/>
        </table:table-row>
        <table:table-row>
          <table:table-cell table:style-name="Table12.A7" table:number-columns-spanned="2" office:value-type="string">
            <text:list xml:id="list161827388930567" text:continue-list="list8460803817187638256" text:style-name="L7">
              <text:list-item>
                <text:p text:style-name="P472">De <text:span text:style-name="T457">gebruiker</text:span> selecteert "<text:span text:style-name="T356">Routes</text:span>".</text:p>
              </text:list-item>
              <text:list-item>
                <text:p text:style-name="P472">Het systeem toont een lijst van alle <text:span text:style-name="T309">travels</text:span>.</text:p>
              </text:list-item>
            </text:list>
          </table:table-cell>
          <table:covered-table-cell/>
        </table:table-row>
        <table:table-row>
          <table:table-cell table:style-name="Table12.A6" table:number-columns-spanned="2" office:value-type="string">
            <text:p text:style-name="P9">Post Conditions</text:p>
          </table:table-cell>
          <table:covered-table-cell/>
        </table:table-row>
        <table:table-row>
          <table:table-cell table:style-name="Table12.A9" table:number-columns-spanned="2" office:value-type="string">
            <text:list xml:id="list2996870144863193322" text:style-name="L15">
              <text:list-item>
                <text:p text:style-name="P477">De <text:span text:style-name="T310">gebruiker</text:span> ziet de lijst van alle <text:span text:style-name="T310">travels</text:span> die hij/<text:span text:style-name="T239">zij</text:span> wou zien.</text:p>
              </text:list-item>
            </text:list>
          </table:table-cell>
          <table:covered-table-cell/>
        </table:table-row>
        <table:table-row>
          <table:table-cell table:style-name="Table12.A6" table:number-columns-spanned="2" office:value-type="string">
            <text:p text:style-name="P9"><text:span text:style-name="T538">Exceptional</text:span> Flows</text:p>
          </table:table-cell>
          <table:covered-table-cell/>
        </table:table-row>
        <table:table-row>
          <table:table-cell table:style-name="Table12.A11" table:number-columns-spanned="2" office:value-type="string">
            <text:list xml:id="list1111990060578163494" text:style-name="L16">
              <text:list-header>
                <text:p text:style-name="P366"><text:span text:style-name="T213">1</text:span>. [&lt;<text:span text:style-name="T201">De gebruiker selecteert "Terug"</text:span>&gt;]</text:p>
                <text:p text:style-name="P588"><text:s text:c="4"/><text:span text:style-name="T272">1.1 Het systeem geeft de startpagina weer.</text:span></text:p>
                <text:p text:style-name="P623"><text:span text:style-name="T1"><text:s text:c="4"/></text:span><text:span text:style-name="T26">1</text:span><text:span text:style-name="T3">.</text:span><text:span text:style-name="T38">2</text:span><text:span text:style-name="T3"> </text:span><text:span text:style-name="T49">Er worden geen travels weergegeven.</text:span></text:p>
                <text:p text:style-name="P502"><text:span text:style-name="T199">2. </text:span>[<text:span text:style-name="T253">&lt;</text:span>Er zijn geen <text:span text:style-name="T311">travels</text:span>&gt;]</text:p>
                <text:p text:style-name="P509"><text:s text:c="5"/>2.1 Het systeem geeft aan dat er geen travels zijn.</text:p>
                <text:p text:style-name="P509"><text:s text:c="5"/>2.2 Het systeem geeft een lege lijst weer.</text:p>
              </text:list-header>
            </text:list>
          </table:table-cell>
          <table:covered-table-cell/>
        </table:table-row>
      </table:table>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able:table table:name="Table28" table:style-name="Table28">
        <table:table-column table:style-name="Table28.A"/>
        <table:table-column table:style-name="Table28.B"/>
        <text:soft-page-break/>
        <table:table-row>
          <table:table-cell table:style-name="Table28.A1" table:number-columns-spanned="2" office:value-type="string">
            <text:p text:style-name="P10">Overview <text:span text:style-name="T226">Use Case #11</text:span></text:p>
          </table:table-cell>
          <table:covered-table-cell/>
        </table:table-row>
        <table:table-row>
          <table:table-cell table:style-name="Table28.A2" office:value-type="string">
            <text:p text:style-name="P10">Title</text:p>
          </table:table-cell>
          <table:table-cell table:style-name="Table28.B2" office:value-type="string">
            <text:p text:style-name="P234"><text:span text:style-name="T312">Travel</text:span> <text:span text:style-name="T206">toevoegen</text:span></text:p>
          </table:table-cell>
        </table:table-row>
        <table:table-row>
          <table:table-cell table:style-name="Table28.A5" office:value-type="string">
            <text:p text:style-name="P10">Description</text:p>
          </table:table-cell>
          <table:table-cell table:style-name="Table28.B5" office:value-type="string">
            <text:p text:style-name="P243">De gebruiker maakt een nieuwe <text:span text:style-name="T313">travel</text:span> aan die dan toegevoegd wordt aan zijn/haar bestaande <text:span text:style-name="T313">travels</text:span>.</text:p>
          </table:table-cell>
        </table:table-row>
        <table:table-row>
          <table:table-cell table:style-name="Table28.A5" office:value-type="string">
            <text:p text:style-name="P10">Actors</text:p>
          </table:table-cell>
          <table:table-cell table:style-name="Table28.B5" office:value-type="string">
            <text:p text:style-name="P79">Gebruiker</text:p>
          </table:table-cell>
        </table:table-row>
        <table:table-row>
          <table:table-cell table:style-name="Table28.A5" office:value-type="string">
            <text:p text:style-name="P10">Preconditions</text:p>
          </table:table-cell>
          <table:table-cell table:style-name="Table28.B5" office:value-type="string">
            <text:p text:style-name="P244">De gebruiker moet reeds aangemeld zijn. <text:span text:style-name="T240">Bovendien wordt reeds een lijst van alle travels weergegeven.</text:span></text:p>
          </table:table-cell>
        </table:table-row>
        <table:table-row>
          <table:table-cell table:style-name="Table28.A6" table:number-columns-spanned="2" office:value-type="string">
            <text:p text:style-name="P10">Main Success Scenario</text:p>
          </table:table-cell>
          <table:covered-table-cell/>
        </table:table-row>
        <table:table-row>
          <table:table-cell table:style-name="Table28.A7" table:number-columns-spanned="2" office:value-type="string">
            <text:list xml:id="list161828669842538" text:continue-list="list161828231461381" text:style-name="L1">
              <text:list-item text:start-value="1">
                <text:p text:style-name="P514">De gebruiker <text:span text:style-name="T350">geeft aan dat</text:span> hij/zij een nieuwe <text:span text:style-name="T314">travel wilt</text:span> aanmaken.</text:p>
              </text:list-item>
              <text:list-item>
                <text:p text:style-name="P520">De gebruiker krijgt een menu te zien waar hij/zij alle informatie voor een nieuwe <text:span text:style-name="T314">travel</text:span> kan ingeven <text:span text:style-name="T366">(via een wizard)</text:span>.</text:p>
              </text:list-item>
              <text:list-item>
                <text:p text:style-name="P523">De gebruiker vult <text:span text:style-name="T367">bij elke stap</text:span> de velden in <text:span text:style-name="T408">(hierbij kunnen de waypoints van de bijkomstige route manueel gewijzigd worden door ze te verslepen op de kaart)</text:span>.</text:p>
              </text:list-item>
              <text:list-item>
                <text:p text:style-name="P526">De gebruiker krijgt de kans extra routes toe te voegen <text:span text:style-name="T522">(cfr. Use Case #12)</text:span></text:p>
              </text:list-item>
              <text:list-item>
                <text:p text:style-name="P412">De gebruiker selecteert "<text:span text:style-name="T521">Voltooien</text:span>".</text:p>
              </text:list-item>
              <text:list-item>
                <text:p text:style-name="P444">Het systeem geeft een succesboodschap weer.</text:p>
              </text:list-item>
              <text:list-item>
                <text:p text:style-name="P527">De gebruiker keert terug naar de <text:span text:style-name="T315">lijst van alle travels</text:span>.</text:p>
              </text:list-item>
            </text:list>
          </table:table-cell>
          <table:covered-table-cell/>
        </table:table-row>
        <table:table-row>
          <table:table-cell table:style-name="Table28.A6" table:number-columns-spanned="2" office:value-type="string">
            <text:p text:style-name="P10">Post Conditions</text:p>
          </table:table-cell>
          <table:covered-table-cell/>
        </table:table-row>
        <table:table-row>
          <table:table-cell table:style-name="Table28.A9" table:number-columns-spanned="2" office:value-type="string">
            <text:list xml:id="list7124514194206921229" text:style-name="L17">
              <text:list-item>
                <text:p text:style-name="P517">De gebruiker heeft een nieuwe <text:span text:style-name="T316">travel</text:span> aan zijn/haar bestaande <text:span text:style-name="T317">travels</text:span> toegevoegd.</text:p>
              </text:list-item>
            </text:list>
          </table:table-cell>
          <table:covered-table-cell/>
        </table:table-row>
        <table:table-row>
          <table:table-cell table:style-name="Table28.A6" table:number-columns-spanned="2" office:value-type="string">
            <text:p text:style-name="P10">Alternative Flows</text:p>
          </table:table-cell>
          <table:covered-table-cell/>
        </table:table-row>
        <table:table-row>
          <table:table-cell table:style-name="Table28.A11" table:number-columns-spanned="2" office:value-type="string">
            <text:list xml:id="list6132456390066911065" text:style-name="L18">
              <text:list-header>
                <text:p text:style-name="P367"><text:span text:style-name="T368">3</text:span>. [&lt;<text:span text:style-name="T201">De gebruiker selecteert "Terug" tijdens een stap</text:span>&gt;]</text:p>
                <text:p text:style-name="P612"><text:span text:style-name="T1"><text:s text:c="4"/></text:span><text:span text:style-name="T41">3.1 </text:span><text:span text:style-name="T16">Ga naar punt </text:span><text:span text:style-name="T65">3</text:span><text:span text:style-name="T16"> van Main Success Scenario.</text:span></text:p>
                <text:p text:style-name="P379"><text:span text:style-name="T119">4</text:span><text:span text:style-name="T106">. </text:span><text:span text:style-name="T107">[</text:span><text:span text:style-name="T106">&lt;</text:span><text:span text:style-name="T128">Een ongeldige waarde werd ingevuld bij één van de opties</text:span><text:span text:style-name="T106">&gt;]<text:line-break/> <text:s text:c="3"/></text:span><text:span text:style-name="T119">4</text:span><text:span text:style-name="T106">.1 </text:span><text:span text:style-name="T110">De gebruiker krijgt passende foutmelding</text:span><text:span text:style-name="T111">en</text:span><text:span text:style-name="T110"> te zien </text:span><text:span text:style-name="T112">(bij de overeenkomstige velden)</text:span><text:span text:style-name="T110">.</text:span></text:p>
                <text:p text:style-name="P380"><text:span text:style-name="T113"><text:s text:c="4"/></text:span><text:span text:style-name="T119">4</text:span><text:span text:style-name="T106">.</text:span><text:span text:style-name="T129">2</text:span><text:span text:style-name="T106"> </text:span><text:span text:style-name="T114">De gebruiker kan zijn/</text:span><text:span text:style-name="T130">haar</text:span><text:span text:style-name="T114"> aanpassingen corrigeren.</text:span></text:p>
                <text:p text:style-name="P380"><text:span text:style-name="T113"><text:s text:c="4"/></text:span><text:span text:style-name="T119">4</text:span><text:span text:style-name="T106">.</text:span><text:span text:style-name="T129">3</text:span><text:span text:style-name="T106"> </text:span><text:span text:style-name="T117">Ga naar punt </text:span><text:span text:style-name="T123">4</text:span><text:span text:style-name="T117"> van Main Success Scenario.</text:span></text:p>
                <text:p text:style-name="P381"><text:span text:style-name="T117">5. </text:span><text:span text:style-name="T103">[&lt;De gebruiker selecteerd </text:span><text:span text:style-name="T149">"</text:span><text:span text:style-name="T183">Voltooien </text:span><text:span text:style-name="T103">en omgekeerde route toevoegen</text:span><text:span text:style-name="T149">"</text:span><text:span text:style-name="T103">&gt;</text:span></text:p>
              </text:list-header>
            </text:list>
            <text:p text:style-name="P314"><text:s text:c="16"/>5.1 Het systeem geeft een succesboodschap weer</text:p>
            <text:p text:style-name="P356"><text:span text:style-name="T103"><text:s text:c="16"/>5.1 Ga naar punt 2 </text:span><text:span text:style-name="T184">van Main Succes Scenario </text:span><text:span text:style-name="T103">om nog een travel aan te maken</text:span></text:p>
          </table:table-cell>
          <table:covered-table-cell/>
        </table:table-row>
        <table:table-row>
          <table:table-cell table:style-name="Table28.A6" table:number-columns-spanned="2" office:value-type="string">
            <text:p text:style-name="P48">Exceptional Flows</text:p>
          </table:table-cell>
          <table:covered-table-cell/>
        </table:table-row>
        <table:table-row>
          <table:table-cell table:style-name="Table28.A11" table:number-columns-spanned="2" office:value-type="string">
            <text:p text:style-name="P111"><text:tab/><text:span text:style-name="T213">1</text:span>. [&lt;<text:span text:style-name="T201">De gebruiker selecteert "Terug"</text:span>&gt;]</text:p>
            <text:p text:style-name="P111"><text:s text:c="16"/><text:span text:style-name="T272">1.1 Het systeem geeft de startpagina weer.</text:span></text:p>
            <text:p text:style-name="P164"><text:span text:style-name="T1"><text:s text:c="16"/></text:span><text:span text:style-name="T26">1</text:span><text:span text:style-name="T3">.</text:span><text:span text:style-name="T38">2</text:span><text:span text:style-name="T3"> De </text:span><text:span text:style-name="T33">travel</text:span><text:span text:style-name="T3"> is niet </text:span><text:span text:style-name="T5">aangemaakt</text:span><text:span text:style-name="T3">.</text:span></text:p>
            <text:p text:style-name="P307"><text:span text:style-name="T201"><text:s text:c="12"/>4</text:span>. [&lt;<text:span text:style-name="T201">De gebruiker selecteert "Annuleren"</text:span>&gt;]</text:p>
            <text:p text:style-name="P112"><text:s text:c="16"/><text:span text:style-name="T202">4.1 Het systeem geeft de lijst van travels weer.</text:span></text:p>
            <text:p text:style-name="P165"><text:span text:style-name="T3"><text:s text:c="16"/>4.</text:span><text:span text:style-name="T40">2</text:span><text:span text:style-name="T3"> De </text:span><text:span text:style-name="T33">travel</text:span><text:span text:style-name="T3"> is niet </text:span><text:span text:style-name="T5">aangemaakt</text:span><text:span text:style-name="T3">.</text:span></text:p>
          </table:table-cell>
          <table:covered-table-cell/>
        </table:table-row>
      </table:table>
      <text:p text:style-name="P321"/>
      <text:p text:style-name="P321"/>
      <text:p text:style-name="P321"/>
      <text:p text:style-name="P321"/>
      <text:p text:style-name="P321"/>
      <text:p text:style-name="P321"/>
      <text:p text:style-name="P321"/>
      <table:table table:name="Table11" table:style-name="Table11">
        <table:table-column table:style-name="Table11.A"/>
        <table:table-column table:style-name="Table11.B"/>
        <text:soft-page-break/>
        <table:table-row>
          <table:table-cell table:style-name="Table11.A1" table:number-columns-spanned="2" office:value-type="string">
            <text:p text:style-name="P11">Overview <text:span text:style-name="T226">Use Case #12</text:span></text:p>
          </table:table-cell>
          <table:covered-table-cell/>
        </table:table-row>
        <table:table-row>
          <table:table-cell table:style-name="Table11.A2" office:value-type="string">
            <text:p text:style-name="P11">Title</text:p>
          </table:table-cell>
          <table:table-cell table:style-name="Table11.B2" office:value-type="string">
            <text:p text:style-name="P235"><text:span text:style-name="T318">Travel</text:span> <text:span text:style-name="T282">verwijderen</text:span></text:p>
          </table:table-cell>
        </table:table-row>
        <table:table-row>
          <table:table-cell table:style-name="Table11.A5" office:value-type="string">
            <text:p text:style-name="P11">Description</text:p>
          </table:table-cell>
          <table:table-cell table:style-name="Table11.B5" office:value-type="string">
            <text:p text:style-name="P247">De gebruiker verwijdert <text:span text:style-name="T444">een</text:span> bestaande <text:span text:style-name="T319">travel</text:span> uit zijn/haar lijst van bestaande <text:span text:style-name="T398">travels</text:span>.</text:p>
          </table:table-cell>
        </table:table-row>
        <table:table-row>
          <table:table-cell table:style-name="Table11.A5" office:value-type="string">
            <text:p text:style-name="P11">Actors</text:p>
          </table:table-cell>
          <table:table-cell table:style-name="Table11.B5" office:value-type="string">
            <text:p text:style-name="P80">Gebruiker</text:p>
          </table:table-cell>
        </table:table-row>
        <table:table-row>
          <table:table-cell table:style-name="Table11.A5" office:value-type="string">
            <text:p text:style-name="P11">Preconditions</text:p>
          </table:table-cell>
          <table:table-cell table:style-name="Table11.B5" office:value-type="string">
            <text:p text:style-name="P250">De gebruiker moet reeds aangemeld zijn. <text:span text:style-name="T240">Bovendien wordt reeds een lijst van alle travels weergegeven en</text:span> moet de gebruiker reeds <text:span text:style-name="T320">travels</text:span> hebben aangemaakt (minstens één).</text:p>
          </table:table-cell>
        </table:table-row>
        <table:table-row>
          <table:table-cell table:style-name="Table11.A6" table:number-columns-spanned="2" office:value-type="string">
            <text:p text:style-name="P11">Main Success Scenario</text:p>
          </table:table-cell>
          <table:covered-table-cell/>
        </table:table-row>
        <table:table-row>
          <table:table-cell table:style-name="Table11.A7" table:number-columns-spanned="2" office:value-type="string">
            <text:list xml:id="list161826992285007" text:continue-list="list161828669842538" text:style-name="L1">
              <text:list-item text:start-value="1">
                <text:p text:style-name="P530">De gebruiker selecteert “Verwijderen” bij de juiste travel.</text:p>
              </text:list-item>
              <text:list-item>
                <text:p text:style-name="P533"><text:span text:style-name="T287">Het s</text:span>ysteem vraagt om bevestiging om de <text:span text:style-name="T322">travel</text:span> te verwijderen.</text:p>
              </text:list-item>
              <text:list-item>
                <text:p text:style-name="P413">De gebruiker selecteert "Bevestigen".</text:p>
              </text:list-item>
              <text:list-item>
                <text:p text:style-name="P445">Het systeem geeft een succesboodschap weer.</text:p>
              </text:list-item>
              <text:list-item>
                <text:p text:style-name="P540">De gebruiker keert terug naar de <text:span text:style-name="T321">lijst van alle travels</text:span>.</text:p>
              </text:list-item>
            </text:list>
          </table:table-cell>
          <table:covered-table-cell/>
        </table:table-row>
        <table:table-row>
          <table:table-cell table:style-name="Table11.A6" table:number-columns-spanned="2" office:value-type="string">
            <text:p text:style-name="P11">Post Conditions</text:p>
          </table:table-cell>
          <table:covered-table-cell/>
        </table:table-row>
        <table:table-row>
          <table:table-cell table:style-name="Table11.A9" table:number-columns-spanned="2" office:value-type="string">
            <text:list xml:id="list3378946081729686699" text:style-name="L19">
              <text:list-item>
                <text:p text:style-name="P543">De gebruiker heeft <text:span text:style-name="T446">een</text:span> <text:span text:style-name="T323">travel</text:span> uit zijn/haar lijst van bestaande <text:span text:style-name="T323">travels</text:span> verwijderd.</text:p>
              </text:list-item>
            </text:list>
          </table:table-cell>
          <table:covered-table-cell/>
        </table:table-row>
        <table:table-row>
          <table:table-cell table:style-name="Table11.A6" table:number-columns-spanned="2" office:value-type="string">
            <text:p text:style-name="P11">Alternative Flows</text:p>
          </table:table-cell>
          <table:covered-table-cell/>
        </table:table-row>
        <table:table-row>
          <table:table-cell table:style-name="Table11.A11" table:number-columns-spanned="2" office:value-type="string">
            <text:list xml:id="list2730479756330074097" text:style-name="L20">
              <text:list-header>
                <text:p text:style-name="P382"><text:span text:style-name="T131">3</text:span><text:span text:style-name="T132">.</text:span><text:span text:style-name="T107"> [&lt;</text:span><text:span text:style-name="T133">De gebruiker selecteert "</text:span><text:span text:style-name="T134">Annuleren</text:span><text:span text:style-name="T133">"</text:span><text:span text:style-name="T107">&gt;]</text:span></text:p>
                <text:p text:style-name="P596"><text:s text:c="4"/><text:span text:style-name="T370">3</text:span>.<text:span text:style-name="T372">1</text:span> Ga naar punt <text:span text:style-name="T324">1</text:span> van Main Success Scenario.</text:p>
              </text:list-header>
            </text:list>
          </table:table-cell>
          <table:covered-table-cell/>
        </table:table-row>
        <table:table-row>
          <table:table-cell table:style-name="Table11.A6" table:number-columns-spanned="2" office:value-type="string">
            <text:p text:style-name="P49">Exceptional Flows</text:p>
          </table:table-cell>
          <table:covered-table-cell/>
        </table:table-row>
        <table:table-row>
          <table:table-cell table:style-name="Table11.A11" table:number-columns-spanned="2" office:value-type="string">
            <text:p text:style-name="P113"><text:tab/><text:span text:style-name="T371">1</text:span>. [&lt;<text:span text:style-name="T201">De gebruiker selecteert "Terug"</text:span>&gt;]</text:p>
            <text:p text:style-name="P113"><text:s text:c="16"/><text:span text:style-name="T371">1.1 Het systeem geeft de gebruikersopties weer.</text:span></text:p>
            <text:p text:style-name="P166"><text:span text:style-name="T1"><text:s text:c="16"/></text:span><text:span text:style-name="T43">1</text:span><text:span text:style-name="T3">.</text:span><text:span text:style-name="T44">2</text:span><text:span text:style-name="T3"> De </text:span><text:span text:style-name="T34">travel</text:span><text:span text:style-name="T3"> is niet </text:span><text:span text:style-name="T7">verwijderd</text:span><text:span text:style-name="T3">.</text:span></text:p>
          </table:table-cell>
          <table:covered-table-cell/>
        </table:table-row>
      </table:table>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able:table table:name="Table8" table:style-name="Table8">
        <table:table-column table:style-name="Table8.A"/>
        <table:table-column table:style-name="Table8.B"/>
        <text:soft-page-break/>
        <table:table-row>
          <table:table-cell table:style-name="Table8.A1" table:number-columns-spanned="2" office:value-type="string">
            <text:p text:style-name="P11">Overview <text:span text:style-name="T226">Use Case #13</text:span></text:p>
          </table:table-cell>
          <table:covered-table-cell/>
        </table:table-row>
        <table:table-row>
          <table:table-cell table:style-name="Table8.A2" office:value-type="string">
            <text:p text:style-name="P11">Title</text:p>
          </table:table-cell>
          <table:table-cell table:style-name="Table8.B2" office:value-type="string">
            <text:p text:style-name="P235"><text:span text:style-name="T325">Travel</text:span> <text:span text:style-name="T283">wijzigen</text:span></text:p>
          </table:table-cell>
        </table:table-row>
        <table:table-row>
          <table:table-cell table:style-name="Table8.A5" office:value-type="string">
            <text:p text:style-name="P11">Description</text:p>
          </table:table-cell>
          <table:table-cell table:style-name="Table8.B5" office:value-type="string">
            <text:p text:style-name="P235">Een gebruiker past een <text:span text:style-name="T326">travel</text:span> aan.</text:p>
          </table:table-cell>
        </table:table-row>
        <table:table-row>
          <table:table-cell table:style-name="Table8.A5" office:value-type="string">
            <text:p text:style-name="P11">Actors</text:p>
          </table:table-cell>
          <table:table-cell table:style-name="Table8.B5" office:value-type="string">
            <text:p text:style-name="P80">Gebruiker</text:p>
          </table:table-cell>
        </table:table-row>
        <table:table-row>
          <table:table-cell table:style-name="Table8.A5" office:value-type="string">
            <text:p text:style-name="P11">Preconditions</text:p>
          </table:table-cell>
          <table:table-cell table:style-name="Table8.B5" office:value-type="string">
            <text:p text:style-name="P251">De gebruiker moet reeds aangemeld zijn. <text:span text:style-name="T240">Bovendien wordt reeds een lijst van alle travels weergegeven.</text:span></text:p>
          </table:table-cell>
        </table:table-row>
        <table:table-row>
          <table:table-cell table:style-name="Table8.A6" table:number-columns-spanned="2" office:value-type="string">
            <text:p text:style-name="P11">Main Success Scenario</text:p>
          </table:table-cell>
          <table:covered-table-cell/>
        </table:table-row>
        <table:table-row>
          <table:table-cell table:style-name="Table8.A7" table:number-columns-spanned="2" office:value-type="string">
            <text:list xml:id="list161827903123839" text:continue-list="list161826992285007" text:style-name="L1">
              <text:list-item text:start-value="1">
                <text:p text:style-name="P546">De gebruiker selecteert "<text:span text:style-name="T203">W</text:span>ijzig<text:span text:style-name="T328">en</text:span>" <text:span text:style-name="T322">bij de juiste travel</text:span>.</text:p>
              </text:list-item>
              <text:list-item>
                <text:p text:style-name="P550">Het systeem geeft de <text:span text:style-name="T481">velden van de travel weer</text:span> en laat toe die te wijzigen. <text:span text:style-name="T482">Bovendien wordt een lijst van alle routes behorende tot de travel weergegeven.</text:span></text:p>
              </text:list-item>
              <text:list-item>
                <text:p text:style-name="P554">De gebruiker wijzigt de <text:span text:style-name="T351">gewenste velden</text:span>.</text:p>
              </text:list-item>
              <text:list-item>
                <text:p text:style-name="P413">De gebruiker selecteert "<text:span text:style-name="T359">Opslaan</text:span>".</text:p>
              </text:list-item>
              <text:list-item>
                <text:p text:style-name="P445">Het systeem geeft een succesboodschap weer.</text:p>
              </text:list-item>
            </text:list>
          </table:table-cell>
          <table:covered-table-cell/>
        </table:table-row>
        <table:table-row>
          <table:table-cell table:style-name="Table8.A6" table:number-columns-spanned="2" office:value-type="string">
            <text:p text:style-name="P11">Post Conditions</text:p>
          </table:table-cell>
          <table:covered-table-cell/>
        </table:table-row>
        <table:table-row>
          <table:table-cell table:style-name="Table8.A9" table:number-columns-spanned="2" office:value-type="string">
            <text:list xml:id="list4550355278000432134" text:style-name="L21">
              <text:list-item>
                <text:p text:style-name="P556">De gebruiker heeft een <text:span text:style-name="T327">travel</text:span> aangepast.</text:p>
              </text:list-item>
            </text:list>
          </table:table-cell>
          <table:covered-table-cell/>
        </table:table-row>
        <table:table-row>
          <table:table-cell table:style-name="Table8.A6" table:number-columns-spanned="2" office:value-type="string">
            <text:p text:style-name="P11">Alternative Flows</text:p>
          </table:table-cell>
          <table:covered-table-cell/>
        </table:table-row>
        <table:table-row>
          <table:table-cell table:style-name="Table8.A11" table:number-columns-spanned="2" office:value-type="string">
            <text:list xml:id="list7541105707560318975" text:style-name="L22">
              <text:list-header>
                <text:p text:style-name="P383"><text:span text:style-name="T119">4</text:span><text:span text:style-name="T106">. </text:span><text:span text:style-name="T107">[</text:span><text:span text:style-name="T106">&lt;</text:span><text:span text:style-name="T135">De gebruiker heeft een veld verkeerd ingevuld</text:span><text:span text:style-name="T106">&gt;]<text:line-break/> <text:s text:c="3"/></text:span><text:span text:style-name="T119">4</text:span><text:span text:style-name="T106">.1 </text:span><text:span text:style-name="T110">De gebruiker krijgt passende foutmelding</text:span><text:span text:style-name="T111">en</text:span><text:span text:style-name="T110"> te zien </text:span><text:span text:style-name="T112">(bij de overeenkomstige velden)</text:span><text:span text:style-name="T110">.</text:span></text:p>
                <text:p text:style-name="P384"><text:span text:style-name="T113"><text:s text:c="4"/></text:span><text:span text:style-name="T119">4</text:span><text:span text:style-name="T106">.</text:span><text:span text:style-name="T136">2</text:span><text:span text:style-name="T106"> </text:span><text:span text:style-name="T114">De gebruiker kan zijn/</text:span><text:span text:style-name="T137">haar</text:span><text:span text:style-name="T114"> aanpassingen corrigeren.</text:span></text:p>
                <text:p text:style-name="P384"><text:span text:style-name="T113"><text:s text:c="4"/></text:span><text:span text:style-name="T119">4</text:span><text:span text:style-name="T106">.</text:span><text:span text:style-name="T136">3</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8.A6" table:number-columns-spanned="2" office:value-type="string">
            <text:p text:style-name="P49">Exceptional Flows</text:p>
          </table:table-cell>
          <table:covered-table-cell/>
        </table:table-row>
        <table:table-row>
          <table:table-cell table:style-name="Table8.A11" table:number-columns-spanned="2" office:value-type="string">
            <text:p text:style-name="P114"><text:tab/><text:span text:style-name="T371">1</text:span>. [&lt;<text:span text:style-name="T201">De gebruiker selecteert "Terug"</text:span>&gt;]</text:p>
            <text:p text:style-name="P114"><text:s text:c="16"/><text:span text:style-name="T371">1.1 Het systeem geeft de gebruikersopties weer.</text:span></text:p>
            <text:p text:style-name="P114"><text:s text:c="16"/><text:span text:style-name="T371">1.2 De travel is niet aangepast.</text:span></text:p>
            <text:p text:style-name="P114"><text:span text:style-name="T201"><text:s text:c="12"/>4</text:span>. [&lt;<text:span text:style-name="T201">De gebruiker selecteert "Annuleren"</text:span>&gt;]</text:p>
            <text:p text:style-name="P113"><text:s text:c="16"/><text:span text:style-name="T202">4.1 Het systeem geeft de lijst van travels weer.</text:span></text:p>
            <text:p text:style-name="P166"><text:span text:style-name="T1"><text:s text:c="16"/></text:span><text:span text:style-name="T3">4.</text:span><text:span text:style-name="T45">2</text:span><text:span text:style-name="T3"> De </text:span><text:span text:style-name="T35">travel</text:span><text:span text:style-name="T3"> is niet aangepast.</text:span></text:p>
          </table:table-cell>
          <table:covered-table-cell/>
        </table:table-row>
      </table:table>
      <text:p text:style-name="P322"/>
      <text:p text:style-name="P322"/>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able:table table:name="Table6" table:style-name="Table6">
        <table:table-column table:style-name="Table6.A"/>
        <table:table-column table:style-name="Table6.B"/>
        <text:soft-page-break/>
        <table:table-row>
          <table:table-cell table:style-name="Table6.A1" table:number-columns-spanned="2" office:value-type="string">
            <text:p text:style-name="P12">Overview <text:span text:style-name="T226">Use Case #14</text:span></text:p>
          </table:table-cell>
          <table:covered-table-cell/>
        </table:table-row>
        <table:table-row>
          <table:table-cell table:style-name="Table6.A2" office:value-type="string">
            <text:p text:style-name="P12">Title</text:p>
          </table:table-cell>
          <table:table-cell table:style-name="Table6.B2" office:value-type="string">
            <text:p text:style-name="P236"><text:span text:style-name="T473">Route</text:span> <text:span text:style-name="T206">toevoegen</text:span></text:p>
          </table:table-cell>
        </table:table-row>
        <table:table-row>
          <table:table-cell table:style-name="Table6.A5" office:value-type="string">
            <text:p text:style-name="P12">Description</text:p>
          </table:table-cell>
          <table:table-cell table:style-name="Table6.B5" office:value-type="string">
            <text:p text:style-name="P245">De gebruiker maakt een nieuwe <text:span text:style-name="T474">route</text:span> aan die dan toegevoegd wordt aan <text:span text:style-name="T475">de</text:span> <text:span text:style-name="T475">huidige</text:span> <text:span text:style-name="T313">travel</text:span>.</text:p>
          </table:table-cell>
        </table:table-row>
        <table:table-row>
          <table:table-cell table:style-name="Table6.A5" office:value-type="string">
            <text:p text:style-name="P12">Actors</text:p>
          </table:table-cell>
          <table:table-cell table:style-name="Table6.B5" office:value-type="string">
            <text:p text:style-name="P81">Gebruiker</text:p>
          </table:table-cell>
        </table:table-row>
        <table:table-row>
          <table:table-cell table:style-name="Table6.A5" office:value-type="string">
            <text:p text:style-name="P12">Preconditions</text:p>
          </table:table-cell>
          <table:table-cell table:style-name="Table6.B5" office:value-type="string">
            <text:p text:style-name="P245">De gebruiker moet reeds aangemeld zijn. <text:span text:style-name="T476">Bovendien is de gebruiker bezig de travel in kwestie aan te passen.</text:span></text:p>
          </table:table-cell>
        </table:table-row>
        <table:table-row>
          <table:table-cell table:style-name="Table6.A6" table:number-columns-spanned="2" office:value-type="string">
            <text:p text:style-name="P12">Main Success Scenario</text:p>
          </table:table-cell>
          <table:covered-table-cell/>
        </table:table-row>
        <table:table-row>
          <table:table-cell table:style-name="Table6.A7" table:number-columns-spanned="2" office:value-type="string">
            <text:list xml:id="list161828889145277" text:continue-list="list161827903123839" text:style-name="L1">
              <text:list-item text:start-value="1">
                <text:p text:style-name="P515">De gebruiker <text:span text:style-name="T350">geeft aan dat</text:span> hij/zij een nieuwe <text:span text:style-name="T477">route voor de huidige travel wilt</text:span> aanmaken.</text:p>
              </text:list-item>
              <text:list-item>
                <text:p text:style-name="P521">De gebruiker krijgt een menu te zien waar hij/zij alle informatie voor een nieuwe <text:span text:style-name="T478">route</text:span> kan ingeven.</text:p>
              </text:list-item>
              <text:list-item>
                <text:p text:style-name="P524">De gebruiker vult de velden in <text:span text:style-name="T408">(hierbij kunnen de waypoints manueel gewijzigd worden door ze te verslepen op de kaart)</text:span>.</text:p>
              </text:list-item>
              <text:list-item>
                <text:p text:style-name="P414">De gebruiker selecteert "<text:span text:style-name="T527">Opslaan</text:span>".</text:p>
              </text:list-item>
              <text:list-item>
                <text:p text:style-name="P446">Het systeem geeft een succesboodschap weer.</text:p>
              </text:list-item>
              <text:list-item>
                <text:p text:style-name="P528">De gebruiker keert terug naar de <text:span text:style-name="T315">lijst van routes voor de travel</text:span>.</text:p>
              </text:list-item>
            </text:list>
          </table:table-cell>
          <table:covered-table-cell/>
        </table:table-row>
        <table:table-row>
          <table:table-cell table:style-name="Table6.A6" table:number-columns-spanned="2" office:value-type="string">
            <text:p text:style-name="P12">Post Conditions</text:p>
          </table:table-cell>
          <table:covered-table-cell/>
        </table:table-row>
        <table:table-row>
          <table:table-cell table:style-name="Table6.A9" table:number-columns-spanned="2" office:value-type="string">
            <text:list xml:id="list4253958906863757388" text:style-name="L23">
              <text:list-item>
                <text:p text:style-name="P518">De gebruiker heeft een nieuwe <text:span text:style-name="T479">route</text:span> aan <text:span text:style-name="T480">de</text:span> <text:span text:style-name="T317">travel</text:span> toegevoegd.</text:p>
              </text:list-item>
            </text:list>
          </table:table-cell>
          <table:covered-table-cell/>
        </table:table-row>
        <table:table-row>
          <table:table-cell table:style-name="Table6.A6" table:number-columns-spanned="2" office:value-type="string">
            <text:p text:style-name="P12">Alternative Flows</text:p>
          </table:table-cell>
          <table:covered-table-cell/>
        </table:table-row>
        <table:table-row>
          <table:table-cell table:style-name="Table6.A11" table:number-columns-spanned="2" office:value-type="string">
            <text:list xml:id="list6384492231843254065" text:style-name="L24">
              <text:list-header>
                <text:p text:style-name="P385"><text:span text:style-name="T119">4</text:span><text:span text:style-name="T106">. </text:span><text:span text:style-name="T107">[</text:span><text:span text:style-name="T106">&lt;</text:span><text:span text:style-name="T128">Een ongeldige waarde werd ingevuld bij één van de opties</text:span><text:span text:style-name="T106">&gt;]<text:line-break/> <text:s text:c="3"/></text:span><text:span text:style-name="T119">4</text:span><text:span text:style-name="T106">.1 </text:span><text:span text:style-name="T110">De gebruiker krijgt passende foutmelding</text:span><text:span text:style-name="T111">en</text:span><text:span text:style-name="T110"> te zien </text:span><text:span text:style-name="T112">(bij de overeenkomstige velden)</text:span><text:span text:style-name="T110">.</text:span></text:p>
                <text:p text:style-name="P385"><text:span text:style-name="T113"><text:s text:c="4"/></text:span><text:span text:style-name="T119">4</text:span><text:span text:style-name="T106">.</text:span><text:span text:style-name="T129">2</text:span><text:span text:style-name="T106"> </text:span><text:span text:style-name="T114">De gebruiker kan zijn/</text:span><text:span text:style-name="T130">haar</text:span><text:span text:style-name="T114"> aanpassingen corrigeren.</text:span></text:p>
                <text:p text:style-name="P385"><text:span text:style-name="T113"><text:s text:c="4"/></text:span><text:span text:style-name="T119">4</text:span><text:span text:style-name="T106">.</text:span><text:span text:style-name="T129">3</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6.A6" table:number-columns-spanned="2" office:value-type="string">
            <text:p text:style-name="P50">Exceptional Flows</text:p>
          </table:table-cell>
          <table:covered-table-cell/>
        </table:table-row>
        <table:table-row>
          <table:table-cell table:style-name="Table6.A11" table:number-columns-spanned="2" office:value-type="string">
            <text:p text:style-name="P115"><text:tab/><text:span text:style-name="T213">1</text:span>. [&lt;<text:span text:style-name="T201">De gebruiker selecteert "Terug"</text:span>&gt;]</text:p>
            <text:p text:style-name="P115"><text:s text:c="16"/><text:span text:style-name="T272">1.1 Het systeem geeft de lijst van travels weer.</text:span></text:p>
            <text:p text:style-name="P167"><text:span text:style-name="T1"><text:s text:c="16"/></text:span><text:span text:style-name="T26">1</text:span><text:span text:style-name="T3">.</text:span><text:span text:style-name="T38">2</text:span><text:span text:style-name="T3"> De </text:span><text:span text:style-name="T33">travel</text:span><text:span text:style-name="T3"> is niet </text:span><text:span text:style-name="T5">aangemaakt</text:span><text:span text:style-name="T3">.</text:span></text:p>
            <text:p text:style-name="P308"><text:span text:style-name="T201"><text:s text:c="12"/>4</text:span>. [&lt;<text:span text:style-name="T201">De gebruiker selecteert "Annuleren"</text:span>&gt;]</text:p>
            <text:p text:style-name="P115"><text:s text:c="16"/><text:span text:style-name="T202">4.1 Het systeem geeft de lijst van routes weer.</text:span></text:p>
            <text:p text:style-name="P167"><text:span text:style-name="T3"><text:s text:c="16"/>4.</text:span><text:span text:style-name="T40">2</text:span><text:span text:style-name="T3"> De </text:span><text:span text:style-name="T33">travel</text:span><text:span text:style-name="T3"> is niet </text:span><text:span text:style-name="T5">aangemaakt</text:span><text:span text:style-name="T3">.</text:span></text:p>
          </table:table-cell>
          <table:covered-table-cell/>
        </table:table-row>
      </table:table>
      <text:p text:style-name="P324"/>
      <text:p text:style-name="P322"/>
      <text:p text:style-name="P325"/>
      <text:p text:style-name="P325"/>
      <text:p text:style-name="P325"/>
      <text:p text:style-name="P325"/>
      <text:p text:style-name="P325"/>
      <text:p text:style-name="P325"/>
      <text:p text:style-name="P325"/>
      <text:p text:style-name="P325"/>
      <text:p text:style-name="P325"/>
      <text:p text:style-name="P325"/>
      <text:p text:style-name="P325"/>
      <table:table table:name="Table38" table:style-name="Table38">
        <table:table-column table:style-name="Table38.A"/>
        <table:table-column table:style-name="Table38.B"/>
        <text:soft-page-break/>
        <table:table-row>
          <table:table-cell table:style-name="Table38.A1" table:number-columns-spanned="2" office:value-type="string">
            <text:p text:style-name="P13">Overview <text:span text:style-name="T226">Use Case #15</text:span></text:p>
          </table:table-cell>
          <table:covered-table-cell/>
        </table:table-row>
        <table:table-row>
          <table:table-cell table:style-name="Table38.A2" office:value-type="string">
            <text:p text:style-name="P13">Title</text:p>
          </table:table-cell>
          <table:table-cell table:style-name="Table38.B2" office:value-type="string">
            <text:p text:style-name="P237"><text:span text:style-name="T483">Route</text:span> <text:span text:style-name="T282">verwijderen</text:span></text:p>
          </table:table-cell>
        </table:table-row>
        <table:table-row>
          <table:table-cell table:style-name="Table38.A5" office:value-type="string">
            <text:p text:style-name="P13">Description</text:p>
          </table:table-cell>
          <table:table-cell table:style-name="Table38.B5" office:value-type="string">
            <text:p text:style-name="P248">De gebruiker verwijdert <text:span text:style-name="T444">een</text:span> bestaande <text:span text:style-name="T484">route</text:span> <text:span text:style-name="T492">van</text:span> <text:span text:style-name="T485">de huidige travel</text:span>.</text:p>
          </table:table-cell>
        </table:table-row>
        <table:table-row>
          <table:table-cell table:style-name="Table38.A5" office:value-type="string">
            <text:p text:style-name="P13">Actors</text:p>
          </table:table-cell>
          <table:table-cell table:style-name="Table38.B5" office:value-type="string">
            <text:p text:style-name="P82">Gebruiker</text:p>
          </table:table-cell>
        </table:table-row>
        <table:table-row>
          <table:table-cell table:style-name="Table38.A5" office:value-type="string">
            <text:p text:style-name="P13">Preconditions</text:p>
          </table:table-cell>
          <table:table-cell table:style-name="Table38.B5" office:value-type="string">
            <text:p text:style-name="P252">De gebruiker moet reeds aangemeld zijn. <text:span text:style-name="T240">Bovendien is de gebruiker bezig de travel in kwestie aan te passen en</text:span> moet de gebruiker reeds <text:span text:style-name="T486">routes</text:span> hebben aangemaakt (minstens één).</text:p>
          </table:table-cell>
        </table:table-row>
        <table:table-row>
          <table:table-cell table:style-name="Table38.A6" table:number-columns-spanned="2" office:value-type="string">
            <text:p text:style-name="P13">Main Success Scenario</text:p>
          </table:table-cell>
          <table:covered-table-cell/>
        </table:table-row>
        <table:table-row>
          <table:table-cell table:style-name="Table38.A7" table:number-columns-spanned="2" office:value-type="string">
            <text:list xml:id="list161828919020072" text:continue-list="list161828889145277" text:style-name="L1">
              <text:list-item text:start-value="1">
                <text:p text:style-name="P531">De gebruiker selecteert “Verwijderen” bij de juiste <text:span text:style-name="T487">route</text:span>.</text:p>
              </text:list-item>
              <text:list-item>
                <text:p text:style-name="P534"><text:span text:style-name="T287">Het s</text:span>ysteem vraagt om bevestiging om de <text:span text:style-name="T488">route</text:span> te verwijderen.</text:p>
              </text:list-item>
              <text:list-item>
                <text:p text:style-name="P415">De gebruiker selecteert "<text:span text:style-name="T528">Ja</text:span>".</text:p>
              </text:list-item>
              <text:list-item>
                <text:p text:style-name="P447">Het systeem geeft een succesboodschap weer.</text:p>
              </text:list-item>
              <text:list-item>
                <text:p text:style-name="P541">De gebruiker keert terug naar de <text:span text:style-name="T321">lijst van routes voor de huidige travel</text:span>.</text:p>
              </text:list-item>
            </text:list>
          </table:table-cell>
          <table:covered-table-cell/>
        </table:table-row>
        <table:table-row>
          <table:table-cell table:style-name="Table38.A6" table:number-columns-spanned="2" office:value-type="string">
            <text:p text:style-name="P13">Post Conditions</text:p>
          </table:table-cell>
          <table:covered-table-cell/>
        </table:table-row>
        <table:table-row>
          <table:table-cell table:style-name="Table38.A9" table:number-columns-spanned="2" office:value-type="string">
            <text:list xml:id="list120521444266457447" text:style-name="L25">
              <text:list-item>
                <text:p text:style-name="P544">De gebruiker heeft <text:span text:style-name="T446">een</text:span> <text:span text:style-name="T489">route</text:span> <text:span text:style-name="T491">van</text:span> <text:span text:style-name="T490">de</text:span> <text:span text:style-name="T323">travel</text:span> verwijderd.</text:p>
              </text:list-item>
            </text:list>
          </table:table-cell>
          <table:covered-table-cell/>
        </table:table-row>
        <table:table-row>
          <table:table-cell table:style-name="Table38.A6" table:number-columns-spanned="2" office:value-type="string">
            <text:p text:style-name="P13">Alternative Flows</text:p>
          </table:table-cell>
          <table:covered-table-cell/>
        </table:table-row>
        <table:table-row>
          <table:table-cell table:style-name="Table38.A11" table:number-columns-spanned="2" office:value-type="string">
            <text:list xml:id="list8598450664837566563" text:style-name="L26">
              <text:list-header>
                <text:p text:style-name="P386"><text:span text:style-name="T131">3</text:span><text:span text:style-name="T132">.</text:span><text:span text:style-name="T107"> [&lt;</text:span><text:span text:style-name="T133">De gebruiker selecteert "</text:span><text:span text:style-name="T134">Annuleren</text:span><text:span text:style-name="T133">"</text:span><text:span text:style-name="T107">&gt;]</text:span></text:p>
                <text:p text:style-name="P597"><text:s text:c="4"/><text:span text:style-name="T370">3</text:span>.<text:span text:style-name="T372">1</text:span> Ga naar punt <text:span text:style-name="T324">1</text:span> van Main Success Scenario.</text:p>
              </text:list-header>
            </text:list>
          </table:table-cell>
          <table:covered-table-cell/>
        </table:table-row>
        <table:table-row>
          <table:table-cell table:style-name="Table38.A6" table:number-columns-spanned="2" office:value-type="string">
            <text:p text:style-name="P51">Exceptional Flows</text:p>
          </table:table-cell>
          <table:covered-table-cell/>
        </table:table-row>
        <table:table-row>
          <table:table-cell table:style-name="Table38.A11" table:number-columns-spanned="2" office:value-type="string">
            <text:p text:style-name="P116"><text:tab/><text:span text:style-name="T371">1</text:span>. [&lt;<text:span text:style-name="T201">De gebruiker selecteert "Terug"</text:span>&gt;]</text:p>
            <text:p text:style-name="P116"><text:s text:c="16"/><text:span text:style-name="T371">1.1 Het systeem geeft de lijst van travels weer.</text:span></text:p>
            <text:p text:style-name="P168"><text:span text:style-name="T1"><text:s text:c="16"/></text:span><text:span text:style-name="T43">1</text:span><text:span text:style-name="T3">.</text:span><text:span text:style-name="T44">2</text:span><text:span text:style-name="T3"> De </text:span><text:span text:style-name="T91">route</text:span><text:span text:style-name="T3"> is niet </text:span><text:span text:style-name="T7">verwijderd</text:span><text:span text:style-name="T3">.</text:span></text:p>
          </table:table-cell>
          <table:covered-table-cell/>
        </table:table-row>
      </table:table>
      <text:p text:style-name="P325"/>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able:table table:name="Table39" table:style-name="Table39">
        <table:table-column table:style-name="Table39.A"/>
        <table:table-column table:style-name="Table39.B"/>
        <text:soft-page-break/>
        <table:table-row>
          <table:table-cell table:style-name="Table39.A1" table:number-columns-spanned="2" office:value-type="string">
            <text:p text:style-name="P14">Overview <text:span text:style-name="T226">Use Case #16</text:span></text:p>
          </table:table-cell>
          <table:covered-table-cell/>
        </table:table-row>
        <table:table-row>
          <table:table-cell table:style-name="Table39.A2" office:value-type="string">
            <text:p text:style-name="P14">Title</text:p>
          </table:table-cell>
          <table:table-cell table:style-name="Table39.B2" office:value-type="string">
            <text:p text:style-name="P238"><text:span text:style-name="T493">Route</text:span> <text:span text:style-name="T523">activeren of deactiveren</text:span></text:p>
          </table:table-cell>
        </table:table-row>
        <table:table-row>
          <table:table-cell table:style-name="Table39.A5" office:value-type="string">
            <text:p text:style-name="P14">Description</text:p>
          </table:table-cell>
          <table:table-cell table:style-name="Table39.B5" office:value-type="string">
            <text:p text:style-name="P238">Een gebruiker <text:span text:style-name="T524">(de)activeert</text:span> een <text:span text:style-name="T494">route</text:span> <text:span text:style-name="T496">van de huidige travel</text:span>.</text:p>
          </table:table-cell>
        </table:table-row>
        <table:table-row>
          <table:table-cell table:style-name="Table39.A5" office:value-type="string">
            <text:p text:style-name="P14">Actors</text:p>
          </table:table-cell>
          <table:table-cell table:style-name="Table39.B5" office:value-type="string">
            <text:p text:style-name="P83">Gebruiker</text:p>
          </table:table-cell>
        </table:table-row>
        <table:table-row>
          <table:table-cell table:style-name="Table39.A5" office:value-type="string">
            <text:p text:style-name="P14">Preconditions</text:p>
          </table:table-cell>
          <table:table-cell table:style-name="Table39.B5" office:value-type="string">
            <text:p text:style-name="P253">De gebruiker moet reeds aangemeld zijn. <text:span text:style-name="T240">Bovendien is de gebruiker bezig de travel in kwestie aan te passen.</text:span></text:p>
          </table:table-cell>
        </table:table-row>
        <table:table-row>
          <table:table-cell table:style-name="Table39.A6" table:number-columns-spanned="2" office:value-type="string">
            <text:p text:style-name="P14">Main Success Scenario</text:p>
          </table:table-cell>
          <table:covered-table-cell/>
        </table:table-row>
        <table:table-row>
          <table:table-cell table:style-name="Table39.A7" table:number-columns-spanned="2" office:value-type="string">
            <text:list xml:id="list161827191137144" text:continue-list="list161828919020072" text:style-name="L1">
              <text:list-item text:start-value="1">
                <text:p text:style-name="P547">De gebruiker selecteert "<text:span text:style-name="T525">Activeren</text:span>" <text:span text:style-name="T525">of </text:span>"<text:span text:style-name="T525">Deactiveren</text:span>" <text:span text:style-name="T525">bij de juiste route</text:span>.</text:p>
              </text:list-item>
              <text:list-item>
                <text:p text:style-name="P551">Het systeem <text:span text:style-name="T526">wijzigt de status van de route.</text:span></text:p>
              </text:list-item>
              <text:list-item>
                <text:p text:style-name="P448">Het systeem geeft een succesboodschap weer.</text:p>
              </text:list-item>
            </text:list>
          </table:table-cell>
          <table:covered-table-cell/>
        </table:table-row>
        <table:table-row>
          <table:table-cell table:style-name="Table39.A6" table:number-columns-spanned="2" office:value-type="string">
            <text:p text:style-name="P14">Post Conditions</text:p>
          </table:table-cell>
          <table:covered-table-cell/>
        </table:table-row>
        <table:table-row>
          <table:table-cell table:style-name="Table39.A9" table:number-columns-spanned="2" office:value-type="string">
            <text:list xml:id="list9186821594936882477" text:style-name="L27">
              <text:list-item>
                <text:p text:style-name="P557">De gebruiker heeft <text:span text:style-name="T537">de status van een</text:span> <text:span text:style-name="T495">route</text:span> <text:span text:style-name="T497">van de travel </text:span>aangepast.</text:p>
              </text:list-item>
            </text:list>
          </table:table-cell>
          <table:covered-table-cell/>
        </table:table-row>
      </table:table>
      <text:p text:style-name="P326"/>
      <text:p text:style-name="P322"/>
      <text:p text:style-name="P322"/>
      <text:p text:style-name="P322"/>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able:table table:name="Table7" table:style-name="Table7">
        <table:table-column table:style-name="Table7.A"/>
        <table:table-column table:style-name="Table7.B"/>
        <text:soft-page-break/>
        <table:table-row>
          <table:table-cell table:style-name="Table7.A1" table:number-columns-spanned="2" office:value-type="string">
            <text:p text:style-name="P15">Overview <text:span text:style-name="T226">Use Case #17</text:span></text:p>
          </table:table-cell>
          <table:covered-table-cell/>
        </table:table-row>
        <table:table-row>
          <table:table-cell table:style-name="Table7.A2" office:value-type="string">
            <text:p text:style-name="P41">Title</text:p>
          </table:table-cell>
          <table:table-cell table:style-name="Table7.B2" office:value-type="string">
            <text:p text:style-name="P217"><text:span text:style-name="T280">L</text:span>ijst van alle <text:span text:style-name="T384">points of interest</text:span> <text:span text:style-name="T456">weergeven</text:span></text:p>
          </table:table-cell>
        </table:table-row>
        <table:table-row>
          <table:table-cell table:style-name="Table7.A3" office:value-type="string">
            <text:p text:style-name="P15">Descriptio<text:span text:style-name="T205">n</text:span></text:p>
          </table:table-cell>
          <table:table-cell table:style-name="Table7.B3" office:value-type="string">
            <text:p text:style-name="P220"><text:span text:style-name="T200">Ee</text:span>n <text:span text:style-name="T307">gebruiker</text:span> wil een lijst van <text:span text:style-name="T274">al zijn of haar points of interest</text:span> te zien krijgen.</text:p>
          </table:table-cell>
        </table:table-row>
        <table:table-row>
          <table:table-cell table:style-name="Table7.A5" office:value-type="string">
            <text:p text:style-name="P15">Actors</text:p>
          </table:table-cell>
          <table:table-cell table:style-name="Table7.B5" office:value-type="string">
            <text:p text:style-name="P224">Gebruiker</text:p>
          </table:table-cell>
        </table:table-row>
        <table:table-row>
          <table:table-cell table:style-name="Table7.A5" office:value-type="string">
            <text:p text:style-name="P15">Preconditions</text:p>
          </table:table-cell>
          <table:table-cell table:style-name="Table7.B5" office:value-type="string">
            <text:p text:style-name="P227">De <text:span text:style-name="T308">gebruiker</text:span> <text:span text:style-name="T240">is aangemeld. Bovendien is de gebruiker bezig met zijn/haar gegevens aan te passen.</text:span></text:p>
          </table:table-cell>
        </table:table-row>
        <table:table-row>
          <table:table-cell table:style-name="Table7.A6" table:number-columns-spanned="2" office:value-type="string">
            <text:p text:style-name="P15">Main Success Scenario</text:p>
          </table:table-cell>
          <table:covered-table-cell/>
        </table:table-row>
        <table:table-row>
          <table:table-cell table:style-name="Table7.A7" table:number-columns-spanned="2" office:value-type="string">
            <text:list xml:id="list2623326552558895837" text:style-name="L28">
              <text:list-item>
                <text:p text:style-name="P626"><text:span text:style-name="T21">De </text:span><text:span text:style-name="T81">gebruiker</text:span><text:span text:style-name="T21"> selecteert "</text:span><text:span text:style-name="T61">Adressen</text:span><text:span text:style-name="T21">".</text:span></text:p>
              </text:list-item>
              <text:list-item>
                <text:p text:style-name="P626"><text:span text:style-name="T21">Het systeem toont een lijst van alle </text:span><text:span text:style-name="T62">points of interest</text:span><text:span text:style-name="T21">.</text:span></text:p>
              </text:list-item>
            </text:list>
          </table:table-cell>
          <table:covered-table-cell/>
        </table:table-row>
        <table:table-row>
          <table:table-cell table:style-name="Table7.A6" table:number-columns-spanned="2" office:value-type="string">
            <text:p text:style-name="P15">Post Conditions</text:p>
          </table:table-cell>
          <table:covered-table-cell/>
        </table:table-row>
        <table:table-row>
          <table:table-cell table:style-name="Table7.A9" table:number-columns-spanned="2" office:value-type="string">
            <text:list xml:id="list2607552320099049222" text:style-name="L29">
              <text:list-item>
                <text:p text:style-name="P478">De <text:span text:style-name="T310">gebruiker</text:span> ziet de lijst van alle <text:span text:style-name="T388">points of interest</text:span> die hij/<text:span text:style-name="T239">zij</text:span> wou zien.</text:p>
              </text:list-item>
            </text:list>
          </table:table-cell>
          <table:covered-table-cell/>
        </table:table-row>
        <table:table-row>
          <table:table-cell table:style-name="Table7.A6" table:number-columns-spanned="2" office:value-type="string">
            <text:p text:style-name="P15"><text:span text:style-name="T538">Exceptional</text:span> Flows</text:p>
          </table:table-cell>
          <table:covered-table-cell/>
        </table:table-row>
        <table:table-row>
          <table:table-cell table:style-name="Table7.A11" table:number-columns-spanned="2" office:value-type="string">
            <text:list xml:id="list8906040168768202849" text:style-name="L30">
              <text:list-header>
                <text:p text:style-name="P368"><text:span text:style-name="T213">1</text:span>. [&lt;<text:span text:style-name="T201">De gebruiker selecteert "Terug"</text:span>&gt;]</text:p>
                <text:p text:style-name="P589"><text:s text:c="4"/><text:span text:style-name="T272">1.1 Het systeem geeft de startpagina weer.</text:span></text:p>
                <text:p text:style-name="P624"><text:span text:style-name="T1"><text:s text:c="4"/></text:span><text:span text:style-name="T26">1</text:span><text:span text:style-name="T3">.</text:span><text:span text:style-name="T38">2</text:span><text:span text:style-name="T3"> </text:span><text:span text:style-name="T49">Er worden geen </text:span><text:span text:style-name="T66">points of interest</text:span><text:span text:style-name="T49"> weergegeven.</text:span></text:p>
                <text:p text:style-name="P503"><text:span text:style-name="T199">2. </text:span>[<text:span text:style-name="T253">&lt;</text:span>Er zijn geen <text:span text:style-name="T311">travels</text:span>&gt;]</text:p>
                <text:p text:style-name="P510"><text:s text:c="4"/>2.1 Het systeem geeft aan dat er geen <text:span text:style-name="T393">points of interest</text:span> zijn.</text:p>
                <text:p text:style-name="P510"><text:s text:c="4"/>2.2 Het systeem geeft een lege lijst weer.</text:p>
              </text:list-header>
            </text:list>
          </table:table-cell>
          <table:covered-table-cell/>
        </table:table-row>
      </table:table>
      <text:p text:style-name="P331"/>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able:table table:name="Table21" table:style-name="Table21">
        <table:table-column table:style-name="Table21.A"/>
        <table:table-column table:style-name="Table21.B"/>
        <text:soft-page-break/>
        <table:table-row>
          <table:table-cell table:style-name="Table21.A1" table:number-columns-spanned="2" office:value-type="string">
            <text:p text:style-name="P16">Overview <text:span text:style-name="T226">Use Case #18</text:span></text:p>
          </table:table-cell>
          <table:covered-table-cell/>
        </table:table-row>
        <table:table-row>
          <table:table-cell table:style-name="Table21.A2" office:value-type="string">
            <text:p text:style-name="P16">Title</text:p>
          </table:table-cell>
          <table:table-cell table:style-name="Table21.B2" office:value-type="string">
            <text:p text:style-name="P239"><text:span text:style-name="T385">Point of interest</text:span> <text:span text:style-name="T206">toevoegen</text:span></text:p>
          </table:table-cell>
        </table:table-row>
        <table:table-row>
          <table:table-cell table:style-name="Table21.A5" office:value-type="string">
            <text:p text:style-name="P16">Description</text:p>
          </table:table-cell>
          <table:table-cell table:style-name="Table21.B5" office:value-type="string">
            <text:p text:style-name="P246">De gebruiker maakt een nieuwe <text:span text:style-name="T389">point of interest</text:span> aan die dan toegevoegd wordt aan zijn/haar bestaande <text:span text:style-name="T390">points of interest</text:span>.</text:p>
          </table:table-cell>
        </table:table-row>
        <table:table-row>
          <table:table-cell table:style-name="Table21.A5" office:value-type="string">
            <text:p text:style-name="P16">Actors</text:p>
          </table:table-cell>
          <table:table-cell table:style-name="Table21.B5" office:value-type="string">
            <text:p text:style-name="P84">Gebruiker</text:p>
          </table:table-cell>
        </table:table-row>
        <table:table-row>
          <table:table-cell table:style-name="Table21.A5" office:value-type="string">
            <text:p text:style-name="P16">Preconditions</text:p>
          </table:table-cell>
          <table:table-cell table:style-name="Table21.B5" office:value-type="string">
            <text:p text:style-name="P246">De gebruiker moet reeds aangemeld zijn. <text:span text:style-name="T240">Bovendien wordt reeds een lijst van alle points of interest weergegeven.</text:span></text:p>
          </table:table-cell>
        </table:table-row>
        <table:table-row>
          <table:table-cell table:style-name="Table21.A6" table:number-columns-spanned="2" office:value-type="string">
            <text:p text:style-name="P16">Main Success Scenario</text:p>
          </table:table-cell>
          <table:covered-table-cell/>
        </table:table-row>
        <table:table-row>
          <table:table-cell table:style-name="Table21.A7" table:number-columns-spanned="2" office:value-type="string">
            <text:list xml:id="list161827949600703" text:continue-list="list161827191137144" text:style-name="L1">
              <text:list-item text:start-value="1">
                <text:p text:style-name="P516">De gebruiker <text:span text:style-name="T350">geeft aan dat</text:span> hij/zij een nieuwe <text:span text:style-name="T391">point of interest wilt</text:span> aanmaken.</text:p>
              </text:list-item>
              <text:list-item>
                <text:p text:style-name="P522">De gebruiker krijgt een menu te zien waar hij/zij alle informatie voor een nieuwe <text:span text:style-name="T392">point of interest</text:span> kan ingeven.</text:p>
              </text:list-item>
              <text:list-item>
                <text:p text:style-name="P525">De gebruiker vult <text:span text:style-name="T367">bij elke stap</text:span> de velden in <text:span text:style-name="T409">(hierbij wordt de radius aangepast via een slider)</text:span>.</text:p>
              </text:list-item>
              <text:list-item>
                <text:p text:style-name="P416">De gebruiker selecteert "Bevestigen".</text:p>
              </text:list-item>
              <text:list-item>
                <text:p text:style-name="P449">Het systeem geeft een succesboodschap weer.</text:p>
              </text:list-item>
              <text:list-item>
                <text:p text:style-name="P529">De gebruiker keert terug naar de <text:span text:style-name="T315">lijst van alle points of interest</text:span>.</text:p>
              </text:list-item>
            </text:list>
          </table:table-cell>
          <table:covered-table-cell/>
        </table:table-row>
        <table:table-row>
          <table:table-cell table:style-name="Table21.A6" table:number-columns-spanned="2" office:value-type="string">
            <text:p text:style-name="P16">Post Conditions</text:p>
          </table:table-cell>
          <table:covered-table-cell/>
        </table:table-row>
        <table:table-row>
          <table:table-cell table:style-name="Table21.A9" table:number-columns-spanned="2" office:value-type="string">
            <text:list xml:id="list6910520212310736468" text:style-name="L31">
              <text:list-item>
                <text:p text:style-name="P519">De gebruiker heeft een nieuw <text:span text:style-name="T395">point of interest </text:span>aan zijn/haar bestaande <text:span text:style-name="T394">points of interest</text:span> toegevoegd.</text:p>
              </text:list-item>
            </text:list>
          </table:table-cell>
          <table:covered-table-cell/>
        </table:table-row>
        <table:table-row>
          <table:table-cell table:style-name="Table21.A6" table:number-columns-spanned="2" office:value-type="string">
            <text:p text:style-name="P16">Alternative Flows</text:p>
          </table:table-cell>
          <table:covered-table-cell/>
        </table:table-row>
        <table:table-row>
          <table:table-cell table:style-name="Table21.A11" table:number-columns-spanned="2" office:value-type="string">
            <text:list xml:id="list2159737846777187800" text:style-name="L32">
              <text:list-header>
                <text:p text:style-name="P387"><text:span text:style-name="T119">4</text:span><text:span text:style-name="T106">. </text:span><text:span text:style-name="T107">[</text:span><text:span text:style-name="T106">&lt;</text:span><text:span text:style-name="T128">Een ongeldige waarde werd ingevuld bij één van de opties</text:span><text:span text:style-name="T106">&gt;]<text:line-break/> <text:s text:c="3"/></text:span><text:span text:style-name="T119">4</text:span><text:span text:style-name="T106">.1 </text:span><text:span text:style-name="T110">De gebruiker krijgt passende foutmelding</text:span><text:span text:style-name="T138">en</text:span><text:span text:style-name="T110"> te zien </text:span><text:span text:style-name="T112">(bij de overeenkomstige velden)</text:span><text:span text:style-name="T110">.</text:span></text:p>
                <text:p text:style-name="P387"><text:span text:style-name="T113"><text:s text:c="4"/></text:span><text:span text:style-name="T119">4</text:span><text:span text:style-name="T106">.</text:span><text:span text:style-name="T129">2</text:span><text:span text:style-name="T106"> </text:span><text:span text:style-name="T114">De gebruiker kan zijn/</text:span><text:span text:style-name="T130">haar</text:span><text:span text:style-name="T114"> aanpassingen corrigeren.</text:span></text:p>
                <text:p text:style-name="P387"><text:span text:style-name="T113"><text:s text:c="4"/></text:span><text:span text:style-name="T119">4</text:span><text:span text:style-name="T106">.</text:span><text:span text:style-name="T129">3</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21.A6" table:number-columns-spanned="2" office:value-type="string">
            <text:p text:style-name="P52">Exceptional Flows</text:p>
          </table:table-cell>
          <table:covered-table-cell/>
        </table:table-row>
        <table:table-row>
          <table:table-cell table:style-name="Table21.A11" table:number-columns-spanned="2" office:value-type="string">
            <text:p text:style-name="P117"><text:tab/><text:span text:style-name="T213">1</text:span>. [&lt;<text:span text:style-name="T201">De gebruiker selecteert "Terug"</text:span>&gt;]</text:p>
            <text:p text:style-name="P117"><text:s text:c="16"/><text:span text:style-name="T272">1.1 Het systeem geeft de startpagina weer.</text:span></text:p>
            <text:p text:style-name="P169"><text:span text:style-name="T1"><text:s text:c="16"/></text:span><text:span text:style-name="T26">1</text:span><text:span text:style-name="T3">.</text:span><text:span text:style-name="T38">2</text:span><text:span text:style-name="T3"> De </text:span><text:span text:style-name="T67">point of interest</text:span><text:span text:style-name="T3"> is niet </text:span><text:span text:style-name="T5">aangemaakt</text:span><text:span text:style-name="T3">.</text:span></text:p>
            <text:p text:style-name="P309"><text:span text:style-name="T201"><text:s text:c="12"/>4</text:span>. [&lt;<text:span text:style-name="T201">De gebruiker selecteert "Annuleren"</text:span>&gt;]</text:p>
            <text:p text:style-name="P117"><text:s text:c="16"/><text:span text:style-name="T202">4.1 Het systeem geeft de lijst van points of interest weer.</text:span></text:p>
            <text:p text:style-name="P169"><text:span text:style-name="T3"><text:s text:c="16"/>4.</text:span><text:span text:style-name="T40">2</text:span><text:span text:style-name="T3"> De </text:span><text:span text:style-name="T68">point of interest</text:span><text:span text:style-name="T3"> is niet </text:span><text:span text:style-name="T5">aangemaakt</text:span><text:span text:style-name="T3">.</text:span></text:p>
          </table:table-cell>
          <table:covered-table-cell/>
        </table:table-row>
      </table:table>
      <text:p text:style-name="P332"/>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able:table table:name="Table22" table:style-name="Table22">
        <table:table-column table:style-name="Table22.A"/>
        <table:table-column table:style-name="Table22.B"/>
        <text:soft-page-break/>
        <table:table-row>
          <table:table-cell table:style-name="Table22.A1" table:number-columns-spanned="2" office:value-type="string">
            <text:p text:style-name="P17">Overview <text:span text:style-name="T226">Use Case #19</text:span></text:p>
          </table:table-cell>
          <table:covered-table-cell/>
        </table:table-row>
        <table:table-row>
          <table:table-cell table:style-name="Table22.A2" office:value-type="string">
            <text:p text:style-name="P17">Title</text:p>
          </table:table-cell>
          <table:table-cell table:style-name="Table22.B2" office:value-type="string">
            <text:p text:style-name="P240"><text:span text:style-name="T386">Point of interest</text:span> <text:span text:style-name="T282">verwijderen</text:span></text:p>
          </table:table-cell>
        </table:table-row>
        <table:table-row>
          <table:table-cell table:style-name="Table22.A5" office:value-type="string">
            <text:p text:style-name="P17">Description</text:p>
          </table:table-cell>
          <table:table-cell table:style-name="Table22.B5" office:value-type="string">
            <text:p text:style-name="P249">De gebruiker verwijdert <text:span text:style-name="T443">een</text:span> bestaande <text:span text:style-name="T396">point of interest</text:span> uit zijn/haar lijst van bestaande <text:span text:style-name="T397">points of interest</text:span>.</text:p>
          </table:table-cell>
        </table:table-row>
        <table:table-row>
          <table:table-cell table:style-name="Table22.A5" office:value-type="string">
            <text:p text:style-name="P17">Actors</text:p>
          </table:table-cell>
          <table:table-cell table:style-name="Table22.B5" office:value-type="string">
            <text:p text:style-name="P85">Gebruiker</text:p>
          </table:table-cell>
        </table:table-row>
        <table:table-row>
          <table:table-cell table:style-name="Table22.A5" office:value-type="string">
            <text:p text:style-name="P17">Preconditions</text:p>
          </table:table-cell>
          <table:table-cell table:style-name="Table22.B5" office:value-type="string">
            <text:p text:style-name="P254">De gebruiker moet reeds aangemeld zijn. <text:span text:style-name="T240">Bovendien wordt reeds een lijst van alle points of interest weergegeven en</text:span> moet de gebruiker reeds <text:span text:style-name="T399">points of interest</text:span> hebben aangemaakt (minstens één).</text:p>
          </table:table-cell>
        </table:table-row>
        <table:table-row>
          <table:table-cell table:style-name="Table22.A6" table:number-columns-spanned="2" office:value-type="string">
            <text:p text:style-name="P17">Main Success Scenario</text:p>
          </table:table-cell>
          <table:covered-table-cell/>
        </table:table-row>
        <table:table-row>
          <table:table-cell table:style-name="Table22.A7" table:number-columns-spanned="2" office:value-type="string">
            <text:list xml:id="list161826832336769" text:continue-list="list161827949600703" text:style-name="L1">
              <text:list-item text:start-value="1">
                <text:p text:style-name="P532">De gebruiker selecteert “Verwijderen” bij de juiste <text:span text:style-name="T400">point of interest</text:span>.</text:p>
              </text:list-item>
              <text:list-item>
                <text:p text:style-name="P535"><text:span text:style-name="T287">Het s</text:span>ysteem vraagt om bevestiging om de <text:span text:style-name="T401">point of interest</text:span> te verwijderen.</text:p>
              </text:list-item>
              <text:list-item>
                <text:p text:style-name="P417">De gebruiker selecteert "<text:span text:style-name="T520">Ja</text:span>".</text:p>
              </text:list-item>
              <text:list-item>
                <text:p text:style-name="P450">Het systeem geeft een succesboodschap weer.</text:p>
              </text:list-item>
              <text:list-item>
                <text:p text:style-name="P542">De gebruiker keert terug naar de <text:span text:style-name="T321">lijst van alle points of interest</text:span>.</text:p>
              </text:list-item>
            </text:list>
          </table:table-cell>
          <table:covered-table-cell/>
        </table:table-row>
        <table:table-row>
          <table:table-cell table:style-name="Table22.A6" table:number-columns-spanned="2" office:value-type="string">
            <text:p text:style-name="P17">Post Conditions</text:p>
          </table:table-cell>
          <table:covered-table-cell/>
        </table:table-row>
        <table:table-row>
          <table:table-cell table:style-name="Table22.A9" table:number-columns-spanned="2" office:value-type="string">
            <text:list xml:id="list2511297959507524360" text:style-name="L33">
              <text:list-item>
                <text:p text:style-name="P545">De gebruiker heeft <text:span text:style-name="T445">een</text:span> <text:span text:style-name="T402">point of interest</text:span> uit zijn/haar lijst van bestaande <text:span text:style-name="T403">points of interest</text:span> verwijderd.</text:p>
              </text:list-item>
            </text:list>
          </table:table-cell>
          <table:covered-table-cell/>
        </table:table-row>
        <table:table-row>
          <table:table-cell table:style-name="Table22.A6" table:number-columns-spanned="2" office:value-type="string">
            <text:p text:style-name="P17">Alternative Flows</text:p>
          </table:table-cell>
          <table:covered-table-cell/>
        </table:table-row>
        <table:table-row>
          <table:table-cell table:style-name="Table22.A11" table:number-columns-spanned="2" office:value-type="string">
            <text:list xml:id="list6111156089250092092" text:style-name="L34">
              <text:list-header>
                <text:p text:style-name="P389"><text:span text:style-name="T131">3</text:span><text:span text:style-name="T132">.</text:span><text:span text:style-name="T107"> [&lt;</text:span><text:span text:style-name="T133">De gebruiker selecteert "</text:span><text:span text:style-name="T134">Annuleren</text:span><text:span text:style-name="T133">"</text:span><text:span text:style-name="T107">&gt;]</text:span></text:p>
                <text:p text:style-name="P598"><text:s text:c="4"/><text:span text:style-name="T370">3</text:span>.<text:span text:style-name="T372">1</text:span> Ga naar punt <text:span text:style-name="T324">1</text:span> van Main Success Scenario.</text:p>
              </text:list-header>
            </text:list>
          </table:table-cell>
          <table:covered-table-cell/>
        </table:table-row>
        <table:table-row>
          <table:table-cell table:style-name="Table22.A6" table:number-columns-spanned="2" office:value-type="string">
            <text:p text:style-name="P53">Exceptional Flows</text:p>
          </table:table-cell>
          <table:covered-table-cell/>
        </table:table-row>
        <table:table-row>
          <table:table-cell table:style-name="Table22.A11" table:number-columns-spanned="2" office:value-type="string">
            <text:p text:style-name="P118"><text:tab/><text:span text:style-name="T371">1</text:span>. [&lt;<text:span text:style-name="T201">De gebruiker selecteert "Terug"</text:span>&gt;]</text:p>
            <text:p text:style-name="P118"><text:s text:c="16"/><text:span text:style-name="T371">1.1 Het systeem geeft de gebruikersopties weer.</text:span></text:p>
            <text:p text:style-name="P170"><text:span text:style-name="T1"><text:s text:c="16"/></text:span><text:span text:style-name="T43">1</text:span><text:span text:style-name="T3">.</text:span><text:span text:style-name="T44">2</text:span><text:span text:style-name="T3"> De </text:span><text:span text:style-name="T69">point of interest</text:span><text:span text:style-name="T3"> is niet </text:span><text:span text:style-name="T7">verwijderd</text:span><text:span text:style-name="T3">.</text:span></text:p>
          </table:table-cell>
          <table:covered-table-cell/>
        </table:table-row>
      </table:table>
      <text:p text:style-name="P333"/>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able:table table:name="Table23" table:style-name="Table23">
        <table:table-column table:style-name="Table23.A"/>
        <table:table-column table:style-name="Table23.B"/>
        <text:soft-page-break/>
        <table:table-row>
          <table:table-cell table:style-name="Table23.A1" table:number-columns-spanned="2" office:value-type="string">
            <text:p text:style-name="P18">Overview <text:span text:style-name="T226">Use Case #20</text:span></text:p>
          </table:table-cell>
          <table:covered-table-cell/>
        </table:table-row>
        <table:table-row>
          <table:table-cell table:style-name="Table23.A2" office:value-type="string">
            <text:p text:style-name="P18">Title</text:p>
          </table:table-cell>
          <table:table-cell table:style-name="Table23.B2" office:value-type="string">
            <text:p text:style-name="P241"><text:span text:style-name="T387">Point of interest</text:span> <text:span text:style-name="T283">wijzigen</text:span></text:p>
          </table:table-cell>
        </table:table-row>
        <table:table-row>
          <table:table-cell table:style-name="Table23.A5" office:value-type="string">
            <text:p text:style-name="P18">Description</text:p>
          </table:table-cell>
          <table:table-cell table:style-name="Table23.B5" office:value-type="string">
            <text:p text:style-name="P241">Een gebruiker past een <text:span text:style-name="T404">point of interest</text:span> aan.</text:p>
          </table:table-cell>
        </table:table-row>
        <table:table-row>
          <table:table-cell table:style-name="Table23.A5" office:value-type="string">
            <text:p text:style-name="P18">Actors</text:p>
          </table:table-cell>
          <table:table-cell table:style-name="Table23.B5" office:value-type="string">
            <text:p text:style-name="P86">Gebruiker</text:p>
          </table:table-cell>
        </table:table-row>
        <table:table-row>
          <table:table-cell table:style-name="Table23.A5" office:value-type="string">
            <text:p text:style-name="P18">Preconditions</text:p>
          </table:table-cell>
          <table:table-cell table:style-name="Table23.B5" office:value-type="string">
            <text:p text:style-name="P255">De gebruiker moet reeds aangemeld zijn. <text:span text:style-name="T240">Bovendien wordt reeds een lijst van alle points of interest weergegeven.</text:span></text:p>
          </table:table-cell>
        </table:table-row>
        <table:table-row>
          <table:table-cell table:style-name="Table23.A6" table:number-columns-spanned="2" office:value-type="string">
            <text:p text:style-name="P18">Main Success Scenario</text:p>
          </table:table-cell>
          <table:covered-table-cell/>
        </table:table-row>
        <table:table-row>
          <table:table-cell table:style-name="Table23.A7" table:number-columns-spanned="2" office:value-type="string">
            <text:list xml:id="list161828863476447" text:continue-list="list161826832336769" text:style-name="L1">
              <text:list-item text:start-value="1">
                <text:p text:style-name="P548">De gebruiker selecteert "<text:span text:style-name="T203">W</text:span>ijzig<text:span text:style-name="T328">en</text:span>" <text:span text:style-name="T322">bij de juiste point of interest</text:span>.</text:p>
              </text:list-item>
              <text:list-item>
                <text:p text:style-name="P552">Het systeem geeft de <text:span text:style-name="T405">point of interest</text:span>, samen met de velden weer, en laat toe die te wijzigen.</text:p>
              </text:list-item>
              <text:list-item>
                <text:p text:style-name="P555">De gebruiker wijzigt de <text:span text:style-name="T351">gewenste velden (hierbij wordt de radius aangepast via een slider)</text:span>.</text:p>
              </text:list-item>
              <text:list-item>
                <text:p text:style-name="P418">De gebruiker selecteert "<text:span text:style-name="T359">Opslaan</text:span>".</text:p>
              </text:list-item>
              <text:list-item>
                <text:p text:style-name="P451">Het systeem geeft een succesboodschap weer.</text:p>
              </text:list-item>
            </text:list>
          </table:table-cell>
          <table:covered-table-cell/>
        </table:table-row>
        <table:table-row>
          <table:table-cell table:style-name="Table23.A6" table:number-columns-spanned="2" office:value-type="string">
            <text:p text:style-name="P18">Post Conditions</text:p>
          </table:table-cell>
          <table:covered-table-cell/>
        </table:table-row>
        <table:table-row>
          <table:table-cell table:style-name="Table23.A9" table:number-columns-spanned="2" office:value-type="string">
            <text:list xml:id="list9154389303967492883" text:style-name="L35">
              <text:list-item>
                <text:p text:style-name="P558">De gebruiker heeft een <text:span text:style-name="T406">point of interest</text:span> aangepast.</text:p>
              </text:list-item>
            </text:list>
          </table:table-cell>
          <table:covered-table-cell/>
        </table:table-row>
        <table:table-row>
          <table:table-cell table:style-name="Table23.A6" table:number-columns-spanned="2" office:value-type="string">
            <text:p text:style-name="P18">Alternative Flows</text:p>
          </table:table-cell>
          <table:covered-table-cell/>
        </table:table-row>
        <table:table-row>
          <table:table-cell table:style-name="Table23.A11" table:number-columns-spanned="2" office:value-type="string">
            <text:list xml:id="list8771201143950453791" text:style-name="L36">
              <text:list-header>
                <text:p text:style-name="P390"><text:span text:style-name="T119">4</text:span><text:span text:style-name="T106">. </text:span><text:span text:style-name="T107">[</text:span><text:span text:style-name="T106">&lt;</text:span><text:span text:style-name="T135">De gebruiker heeft een veld verkeerd ingevuld</text:span><text:span text:style-name="T106">&gt;]<text:line-break/> <text:s text:c="3"/></text:span><text:span text:style-name="T119">4</text:span><text:span text:style-name="T106">.1 </text:span><text:span text:style-name="T110">De gebruiker krijgt passende foutmelding</text:span><text:span text:style-name="T111">en</text:span><text:span text:style-name="T110"> te zien </text:span><text:span text:style-name="T112">(bij de overeenkomstige velden)</text:span><text:span text:style-name="T110">.</text:span></text:p>
                <text:p text:style-name="P390"><text:span text:style-name="T113"><text:s text:c="4"/></text:span><text:span text:style-name="T119">4</text:span><text:span text:style-name="T106">.</text:span><text:span text:style-name="T136">2</text:span><text:span text:style-name="T106"> </text:span><text:span text:style-name="T114">De gebruiker kan zijn/</text:span><text:span text:style-name="T137">haar</text:span><text:span text:style-name="T114"> aanpassingen corrigeren.</text:span></text:p>
                <text:p text:style-name="P390"><text:span text:style-name="T113"><text:s text:c="4"/></text:span><text:span text:style-name="T119">4</text:span><text:span text:style-name="T106">.</text:span><text:span text:style-name="T136">3</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23.A6" table:number-columns-spanned="2" office:value-type="string">
            <text:p text:style-name="P54">Exceptional Flows</text:p>
          </table:table-cell>
          <table:covered-table-cell/>
        </table:table-row>
        <table:table-row>
          <table:table-cell table:style-name="Table23.A11" table:number-columns-spanned="2" office:value-type="string">
            <text:p text:style-name="P119"><text:tab/><text:span text:style-name="T371">1</text:span>. [&lt;<text:span text:style-name="T201">De gebruiker selecteert "Terug"</text:span>&gt;]</text:p>
            <text:p text:style-name="P119"><text:s text:c="16"/><text:span text:style-name="T371">1.1 Het systeem geeft de gebruikersopties weer.</text:span></text:p>
            <text:p text:style-name="P119"><text:s text:c="16"/><text:span text:style-name="T371">1.2 De point of interest is niet aangepast.</text:span></text:p>
            <text:p text:style-name="P119"><text:span text:style-name="T201"><text:s text:c="12"/>4</text:span>. [&lt;<text:span text:style-name="T201">De gebruiker selecteert "Annuleren"</text:span>&gt;]</text:p>
            <text:p text:style-name="P119"><text:s text:c="16"/><text:span text:style-name="T202">4.1 Het systeem geeft de lijst van points of interest weer.</text:span></text:p>
            <text:p text:style-name="P171"><text:span text:style-name="T1"><text:s text:c="16"/></text:span><text:span text:style-name="T3">4.</text:span><text:span text:style-name="T45">2</text:span><text:span text:style-name="T3"> De </text:span><text:span text:style-name="T70">point of interest</text:span><text:span text:style-name="T3"> is niet aangepast.</text:span></text:p>
          </table:table-cell>
          <table:covered-table-cell/>
        </table:table-row>
      </table:table>
      <text:p text:style-name="P334"/>
      <text:p text:style-name="P335"/>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able:table table:name="Table27" table:style-name="Table27">
        <table:table-column table:style-name="Table27.A"/>
        <table:table-column table:style-name="Table27.B"/>
        <text:soft-page-break/>
        <table:table-row>
          <table:table-cell table:style-name="Table27.A1" table:number-columns-spanned="2" office:value-type="string">
            <text:p text:style-name="P19">Overview <text:span text:style-name="T226">Use Case #21</text:span></text:p>
          </table:table-cell>
          <table:covered-table-cell/>
        </table:table-row>
        <table:table-row>
          <table:table-cell table:style-name="Table27.A2" office:value-type="string">
            <text:p text:style-name="P19">Title</text:p>
          </table:table-cell>
          <table:table-cell table:style-name="Table27.B2" office:value-type="string">
            <text:p text:style-name="P242"><text:span text:style-name="T533">Point of interest</text:span> <text:span text:style-name="T523">activeren of deactiveren</text:span></text:p>
          </table:table-cell>
        </table:table-row>
        <table:table-row>
          <table:table-cell table:style-name="Table27.A5" office:value-type="string">
            <text:p text:style-name="P19">Description</text:p>
          </table:table-cell>
          <table:table-cell table:style-name="Table27.B5" office:value-type="string">
            <text:p text:style-name="P242">Een gebruiker <text:span text:style-name="T524">(de)activeert</text:span> een <text:span text:style-name="T534">point of interest</text:span>.</text:p>
          </table:table-cell>
        </table:table-row>
        <table:table-row>
          <table:table-cell table:style-name="Table27.A5" office:value-type="string">
            <text:p text:style-name="P19">Actors</text:p>
          </table:table-cell>
          <table:table-cell table:style-name="Table27.B5" office:value-type="string">
            <text:p text:style-name="P87">Gebruiker</text:p>
          </table:table-cell>
        </table:table-row>
        <table:table-row>
          <table:table-cell table:style-name="Table27.A5" office:value-type="string">
            <text:p text:style-name="P19">Preconditions</text:p>
          </table:table-cell>
          <table:table-cell table:style-name="Table27.B5" office:value-type="string">
            <text:p text:style-name="P256">De gebruiker moet reeds aangemeld zijn. <text:span text:style-name="T240">Bovendien wordt reeds een lijst van alle points of interest weergegeven.</text:span></text:p>
          </table:table-cell>
        </table:table-row>
        <table:table-row>
          <table:table-cell table:style-name="Table27.A6" table:number-columns-spanned="2" office:value-type="string">
            <text:p text:style-name="P19">Main Success Scenario</text:p>
          </table:table-cell>
          <table:covered-table-cell/>
        </table:table-row>
        <table:table-row>
          <table:table-cell table:style-name="Table27.A7" table:number-columns-spanned="2" office:value-type="string">
            <text:list xml:id="list161827408359703" text:continue-list="list161828863476447" text:style-name="L1">
              <text:list-item text:start-value="1">
                <text:p text:style-name="P549">De gebruiker selecteert "<text:span text:style-name="T525">Activeren</text:span>" <text:span text:style-name="T525">of </text:span>"<text:span text:style-name="T525">Deactiveren</text:span>" <text:span text:style-name="T525">bij de juiste point of interest</text:span>.</text:p>
              </text:list-item>
              <text:list-item>
                <text:p text:style-name="P553">Het systeem <text:span text:style-name="T526">wijzigt de status van de point of interest.</text:span></text:p>
              </text:list-item>
              <text:list-item>
                <text:p text:style-name="P452">Het systeem geeft een succesboodschap weer.</text:p>
              </text:list-item>
            </text:list>
          </table:table-cell>
          <table:covered-table-cell/>
        </table:table-row>
        <table:table-row>
          <table:table-cell table:style-name="Table27.A6" table:number-columns-spanned="2" office:value-type="string">
            <text:p text:style-name="P19">Post Conditions</text:p>
          </table:table-cell>
          <table:covered-table-cell/>
        </table:table-row>
        <table:table-row>
          <table:table-cell table:style-name="Table27.A9" table:number-columns-spanned="2" office:value-type="string">
            <text:list xml:id="list5239215376475906426" text:style-name="L37">
              <text:list-item>
                <text:p text:style-name="P559">De gebruiker heeft <text:span text:style-name="T535">de status van een point of interest</text:span> aangepas<text:span text:style-name="T536">t</text:span>.</text:p>
              </text:list-item>
            </text:list>
          </table:table-cell>
          <table:covered-table-cell/>
        </table:table-row>
      </table:table>
      <text:p text:style-name="P336"/>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able:table table:name="Table30" table:style-name="Table30">
        <table:table-column table:style-name="Table30.A"/>
        <table:table-column table:style-name="Table30.B"/>
        <text:soft-page-break/>
        <table:table-row>
          <table:table-cell table:style-name="Table30.A1" table:number-columns-spanned="2" office:value-type="string">
            <text:p text:style-name="P284">Overview <text:span text:style-name="T226">Use Case #22</text:span></text:p>
          </table:table-cell>
          <table:covered-table-cell/>
        </table:table-row>
        <table:table-row>
          <table:table-cell table:style-name="Table30.A2" office:value-type="string">
            <text:p text:style-name="P2">Title</text:p>
          </table:table-cell>
          <table:table-cell table:style-name="Table30.B2" office:value-type="string">
            <text:p text:style-name="P1">Abonneren op type event</text:p>
          </table:table-cell>
        </table:table-row>
        <table:table-row>
          <table:table-cell table:style-name="Table30.A3" office:value-type="string">
            <text:p text:style-name="P2">Description</text:p>
          </table:table-cell>
          <table:table-cell table:style-name="Table30.B3" office:value-type="string">
            <text:p text:style-name="P1">Een gebruiker abonneert zich op een type van event.</text:p>
          </table:table-cell>
        </table:table-row>
        <table:table-row>
          <table:table-cell table:style-name="Table30.A4" office:value-type="string">
            <text:p text:style-name="P36">Actors</text:p>
          </table:table-cell>
          <table:table-cell table:style-name="Table30.B4" office:value-type="string">
            <text:p text:style-name="P73">Gebruiker</text:p>
          </table:table-cell>
        </table:table-row>
        <table:table-row>
          <table:table-cell table:style-name="Table30.A5" office:value-type="string">
            <text:p text:style-name="P36"><text:span text:style-name="T198">Preconditions</text:span> </text:p>
          </table:table-cell>
          <table:table-cell table:style-name="Table30.B5" office:value-type="string">
            <text:p text:style-name="P1">De gebruiker is <text:span text:style-name="T232">aangemeld. Bovendien is de gebruiker een route of point of interest aan het wijzigen of creëren.</text:span></text:p>
          </table:table-cell>
        </table:table-row>
        <table:table-row>
          <table:table-cell table:style-name="Table30.A6" table:number-columns-spanned="2" office:value-type="string">
            <text:p text:style-name="P36">Main Success Scenario</text:p>
          </table:table-cell>
          <table:covered-table-cell/>
        </table:table-row>
        <table:table-row>
          <table:table-cell table:style-name="Table30.A7" table:number-columns-spanned="2" office:value-type="string">
            <text:list xml:id="list7186807409790581459" text:style-name="L38">
              <text:list-item>
                <text:p text:style-name="P627">Het systeem geeft alle types van events weer waarop de gebruiker geabonneerd is <text:span text:style-name="T462">(deze zijn aangevinkt)</text:span> <text:span text:style-name="T329">voor de gegeven route of point of interest</text:span>.</text:p>
              </text:list-item>
              <text:list-item>
                <text:p text:style-name="P627">De gebruiker selecteert <text:span text:style-name="T463">de types die hij/zij wil toevoegen</text:span>.</text:p>
              </text:list-item>
              <text:list-item>
                <text:p text:style-name="P628">De gebruiker selecteert<text:span text:style-name="T254"> "Opslaan".</text:span></text:p>
              </text:list-item>
              <text:list-item>
                <text:p text:style-name="P627">Het systeem geeft een succesboodschap weer.</text:p>
              </text:list-item>
            </text:list>
          </table:table-cell>
          <table:covered-table-cell/>
        </table:table-row>
        <table:table-row>
          <table:table-cell table:style-name="Table30.A6" table:number-columns-spanned="2" office:value-type="string">
            <text:p text:style-name="P36">Post Conditions</text:p>
          </table:table-cell>
          <table:covered-table-cell/>
        </table:table-row>
        <table:table-row>
          <table:table-cell table:style-name="Table30.A9" table:number-columns-spanned="2" office:value-type="string">
            <text:list xml:id="list6296752149597212080" text:style-name="L39">
              <text:list-item>
                <text:p text:style-name="P630">De gebruiker is geabonneerd op nieuw<text:span text:style-name="T373">e</text:span> event <text:span text:style-name="T373">types</text:span> <text:span text:style-name="T330">voor de gegeven route of point of interest</text:span>.</text:p>
              </text:list-item>
            </text:list>
          </table:table-cell>
          <table:covered-table-cell/>
        </table:table-row>
        <table:table-row>
          <table:table-cell table:style-name="Table30.A6" table:number-columns-spanned="2" office:value-type="string">
            <text:p text:style-name="P36">Alternative Flows</text:p>
          </table:table-cell>
          <table:covered-table-cell/>
        </table:table-row>
        <table:table-row>
          <table:table-cell table:style-name="Table30.A11" table:number-columns-spanned="2" office:value-type="string">
            <text:list xml:id="list3693280796195010337" text:style-name="L40">
              <text:list-header>
                <text:p text:style-name="P504"><text:span text:style-name="T464">1. </text:span>[<text:span text:style-name="T252">&lt;De gebruiker filtert de event types</text:span>&gt;]</text:p>
                <text:p text:style-name="P631"><text:span text:style-name="T51"><text:s text:c="4"/></text:span><text:span text:style-name="T82">1</text:span><text:span text:style-name="T51">.1 </text:span><text:span text:style-name="T52">Het systeem toont enkel de gefilterde types.</text:span></text:p>
                <text:p text:style-name="P631"><text:span text:style-name="T104"><text:s text:c="4"/></text:span><text:span text:style-name="T139">1</text:span><text:span text:style-name="T117">.</text:span><text:span text:style-name="T140">2</text:span><text:span text:style-name="T117"> Ga naar punt </text:span><text:span text:style-name="T141">4</text:span><text:span text:style-name="T117"> van Main Success Scenario.</text:span></text:p>
              </text:list-header>
            </text:list>
          </table:table-cell>
          <table:covered-table-cell/>
        </table:table-row>
        <table:table-row>
          <table:table-cell table:style-name="Table30.A6" table:number-columns-spanned="2" office:value-type="string">
            <text:p text:style-name="P35"><text:span text:style-name="T541">Exceptional</text:span> Flows</text:p>
          </table:table-cell>
          <table:covered-table-cell/>
        </table:table-row>
        <table:table-row>
          <table:table-cell table:style-name="Table30.A11" table:number-columns-spanned="2" office:value-type="string">
            <text:list xml:id="list2742701534572260459" text:style-name="L41">
              <text:list-header>
                <text:p text:style-name="P369"><text:span text:style-name="T465">3.</text:span> [&lt;<text:span text:style-name="T201">De gebruiker selecteert "Annuleren"</text:span>&gt;]</text:p>
                <text:p text:style-name="P613"><text:span text:style-name="T16"><text:s text:c="4"/></text:span><text:span text:style-name="T83">3</text:span><text:span text:style-name="T17">.</text:span><text:span text:style-name="T46">1</text:span><text:span text:style-name="T17"> </text:span><text:span text:style-name="T3">De gebruiker krijgt </text:span><text:span text:style-name="T89">de vorige pagina</text:span><text:span text:style-name="T18"> te zien</text:span><text:span text:style-name="T3">.</text:span></text:p>
              </text:list-header>
            </text:list>
            <text:p text:style-name="P70"><text:span text:style-name="T16"><text:s text:c="16"/></text:span><text:span text:style-name="T84">3</text:span><text:span text:style-name="T3">.</text:span><text:span text:style-name="T46">2</text:span><text:span text:style-name="T3"> </text:span><text:span text:style-name="T19">De gebruiker heeft zich voor geen events </text:span><text:span text:style-name="T20">in</text:span><text:span text:style-name="T19">geschreven</text:span><text:span text:style-name="T3">.</text:span></text:p>
          </table:table-cell>
          <table:covered-table-cell/>
        </table:table-row>
      </table:table>
      <text:p text:style-name="P335"/>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5"/>
      <text:p text:style-name="P335"/>
      <text:p text:style-name="P335"/>
      <text:p text:style-name="P335"/>
      <text:p text:style-name="P335"/>
      <text:p text:style-name="P335"/>
      <table:table table:name="Table4" table:style-name="Table4">
        <table:table-column table:style-name="Table4.A"/>
        <table:table-column table:style-name="Table4.B"/>
        <text:soft-page-break/>
        <table:table-row>
          <table:table-cell table:style-name="Table4.A1" table:number-columns-spanned="2" office:value-type="string">
            <text:p text:style-name="P2">Overview <text:span text:style-name="T226">Use Case #23</text:span></text:p>
          </table:table-cell>
          <table:covered-table-cell/>
        </table:table-row>
        <table:table-row>
          <table:table-cell table:style-name="Table4.A2" office:value-type="string">
            <text:p text:style-name="P2">Title</text:p>
          </table:table-cell>
          <table:table-cell table:style-name="Table4.B2" office:value-type="string">
            <text:p text:style-name="P1">Uitschrijven op type event</text:p>
          </table:table-cell>
        </table:table-row>
        <table:table-row>
          <table:table-cell table:style-name="Table4.A3" office:value-type="string">
            <text:p text:style-name="P2">Description</text:p>
          </table:table-cell>
          <table:table-cell table:style-name="Table4.B3" office:value-type="string">
            <text:p text:style-name="P1">Een gebruiker schrijft zich uit voor een bepaald type van event.</text:p>
          </table:table-cell>
        </table:table-row>
        <table:table-row>
          <table:table-cell table:style-name="Table4.A4" office:value-type="string">
            <text:p text:style-name="P36">Actors</text:p>
          </table:table-cell>
          <table:table-cell table:style-name="Table4.B4" office:value-type="string">
            <text:p text:style-name="P73">Gebruiker</text:p>
          </table:table-cell>
        </table:table-row>
        <table:table-row>
          <table:table-cell table:style-name="Table4.A5" office:value-type="string">
            <text:p text:style-name="P36"><text:span text:style-name="T198">Preconditions</text:span> </text:p>
          </table:table-cell>
          <table:table-cell table:style-name="Table4.B5" office:value-type="string">
            <text:p text:style-name="P1">De gebruiker is <text:span text:style-name="T235">aangemeld</text:span>. <text:span text:style-name="T232">Bovendien is de gebruiker een route of point of interest aan het wijzigen of creëren.</text:span></text:p>
          </table:table-cell>
        </table:table-row>
        <table:table-row>
          <table:table-cell table:style-name="Table4.A6" table:number-columns-spanned="2" office:value-type="string">
            <text:p text:style-name="P36">Main Success Scenario</text:p>
          </table:table-cell>
          <table:covered-table-cell/>
        </table:table-row>
        <table:table-row>
          <table:table-cell table:style-name="Table4.A7" table:number-columns-spanned="2" office:value-type="string">
            <text:list xml:id="list5010093754168208190" text:style-name="L42">
              <text:list-item>
                <text:p text:style-name="P633">Het systeem geeft alle types van events weer waarop de gebruiker geabonneerd is <text:span text:style-name="T462">(deze zijn aangevinkt) voor de gegeven route of point of interest</text:span>.</text:p>
              </text:list-item>
              <text:list-item>
                <text:p text:style-name="P634">De gebruiker <text:span text:style-name="T466">de</text:span>selecteert <text:span text:style-name="T256">de</text:span> gewilde type<text:span text:style-name="T257">s</text:span>.</text:p>
              </text:list-item>
              <text:list-item>
                <text:p text:style-name="P629">De gebruiker selecteert<text:span text:style-name="T254"> "Opslaan".</text:span></text:p>
              </text:list-item>
              <text:list-item>
                <text:p text:style-name="P635">Het systeem geeft een succesboodschap weer.</text:p>
              </text:list-item>
            </text:list>
          </table:table-cell>
          <table:covered-table-cell/>
        </table:table-row>
        <table:table-row>
          <table:table-cell table:style-name="Table4.A6" table:number-columns-spanned="2" office:value-type="string">
            <text:p text:style-name="P36">Post Conditions</text:p>
          </table:table-cell>
          <table:covered-table-cell/>
        </table:table-row>
        <table:table-row>
          <table:table-cell table:style-name="Table4.A11" table:number-columns-spanned="2" office:value-type="string">
            <text:list xml:id="list1256312698163188137" text:style-name="L43">
              <text:list-item>
                <text:p text:style-name="P636">De gebruiker is uitgeschreven voor <text:span text:style-name="T467">de</text:span> event <text:span text:style-name="T468">types</text:span> <text:span text:style-name="T331">voor de gegeven route of point of interest</text:span>.</text:p>
              </text:list-item>
            </text:list>
          </table:table-cell>
          <table:covered-table-cell/>
        </table:table-row>
        <table:table-row>
          <table:table-cell table:style-name="Table4.A6" table:number-columns-spanned="2" office:value-type="string">
            <text:p text:style-name="P38">Alternative Flows</text:p>
          </table:table-cell>
          <table:covered-table-cell/>
        </table:table-row>
        <table:table-row>
          <table:table-cell table:style-name="Table4.A11" table:number-columns-spanned="2" office:value-type="string">
            <text:list xml:id="list161828970271999" text:continue-list="list3693280796195010337" text:style-name="L40">
              <text:list-header>
                <text:p text:style-name="P505"><text:span text:style-name="T464">1. </text:span>[<text:span text:style-name="T252">&lt;De gebruiker filtert de event types</text:span>&gt;]</text:p>
                <text:p text:style-name="P632"><text:span text:style-name="T51"><text:s text:c="4"/></text:span><text:span text:style-name="T82">1</text:span><text:span text:style-name="T51">.1 </text:span><text:span text:style-name="T52">Het systeem toont enkel de gefilterde types.</text:span></text:p>
                <text:p text:style-name="P632"><text:span text:style-name="T104"><text:s text:c="4"/></text:span><text:span text:style-name="T139">1</text:span><text:span text:style-name="T117">.</text:span><text:span text:style-name="T140">2</text:span><text:span text:style-name="T117"> Ga naar punt </text:span><text:span text:style-name="T141">4</text:span><text:span text:style-name="T117"> van Main Success Scenario.</text:span></text:p>
              </text:list-header>
            </text:list>
          </table:table-cell>
          <table:covered-table-cell/>
        </table:table-row>
        <table:table-row>
          <table:table-cell table:style-name="Table4.A6" table:number-columns-spanned="2" office:value-type="string">
            <text:p text:style-name="P36"><text:span text:style-name="T541">Exceptional</text:span> Flows</text:p>
          </table:table-cell>
          <table:covered-table-cell/>
        </table:table-row>
        <table:table-row>
          <table:table-cell table:style-name="Table4.A13" table:number-columns-spanned="2" office:value-type="string">
            <text:list xml:id="list4521729601270828784" text:style-name="L44">
              <text:list-header>
                <text:p text:style-name="P370"><text:span text:style-name="T374">3.</text:span> [&lt;<text:span text:style-name="T201">De gebruiker selecteert "Annuleren"</text:span>&gt;]</text:p>
                <text:p text:style-name="P614"><text:span text:style-name="T16"><text:s text:c="4"/></text:span><text:span text:style-name="T47">3</text:span><text:span text:style-name="T17">.</text:span><text:span text:style-name="T47">1</text:span><text:span text:style-name="T17"> </text:span><text:span text:style-name="T3">De gebruiker krijgt </text:span><text:span text:style-name="T18">de </text:span><text:span text:style-name="T90">vorige pagina</text:span><text:span text:style-name="T18"> te zien</text:span><text:span text:style-name="T3">.</text:span></text:p>
              </text:list-header>
            </text:list>
            <text:p text:style-name="P172"><text:span text:style-name="T16"><text:s text:c="16"/></text:span><text:span text:style-name="T47">3</text:span><text:span text:style-name="T3">.</text:span><text:span text:style-name="T47">2</text:span><text:span text:style-name="T3"> </text:span><text:span text:style-name="T19">De gebruiker heeft zich voor geen events uitgeschreven</text:span><text:span text:style-name="T3">.</text:span></text:p>
          </table:table-cell>
          <table:covered-table-cell/>
        </table:table-row>
      </table:table>
      <text:p text:style-name="P335"/>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able:table table:name="Table2" table:style-name="Table2">
        <table:table-column table:style-name="Table2.A"/>
        <table:table-column table:style-name="Table2.B"/>
        <text:soft-page-break/>
        <table:table-row>
          <table:table-cell table:style-name="Table2.A1" table:number-columns-spanned="2" office:value-type="string">
            <text:p text:style-name="P55">Overview <text:span text:style-name="T226">Use Case #24</text:span></text:p>
          </table:table-cell>
          <table:covered-table-cell/>
        </table:table-row>
        <table:table-row>
          <table:table-cell table:style-name="Table2.A2" office:value-type="string">
            <text:p text:style-name="P56">Title</text:p>
          </table:table-cell>
          <table:table-cell table:style-name="Table2.B2" office:value-type="string">
            <text:p text:style-name="P173">Nieuw event maken</text:p>
          </table:table-cell>
        </table:table-row>
        <table:table-row>
          <table:table-cell table:style-name="Table2.A5" office:value-type="string">
            <text:p text:style-name="P56">Description</text:p>
          </table:table-cell>
          <table:table-cell table:style-name="Table2.B5" office:value-type="string">
            <text:p text:style-name="P173">Een EventPublisher genereert een nieuw event. Deze wordt dan verwerkt en opgeslagen in de databank. <text:span text:style-name="T260">Bovendien wordt dit event naar subscribers verstuurd.</text:span></text:p>
          </table:table-cell>
        </table:table-row>
        <table:table-row>
          <table:table-cell table:style-name="Table2.A5" office:value-type="string">
            <text:p text:style-name="P56">Actors</text:p>
          </table:table-cell>
          <table:table-cell table:style-name="Table2.B5" office:value-type="string">
            <text:p text:style-name="P173">InternalEventPublisher <text:span text:style-name="T195">of</text:span> <text:span text:style-name="T516">Operator</text:span></text:p>
          </table:table-cell>
        </table:table-row>
        <table:table-row>
          <table:table-cell table:style-name="Table2.A5" office:value-type="string">
            <text:p text:style-name="P56">Preconditions</text:p>
          </table:table-cell>
          <table:table-cell table:style-name="Table2.B5" office:value-type="string">
            <text:p text:style-name="P184">geen</text:p>
          </table:table-cell>
        </table:table-row>
        <table:table-row>
          <table:table-cell table:style-name="Table2.A6" table:number-columns-spanned="2" office:value-type="string">
            <text:p text:style-name="P56">Main Success Scenario</text:p>
          </table:table-cell>
          <table:covered-table-cell/>
        </table:table-row>
        <table:table-row>
          <table:table-cell table:style-name="Table2.A7" table:number-columns-spanned="2" office:value-type="string">
            <text:list xml:id="list1174372621579995555" text:style-name="L45">
              <text:list-item>
                <text:p text:style-name="P590">De <text:span text:style-name="T517">actor</text:span> maakt een nieuw event aan op de event endpoint.</text:p>
              </text:list-item>
              <text:list-item>
                <text:p text:style-name="P590">Het systeem ontvangt de parameters en verwerkt deze in een nieuw event.</text:p>
              </text:list-item>
              <text:list-item>
                <text:p text:style-name="P590">Het systeem slaat het event op in de databank.</text:p>
              </text:list-item>
              <text:list-item>
                <text:p text:style-name="P601">Het event wordt gekoppeld aan de relevante gebruikers.</text:p>
              </text:list-item>
              <text:list-item>
                <text:p text:style-name="P602">Het event wordt naar de subscribers gestuurd en aan client-zijde weergegeven <text:span text:style-name="T435">(de relevante gebruikers krijgen een notificatie)</text:span>.</text:p>
              </text:list-item>
            </text:list>
          </table:table-cell>
          <table:covered-table-cell/>
        </table:table-row>
        <table:table-row>
          <table:table-cell table:style-name="Table2.A6" table:number-columns-spanned="2" office:value-type="string">
            <text:p text:style-name="P56">Post Conditions</text:p>
          </table:table-cell>
          <table:covered-table-cell/>
        </table:table-row>
        <table:table-row>
          <table:table-cell table:style-name="Table2.A9" table:number-columns-spanned="2" office:value-type="string">
            <text:list xml:id="list8177856246277606805" text:style-name="L46">
              <text:list-item>
                <text:p text:style-name="P592"><text:span text:style-name="T261">Het</text:span> event is gecreëerd, opgeslagen in de databank <text:span text:style-name="T259">en verstuurd</text:span>.</text:p>
              </text:list-item>
            </text:list>
          </table:table-cell>
          <table:covered-table-cell/>
        </table:table-row>
        <table:table-row>
          <table:table-cell table:style-name="Table2.A6" table:number-columns-spanned="2" office:value-type="string">
            <text:p text:style-name="P56">Exceptional Flows</text:p>
          </table:table-cell>
          <table:covered-table-cell/>
        </table:table-row>
        <table:table-row>
          <table:table-cell table:style-name="Table2.A11" table:number-columns-spanned="2" office:value-type="string">
            <text:p text:style-name="P120"><text:tab/><text:tab/><text:span text:style-name="T433">2</text:span>. [&lt;De ontvangen parameters zijn niet geldig&gt;]</text:p>
            <text:p text:style-name="P120"><text:tab/><text:tab/> <text:s text:c="3"/><text:span text:style-name="T433">2</text:span>.1 Het systeem geeft "<text:span text:style-name="T248">Ongeldige</text:span> parameter: &lt;parameter&gt;" terug.</text:p>
          </table:table-cell>
          <table:covered-table-cell/>
        </table:table-row>
      </table:table>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able:table table:name="Table32" table:style-name="Table32">
        <table:table-column table:style-name="Table32.A"/>
        <table:table-column table:style-name="Table32.B"/>
        <text:soft-page-break/>
        <table:table-row>
          <table:table-cell table:style-name="Table32.A1" table:number-columns-spanned="2" office:value-type="string">
            <text:p text:style-name="P57">Overview <text:span text:style-name="T226">Use Case #25</text:span></text:p>
          </table:table-cell>
          <table:covered-table-cell/>
        </table:table-row>
        <table:table-row>
          <table:table-cell table:style-name="Table32.A2" office:value-type="string">
            <text:p text:style-name="P57">Title</text:p>
          </table:table-cell>
          <table:table-cell table:style-name="Table32.B2" office:value-type="string">
            <text:p text:style-name="P174"><text:span text:style-name="T417">Manueel n</text:span>ieuw event maken</text:p>
          </table:table-cell>
        </table:table-row>
        <table:table-row>
          <table:table-cell table:style-name="Table32.A5" office:value-type="string">
            <text:p text:style-name="P57">Description</text:p>
          </table:table-cell>
          <table:table-cell table:style-name="Table32.B5" office:value-type="string">
            <text:p text:style-name="P188">Dit is een uitbreiding van het aanmaken van een nieuw event. <text:span text:style-name="T416">De operator maakt op grafische wijze een nieuw event aan.</text:span></text:p>
          </table:table-cell>
        </table:table-row>
        <table:table-row>
          <table:table-cell table:style-name="Table32.A5" office:value-type="string">
            <text:p text:style-name="P57">Actors</text:p>
          </table:table-cell>
          <table:table-cell table:style-name="Table32.B5" office:value-type="string">
            <text:p text:style-name="P192">Operator</text:p>
          </table:table-cell>
        </table:table-row>
        <table:table-row>
          <table:table-cell table:style-name="Table32.A5" office:value-type="string">
            <text:p text:style-name="P57">Preconditions</text:p>
          </table:table-cell>
          <table:table-cell table:style-name="Table32.B5" office:value-type="string">
            <text:p text:style-name="P185">geen</text:p>
          </table:table-cell>
        </table:table-row>
        <table:table-row>
          <table:table-cell table:style-name="Table32.A6" table:number-columns-spanned="2" office:value-type="string">
            <text:p text:style-name="P57">Main Success Scenario</text:p>
          </table:table-cell>
          <table:covered-table-cell/>
        </table:table-row>
        <table:table-row>
          <table:table-cell table:style-name="Table32.A7" table:number-columns-spanned="2" office:value-type="string">
            <text:list xml:id="list4934525625962481597" text:style-name="L47">
              <text:list-item>
                <text:p text:style-name="P637"><text:span text:style-name="T107">D</text:span><text:span text:style-name="T103">e </text:span><text:span text:style-name="T142">operator</text:span><text:span text:style-name="T103"> geeft aan dat hij/zij nieuw event wil aanmaken.</text:span></text:p>
              </text:list-item>
              <text:list-item>
                <text:p text:style-name="P638"><text:span text:style-name="T143">H</text:span><text:span text:style-name="T103">et systee</text:span><text:span text:style-name="T144">m</text:span><text:span text:style-name="T103"> toont een menu waar de </text:span><text:span text:style-name="T145">operator</text:span><text:span text:style-name="T103"> </text:span><text:span text:style-name="T146">een nieuw</text:span><text:span text:style-name="T103"> event kan </text:span><text:span text:style-name="T146">aanmaken</text:span><text:span text:style-name="T103">.</text:span></text:p>
              </text:list-item>
              <text:list-item>
                <text:p text:style-name="P640"><text:span text:style-name="T107">De </text:span><text:span text:style-name="T142">operator</text:span><text:span text:style-name="T107"> </text:span><text:span text:style-name="T147">duidt de locatie van het event aan op de kaart.</text:span></text:p>
              </text:list-item>
              <text:list-item>
                <text:p text:style-name="P641"><text:span text:style-name="T147">H</text:span><text:span text:style-name="T103">et systeem interageert met de externe bron en ontvangt bijhorende co</text:span><text:span text:style-name="T148">ö</text:span><text:span text:style-name="T103">rdinaten.</text:span></text:p>
              </text:list-item>
              <text:list-item>
                <text:p text:style-name="P604">De <text:span text:style-name="T416">operator</text:span> vult de overige gegevens in.</text:p>
              </text:list-item>
              <text:list-item>
                <text:p text:style-name="P642"><text:span text:style-name="T103">De </text:span><text:span text:style-name="T142">operator</text:span><text:span text:style-name="T103"> </text:span><text:span text:style-name="T149">selecteert "</text:span><text:span text:style-name="T150">Toevoegen</text:span><text:span text:style-name="T149">".</text:span></text:p>
              </text:list-item>
              <text:list-item>
                <text:p text:style-name="P643"><text:span text:style-name="T149">E</text:span><text:span text:style-name="T103">r wordt een nieuw event aangemaakt.</text:span></text:p>
              </text:list-item>
              <text:list-item>
                <text:p text:style-name="P644"><text:span text:style-name="T151">H</text:span><text:span text:style-name="T103">et systeem geeft een succesboodschap weer.</text:span></text:p>
              </text:list-item>
            </text:list>
          </table:table-cell>
          <table:covered-table-cell/>
        </table:table-row>
        <table:table-row>
          <table:table-cell table:style-name="Table32.A6" table:number-columns-spanned="2" office:value-type="string">
            <text:p text:style-name="P57">Post Conditions</text:p>
          </table:table-cell>
          <table:covered-table-cell/>
        </table:table-row>
        <table:table-row>
          <table:table-cell table:style-name="Table32.A9" table:number-columns-spanned="2" office:value-type="string">
            <text:list xml:id="list5616212667116483490" text:style-name="L48">
              <text:list-item>
                <text:p text:style-name="P593"><text:span text:style-name="T261">Het</text:span> event is gecreëerd, opgeslagen in de databank <text:span text:style-name="T259">en verstuurd</text:span>.</text:p>
              </text:list-item>
            </text:list>
          </table:table-cell>
          <table:covered-table-cell/>
        </table:table-row>
        <table:table-row>
          <table:table-cell table:style-name="Table32.A6" table:number-columns-spanned="2" office:value-type="string">
            <text:p text:style-name="P57">Alternative Flows</text:p>
          </table:table-cell>
          <table:covered-table-cell/>
        </table:table-row>
        <table:table-row>
          <table:table-cell table:style-name="Table32.A11" table:number-columns-spanned="2" office:value-type="string">
            <text:p text:style-name="P122"><text:span text:style-name="T418"><text:s text:c="12"/>6. </text:span>[<text:span text:style-name="T218">&lt;Een ongeldige waarde werd ingevuld bij één van de opties&gt;]<text:line-break/> <text:s text:c="15"/>6.1 De operator krijgt passende foutmeldingen te zien (bij de overeenkomstige velden).</text:span></text:p>
            <text:list xml:id="list161828497283032" text:continue-list="list2159737846777187800" text:style-name="L32">
              <text:list-header>
                <text:p text:style-name="P388"><text:span text:style-name="T113"><text:s text:c="4"/></text:span><text:span text:style-name="T152">6</text:span><text:span text:style-name="T106">.</text:span><text:span text:style-name="T129">2</text:span><text:span text:style-name="T106"> </text:span><text:span text:style-name="T114">De </text:span><text:span text:style-name="T142">operator</text:span><text:span text:style-name="T114"> kan zijn/</text:span><text:span text:style-name="T130">haar</text:span><text:span text:style-name="T114"> aanpassingen corrigeren.</text:span></text:p>
              </text:list-header>
            </text:list>
            <text:p text:style-name="P139"><text:s text:c="16"/>6.3 Ga naar punt 6 van Main Success Scenario.</text:p>
          </table:table-cell>
          <table:covered-table-cell/>
        </table:table-row>
        <table:table-row>
          <table:table-cell table:style-name="Table32.A6" table:number-columns-spanned="2" office:value-type="string">
            <text:p text:style-name="P57">Exceptional Flows</text:p>
          </table:table-cell>
          <table:covered-table-cell/>
        </table:table-row>
        <table:table-row>
          <table:table-cell table:style-name="Table32.A11" table:number-columns-spanned="2" office:value-type="string">
            <text:p text:style-name="P329"><text:span text:style-name="T63"><text:s text:c="12"/></text:span><text:span text:style-name="T73">6</text:span><text:span text:style-name="T1">. [&lt;</text:span><text:span text:style-name="T63">De </text:span><text:span text:style-name="T88">operator</text:span><text:span text:style-name="T63"> selecteert "Annuleren"</text:span><text:span text:style-name="T1">&gt;]</text:span></text:p>
            <text:p text:style-name="P123"><text:s text:c="16"/><text:span text:style-name="T422">6.1 Het systeem geeft de startpagina weer.</text:span></text:p>
            <text:p text:style-name="P141"><text:s text:c="16"/>6.2 Het event is niet aangemaakt.</text:p>
          </table:table-cell>
          <table:covered-table-cell/>
        </table:table-row>
      </table:table>
      <text:p text:style-name="P337"/>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able:table table:name="Table33" table:style-name="Table33">
        <table:table-column table:style-name="Table33.A"/>
        <table:table-column table:style-name="Table33.B"/>
        <text:soft-page-break/>
        <table:table-row>
          <table:table-cell table:style-name="Table33.A1" table:number-columns-spanned="2" office:value-type="string">
            <text:p text:style-name="P58">Overview <text:span text:style-name="T226">Use Case #26</text:span></text:p>
          </table:table-cell>
          <table:covered-table-cell/>
        </table:table-row>
        <table:table-row>
          <table:table-cell table:style-name="Table33.A2" office:value-type="string">
            <text:p text:style-name="P58">Title</text:p>
          </table:table-cell>
          <table:table-cell table:style-name="Table33.B2" office:value-type="string">
            <text:p text:style-name="P175"><text:span text:style-name="T419">Automatisch n</text:span>ieuw event maken</text:p>
          </table:table-cell>
        </table:table-row>
        <table:table-row>
          <table:table-cell table:style-name="Table33.A5" office:value-type="string">
            <text:p text:style-name="P58">Description</text:p>
          </table:table-cell>
          <table:table-cell table:style-name="Table33.B5" office:value-type="string">
            <text:p text:style-name="P189">Dit is een uitbreiding van het aanmaken van een nieuw event. <text:span text:style-name="T416">De InternalEventPublisher maakt automatisch een nieuw event aan.</text:span></text:p>
          </table:table-cell>
        </table:table-row>
        <table:table-row>
          <table:table-cell table:style-name="Table33.A5" office:value-type="string">
            <text:p text:style-name="P58">Actors</text:p>
          </table:table-cell>
          <table:table-cell table:style-name="Table33.B5" office:value-type="string">
            <text:p text:style-name="P175"><text:span text:style-name="T420">Internal</text:span>EventPublisher</text:p>
          </table:table-cell>
        </table:table-row>
        <table:table-row>
          <table:table-cell table:style-name="Table33.A5" office:value-type="string">
            <text:p text:style-name="P58">Preconditions</text:p>
          </table:table-cell>
          <table:table-cell table:style-name="Table33.B5" office:value-type="string">
            <text:p text:style-name="P186">geen</text:p>
          </table:table-cell>
        </table:table-row>
        <table:table-row>
          <table:table-cell table:style-name="Table33.A6" table:number-columns-spanned="2" office:value-type="string">
            <text:p text:style-name="P58">Main Success Scenario</text:p>
          </table:table-cell>
          <table:covered-table-cell/>
        </table:table-row>
        <table:table-row>
          <table:table-cell table:style-name="Table33.A7" table:number-columns-spanned="2" office:value-type="string">
            <text:list xml:id="list2082502144581194623" text:style-name="L49">
              <text:list-item>
                <text:p text:style-name="P645"><text:span text:style-name="T107">D</text:span><text:span text:style-name="T143">e </text:span><text:span text:style-name="T153">Internal</text:span><text:span text:style-name="T143">EventPublisher </text:span><text:span text:style-name="T154">leest gegevens van een externe bron.</text:span></text:p>
              </text:list-item>
              <text:list-item>
                <text:p text:style-name="P645"><text:span text:style-name="T149">E</text:span><text:span text:style-name="T155">r wordt een nieuw event aangemaakt.</text:span></text:p>
              </text:list-item>
            </text:list>
          </table:table-cell>
          <table:covered-table-cell/>
        </table:table-row>
        <table:table-row>
          <table:table-cell table:style-name="Table33.A6" table:number-columns-spanned="2" office:value-type="string">
            <text:p text:style-name="P58">Post Conditions</text:p>
          </table:table-cell>
          <table:covered-table-cell/>
        </table:table-row>
        <table:table-row>
          <table:table-cell table:style-name="Table33.A9" table:number-columns-spanned="2" office:value-type="string">
            <text:list xml:id="list7295544292252316841" text:style-name="L50">
              <text:list-item>
                <text:p text:style-name="P594"><text:span text:style-name="T261">Het</text:span> event is gecreëerd, opgeslagen in de databank <text:span text:style-name="T259">en verstuurd</text:span>.</text:p>
              </text:list-item>
            </text:list>
          </table:table-cell>
          <table:covered-table-cell/>
        </table:table-row>
      </table:table>
      <text:p text:style-name="P338"/>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able:table table:name="Table15" table:style-name="Table15">
        <table:table-column table:style-name="Table15.A"/>
        <table:table-column table:style-name="Table15.B"/>
        <text:soft-page-break/>
        <table:table-row>
          <table:table-cell table:style-name="Table15.A1" table:number-columns-spanned="2" office:value-type="string">
            <text:p text:style-name="P59">Overview <text:span text:style-name="T226">Use Case #27</text:span></text:p>
          </table:table-cell>
          <table:covered-table-cell/>
        </table:table-row>
        <table:table-row>
          <table:table-cell table:style-name="Table15.A2" office:value-type="string">
            <text:p text:style-name="P59">Title</text:p>
          </table:table-cell>
          <table:table-cell table:style-name="Table15.B2" office:value-type="string">
            <text:p text:style-name="P193">Event aanpassen</text:p>
          </table:table-cell>
        </table:table-row>
        <table:table-row>
          <table:table-cell table:style-name="Table15.A5" office:value-type="string">
            <text:p text:style-name="P59">Description</text:p>
          </table:table-cell>
          <table:table-cell table:style-name="Table15.B5" office:value-type="string">
            <text:p text:style-name="P193">EventPublishers kunnen hun events aanpassen; zoals status updates, op inactief zetten, etc.</text:p>
          </table:table-cell>
        </table:table-row>
        <table:table-row>
          <table:table-cell table:style-name="Table15.A5" office:value-type="string">
            <text:p text:style-name="P59">Actors</text:p>
          </table:table-cell>
          <table:table-cell table:style-name="Table15.B5" office:value-type="string">
            <text:p text:style-name="P176">InternalEventPublisher <text:span text:style-name="T459">of Operator</text:span></text:p>
          </table:table-cell>
        </table:table-row>
        <table:table-row>
          <table:table-cell table:style-name="Table15.A5" office:value-type="string">
            <text:p text:style-name="P59">Preconditions</text:p>
          </table:table-cell>
          <table:table-cell table:style-name="Table15.B5" office:value-type="string">
            <text:p text:style-name="P194">Het event dat de EventPublisher wilt aanpassen moet door deze EventPublisher aangemaakt zijn. <text:span text:style-name="T301">Voor de operator geldt dit niet.</text:span></text:p>
          </table:table-cell>
        </table:table-row>
        <table:table-row>
          <table:table-cell table:style-name="Table15.A6" table:number-columns-spanned="2" office:value-type="string">
            <text:p text:style-name="P59">Main Success Scenario</text:p>
          </table:table-cell>
          <table:covered-table-cell/>
        </table:table-row>
        <table:table-row>
          <table:table-cell table:style-name="Table15.A7" table:number-columns-spanned="2" office:value-type="string">
            <text:list xml:id="list161828823206382" text:continue-list="list1174372621579995555" text:style-name="L45">
              <text:list-item text:start-value="1">
                <text:p text:style-name="P605">De EventPublisher <text:span text:style-name="T300">of operator </text:span>stuurt een request naar de endpoint van het event dat hij/<text:span text:style-name="T236">zij</text:span> wilt aanpassen, met de nieuwe parameters voor dat event.</text:p>
              </text:list-item>
              <text:list-item>
                <text:p text:style-name="P591">Het systeem ontvangt de parameters en <text:span text:style-name="T195">past het bestaande event aan</text:span>.</text:p>
              </text:list-item>
              <text:list-item>
                <text:p text:style-name="P591">Het systeem slaat het <text:span text:style-name="T195">aangepaste </text:span>event op in de databank.</text:p>
              </text:list-item>
              <text:list-item>
                <text:p text:style-name="P603">Het <text:span text:style-name="T434">aangepaste </text:span>event wordt naar de subscribers gestuurd en aan client-zijde weergegeven <text:span text:style-name="T435">(de relevante gebruikers krijgen een notificatie)</text:span>.</text:p>
              </text:list-item>
            </text:list>
          </table:table-cell>
          <table:covered-table-cell/>
        </table:table-row>
        <table:table-row>
          <table:table-cell table:style-name="Table15.A6" table:number-columns-spanned="2" office:value-type="string">
            <text:p text:style-name="P59">Post Conditions</text:p>
          </table:table-cell>
          <table:covered-table-cell/>
        </table:table-row>
        <table:table-row>
          <table:table-cell table:style-name="Table15.A9" table:number-columns-spanned="2" office:value-type="string">
            <text:list xml:id="list5903106622808901912" text:style-name="L51">
              <text:list-item>
                <text:p text:style-name="P606"><text:span text:style-name="T284">Het</text:span> event is aangepast in de databank en de aanpassingen zijn verwerkt door het systeem.</text:p>
              </text:list-item>
            </text:list>
          </table:table-cell>
          <table:covered-table-cell/>
        </table:table-row>
        <table:table-row>
          <table:table-cell table:style-name="Table15.A6" table:number-columns-spanned="2" office:value-type="string">
            <text:p text:style-name="P59">Exceptional Flows</text:p>
          </table:table-cell>
          <table:covered-table-cell/>
        </table:table-row>
        <table:table-row>
          <table:table-cell table:style-name="Table15.A11" table:number-columns-spanned="2" office:value-type="string">
            <text:p text:style-name="P177"><text:span text:style-name="T2"><text:s text:c="12"/>2</text:span><text:span text:style-name="T1">. [&lt;De ontvangen parameters zijn niet geldig&gt;]</text:span></text:p>
            <text:p text:style-name="P121"><text:tab/> <text:s text:c="12"/><text:span text:style-name="T195">2</text:span>.1 Het systeem geeft "<text:span text:style-name="T249">Ongeldige</text:span> parameter: &lt;parameter&gt;" terug.</text:p>
          </table:table-cell>
          <table:covered-table-cell/>
        </table:table-row>
      </table:table>
      <text:p text:style-name="P339"/>
      <text:p text:style-name="P339"/>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able:table table:name="Table34" table:style-name="Table34">
        <table:table-column table:style-name="Table34.A"/>
        <table:table-column table:style-name="Table34.B"/>
        <text:soft-page-break/>
        <table:table-row>
          <table:table-cell table:style-name="Table34.A1" table:number-columns-spanned="2" office:value-type="string">
            <text:p text:style-name="P60">Overview <text:span text:style-name="T226">Use Case #28</text:span></text:p>
          </table:table-cell>
          <table:covered-table-cell/>
        </table:table-row>
        <table:table-row>
          <table:table-cell table:style-name="Table34.A2" office:value-type="string">
            <text:p text:style-name="P60">Title</text:p>
          </table:table-cell>
          <table:table-cell table:style-name="Table34.B2" office:value-type="string">
            <text:p text:style-name="P195">Manueel event aanpassen</text:p>
          </table:table-cell>
        </table:table-row>
        <table:table-row>
          <table:table-cell table:style-name="Table34.A5" office:value-type="string">
            <text:p text:style-name="P60">Description</text:p>
          </table:table-cell>
          <table:table-cell table:style-name="Table34.B5" office:value-type="string">
            <text:p text:style-name="P190">Dit is een uitbreiding van het aan<text:span text:style-name="T421">passen</text:span> van een event. <text:span text:style-name="T416">De operator past op grafische wijze een bestaand event aan.</text:span></text:p>
          </table:table-cell>
        </table:table-row>
        <table:table-row>
          <table:table-cell table:style-name="Table34.A5" office:value-type="string">
            <text:p text:style-name="P60">Actors</text:p>
          </table:table-cell>
          <table:table-cell table:style-name="Table34.B5" office:value-type="string">
            <text:p text:style-name="P196">Operator</text:p>
          </table:table-cell>
        </table:table-row>
        <table:table-row>
          <table:table-cell table:style-name="Table34.A5" office:value-type="string">
            <text:p text:style-name="P60">Preconditions</text:p>
          </table:table-cell>
          <table:table-cell table:style-name="Table34.B5" office:value-type="string">
            <text:p text:style-name="P197">geen</text:p>
          </table:table-cell>
        </table:table-row>
        <table:table-row>
          <table:table-cell table:style-name="Table34.A6" table:number-columns-spanned="2" office:value-type="string">
            <text:p text:style-name="P60">Main Success Scenario</text:p>
          </table:table-cell>
          <table:covered-table-cell/>
        </table:table-row>
        <table:table-row>
          <table:table-cell table:style-name="Table34.A7" table:number-columns-spanned="2" office:value-type="string">
            <text:list xml:id="list5262483453125964522" text:style-name="L52">
              <text:list-item>
                <text:p text:style-name="P646"><text:span text:style-name="T107">D</text:span><text:span text:style-name="T143">e </text:span><text:span text:style-name="T142">operator</text:span><text:span text:style-name="T143"> geeft aan dat hij/zij </text:span><text:span text:style-name="T156">een bestaand event wil aanpassen</text:span><text:span text:style-name="T143">.</text:span></text:p>
              </text:list-item>
              <text:list-item>
                <text:p text:style-name="P639"><text:span text:style-name="T143">H</text:span><text:span text:style-name="T103">et systee</text:span><text:span text:style-name="T144">m</text:span><text:span text:style-name="T103"> toont een menu waar de </text:span><text:span text:style-name="T157">operator</text:span><text:span text:style-name="T103"> het gegeven event kan aanpassen.</text:span></text:p>
              </text:list-item>
              <text:list-item>
                <text:p text:style-name="P646"><text:span text:style-name="T107">De </text:span><text:span text:style-name="T142">operator</text:span><text:span text:style-name="T107"> </text:span><text:span text:style-name="T147">duidt de locatie van het event aan op de kaart.</text:span></text:p>
              </text:list-item>
              <text:list-item>
                <text:p text:style-name="P647"><text:span text:style-name="T147">H</text:span><text:span text:style-name="T158">et systeem interageert met de externe bron en ontvangt bijhorende co</text:span><text:span text:style-name="T148">ö</text:span><text:span text:style-name="T158">rdinaten.</text:span></text:p>
              </text:list-item>
              <text:list-item>
                <text:p text:style-name="P646"><text:span text:style-name="T159">De </text:span><text:span text:style-name="T142">operator</text:span><text:span text:style-name="T159"> </text:span><text:span text:style-name="T160">past</text:span><text:span text:style-name="T159"> overige gegevens </text:span><text:span text:style-name="T160">aan</text:span><text:span text:style-name="T159">.</text:span></text:p>
              </text:list-item>
              <text:list-item>
                <text:p text:style-name="P646"><text:span text:style-name="T161">De </text:span><text:span text:style-name="T142">operator</text:span><text:span text:style-name="T161"> </text:span><text:span text:style-name="T149">selecteert "</text:span><text:span text:style-name="T162">Opslaan</text:span><text:span text:style-name="T149">".</text:span></text:p>
              </text:list-item>
              <text:list-item>
                <text:p text:style-name="P647"><text:span text:style-name="T163">Het event wordt aangepast</text:span><text:span text:style-name="T155">.</text:span></text:p>
              </text:list-item>
              <text:list-item>
                <text:p text:style-name="P609">Het systeem geeft een succesboodschap weer.</text:p>
              </text:list-item>
            </text:list>
          </table:table-cell>
          <table:covered-table-cell/>
        </table:table-row>
        <table:table-row>
          <table:table-cell table:style-name="Table34.A6" table:number-columns-spanned="2" office:value-type="string">
            <text:p text:style-name="P60">Post Conditions</text:p>
          </table:table-cell>
          <table:covered-table-cell/>
        </table:table-row>
        <table:table-row>
          <table:table-cell table:style-name="Table34.A9" table:number-columns-spanned="2" office:value-type="string">
            <text:list xml:id="list1956739568104701195" text:style-name="L53">
              <text:list-item>
                <text:p text:style-name="P607"><text:span text:style-name="T284">Het</text:span> event is aangepast in de databank en de aanpassingen zijn verwerkt door het systeem.</text:p>
              </text:list-item>
            </text:list>
          </table:table-cell>
          <table:covered-table-cell/>
        </table:table-row>
        <table:table-row>
          <table:table-cell table:style-name="Table34.A6" table:number-columns-spanned="2" office:value-type="string">
            <text:p text:style-name="P60">Alternative Flows</text:p>
          </table:table-cell>
          <table:covered-table-cell/>
        </table:table-row>
        <table:table-row>
          <table:table-cell table:style-name="Table34.A11" table:number-columns-spanned="2" office:value-type="string">
            <text:p text:style-name="P124"><text:tab/><text:span text:style-name="T418">6. </text:span>[<text:span text:style-name="T218">&lt;Een ongeldige waarde werd ingevuld bij één van de opties&gt;]<text:line-break/> <text:s text:c="15"/>6.1 De operator krijgt passende foutmeldingen te zien (bij de overeenkomstige velden).</text:span></text:p>
            <text:list xml:id="list1825728493552319088" text:style-name="L54">
              <text:list-header>
                <text:p text:style-name="P391"><text:span text:style-name="T113"><text:s text:c="4"/></text:span><text:span text:style-name="T164">6</text:span><text:span text:style-name="T106">.</text:span><text:span text:style-name="T129">2</text:span><text:span text:style-name="T106"> </text:span><text:span text:style-name="T114">De </text:span><text:span text:style-name="T142">operator</text:span><text:span text:style-name="T114"> kan zijn/</text:span><text:span text:style-name="T130">haar</text:span><text:span text:style-name="T114"> aanpassingen corrigeren.</text:span></text:p>
              </text:list-header>
            </text:list>
            <text:p text:style-name="P140"><text:s text:c="16"/>6.3 Ga naar punt 6 van Main Success Scenario.</text:p>
          </table:table-cell>
          <table:covered-table-cell/>
        </table:table-row>
        <table:table-row>
          <table:table-cell table:style-name="Table34.A6" table:number-columns-spanned="2" office:value-type="string">
            <text:p text:style-name="P60">Exceptional Flows</text:p>
          </table:table-cell>
          <table:covered-table-cell/>
        </table:table-row>
        <table:table-row>
          <table:table-cell table:style-name="Table34.A11" table:number-columns-spanned="2" office:value-type="string">
            <text:p text:style-name="P330"><text:span text:style-name="T63"><text:s text:c="12"/></text:span><text:span text:style-name="T74">6</text:span><text:span text:style-name="T1">. [&lt;</text:span><text:span text:style-name="T63">De </text:span><text:span text:style-name="T88">operator</text:span><text:span text:style-name="T63"> selecteert "Annuleren"</text:span><text:span text:style-name="T1">&gt;]</text:span></text:p>
            <text:p text:style-name="P125"><text:s text:c="16"/><text:span text:style-name="T423">6.1 Het systeem geeft de startpagina weer.</text:span></text:p>
            <text:p text:style-name="P142"><text:s text:c="16"/>6.2 Het event is niet aangepast.</text:p>
          </table:table-cell>
          <table:covered-table-cell/>
        </table:table-row>
      </table:table>
      <text:p text:style-name="P340"/>
      <text:p text:style-name="P339"/>
      <text:p text:style-name="P339"/>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able:table table:name="Table35" table:style-name="Table35">
        <table:table-column table:style-name="Table35.A"/>
        <table:table-column table:style-name="Table35.B"/>
        <text:soft-page-break/>
        <table:table-row>
          <table:table-cell table:style-name="Table35.A1" table:number-columns-spanned="2" office:value-type="string">
            <text:p text:style-name="P61">Overview <text:span text:style-name="T226">Use Case #29</text:span></text:p>
          </table:table-cell>
          <table:covered-table-cell/>
        </table:table-row>
        <table:table-row>
          <table:table-cell table:style-name="Table35.A2" office:value-type="string">
            <text:p text:style-name="P61">Title</text:p>
          </table:table-cell>
          <table:table-cell table:style-name="Table35.B2" office:value-type="string">
            <text:p text:style-name="P198">Automatisch event aanpassen</text:p>
          </table:table-cell>
        </table:table-row>
        <table:table-row>
          <table:table-cell table:style-name="Table35.A5" office:value-type="string">
            <text:p text:style-name="P61">Description</text:p>
          </table:table-cell>
          <table:table-cell table:style-name="Table35.B5" office:value-type="string">
            <text:p text:style-name="P191">Dit is een uitbreiding van het <text:span text:style-name="T425">aanpassen</text:span> van <text:span text:style-name="T424">een bestaand event</text:span>. <text:span text:style-name="T416">De InternalEventPublisher past automatisch een bestaand event aan.</text:span></text:p>
          </table:table-cell>
        </table:table-row>
        <table:table-row>
          <table:table-cell table:style-name="Table35.A5" office:value-type="string">
            <text:p text:style-name="P61">Actors</text:p>
          </table:table-cell>
          <table:table-cell table:style-name="Table35.B5" office:value-type="string">
            <text:p text:style-name="P178"><text:span text:style-name="T420">Internal</text:span>EventPublisher</text:p>
          </table:table-cell>
        </table:table-row>
        <table:table-row>
          <table:table-cell table:style-name="Table35.A5" office:value-type="string">
            <text:p text:style-name="P61">Preconditions</text:p>
          </table:table-cell>
          <table:table-cell table:style-name="Table35.B5" office:value-type="string">
            <text:p text:style-name="P187">geen</text:p>
          </table:table-cell>
        </table:table-row>
        <table:table-row>
          <table:table-cell table:style-name="Table35.A6" table:number-columns-spanned="2" office:value-type="string">
            <text:p text:style-name="P61">Main Success Scenario</text:p>
          </table:table-cell>
          <table:covered-table-cell/>
        </table:table-row>
        <table:table-row>
          <table:table-cell table:style-name="Table35.A7" table:number-columns-spanned="2" office:value-type="string">
            <text:list xml:id="list3932540493033765227" text:style-name="L55">
              <text:list-item>
                <text:p text:style-name="P648"><text:span text:style-name="T107">D</text:span><text:span text:style-name="T143">e </text:span><text:span text:style-name="T153">Internal</text:span><text:span text:style-name="T143">EventPublisher </text:span><text:span text:style-name="T154">leest gegevens van een externe bron.</text:span></text:p>
              </text:list-item>
              <text:list-item>
                <text:p text:style-name="P648"><text:span text:style-name="T163">Het event wordt aangepast</text:span><text:span text:style-name="T155">.</text:span></text:p>
              </text:list-item>
            </text:list>
          </table:table-cell>
          <table:covered-table-cell/>
        </table:table-row>
        <table:table-row>
          <table:table-cell table:style-name="Table35.A6" table:number-columns-spanned="2" office:value-type="string">
            <text:p text:style-name="P61">Post Conditions</text:p>
          </table:table-cell>
          <table:covered-table-cell/>
        </table:table-row>
        <table:table-row>
          <table:table-cell table:style-name="Table35.A9" table:number-columns-spanned="2" office:value-type="string">
            <text:list xml:id="list9140894653097716869" text:style-name="L56">
              <text:list-item>
                <text:p text:style-name="P608"><text:span text:style-name="T284">Het</text:span> event is aangepast in de databank en de aanpassingen zijn verwerkt door het systeem.</text:p>
              </text:list-item>
            </text:list>
          </table:table-cell>
          <table:covered-table-cell/>
        </table:table-row>
      </table:table>
      <text:p text:style-name="P341"/>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able:table table:name="Table19" table:style-name="Table19">
        <table:table-column table:style-name="Table19.A"/>
        <table:table-column table:style-name="Table19.B"/>
        <text:soft-page-break/>
        <table:table-row>
          <table:table-cell table:style-name="Table19.A1" table:number-columns-spanned="2" office:value-type="string">
            <text:p text:style-name="P20">Overview <text:span text:style-name="T226">Use Case #30</text:span></text:p>
          </table:table-cell>
          <table:covered-table-cell/>
        </table:table-row>
        <table:table-row>
          <table:table-cell table:style-name="Table19.A2" office:value-type="string">
            <text:p text:style-name="P42">Title</text:p>
          </table:table-cell>
          <table:table-cell table:style-name="Table19.B2" office:value-type="string">
            <text:p text:style-name="P218"><text:span text:style-name="T278">L</text:span>ijst van alle events weergeven</text:p>
          </table:table-cell>
        </table:table-row>
        <table:table-row>
          <table:table-cell table:style-name="Table19.A3" office:value-type="string">
            <text:p text:style-name="P21">Descriptio<text:span text:style-name="T205">n</text:span></text:p>
          </table:table-cell>
          <table:table-cell table:style-name="Table19.B3" office:value-type="string">
            <text:p text:style-name="P221"><text:span text:style-name="T200">Ee</text:span>n gebruiker <text:span text:style-name="T286">of operator</text:span> wil een<text:span text:style-name="T383"> </text:span>lijst van events te zien krijgen.</text:p>
          </table:table-cell>
        </table:table-row>
        <table:table-row>
          <table:table-cell table:style-name="Table19.A5" office:value-type="string">
            <text:p text:style-name="P21">Actors</text:p>
          </table:table-cell>
          <table:table-cell table:style-name="Table19.B5" office:value-type="string">
            <text:p text:style-name="P88">Gebruiker <text:span text:style-name="T460">of</text:span> <text:span text:style-name="T286">Operator</text:span></text:p>
          </table:table-cell>
        </table:table-row>
        <table:table-row>
          <table:table-cell table:style-name="Table19.A5" office:value-type="string">
            <text:p text:style-name="P21">Preconditions</text:p>
          </table:table-cell>
          <table:table-cell table:style-name="Table19.B5" office:value-type="string">
            <text:p text:style-name="P257">De gebruiker <text:span text:style-name="T286">of operator </text:span>heeft reeds een account en is <text:span text:style-name="T237">aangemeld</text:span>.</text:p>
          </table:table-cell>
        </table:table-row>
        <table:table-row>
          <table:table-cell table:style-name="Table19.A6" table:number-columns-spanned="2" office:value-type="string">
            <text:p text:style-name="P21">Main Success Scenario</text:p>
          </table:table-cell>
          <table:covered-table-cell/>
        </table:table-row>
        <table:table-row>
          <table:table-cell table:style-name="Table19.A7" table:number-columns-spanned="2" office:value-type="string">
            <text:list xml:id="list39611699403737049" text:style-name="L57">
              <text:list-item>
                <text:p text:style-name="P560">De gebruiker <text:span text:style-name="T298">of operator </text:span>die de events wil zien selecteert "<text:span text:style-name="T549">gent: slim op weg</text:span>".</text:p>
              </text:list-item>
              <text:list-item>
                <text:p text:style-name="P561">Het systeem geeft alle events weer die relevant zijn voor de gebruiker (op basis van zijn/<text:span text:style-name="T238">haar</text:span> gegevens, <text:span text:style-name="T532">maar enkel actief</text:span>) <text:span text:style-name="T298">of operator (dit zijn dus alle events, actief of niet, met een zekere limiet)</text:span>.</text:p>
              </text:list-item>
            </text:list>
          </table:table-cell>
          <table:covered-table-cell/>
        </table:table-row>
        <table:table-row>
          <table:table-cell table:style-name="Table19.A6" table:number-columns-spanned="2" office:value-type="string">
            <text:p text:style-name="P21">Post Conditions</text:p>
          </table:table-cell>
          <table:covered-table-cell/>
        </table:table-row>
        <table:table-row>
          <table:table-cell table:style-name="Table19.A9" table:number-columns-spanned="2" office:value-type="string">
            <text:list xml:id="list4752806366473812931" text:style-name="L58">
              <text:list-item>
                <text:p text:style-name="P479">De gebruiker <text:span text:style-name="T299">of operator</text:span> ziet de lijst van alle events die hij/<text:span text:style-name="T239">zij</text:span> wou zien <text:span text:style-name="T273">en kan ze aanklikken</text:span>. <text:span text:style-name="T518">Bovendien worden dezelfde events ook op een kaart weergegeven, samen met points of interest en travels.</text:span></text:p>
              </text:list-item>
            </text:list>
          </table:table-cell>
          <table:covered-table-cell/>
        </table:table-row>
        <table:table-row>
          <table:table-cell table:style-name="Table19.A6" table:number-columns-spanned="2" office:value-type="string">
            <text:p text:style-name="P22"><text:span text:style-name="T538">Exceptional</text:span> Flows</text:p>
          </table:table-cell>
          <table:covered-table-cell/>
        </table:table-row>
        <table:table-row>
          <table:table-cell table:style-name="Table19.A11" table:number-columns-spanned="2" office:value-type="string">
            <text:list xml:id="list885063481307126252" text:style-name="L59">
              <text:list-header>
                <text:p text:style-name="P506"><text:span text:style-name="T199">2. </text:span>[<text:span text:style-name="T253">&lt;</text:span>Er zijn geen events&gt;]</text:p>
                <text:p text:style-name="P511"><text:s text:c="4"/>2.1 Het systeem geeft aan dat er geen events zijn.</text:p>
                <text:p text:style-name="P511"><text:s text:c="4"/>2.2 Het systeem geeft een lege lijst weer.</text:p>
              </text:list-header>
            </text:list>
          </table:table-cell>
          <table:covered-table-cell/>
        </table:table-row>
      </table:table>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able:table table:name="Table18" table:style-name="Table18">
        <table:table-column table:style-name="Table18.A"/>
        <table:table-column table:style-name="Table18.B"/>
        <text:soft-page-break/>
        <table:table-row>
          <table:table-cell table:style-name="Table18.A1" table:number-columns-spanned="2" office:value-type="string">
            <text:p text:style-name="P23">Overview <text:span text:style-name="T226">Use Case #31</text:span></text:p>
          </table:table-cell>
          <table:covered-table-cell/>
        </table:table-row>
        <table:table-row>
          <table:table-cell table:style-name="Table18.A2" office:value-type="string">
            <text:p text:style-name="P23">Title</text:p>
          </table:table-cell>
          <table:table-cell table:style-name="Table18.B2" office:value-type="string">
            <text:p text:style-name="P258">Lijst van alle gebruikers weergeven</text:p>
          </table:table-cell>
        </table:table-row>
        <table:table-row>
          <table:table-cell table:style-name="Table18.A5" office:value-type="string">
            <text:p text:style-name="P23">Description</text:p>
          </table:table-cell>
          <table:table-cell table:style-name="Table18.B5" office:value-type="string">
            <text:p text:style-name="P260">Een administrator bekijkt alle gebruikers.</text:p>
          </table:table-cell>
        </table:table-row>
        <table:table-row>
          <table:table-cell table:style-name="Table18.A5" office:value-type="string">
            <text:p text:style-name="P23">Actors</text:p>
          </table:table-cell>
          <table:table-cell table:style-name="Table18.B5" office:value-type="string">
            <text:p text:style-name="P262"><text:span text:style-name="T258">A</text:span>dministrator</text:p>
          </table:table-cell>
        </table:table-row>
        <table:table-row>
          <table:table-cell table:style-name="Table18.A5" office:value-type="string">
            <text:p text:style-name="P23">Preconditions</text:p>
          </table:table-cell>
          <table:table-cell table:style-name="Table18.B5" office:value-type="string">
            <text:p text:style-name="P265">De administrator is <text:span text:style-name="T233">aangemeld</text:span>.</text:p>
          </table:table-cell>
        </table:table-row>
        <table:table-row>
          <table:table-cell table:style-name="Table18.A6" table:number-columns-spanned="2" office:value-type="string">
            <text:p text:style-name="P23">Main Success Scenario</text:p>
          </table:table-cell>
          <table:covered-table-cell/>
        </table:table-row>
        <table:table-row>
          <table:table-cell table:style-name="Table18.A7" table:number-columns-spanned="2" office:value-type="string">
            <text:list xml:id="list161828765746176" text:continue-list="list161827408359703" text:style-name="L1">
              <text:list-item text:start-value="1">
                <text:p text:style-name="P562"><text:span text:style-name="T296">De a</text:span>dministrator selecteert "Gebruikers".</text:p>
              </text:list-item>
              <text:list-item>
                <text:p text:style-name="P564">Het systeem toont alle gebruikers.</text:p>
              </text:list-item>
            </text:list>
          </table:table-cell>
          <table:covered-table-cell/>
        </table:table-row>
        <table:table-row>
          <table:table-cell table:style-name="Table18.A6" table:number-columns-spanned="2" office:value-type="string">
            <text:p text:style-name="P23">Post Conditions</text:p>
          </table:table-cell>
          <table:covered-table-cell/>
        </table:table-row>
        <table:table-row>
          <table:table-cell table:style-name="Table18.A9" table:number-columns-spanned="2" office:value-type="string">
            <text:list xml:id="list5768882862673137782" text:style-name="L60">
              <text:list-item>
                <text:p text:style-name="P480">De <text:span text:style-name="T214">administrator</text:span> ziet de lijst van alle <text:span text:style-name="T215">gebruikers</text:span> die hij/<text:span text:style-name="T231">zij</text:span> wou zien.</text:p>
              </text:list-item>
            </text:list>
          </table:table-cell>
          <table:covered-table-cell/>
        </table:table-row>
        <table:table-row>
          <table:table-cell table:style-name="Table18.A6" table:number-columns-spanned="2" office:value-type="string">
            <text:p text:style-name="P23"><text:span text:style-name="T538">Exceptional</text:span> Flows</text:p>
          </table:table-cell>
          <table:covered-table-cell/>
        </table:table-row>
        <table:table-row>
          <table:table-cell table:style-name="Table18.A11" table:number-columns-spanned="2" office:value-type="string">
            <text:list xml:id="list560448525358663212" text:style-name="L61">
              <text:list-header>
                <text:p text:style-name="P507"><text:span text:style-name="T199">2. </text:span>[<text:span text:style-name="T251">&lt;</text:span>Er zijn geen <text:span text:style-name="T290">gebruikers</text:span>&gt;]</text:p>
                <text:p text:style-name="P512"><text:s text:c="4"/>2.1 Het systeem geeft aan dat er geen gebruikers zijn.</text:p>
                <text:p text:style-name="P512"><text:s text:c="4"/>2.2 Het systeem geeft een lege lijst weer.</text:p>
              </text:list-header>
            </text:list>
          </table:table-cell>
          <table:covered-table-cell/>
        </table:table-row>
      </table:table>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4"/>
      <table:table table:name="Table13" table:style-name="Table13">
        <table:table-column table:style-name="Table13.A"/>
        <table:table-column table:style-name="Table13.B"/>
        <text:soft-page-break/>
        <table:table-row>
          <table:table-cell table:style-name="Table13.A1" table:number-columns-spanned="2" office:value-type="string">
            <text:p text:style-name="P24">Overview <text:span text:style-name="T226">Use Case #32</text:span></text:p>
          </table:table-cell>
          <table:covered-table-cell/>
        </table:table-row>
        <table:table-row>
          <table:table-cell table:style-name="Table13.A2" office:value-type="string">
            <text:p text:style-name="P24">Title</text:p>
          </table:table-cell>
          <table:table-cell table:style-name="Table13.B2" office:value-type="string">
            <text:p text:style-name="P156"><text:span text:style-name="T208">G</text:span>ebruiker <text:span text:style-name="T210">verwijderen</text:span></text:p>
          </table:table-cell>
        </table:table-row>
        <table:table-row>
          <table:table-cell table:style-name="Table13.A5" office:value-type="string">
            <text:p text:style-name="P24">Description</text:p>
          </table:table-cell>
          <table:table-cell table:style-name="Table13.B5" office:value-type="string">
            <text:p text:style-name="P267">Een administrator verwijdert een gebruiker.</text:p>
          </table:table-cell>
        </table:table-row>
        <table:table-row>
          <table:table-cell table:style-name="Table13.A5" office:value-type="string">
            <text:p text:style-name="P24">Actors</text:p>
          </table:table-cell>
          <table:table-cell table:style-name="Table13.B5" office:value-type="string">
            <text:p text:style-name="P263"><text:span text:style-name="T258">A</text:span>dministrator</text:p>
          </table:table-cell>
        </table:table-row>
        <table:table-row>
          <table:table-cell table:style-name="Table13.A5" office:value-type="string">
            <text:p text:style-name="P24">Preconditions</text:p>
          </table:table-cell>
          <table:table-cell table:style-name="Table13.B5" office:value-type="string">
            <text:p text:style-name="P268">De administrator is <text:span text:style-name="T230">aangemeld</text:span>. <text:span text:style-name="T272">Bovendien wordt reeds een lijst van alle gebruikers weergegeven.</text:span></text:p>
          </table:table-cell>
        </table:table-row>
        <table:table-row>
          <table:table-cell table:style-name="Table13.A6" table:number-columns-spanned="2" office:value-type="string">
            <text:p text:style-name="P24">Main Success Scenario</text:p>
          </table:table-cell>
          <table:covered-table-cell/>
        </table:table-row>
        <table:table-row>
          <table:table-cell table:style-name="Table13.A7" table:number-columns-spanned="2" office:value-type="string">
            <text:list xml:id="list161828951133043" text:continue-list="list161828765746176" text:style-name="L1">
              <text:list-item text:start-value="1">
                <text:p text:style-name="P566">De administrator selecteert "Verwijderen" bij de juiste gebruiker.</text:p>
              </text:list-item>
              <text:list-item>
                <text:p text:style-name="P435">Het systeem vraagt om bevestiging om de gebruiker te <text:span text:style-name="T211">verwijderen</text:span>.</text:p>
              </text:list-item>
              <text:list-item>
                <text:p text:style-name="P419">De <text:span text:style-name="T209">administrator</text:span> selecteert "<text:span text:style-name="T530">Ja</text:span>".</text:p>
              </text:list-item>
              <text:list-item>
                <text:p text:style-name="P439">Het systeem v<text:span text:style-name="T212">erwijdert </text:span>de gebruiker.</text:p>
              </text:list-item>
              <text:list-item>
                <text:p text:style-name="P453">Het systeem geeft een succesboodschap weer.</text:p>
              </text:list-item>
            </text:list>
          </table:table-cell>
          <table:covered-table-cell/>
        </table:table-row>
        <table:table-row>
          <table:table-cell table:style-name="Table13.A6" table:number-columns-spanned="2" office:value-type="string">
            <text:p text:style-name="P24">Post Conditions</text:p>
          </table:table-cell>
          <table:covered-table-cell/>
        </table:table-row>
        <table:table-row>
          <table:table-cell table:style-name="Table13.A9" table:number-columns-spanned="2" office:value-type="string">
            <text:list xml:id="list6303352460793404565" text:style-name="L62">
              <text:list-item>
                <text:p text:style-name="P567">De gebruiker is verwijderd.</text:p>
              </text:list-item>
            </text:list>
          </table:table-cell>
          <table:covered-table-cell/>
        </table:table-row>
        <table:table-row>
          <table:table-cell table:style-name="Table13.A6" table:number-columns-spanned="2" office:value-type="string">
            <text:p text:style-name="P24">Alternative Flows</text:p>
          </table:table-cell>
          <table:covered-table-cell/>
        </table:table-row>
        <table:table-row>
          <table:table-cell table:style-name="Table13.A11" table:number-columns-spanned="2" office:value-type="string">
            <text:list xml:id="list4714589227981854018" text:style-name="L63">
              <text:list-header>
                <text:p text:style-name="P392"><text:span text:style-name="T165">3</text:span><text:span text:style-name="T106">. </text:span><text:span text:style-name="T107">[</text:span><text:span text:style-name="T106">&lt;</text:span><text:span text:style-name="T108">De </text:span><text:span text:style-name="T166">administrator selecteert "</text:span><text:span text:style-name="T167">Annuleren</text:span><text:span text:style-name="T166">"</text:span><text:span text:style-name="T106">&gt;]<text:line-break/> <text:s text:c="3"/></text:span><text:span text:style-name="T165">3</text:span><text:span text:style-name="T106">.1 </text:span><text:span text:style-name="T117">Ga naar punt </text:span><text:span text:style-name="T168">1</text:span><text:span text:style-name="T117"> van Main Success Scenario.</text:span></text:p>
              </text:list-header>
            </text:list>
          </table:table-cell>
          <table:covered-table-cell/>
        </table:table-row>
        <table:table-row>
          <table:table-cell table:style-name="Table13.A6" table:number-columns-spanned="2" office:value-type="string">
            <text:p text:style-name="P345">Exceptional Flows</text:p>
          </table:table-cell>
          <table:covered-table-cell/>
        </table:table-row>
        <table:table-row>
          <table:table-cell table:style-name="Table13.A9" table:number-columns-spanned="2" office:value-type="string">
            <text:p text:style-name="P310"><text:span text:style-name="T213"><text:s text:c="12"/>1</text:span>. [&lt;<text:span text:style-name="T201">De administrator selecteert "Terug"</text:span>&gt;]</text:p>
            <text:p text:style-name="P126"><text:s text:c="16"/><text:span text:style-name="T272">1.1 Het systeem geeft de startpagina weer.</text:span></text:p>
            <text:p text:style-name="P71"><text:span text:style-name="T1"><text:s text:c="16"/></text:span><text:span text:style-name="T26">1</text:span><text:span text:style-name="T3">.</text:span><text:span text:style-name="T38">2</text:span><text:span text:style-name="T3"> </text:span><text:span text:style-name="T9">De gebruiker is </text:span><text:span text:style-name="T10">niet </text:span><text:span text:style-name="T11">aangepast</text:span><text:span text:style-name="T9">.</text:span></text:p>
          </table:table-cell>
          <table:covered-table-cell/>
        </table:table-row>
      </table:table>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able:table table:name="Table20" table:style-name="Table20">
        <table:table-column table:style-name="Table20.A"/>
        <table:table-column table:style-name="Table20.B"/>
        <text:soft-page-break/>
        <table:table-row>
          <table:table-cell table:style-name="Table20.A1" table:number-columns-spanned="2" office:value-type="string">
            <text:p text:style-name="P25">Overview <text:span text:style-name="T226">Use Case #33</text:span></text:p>
          </table:table-cell>
          <table:covered-table-cell/>
        </table:table-row>
        <table:table-row>
          <table:table-cell table:style-name="Table20.A2" office:value-type="string">
            <text:p text:style-name="P25">Title</text:p>
          </table:table-cell>
          <table:table-cell table:style-name="Table20.B2" office:value-type="string">
            <text:p text:style-name="P270">Gebruiker wijzigen</text:p>
          </table:table-cell>
        </table:table-row>
        <table:table-row>
          <table:table-cell table:style-name="Table20.A5" office:value-type="string">
            <text:p text:style-name="P25">Description</text:p>
          </table:table-cell>
          <table:table-cell table:style-name="Table20.B5" office:value-type="string">
            <text:p text:style-name="P271">Een administrator past een gebruiker aan.</text:p>
          </table:table-cell>
        </table:table-row>
        <table:table-row>
          <table:table-cell table:style-name="Table20.A5" office:value-type="string">
            <text:p text:style-name="P25">Actors</text:p>
          </table:table-cell>
          <table:table-cell table:style-name="Table20.B5" office:value-type="string">
            <text:p text:style-name="P264"><text:span text:style-name="T258">A</text:span>dministrator</text:p>
          </table:table-cell>
        </table:table-row>
        <table:table-row>
          <table:table-cell table:style-name="Table20.A5" office:value-type="string">
            <text:p text:style-name="P25">Preconditions</text:p>
          </table:table-cell>
          <table:table-cell table:style-name="Table20.B5" office:value-type="string">
            <text:p text:style-name="P269">De administrator is <text:span text:style-name="T234">aangemeld</text:span>. <text:span text:style-name="T271">Bovendien wordt reeds een lijst van alle gebruikers weergegeven.</text:span></text:p>
          </table:table-cell>
        </table:table-row>
        <table:table-row>
          <table:table-cell table:style-name="Table20.A6" table:number-columns-spanned="2" office:value-type="string">
            <text:p text:style-name="P25">Main Success Scenario</text:p>
          </table:table-cell>
          <table:covered-table-cell/>
        </table:table-row>
        <table:table-row>
          <table:table-cell table:style-name="Table20.A7" table:number-columns-spanned="2" office:value-type="string">
            <text:list xml:id="list161828488471653" text:continue-list="list161828951133043" text:style-name="L1">
              <text:list-item text:start-value="1">
                <text:p text:style-name="P568">De administrator selecteert "<text:span text:style-name="T354">Aanpassen</text:span>" bij de juiste gebruiker.</text:p>
              </text:list-item>
              <text:list-item>
                <text:p text:style-name="P568">Het systeem toont de pagina om de gebruiker aan te passen <text:span text:style-name="T285">(hierbij wordt enkel het email adres van de gebruiker zichtbaar gemaakt, met de optie om een nieuw wachtwoord in te stellen, maar zonder dat het oude wachtwoord zichtbaar gemaakt wordt)</text:span>.</text:p>
              </text:list-item>
              <text:list-item>
                <text:p text:style-name="P569">De administrator vult de relevante velden in/past ze aan.</text:p>
              </text:list-item>
              <text:list-item>
                <text:p text:style-name="P570">De administrator selecteert "<text:span text:style-name="T355">O</text:span>pslaan".</text:p>
              </text:list-item>
              <text:list-item>
                <text:p text:style-name="P436">Het systeem vraagt om bevestiging om de gebruiker te wijzigen.</text:p>
              </text:list-item>
              <text:list-item>
                <text:p text:style-name="P420">De <text:span text:style-name="T209">administrator</text:span> selecteert "Bevestigen".</text:p>
              </text:list-item>
              <text:list-item>
                <text:p text:style-name="P440">Het systeem verandert de relevante velden van de gebruiker.</text:p>
              </text:list-item>
              <text:list-item>
                <text:p text:style-name="P454">Het systeem geeft een succesboodschap weer.</text:p>
              </text:list-item>
            </text:list>
          </table:table-cell>
          <table:covered-table-cell/>
        </table:table-row>
        <table:table-row>
          <table:table-cell table:style-name="Table20.A6" table:number-columns-spanned="2" office:value-type="string">
            <text:p text:style-name="P25">Post Conditions</text:p>
          </table:table-cell>
          <table:covered-table-cell/>
        </table:table-row>
        <table:table-row>
          <table:table-cell table:style-name="Table20.A9" table:number-columns-spanned="2" office:value-type="string">
            <text:list xml:id="list2311674567736709563" text:style-name="L64">
              <text:list-item>
                <text:p text:style-name="P495">De gebruiker is aangepast.</text:p>
              </text:list-item>
            </text:list>
          </table:table-cell>
          <table:covered-table-cell/>
        </table:table-row>
        <table:table-row>
          <table:table-cell table:style-name="Table20.A6" table:number-columns-spanned="2" office:value-type="string">
            <text:p text:style-name="P25">Alternative Flows</text:p>
          </table:table-cell>
          <table:covered-table-cell/>
        </table:table-row>
        <table:table-row>
          <table:table-cell table:style-name="Table20.A11" table:number-columns-spanned="2" office:value-type="string">
            <text:list xml:id="list6507046763705891314" text:style-name="L65">
              <text:list-header>
                <text:p text:style-name="P393"><text:span text:style-name="T119">4</text:span><text:span text:style-name="T106">. </text:span><text:span text:style-name="T107">[</text:span><text:span text:style-name="T106">&lt;</text:span><text:span text:style-name="T108">De </text:span><text:span text:style-name="T169">administrator</text:span><text:span text:style-name="T108"> is vergeten een verplicht veld in te vullen of heeft een veld foutief ingevuld</text:span><text:span text:style-name="T106">&gt;]<text:line-break/> <text:s text:c="3"/></text:span><text:span text:style-name="T119">4</text:span><text:span text:style-name="T106">.1 </text:span><text:span text:style-name="T110">De </text:span><text:span text:style-name="T169">administrator</text:span><text:span text:style-name="T110"> krijgt passende foutmelding</text:span><text:span text:style-name="T111">en</text:span><text:span text:style-name="T110"> te zien </text:span><text:span text:style-name="T112">(bij de overeenkomstige velden)</text:span><text:span text:style-name="T110">.</text:span></text:p>
                <text:p text:style-name="P393"><text:span text:style-name="T113"><text:s text:c="4"/></text:span><text:span text:style-name="T119">4</text:span><text:span text:style-name="T106">.</text:span><text:span text:style-name="T112">2</text:span><text:span text:style-name="T106"> </text:span><text:span text:style-name="T114">De </text:span><text:span text:style-name="T169">administrator</text:span><text:span text:style-name="T114"> kan zijn/</text:span><text:span text:style-name="T116">haar</text:span><text:span text:style-name="T114"> aanpassingen corrigeren.</text:span></text:p>
                <text:p text:style-name="P393"><text:span text:style-name="T113"><text:s text:c="4"/></text:span><text:span text:style-name="T119">4</text:span><text:span text:style-name="T106">.</text:span><text:span text:style-name="T112">3</text:span><text:span text:style-name="T106"> </text:span><text:span text:style-name="T117">Ga naar punt </text:span><text:span text:style-name="T123">4</text:span><text:span text:style-name="T117"> van Main Success Scenario.</text:span></text:p>
                <text:p text:style-name="P393"><text:span text:style-name="T170">6</text:span><text:span text:style-name="T106">. </text:span><text:span text:style-name="T107">[</text:span><text:span text:style-name="T106">&lt;</text:span><text:span text:style-name="T108">De </text:span><text:span text:style-name="T166">administrator selecteert "</text:span><text:span text:style-name="T171">Annuleren</text:span><text:span text:style-name="T166">"</text:span><text:span text:style-name="T106">&gt;]<text:line-break/> <text:s text:c="3"/></text:span><text:span text:style-name="T170">6</text:span><text:span text:style-name="T106">.1 </text:span><text:span text:style-name="T117">Ga naar punt </text:span><text:span text:style-name="T172">2</text:span><text:span text:style-name="T117"> van Main Success Scenario.</text:span></text:p>
              </text:list-header>
            </text:list>
          </table:table-cell>
          <table:covered-table-cell/>
        </table:table-row>
        <table:table-row>
          <table:table-cell table:style-name="Table20.A6" table:number-columns-spanned="2" office:value-type="string">
            <text:p text:style-name="P62">Exceptional Flows</text:p>
          </table:table-cell>
          <table:covered-table-cell/>
        </table:table-row>
        <table:table-row>
          <table:table-cell table:style-name="Table20.A11" table:number-columns-spanned="2" office:value-type="string">
            <text:p text:style-name="P311"><text:span text:style-name="T213"><text:s text:c="12"/>1</text:span>. [&lt;<text:span text:style-name="T201">De administrator selecteert "Terug"</text:span>&gt;]</text:p>
            <text:p text:style-name="P127"><text:s text:c="16"/><text:span text:style-name="T378">1.1 Het systeem geeft de startpagina weer.</text:span></text:p>
            <text:p text:style-name="P346"><text:span text:style-name="T1"><text:s text:c="16"/></text:span><text:span text:style-name="T56">1</text:span><text:span text:style-name="T3">.</text:span><text:span text:style-name="T38">2</text:span><text:span text:style-name="T3"> </text:span><text:span text:style-name="T9">De gebruiker is </text:span><text:span text:style-name="T10">niet </text:span><text:span text:style-name="T11">aangepast</text:span><text:span text:style-name="T9">.</text:span></text:p>
            <text:p text:style-name="P311"><text:span text:style-name="T213"><text:s text:c="12"/>4</text:span>. [&lt;<text:span text:style-name="T201">De administrator selecteert "Annuleren"</text:span>&gt;]</text:p>
            <text:p text:style-name="P127"><text:s text:c="16"/><text:span text:style-name="T377">4.1 Het systeem geeft de lijst van alle gebruikers weer.</text:span></text:p>
            <text:p text:style-name="P72"><text:span text:style-name="T1"><text:s text:c="16"/></text:span><text:span text:style-name="T55">4</text:span><text:span text:style-name="T3">.</text:span><text:span text:style-name="T38">2</text:span><text:span text:style-name="T3"> </text:span><text:span text:style-name="T9">De gebruiker is </text:span><text:span text:style-name="T10">niet </text:span><text:span text:style-name="T11">aangepast</text:span><text:span text:style-name="T9">.</text:span></text:p>
          </table:table-cell>
          <table:covered-table-cell/>
        </table:table-row>
      </table:table>
      <text:p text:style-name="P347"/>
      <text:p text:style-name="P347"/>
      <text:p text:style-name="P347"/>
      <text:p text:style-name="P347"/>
      <text:p text:style-name="P347"/>
      <text:p text:style-name="P347"/>
      <text:p text:style-name="P347"/>
      <text:p text:style-name="P347"/>
      <text:p text:style-name="P347"/>
      <table:table table:name="Table24" table:style-name="Table24">
        <table:table-column table:style-name="Table24.A"/>
        <table:table-column table:style-name="Table24.B"/>
        <text:soft-page-break/>
        <table:table-row>
          <table:table-cell table:style-name="Table24.A1" table:number-columns-spanned="2" office:value-type="string">
            <text:p text:style-name="P26">Overview <text:span text:style-name="T226">Use Case #34</text:span></text:p>
          </table:table-cell>
          <table:covered-table-cell/>
        </table:table-row>
        <table:table-row>
          <table:table-cell table:style-name="Table24.A2" office:value-type="string">
            <text:p text:style-name="P26">Title</text:p>
          </table:table-cell>
          <table:table-cell table:style-name="Table24.B2" office:value-type="string">
            <text:p text:style-name="P259">Lijst van alle <text:span text:style-name="T291">operators</text:span> weergeven</text:p>
          </table:table-cell>
        </table:table-row>
        <table:table-row>
          <table:table-cell table:style-name="Table24.A5" office:value-type="string">
            <text:p text:style-name="P26">Description</text:p>
          </table:table-cell>
          <table:table-cell table:style-name="Table24.B5" office:value-type="string">
            <text:p text:style-name="P261">Een <text:span text:style-name="T364">administrator</text:span> bekijkt alle <text:span text:style-name="T291">operators.</text:span></text:p>
          </table:table-cell>
        </table:table-row>
        <table:table-row>
          <table:table-cell table:style-name="Table24.A5" office:value-type="string">
            <text:p text:style-name="P26">Actors</text:p>
          </table:table-cell>
          <table:table-cell table:style-name="Table24.B5" office:value-type="string">
            <text:p text:style-name="P272">Administrator</text:p>
          </table:table-cell>
        </table:table-row>
        <table:table-row>
          <table:table-cell table:style-name="Table24.A5" office:value-type="string">
            <text:p text:style-name="P26">Preconditions</text:p>
          </table:table-cell>
          <table:table-cell table:style-name="Table24.B5" office:value-type="string">
            <text:p text:style-name="P266">De <text:span text:style-name="T291">operator</text:span> is <text:span text:style-name="T233">aangemeld</text:span>.</text:p>
          </table:table-cell>
        </table:table-row>
        <table:table-row>
          <table:table-cell table:style-name="Table24.A6" table:number-columns-spanned="2" office:value-type="string">
            <text:p text:style-name="P26">Main Success Scenario</text:p>
          </table:table-cell>
          <table:covered-table-cell/>
        </table:table-row>
        <table:table-row>
          <table:table-cell table:style-name="Table24.A7" table:number-columns-spanned="2" office:value-type="string">
            <text:list xml:id="list161827736927403" text:continue-list="list161828488471653" text:style-name="L1">
              <text:list-item text:start-value="1">
                <text:p text:style-name="P563"><text:span text:style-name="T297">De administrator</text:span> selecteert "<text:span text:style-name="T292">Operators</text:span>".</text:p>
              </text:list-item>
              <text:list-item>
                <text:p text:style-name="P565">Het systeem toont alle <text:span text:style-name="T291">operators</text:span>.</text:p>
              </text:list-item>
            </text:list>
          </table:table-cell>
          <table:covered-table-cell/>
        </table:table-row>
        <table:table-row>
          <table:table-cell table:style-name="Table24.A6" table:number-columns-spanned="2" office:value-type="string">
            <text:p text:style-name="P26">Post Conditions</text:p>
          </table:table-cell>
          <table:covered-table-cell/>
        </table:table-row>
        <table:table-row>
          <table:table-cell table:style-name="Table24.A9" table:number-columns-spanned="2" office:value-type="string">
            <text:list xml:id="list3518029388239999749" text:style-name="L66">
              <text:list-item>
                <text:p text:style-name="P481">De <text:span text:style-name="T295">administrator</text:span> ziet de lijst van alle <text:span text:style-name="T291">operators</text:span> die hij/<text:span text:style-name="T231">zij</text:span> wou zien.</text:p>
              </text:list-item>
            </text:list>
          </table:table-cell>
          <table:covered-table-cell/>
        </table:table-row>
        <table:table-row>
          <table:table-cell table:style-name="Table24.A6" table:number-columns-spanned="2" office:value-type="string">
            <text:p text:style-name="P26"><text:span text:style-name="T538">Exceptional</text:span> Flows</text:p>
          </table:table-cell>
          <table:covered-table-cell/>
        </table:table-row>
        <table:table-row>
          <table:table-cell table:style-name="Table24.A11" table:number-columns-spanned="2" office:value-type="string">
            <text:list xml:id="list5460360559278798914" text:style-name="L67">
              <text:list-header>
                <text:p text:style-name="P508"><text:span text:style-name="T199">2. </text:span>[<text:span text:style-name="T251">&lt;</text:span>Er zijn geen <text:span text:style-name="T291">operators</text:span>&gt;]</text:p>
                <text:p text:style-name="P513"><text:s text:c="4"/>2.1 Het systeem geeft aan dat er geen operators zijn.</text:p>
                <text:p text:style-name="P513"><text:s text:c="4"/>2.2 Het systeem geeft een lege lijst weer.</text:p>
              </text:list-header>
            </text:list>
          </table:table-cell>
          <table:covered-table-cell/>
        </table:table-row>
      </table:table>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able:table table:name="Table25" table:style-name="Table25">
        <table:table-column table:style-name="Table25.A"/>
        <table:table-column table:style-name="Table25.B"/>
        <text:soft-page-break/>
        <table:table-row>
          <table:table-cell table:style-name="Table25.A1" table:number-columns-spanned="2" office:value-type="string">
            <text:p text:style-name="P27">Overview <text:span text:style-name="T226">Use Case #35</text:span></text:p>
          </table:table-cell>
          <table:covered-table-cell/>
        </table:table-row>
        <table:table-row>
          <table:table-cell table:style-name="Table25.A2" office:value-type="string">
            <text:p text:style-name="P27">Title</text:p>
          </table:table-cell>
          <table:table-cell table:style-name="Table25.B2" office:value-type="string">
            <text:p text:style-name="P228">Nieuwe <text:span text:style-name="T293">operator</text:span> maken</text:p>
          </table:table-cell>
        </table:table-row>
        <table:table-row>
          <table:table-cell table:style-name="Table25.A5" office:value-type="string">
            <text:p text:style-name="P27">Description</text:p>
          </table:table-cell>
          <table:table-cell table:style-name="Table25.B5" office:value-type="string">
            <text:p text:style-name="P228">Maakt een nieuwe <text:span text:style-name="T293">operator</text:span>.</text:p>
          </table:table-cell>
        </table:table-row>
        <table:table-row>
          <table:table-cell table:style-name="Table25.A5" office:value-type="string">
            <text:p text:style-name="P27">Actors</text:p>
          </table:table-cell>
          <table:table-cell table:style-name="Table25.B5" office:value-type="string">
            <text:p text:style-name="P273"><text:span text:style-name="T364">A</text:span>dministrator</text:p>
          </table:table-cell>
        </table:table-row>
        <table:table-row>
          <table:table-cell table:style-name="Table25.A5" office:value-type="string">
            <text:p text:style-name="P27">Preconditions</text:p>
          </table:table-cell>
          <table:table-cell table:style-name="Table25.B5" office:value-type="string">
            <text:p text:style-name="P229">De <text:span text:style-name="T295">administrator</text:span> <text:span text:style-name="T240">is aangemeld. Bovendien wordt reeds een lijst van alle operators weergegeven.</text:span></text:p>
          </table:table-cell>
        </table:table-row>
        <table:table-row>
          <table:table-cell table:style-name="Table25.A6" table:number-columns-spanned="2" office:value-type="string">
            <text:p text:style-name="P27">Main Success Scenario</text:p>
          </table:table-cell>
          <table:covered-table-cell/>
        </table:table-row>
        <table:table-row>
          <table:table-cell table:style-name="Table25.A7" table:number-columns-spanned="2" office:value-type="string">
            <text:list xml:id="list1042027842084078524" text:style-name="L68">
              <text:list-item>
                <text:p text:style-name="P649"><text:span text:style-name="T21">De </text:span><text:span text:style-name="T30">administrator</text:span><text:span text:style-name="T21"> selecteert "</text:span><text:span text:style-name="T36">Toevoegen</text:span><text:span text:style-name="T21">".</text:span></text:p>
              </text:list-item>
              <text:list-item>
                <text:p text:style-name="P473">Het systeem toont een creatie scherm.</text:p>
              </text:list-item>
              <text:list-item>
                <text:p text:style-name="P649"><text:span text:style-name="T21">De </text:span><text:span text:style-name="T30">administrator</text:span><text:span text:style-name="T21"> vult alle velden in.</text:span></text:p>
              </text:list-item>
              <text:list-item>
                <text:p text:style-name="P649"><text:span text:style-name="T21">De </text:span><text:span text:style-name="T30">administrator</text:span><text:span text:style-name="T21"> selecteert "</text:span><text:span text:style-name="T22">Bevestigen</text:span><text:span text:style-name="T21">".</text:span></text:p>
              </text:list-item>
              <text:list-item>
                <text:p text:style-name="P649"><text:span text:style-name="T21">Het systeem maakt de </text:span><text:span text:style-name="T77">administrator</text:span><text:span text:style-name="T21"> aan en toont de lijst van alle </text:span><text:span text:style-name="T78">operators</text:span><text:span text:style-name="T21">.</text:span></text:p>
              </text:list-item>
            </text:list>
          </table:table-cell>
          <table:covered-table-cell/>
        </table:table-row>
        <table:table-row>
          <table:table-cell table:style-name="Table25.A6" table:number-columns-spanned="2" office:value-type="string">
            <text:p text:style-name="P27">Post Conditions</text:p>
          </table:table-cell>
          <table:covered-table-cell/>
        </table:table-row>
        <table:table-row>
          <table:table-cell table:style-name="Table25.A9" table:number-columns-spanned="2" office:value-type="string">
            <text:list xml:id="list3794516075536831366" text:style-name="L69">
              <text:list-item>
                <text:p text:style-name="P474">De <text:span text:style-name="T293">operator</text:span> is aangemaakt.</text:p>
              </text:list-item>
            </text:list>
          </table:table-cell>
          <table:covered-table-cell/>
        </table:table-row>
        <table:table-row>
          <table:table-cell table:style-name="Table25.A6" table:number-columns-spanned="2" office:value-type="string">
            <text:p text:style-name="P27">Alternative Flows</text:p>
          </table:table-cell>
          <table:covered-table-cell/>
        </table:table-row>
        <table:table-row>
          <table:table-cell table:style-name="Table25.A9" table:number-columns-spanned="2" office:value-type="string">
            <text:list xml:id="list8610844689617224526" text:style-name="L70">
              <text:list-header>
                <text:p text:style-name="P394"><text:span text:style-name="T173">4</text:span><text:span text:style-name="T106">. </text:span><text:span text:style-name="T107">[</text:span><text:span text:style-name="T106">&lt;</text:span><text:span text:style-name="T174">Een ongeldige waarde werd ingevuld bij één van de opties</text:span><text:span text:style-name="T106">&gt;]<text:line-break/> <text:s text:c="3"/></text:span><text:span text:style-name="T173">4</text:span><text:span text:style-name="T106">.1 </text:span><text:span text:style-name="T110">De </text:span><text:span text:style-name="T175">administrator</text:span><text:span text:style-name="T110"> krijgt passende foutmelding</text:span><text:span text:style-name="T111">en</text:span><text:span text:style-name="T110"> te zien </text:span><text:span text:style-name="T112">(bij de overeenkomstige velden)</text:span><text:span text:style-name="T110">.</text:span></text:p>
                <text:p text:style-name="P395"><text:span text:style-name="T113"><text:s text:c="4"/></text:span><text:span text:style-name="T173">4</text:span><text:span text:style-name="T106">.</text:span><text:span text:style-name="T176">2</text:span><text:span text:style-name="T106"> </text:span><text:span text:style-name="T114">De </text:span><text:span text:style-name="T175">administrator</text:span><text:span text:style-name="T114"> kan zijn/</text:span><text:span text:style-name="T122">haar</text:span><text:span text:style-name="T114"> aanpassingen corrigeren.</text:span><text:span text:style-name="T113">.</text:span></text:p>
                <text:p text:style-name="P373"><text:span text:style-name="T542"><text:s text:c="4"/></text:span><text:span text:style-name="T543">4</text:span><text:span text:style-name="T544">.</text:span><text:span text:style-name="T545">3</text:span><text:span text:style-name="T544"> </text:span><text:span text:style-name="T546">Ga naar punt </text:span><text:span text:style-name="T547">4</text:span><text:span text:style-name="T546"> van Main Success Scenario.</text:span></text:p>
                <text:p text:style-name="P371"><text:span text:style-name="T275">4.</text:span> [&lt;<text:span text:style-name="T201">De administrator selecteert "Annuleren"</text:span>&gt;]</text:p>
                <text:p text:style-name="P599"><text:s text:c="4"/><text:span text:style-name="T275">4</text:span>.<text:span text:style-name="T379">1</text:span> Ga naar punt 2 van Main Success Scenario.</text:p>
              </text:list-header>
            </text:list>
          </table:table-cell>
          <table:covered-table-cell/>
        </table:table-row>
        <table:table-row>
          <table:table-cell table:style-name="Table25.A6" table:number-columns-spanned="2" office:value-type="string">
            <text:p text:style-name="P63">Exceptional Flows</text:p>
          </table:table-cell>
          <table:covered-table-cell/>
        </table:table-row>
        <table:table-row>
          <table:table-cell table:style-name="Table25.A9" table:number-columns-spanned="2" office:value-type="string">
            <text:p text:style-name="P312"><text:span text:style-name="T201"><text:s text:c="11"/>1</text:span>. [&lt;<text:span text:style-name="T201">De administrator selecteert "Terug"</text:span>&gt;]</text:p>
            <text:p text:style-name="P128"><text:s text:c="15"/><text:span text:style-name="T276">1.1 De administrator keert terug naar de startpagina.</text:span></text:p>
            <text:p text:style-name="P129"><text:s text:c="15"/><text:span text:style-name="T276">1.2 Er zijn geen operators aangemaakt.</text:span></text:p>
          </table:table-cell>
          <table:covered-table-cell/>
        </table:table-row>
      </table:table>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able:table table:name="Table26" table:style-name="Table26">
        <table:table-column table:style-name="Table26.A"/>
        <table:table-column table:style-name="Table26.B"/>
        <text:soft-page-break/>
        <table:table-row>
          <table:table-cell table:style-name="Table26.A1" table:number-columns-spanned="2" office:value-type="string">
            <text:p text:style-name="P28">Overview <text:span text:style-name="T226">Use Case #36</text:span></text:p>
          </table:table-cell>
          <table:covered-table-cell/>
        </table:table-row>
        <table:table-row>
          <table:table-cell table:style-name="Table26.A2" office:value-type="string">
            <text:p text:style-name="P28">Title</text:p>
          </table:table-cell>
          <table:table-cell table:style-name="Table26.B2" office:value-type="string">
            <text:p text:style-name="P230"><text:span text:style-name="T294">Operator</text:span> <text:span text:style-name="T281">v</text:span>erwijder<text:span text:style-name="T281">en</text:span></text:p>
          </table:table-cell>
        </table:table-row>
        <table:table-row>
          <table:table-cell table:style-name="Table26.A5" office:value-type="string">
            <text:p text:style-name="P28">Description</text:p>
          </table:table-cell>
          <table:table-cell table:style-name="Table26.B5" office:value-type="string">
            <text:p text:style-name="P231">Een <text:span text:style-name="T177">administrator</text:span> verwijdert <text:span text:style-name="T196">een</text:span> <text:span text:style-name="T293">operator</text:span>.</text:p>
          </table:table-cell>
        </table:table-row>
        <table:table-row>
          <table:table-cell table:style-name="Table26.A5" office:value-type="string">
            <text:p text:style-name="P28">Actors</text:p>
          </table:table-cell>
          <table:table-cell table:style-name="Table26.B5" office:value-type="string">
            <text:p text:style-name="P143"><text:span text:style-name="T364">A</text:span>dministrator</text:p>
          </table:table-cell>
        </table:table-row>
        <table:table-row>
          <table:table-cell table:style-name="Table26.A5" office:value-type="string">
            <text:p text:style-name="P28">Preconditions</text:p>
          </table:table-cell>
          <table:table-cell table:style-name="Table26.B5" office:value-type="string">
            <text:p text:style-name="P232">De <text:span text:style-name="T177">administrator</text:span> is <text:span text:style-name="T241">aangemeld. Bovendien wordt reeds een lijst van alle operators weergegeven.</text:span></text:p>
          </table:table-cell>
        </table:table-row>
        <table:table-row>
          <table:table-cell table:style-name="Table26.A6" table:number-columns-spanned="2" office:value-type="string">
            <text:p text:style-name="P28">Main Success Scenario</text:p>
          </table:table-cell>
          <table:covered-table-cell/>
        </table:table-row>
        <table:table-row>
          <table:table-cell table:style-name="Table26.A7" table:number-columns-spanned="2" office:value-type="string">
            <text:list xml:id="list161828305138461" text:continue-list="list161827736927403" text:style-name="L1">
              <text:list-item text:start-value="1">
                <text:p text:style-name="P475"><text:span text:style-name="T250">De </text:span><text:span text:style-name="T548">administrator</text:span><text:span text:style-name="T197"> selecteert "Verwijderen" </text:span>bij de juiste <text:span text:style-name="T293">operator.</text:span></text:p>
              </text:list-item>
              <text:list-item>
                <text:p text:style-name="P536"><text:span text:style-name="T287">Het s</text:span>ysteem vraagt om bevestiging om de <text:span text:style-name="T293">operator</text:span> te verwijderen.</text:p>
              </text:list-item>
              <text:list-item>
                <text:p text:style-name="P537">De <text:span text:style-name="T548">administrator</text:span> selecteert "<text:span text:style-name="T531">Ja</text:span>".</text:p>
              </text:list-item>
              <text:list-item>
                <text:p text:style-name="P538"><text:span text:style-name="T287">Het s</text:span>ysteem verwijdert de <text:span text:style-name="T293">operator</text:span> en toont de lijst van <text:span text:style-name="T293">operators</text:span>.</text:p>
              </text:list-item>
            </text:list>
          </table:table-cell>
          <table:covered-table-cell/>
        </table:table-row>
        <table:table-row>
          <table:table-cell table:style-name="Table26.A6" table:number-columns-spanned="2" office:value-type="string">
            <text:p text:style-name="P28">Post Conditions</text:p>
          </table:table-cell>
          <table:covered-table-cell/>
        </table:table-row>
        <table:table-row>
          <table:table-cell table:style-name="Table26.A9" table:number-columns-spanned="2" office:value-type="string">
            <text:list xml:id="list8265544734734218186" text:style-name="L71">
              <text:list-item>
                <text:p text:style-name="P539">De <text:span text:style-name="T293">operator</text:span> is verwijderd.</text:p>
              </text:list-item>
            </text:list>
          </table:table-cell>
          <table:covered-table-cell/>
        </table:table-row>
        <table:table-row>
          <table:table-cell table:style-name="Table26.A6" table:number-columns-spanned="2" office:value-type="string">
            <text:p text:style-name="P28">Alternative Flows</text:p>
          </table:table-cell>
          <table:covered-table-cell/>
        </table:table-row>
        <table:table-row>
          <table:table-cell table:style-name="Table26.A11" table:number-columns-spanned="2" office:value-type="string">
            <text:list xml:id="list7745500011834385452" text:style-name="L72">
              <text:list-header>
                <text:p text:style-name="P372"><text:span text:style-name="T381">3.</text:span> [&lt;<text:span text:style-name="T201">De administrator selecteert "Annuleren"</text:span>&gt;]</text:p>
                <text:p text:style-name="P600"><text:s text:c="4"/><text:span text:style-name="T381">3</text:span>.<text:span text:style-name="T380">1</text:span> Ga naar punt 2 van Main Success Scenario.</text:p>
              </text:list-header>
            </text:list>
          </table:table-cell>
          <table:covered-table-cell/>
        </table:table-row>
        <table:table-row>
          <table:table-cell table:style-name="Table26.A6" table:number-columns-spanned="2" office:value-type="string">
            <text:p text:style-name="P64">Exceptional Flows</text:p>
          </table:table-cell>
          <table:covered-table-cell/>
        </table:table-row>
        <table:table-row>
          <table:table-cell table:style-name="Table26.A11" table:number-columns-spanned="2" office:value-type="string">
            <text:p text:style-name="P313"><text:span text:style-name="T201"><text:s text:c="12"/>1</text:span>. [&lt;<text:span text:style-name="T201">De administrator selecteert "Terug"</text:span>&gt;]</text:p>
            <text:p text:style-name="P130"><text:s text:c="16"/><text:span text:style-name="T277">1.1 De administrator keert terug naar de startpagina.</text:span></text:p>
            <text:p text:style-name="P131"><text:s text:c="16"/><text:span text:style-name="T277">1.2 <text:s/>Er zijn geen operators verwijderd.</text:span></text:p>
          </table:table-cell>
          <table:covered-table-cell/>
        </table:table-row>
      </table:table>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able:table table:name="Table3" table:style-name="Table3">
        <table:table-column table:style-name="Table3.A"/>
        <table:table-column table:style-name="Table3.B"/>
        <text:soft-page-break/>
        <table:table-row>
          <table:table-cell table:style-name="Table3.A1" table:number-columns-spanned="2" office:value-type="string">
            <text:p text:style-name="P29">Overview <text:span text:style-name="T226">Use Case #37</text:span></text:p>
          </table:table-cell>
          <table:covered-table-cell/>
        </table:table-row>
        <table:table-row>
          <table:table-cell table:style-name="Table3.A2" office:value-type="string">
            <text:p text:style-name="P29">Title</text:p>
          </table:table-cell>
          <table:table-cell table:style-name="Table3.B2" office:value-type="string">
            <text:p text:style-name="P274">Aanmelden met sociale media</text:p>
          </table:table-cell>
        </table:table-row>
        <table:table-row>
          <table:table-cell table:style-name="Table3.A5" office:value-type="string">
            <text:p text:style-name="P29">Description</text:p>
          </table:table-cell>
          <table:table-cell table:style-name="Table3.B5" office:value-type="string">
            <text:p text:style-name="P209">De <text:span text:style-name="T302">gebruiker</text:span> <text:span text:style-name="T220">wil toegang krijgen tot zijn/haar account via sociale media.</text:span></text:p>
          </table:table-cell>
        </table:table-row>
        <table:table-row>
          <table:table-cell table:style-name="Table3.A5" office:value-type="string">
            <text:p text:style-name="P29">Actors</text:p>
          </table:table-cell>
          <table:table-cell table:style-name="Table3.B5" office:value-type="string">
            <text:p text:style-name="P89">Gebruiker</text:p>
          </table:table-cell>
        </table:table-row>
        <table:table-row>
          <table:table-cell table:style-name="Table3.A5" office:value-type="string">
            <text:p text:style-name="P29">Preconditions</text:p>
          </table:table-cell>
          <table:table-cell table:style-name="Table3.B5" office:value-type="string">
            <text:p text:style-name="P275">De gebruiker <text:span text:style-name="T430">heeft reeds een account.</text:span></text:p>
          </table:table-cell>
        </table:table-row>
        <table:table-row>
          <table:table-cell table:style-name="Table3.A6" table:number-columns-spanned="2" office:value-type="string">
            <text:p text:style-name="P29">Main Success Scenario</text:p>
          </table:table-cell>
          <table:covered-table-cell/>
        </table:table-row>
        <table:table-row>
          <table:table-cell table:style-name="Table3.A7" table:number-columns-spanned="2" office:value-type="string">
            <text:list xml:id="list161827339568955" text:continue-list="list161828305138461" text:style-name="L1">
              <text:list-item text:start-value="1">
                <text:p text:style-name="P571">De gebruiker drukt op een knop die <text:span text:style-name="T436">behoort tot het gewilde sociale medium</text:span>.</text:p>
              </text:list-item>
              <text:list-item>
                <text:p text:style-name="P574">Het systeem <text:span text:style-name="T438">vraagt de gebruiker om zijn/haar login gegevens voor het gegeven sociale medium via een pop-up.</text:span></text:p>
              </text:list-item>
              <text:list-item>
                <text:p text:style-name="P467">De <text:span text:style-name="T437">gebruiker</text:span> vult de benodigde gegevens <text:span text:style-name="T222">in op de gepaste plaatsen</text:span>.</text:p>
              </text:list-item>
              <text:list-item>
                <text:p text:style-name="P421">De <text:span text:style-name="T437">gebruiker</text:span> <text:span text:style-name="T458">bevestigt dat hij/zij wil aanmelden met dit sociale medium</text:span>.</text:p>
              </text:list-item>
              <text:list-item>
                <text:p text:style-name="P575">Het systeem ontvangt een authorisatie vergunning voor het gegeven sociale medium.</text:p>
              </text:list-item>
              <text:list-item>
                <text:p text:style-name="P575">Het systeem stuurt deze vergunning naar de <text:span text:style-name="T439">authorisation</text:span> server van het sociale medium.</text:p>
              </text:list-item>
              <text:list-item>
                <text:p text:style-name="P575">Het systeem ontvangt een access token.</text:p>
              </text:list-item>
              <text:list-item>
                <text:p text:style-name="P575">Het systeem stuurt dit access token naar de resource server van het sociale medium.</text:p>
              </text:list-item>
              <text:list-item>
                <text:p text:style-name="P575">Het systeem verkrijgt toegang tot het account van de gebruiker voor het gegeven sociale medium.</text:p>
              </text:list-item>
              <text:list-item>
                <text:p text:style-name="P455">Het systeem geeft een succesboodschap weer.</text:p>
              </text:list-item>
              <text:list-item>
                <text:p text:style-name="P456">Het systeem <text:span text:style-name="T223">geeft de gebruiker toegang tot zijn/haar account</text:span>.</text:p>
              </text:list-item>
            </text:list>
          </table:table-cell>
          <table:covered-table-cell/>
        </table:table-row>
        <table:table-row>
          <table:table-cell table:style-name="Table3.A6" table:number-columns-spanned="2" office:value-type="string">
            <text:p text:style-name="P29">Post Conditions</text:p>
          </table:table-cell>
          <table:covered-table-cell/>
        </table:table-row>
        <table:table-row>
          <table:table-cell table:style-name="Table3.A9" table:number-columns-spanned="2" office:value-type="string">
            <text:list xml:id="list5996526382133370189" text:style-name="L73">
              <text:list-item>
                <text:p text:style-name="P576">De gebruiker is aangemeld voor het geselecteerde sociale medium.</text:p>
              </text:list-item>
            </text:list>
          </table:table-cell>
          <table:covered-table-cell/>
        </table:table-row>
        <table:table-row>
          <table:table-cell table:style-name="Table3.A6" table:number-columns-spanned="2" office:value-type="string">
            <text:p text:style-name="P29">Alternative Flows</text:p>
          </table:table-cell>
          <table:covered-table-cell/>
        </table:table-row>
        <table:table-row>
          <table:table-cell table:style-name="Table3.A11" table:number-columns-spanned="2" office:value-type="string">
            <text:list xml:id="list6229701102715366546" text:style-name="L74">
              <text:list-header>
                <text:p text:style-name="P396"><text:span text:style-name="T178">5/7/</text:span><text:span text:style-name="T179">9</text:span><text:span text:style-name="T106">. </text:span><text:span text:style-name="T107">[</text:span><text:span text:style-name="T106">&lt;</text:span><text:span text:style-name="T180">De gebruikersgegevens waren verkeerd</text:span><text:span text:style-name="T106">&gt;]<text:line-break/> <text:s text:c="3"/></text:span><text:span text:style-name="T178">5/7/</text:span><text:span text:style-name="T179">9</text:span><text:span text:style-name="T106">.1 </text:span><text:span text:style-name="T110">De gebruiker krijgt passende foutmelding</text:span><text:span text:style-name="T111">en</text:span><text:span text:style-name="T110"> te zien.</text:span></text:p>
                <text:p text:style-name="P396"><text:span text:style-name="T113"><text:s text:c="4"/></text:span><text:span text:style-name="T178">5/7/</text:span><text:span text:style-name="T179">9</text:span><text:span text:style-name="T106">.</text:span><text:span text:style-name="T181">2</text:span><text:span text:style-name="T106"> </text:span><text:span text:style-name="T114">De gebruiker kan zijn/</text:span><text:span text:style-name="T122">haar</text:span><text:span text:style-name="T114"> aanpassingen corrigeren.</text:span></text:p>
                <text:p text:style-name="P396"><text:span text:style-name="T113"><text:s text:c="4"/></text:span><text:span text:style-name="T178">5/7/</text:span><text:span text:style-name="T179">9</text:span><text:span text:style-name="T106">.</text:span><text:span text:style-name="T181">3</text:span><text:span text:style-name="T106"> </text:span><text:span text:style-name="T117">Ga naar punt </text:span><text:span text:style-name="T123">4</text:span><text:span text:style-name="T117"> van Main Success Scenario.</text:span></text:p>
                <text:p text:style-name="P397"><text:span text:style-name="T85">11. [&lt;De gebruiker heeft nog </text:span><text:span text:style-name="T87">g</text:span><text:span text:style-name="T85">een account&gt;]</text:span></text:p>
                <text:p text:style-name="P610"><text:s text:c="4"/>11.1 Er wordt een nieuw account aangemaakt voor <text:span text:style-name="T472">de</text:span> gebruiker, <text:span text:style-name="T471">waarbij deze door alle stappen van registratie gaat</text:span> (cfr. Use Case #1).</text:p>
                <text:p text:style-name="P615"><text:span text:style-name="T85"><text:s text:c="4"/></text:span><text:span text:style-name="T86">11.2 Ga naar punt 11 van Main Success Scenario.</text:span></text:p>
              </text:list-header>
            </text:list>
          </table:table-cell>
          <table:covered-table-cell/>
        </table:table-row>
        <table:table-row>
          <table:table-cell table:style-name="Table3.A6" table:number-columns-spanned="2" office:value-type="string">
            <text:p text:style-name="P65">Exceptional Flows</text:p>
          </table:table-cell>
          <table:covered-table-cell/>
        </table:table-row>
        <table:table-row>
          <table:table-cell table:style-name="Table3.A11" table:number-columns-spanned="2" office:value-type="string">
            <text:p text:style-name="P132"><text:span text:style-name="T201"><text:s text:c="12"/>4</text:span>. [&lt;<text:span text:style-name="T201">De gebruiker selecteert "Annuleren"</text:span>&gt;]</text:p>
            <text:p text:style-name="P133"><text:s text:c="16"/><text:span text:style-name="T202">4.1 Het systeem geeft de startpagina weer.</text:span></text:p>
            <text:p text:style-name="P179"><text:span text:style-name="T1"><text:s text:c="16"/></text:span><text:span text:style-name="T3">4.</text:span><text:span text:style-name="T48">2</text:span><text:span text:style-name="T3"> </text:span><text:span text:style-name="T79">De gebruiker is niet aangemeld.</text:span></text:p>
            <text:p text:style-name="P180"><text:span text:style-name="T79"><text:s text:c="12"/></text:span><text:span text:style-name="T85">11. [&lt;De gebruiker heeft </text:span><text:span text:style-name="T87">reeds een normaal</text:span><text:span text:style-name="T85"> account&gt;]</text:span></text:p>
            <text:p text:style-name="P180"><text:span text:style-name="T85"><text:s text:c="16"/></text:span><text:span text:style-name="T87">11.1 Het systeem geeft de startpagina weer.</text:span></text:p>
            <text:p text:style-name="P144"><text:s text:c="16"/>11.2 De gebruiker is niet aangemeld.</text:p>
          </table:table-cell>
          <table:covered-table-cell/>
        </table:table-row>
      </table:table>
      <text:p text:style-name="P351"/>
      <text:p text:style-name="P352"/>
      <text:p text:style-name="P353"/>
      <text:p text:style-name="P353"/>
      <text:p text:style-name="P353"/>
      <text:p text:style-name="P353"/>
      <table:table table:name="Table40" table:style-name="Table40">
        <table:table-column table:style-name="Table40.A"/>
        <table:table-column table:style-name="Table40.B"/>
        <text:soft-page-break/>
        <table:table-row>
          <table:table-cell table:style-name="Table40.A1" table:number-columns-spanned="2" office:value-type="string">
            <text:p text:style-name="P30">Overview <text:span text:style-name="T226">Use Case #38</text:span></text:p>
          </table:table-cell>
          <table:covered-table-cell/>
        </table:table-row>
        <table:table-row>
          <table:table-cell table:style-name="Table40.A2" office:value-type="string">
            <text:p text:style-name="P30">Title</text:p>
          </table:table-cell>
          <table:table-cell table:style-name="Table40.B2" office:value-type="string">
            <text:p text:style-name="P212">Aanmelden <text:span text:style-name="T500">met app</text:span></text:p>
          </table:table-cell>
        </table:table-row>
        <table:table-row>
          <table:table-cell table:style-name="Table40.A5" office:value-type="string">
            <text:p text:style-name="P30">Description</text:p>
          </table:table-cell>
          <table:table-cell table:style-name="Table40.B5" office:value-type="string">
            <text:p text:style-name="P210">De <text:span text:style-name="T302">gebruiker</text:span> <text:span text:style-name="T220">wil toegang krijgen tot zijn/haar account.</text:span></text:p>
          </table:table-cell>
        </table:table-row>
        <table:table-row>
          <table:table-cell table:style-name="Table40.A5" office:value-type="string">
            <text:p text:style-name="P30">Actors</text:p>
          </table:table-cell>
          <table:table-cell table:style-name="Table40.B5" office:value-type="string">
            <text:p text:style-name="P90">Gebruiker</text:p>
          </table:table-cell>
        </table:table-row>
        <table:table-row>
          <table:table-cell table:style-name="Table40.A5" office:value-type="string">
            <text:p text:style-name="P30">Preconditions</text:p>
          </table:table-cell>
          <table:table-cell table:style-name="Table40.B5" office:value-type="string">
            <text:p text:style-name="P206">De <text:span text:style-name="T302">gebruiker</text:span> heeft reeds een account.</text:p>
          </table:table-cell>
        </table:table-row>
        <table:table-row>
          <table:table-cell table:style-name="Table40.A6" table:number-columns-spanned="2" office:value-type="string">
            <text:p text:style-name="P30">Main Success Scenario</text:p>
          </table:table-cell>
          <table:covered-table-cell/>
        </table:table-row>
        <table:table-row>
          <table:table-cell table:style-name="Table40.A7" table:number-columns-spanned="2" office:value-type="string">
            <text:list xml:id="list161828410256499" text:continue-list="list161827339568955" text:style-name="L1">
              <text:list-item text:start-value="1">
                <text:p text:style-name="P465">Het <text:span text:style-name="T503">app</text:span> vraagt de <text:span text:style-name="T501">gebruiker</text:span> om zijn/<text:span text:style-name="T247">haar</text:span> login gegevens.</text:p>
              </text:list-item>
              <text:list-item>
                <text:p text:style-name="P468">De <text:span text:style-name="T501">gebruiker</text:span> vult de benodigde gegevens <text:span text:style-name="T222">in op de gepaste plaatsen</text:span>.</text:p>
              </text:list-item>
              <text:list-item>
                <text:p text:style-name="P422">De <text:span text:style-name="T501">gebruiker</text:span> selecteert "<text:span text:style-name="T502">Sign in</text:span>".</text:p>
              </text:list-item>
              <text:list-item>
                <text:p text:style-name="P577">Het app spreekt het systeem aan op de aangewezen endpoint.</text:p>
              </text:list-item>
              <text:list-item>
                <text:p text:style-name="P578">De app krijgt een refreshtoken <text:span text:style-name="T504">voor de huidige gebruiker.</text:span></text:p>
              </text:list-item>
              <text:list-item>
                <text:p text:style-name="P579">De app gaat na of de app al geregistreerd werd <text:span text:style-name="T505">en indien nodig voert een registratie uit</text:span>. </text:p>
              </text:list-item>
              <text:list-item>
                <text:p text:style-name="P457">Het systeem <text:span text:style-name="T223">geeft de gebruiker toegang tot zijn/haar account</text:span>.</text:p>
              </text:list-item>
            </text:list>
          </table:table-cell>
          <table:covered-table-cell/>
        </table:table-row>
        <table:table-row>
          <table:table-cell table:style-name="Table40.A6" table:number-columns-spanned="2" office:value-type="string">
            <text:p text:style-name="P30">Post Conditions</text:p>
          </table:table-cell>
          <table:covered-table-cell/>
        </table:table-row>
        <table:table-row>
          <table:table-cell table:style-name="Table40.A9" table:number-columns-spanned="2" office:value-type="string">
            <text:list xml:id="list6732497777716519215" text:style-name="L75">
              <text:list-item>
                <text:p text:style-name="P463">De <text:span text:style-name="T302">gebruiker</text:span> <text:span text:style-name="T221">is aangemeld</text:span>.</text:p>
              </text:list-item>
            </text:list>
          </table:table-cell>
          <table:covered-table-cell/>
        </table:table-row>
        <table:table-row>
          <table:table-cell table:style-name="Table40.A6" table:number-columns-spanned="2" office:value-type="string">
            <text:p text:style-name="P66">Alternative Flows</text:p>
          </table:table-cell>
          <table:covered-table-cell/>
        </table:table-row>
        <table:table-row>
          <table:table-cell table:style-name="Table40.A11" table:number-columns-spanned="2" office:value-type="string">
            <text:p text:style-name="P134"><text:tab/><text:span text:style-name="T506">1. [&lt;De gebruiker heeft bij vorige aanmelding de app toegang gegeven tot zijn/haar gegevens&gt;]</text:span></text:p>
            <text:p text:style-name="P135"><text:s text:c="16"/><text:span text:style-name="T507">1.1 Ga naar punt 7 van Main Success Scenario.</text:span></text:p>
            <text:p text:style-name="P134"><text:span text:style-name="T382"><text:s text:c="12"/>3</text:span>. [<text:span text:style-name="T218">&lt;De ingevoerde gegevens zijn verkeerd&gt;]</text:span></text:p>
            <text:p text:style-name="P181"><text:span text:style-name="T1"><text:tab/> <text:s text:c="3"/></text:span><text:span text:style-name="T60">3</text:span><text:span text:style-name="T1">.1 </text:span><text:span text:style-name="T58">De </text:span><text:span text:style-name="T93">gebruiker</text:span><text:span text:style-name="T58"> krijgt </text:span><text:span text:style-name="T80">een foutmelding te zien dat het </text:span><text:span text:style-name="T94">aanmelden</text:span><text:span text:style-name="T80"> mislukt is.</text:span></text:p>
            <text:p text:style-name="P181"><text:span text:style-name="T14"><text:s text:c="16"/></text:span><text:span text:style-name="T60">3</text:span><text:span text:style-name="T15">.</text:span><text:span text:style-name="T80">2</text:span><text:span text:style-name="T15"> </text:span><text:span text:style-name="T16">Ga naar punt </text:span><text:span text:style-name="T80">1</text:span><text:span text:style-name="T16"> van Main Success Scenario.</text:span></text:p>
          </table:table-cell>
          <table:covered-table-cell/>
        </table:table-row>
      </table:table>
      <text:p text:style-name="P353"/>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able:table table:name="Table37" table:style-name="Table37">
        <table:table-column table:style-name="Table37.A"/>
        <table:table-column table:style-name="Table37.B"/>
        <text:soft-page-break/>
        <table:table-row>
          <table:table-cell table:style-name="Table37.A1" table:number-columns-spanned="2" office:value-type="string">
            <text:p text:style-name="P31">Overview <text:span text:style-name="T226">Use Case #39</text:span></text:p>
          </table:table-cell>
          <table:covered-table-cell/>
        </table:table-row>
        <table:table-row>
          <table:table-cell table:style-name="Table37.A2" office:value-type="string">
            <text:p text:style-name="P31">Title</text:p>
          </table:table-cell>
          <table:table-cell table:style-name="Table37.B2" office:value-type="string">
            <text:p text:style-name="P278">Event details bekijken</text:p>
          </table:table-cell>
        </table:table-row>
        <table:table-row>
          <table:table-cell table:style-name="Table37.A5" office:value-type="string">
            <text:p text:style-name="P31">Description</text:p>
          </table:table-cell>
          <table:table-cell table:style-name="Table37.B5" office:value-type="string">
            <text:p text:style-name="P279">Een gebruiker <text:span text:style-name="T509">of operator</text:span> selecteert een specifiek event om er meer over te weten te komen.</text:p>
          </table:table-cell>
        </table:table-row>
        <table:table-row>
          <table:table-cell table:style-name="Table37.A5" office:value-type="string">
            <text:p text:style-name="P31">Actors</text:p>
          </table:table-cell>
          <table:table-cell table:style-name="Table37.B5" office:value-type="string">
            <text:p text:style-name="P91">Gebruiker <text:span text:style-name="T508">of</text:span> <text:span text:style-name="T508">Operator</text:span></text:p>
          </table:table-cell>
        </table:table-row>
        <table:table-row>
          <table:table-cell table:style-name="Table37.A5" office:value-type="string">
            <text:p text:style-name="P31">Preconditions</text:p>
          </table:table-cell>
          <table:table-cell table:style-name="Table37.B5" office:value-type="string">
            <text:p text:style-name="P276">De gebruiker <text:span text:style-name="T510">of operator</text:span> heeft de lijst van alle relevante events weergegeven.</text:p>
          </table:table-cell>
        </table:table-row>
        <table:table-row>
          <table:table-cell table:style-name="Table37.A6" table:number-columns-spanned="2" office:value-type="string">
            <text:p text:style-name="P31">Main Success Scenario</text:p>
          </table:table-cell>
          <table:covered-table-cell/>
        </table:table-row>
        <table:table-row>
          <table:table-cell table:style-name="Table37.A7" table:number-columns-spanned="2" office:value-type="string">
            <text:list xml:id="list161829118613023" text:continue-list="list161828410256499" text:style-name="L1">
              <text:list-item text:start-value="1">
                <text:p text:style-name="P572">De <text:span text:style-name="T511">actor</text:span> <text:span text:style-name="T441">selecteert een event in de lijst van events.</text:span></text:p>
              </text:list-item>
              <text:list-item>
                <text:p text:style-name="P580">Het <text:span text:style-name="T442">systeem toont een venster met de details van het geselecteerde event en de locatie van het event op de kaart.</text:span></text:p>
              </text:list-item>
            </text:list>
          </table:table-cell>
          <table:covered-table-cell/>
        </table:table-row>
        <table:table-row>
          <table:table-cell table:style-name="Table37.A6" table:number-columns-spanned="2" office:value-type="string">
            <text:p text:style-name="P31">Post Conditions</text:p>
          </table:table-cell>
          <table:covered-table-cell/>
        </table:table-row>
        <table:table-row>
          <table:table-cell table:style-name="Table37.A9" table:number-columns-spanned="2" office:value-type="string">
            <text:list xml:id="list469756096823765283" text:style-name="L76">
              <text:list-item>
                <text:p text:style-name="P581">De <text:span text:style-name="T440">details</text:span> <text:span text:style-name="T440">van het geselecteerde</text:span> event word<text:span text:style-name="T440">en</text:span> weergegeven.</text:p>
              </text:list-item>
            </text:list>
          </table:table-cell>
          <table:covered-table-cell/>
        </table:table-row>
      </table:table>
      <text:p text:style-name="P354"/>
      <text:p text:style-name="P352"/>
      <text:p text:style-name="P352"/>
      <text:p text:style-name="P352"/>
      <text:p text:style-name="P353"/>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able:table table:name="Table14" table:style-name="Table14">
        <table:table-column table:style-name="Table14.A"/>
        <table:table-column table:style-name="Table14.B"/>
        <text:soft-page-break/>
        <table:table-row>
          <table:table-cell table:style-name="Table14.A1" table:number-columns-spanned="2" office:value-type="string">
            <text:p text:style-name="P32">Overview <text:span text:style-name="T226">Use Case #40 (Uitbreiding)</text:span></text:p>
          </table:table-cell>
          <table:covered-table-cell/>
        </table:table-row>
        <table:table-row>
          <table:table-cell table:style-name="Table14.A2" office:value-type="string">
            <text:p text:style-name="P32">Title</text:p>
          </table:table-cell>
          <table:table-cell table:style-name="Table14.B2" office:value-type="string">
            <text:p text:style-name="P280"><text:span text:style-name="T279">E</text:span>vents <text:span text:style-name="T279">filteren</text:span></text:p>
          </table:table-cell>
        </table:table-row>
        <table:table-row>
          <table:table-cell table:style-name="Table14.A5" office:value-type="string">
            <text:p text:style-name="P32">Description</text:p>
          </table:table-cell>
          <table:table-cell table:style-name="Table14.B5" office:value-type="string">
            <text:p text:style-name="P281">Een gebruiker kiest verschillende verschillende filters die de bestaande lijst van relevante events uitdunt. Op die manier kan hij/zij gemakkelijk meer specifieke events in zijn/haar geschiedenis te zien krijgen.</text:p>
          </table:table-cell>
        </table:table-row>
        <table:table-row>
          <table:table-cell table:style-name="Table14.A5" office:value-type="string">
            <text:p text:style-name="P32">Actors</text:p>
          </table:table-cell>
          <table:table-cell table:style-name="Table14.B5" office:value-type="string">
            <text:p text:style-name="P92">Gebruiker</text:p>
          </table:table-cell>
        </table:table-row>
        <table:table-row>
          <table:table-cell table:style-name="Table14.A5" office:value-type="string">
            <text:p text:style-name="P32">Preconditions</text:p>
          </table:table-cell>
          <table:table-cell table:style-name="Table14.B5" office:value-type="string">
            <text:p text:style-name="P277">De gebruiker heeft de lijst van alle relevante events (actieve events en geschiedenis) weergegeven.</text:p>
          </table:table-cell>
        </table:table-row>
        <table:table-row>
          <table:table-cell table:style-name="Table14.A6" table:number-columns-spanned="2" office:value-type="string">
            <text:p text:style-name="P32">Main Success Scenario</text:p>
          </table:table-cell>
          <table:covered-table-cell/>
        </table:table-row>
        <table:table-row>
          <table:table-cell table:style-name="Table14.A7" table:number-columns-spanned="2" office:value-type="string">
            <text:list xml:id="list161828080543382" text:continue-list="list161829118613023" text:style-name="L1">
              <text:list-item text:start-value="1">
                <text:p text:style-name="P573">De gebruiker drukt op een knop die een menu tevoorschijn brengt waar hij/zij filters kan aanpassen.</text:p>
              </text:list-item>
              <text:list-item>
                <text:p text:style-name="P583">De gebruiker krijgt het menu met mogelijke filters te zien. </text:p>
              </text:list-item>
              <text:list-item>
                <text:p text:style-name="P583">De gebruiker past de filters aan volgens de opties die hij/zij te zien krijgt.</text:p>
              </text:list-item>
              <text:list-item>
                <text:p text:style-name="P423">De <text:span text:style-name="T204">gebruiker</text:span> selecteert "Bevestigen".</text:p>
              </text:list-item>
              <text:list-item>
                <text:p text:style-name="P458">Het systeem geeft een succesboodschap weer.</text:p>
              </text:list-item>
              <text:list-item>
                <text:p text:style-name="P584">De gebruiker keert terug naar de lijst.</text:p>
              </text:list-item>
            </text:list>
          </table:table-cell>
          <table:covered-table-cell/>
        </table:table-row>
        <table:table-row>
          <table:table-cell table:style-name="Table14.A6" table:number-columns-spanned="2" office:value-type="string">
            <text:p text:style-name="P32">Post Conditions</text:p>
          </table:table-cell>
          <table:covered-table-cell/>
        </table:table-row>
        <table:table-row>
          <table:table-cell table:style-name="Table14.A9" table:number-columns-spanned="2" office:value-type="string">
            <text:list xml:id="list4556198948472784159" text:style-name="L77">
              <text:list-item>
                <text:p text:style-name="P582">De gefilterde lijst van events wordt weergegeven.</text:p>
              </text:list-item>
            </text:list>
          </table:table-cell>
          <table:covered-table-cell/>
        </table:table-row>
        <table:table-row>
          <table:table-cell table:style-name="Table14.A6" table:number-columns-spanned="2" office:value-type="string">
            <text:p text:style-name="P32">Alternative Flows</text:p>
          </table:table-cell>
          <table:covered-table-cell/>
        </table:table-row>
        <table:table-row>
          <table:table-cell table:style-name="Table14.A11" table:number-columns-spanned="2" office:value-type="string">
            <text:list xml:id="list5074325270175311667" text:style-name="L78">
              <text:list-header>
                <text:p text:style-name="P398"><text:span text:style-name="T119">4</text:span><text:span text:style-name="T106">. </text:span><text:span text:style-name="T107">[</text:span><text:span text:style-name="T106">&lt;</text:span><text:span text:style-name="T174">Een ongeldige waarde werd ingevuld bij één van de opties</text:span><text:span text:style-name="T106">&gt;]<text:line-break/> <text:s text:c="3"/></text:span><text:span text:style-name="T119">4</text:span><text:span text:style-name="T106">.1 </text:span><text:span text:style-name="T110">De gebruiker krijgt passende foutmelding</text:span><text:span text:style-name="T111">en</text:span><text:span text:style-name="T110"> te zien </text:span><text:span text:style-name="T112">(bij de overeenkomstige velden)</text:span><text:span text:style-name="T110">.</text:span></text:p>
                <text:p text:style-name="P398"><text:span text:style-name="T113"><text:s text:c="4"/></text:span><text:span text:style-name="T119">4</text:span><text:span text:style-name="T106">.</text:span><text:span text:style-name="T181">2</text:span><text:span text:style-name="T106"> </text:span><text:span text:style-name="T114">De gebruiker kan zijn/</text:span><text:span text:style-name="T122">haar</text:span><text:span text:style-name="T114"> aanpassingen corrigeren.</text:span></text:p>
                <text:p text:style-name="P398"><text:span text:style-name="T113"><text:s text:c="4"/></text:span><text:span text:style-name="T119">4</text:span><text:span text:style-name="T106">.</text:span><text:span text:style-name="T181">3</text:span><text:span text:style-name="T106"> </text:span><text:span text:style-name="T117">Ga naar punt </text:span><text:span text:style-name="T123">4</text:span><text:span text:style-name="T117"> van Main Success Scenario.</text:span></text:p>
              </text:list-header>
            </text:list>
          </table:table-cell>
          <table:covered-table-cell/>
        </table:table-row>
        <table:table-row>
          <table:table-cell table:style-name="Table14.A6" table:number-columns-spanned="2" office:value-type="string">
            <text:p text:style-name="P67">Exceptional Flows</text:p>
          </table:table-cell>
          <table:covered-table-cell/>
        </table:table-row>
        <table:table-row>
          <table:table-cell table:style-name="Table14.A11" table:number-columns-spanned="2" office:value-type="string">
            <text:p text:style-name="P136"><text:tab/><text:span text:style-name="T375">1.</text:span> [&lt;<text:span text:style-name="T201">De gebruiker selecteert "Terug"</text:span>&gt;]</text:p>
            <text:list xml:id="list7274095697364186162" text:style-name="L79">
              <text:list-header>
                <text:p text:style-name="P616"><text:span text:style-name="T16"><text:s text:c="4"/></text:span><text:span text:style-name="T53">1</text:span><text:span text:style-name="T17">.</text:span><text:span text:style-name="T47">1</text:span><text:span text:style-name="T17"> </text:span><text:span text:style-name="T3">De gebruiker krijgt </text:span><text:span text:style-name="T18">de </text:span><text:span text:style-name="T50">startpagina</text:span><text:span text:style-name="T18"> te zien</text:span><text:span text:style-name="T3">.</text:span></text:p>
              </text:list-header>
            </text:list>
            <text:p text:style-name="P138"><text:s text:c="16"/>1.2 Er zijn geen filters toegepast.</text:p>
            <text:p text:style-name="P136"><text:span text:style-name="T201"><text:s text:c="12"/>4</text:span>. [&lt;<text:span text:style-name="T201">De gebruiker selecteert "Annuleren"</text:span>&gt;]</text:p>
            <text:p text:style-name="P136"><text:s text:c="16"/><text:span text:style-name="T202">4.1 De gebruiker krijgt de lijst te zien.</text:span></text:p>
            <text:p text:style-name="P182"><text:span text:style-name="T1"><text:s text:c="16"/></text:span><text:span text:style-name="T3">4.</text:span><text:span text:style-name="T48">2</text:span><text:span text:style-name="T3"> </text:span><text:span text:style-name="T4">Er </text:span><text:span text:style-name="T6">zijn</text:span><text:span text:style-name="T4"> geen filters toegepast</text:span><text:span text:style-name="T3">.</text:span></text:p>
          </table:table-cell>
          <table:covered-table-cell/>
        </table:table-row>
      </table:table>
      <text:p text:style-name="P352"/>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able:table table:name="Table10" table:style-name="Table10">
        <table:table-column table:style-name="Table10.A"/>
        <table:table-column table:style-name="Table10.B"/>
        <text:soft-page-break/>
        <table:table-row>
          <table:table-cell table:style-name="Table10.A1" table:number-columns-spanned="2" office:value-type="string">
            <text:p text:style-name="P3">Overview <text:span text:style-name="T226">Use Case #41 (Uitbreiding)</text:span></text:p>
          </table:table-cell>
          <table:covered-table-cell/>
        </table:table-row>
        <table:table-row>
          <table:table-cell table:style-name="Table10.A2" office:value-type="string">
            <text:p text:style-name="P3">Title</text:p>
          </table:table-cell>
          <table:table-cell table:style-name="Table10.B2" office:value-type="string">
            <text:p text:style-name="P94">Parking info weergeven</text:p>
          </table:table-cell>
        </table:table-row>
        <table:table-row>
          <table:table-cell table:style-name="Table10.A3" office:value-type="string">
            <text:p text:style-name="P3">Description</text:p>
          </table:table-cell>
          <table:table-cell table:style-name="Table10.B3" office:value-type="string">
            <text:p text:style-name="P94">Een gebruiker wil de status van een bepaalde parking weergeven.</text:p>
          </table:table-cell>
        </table:table-row>
        <table:table-row>
          <table:table-cell table:style-name="Table10.A4" office:value-type="string">
            <text:p text:style-name="P3">Actors</text:p>
          </table:table-cell>
          <table:table-cell table:style-name="Table10.B4" office:value-type="string">
            <text:p text:style-name="P74">Gebruiker</text:p>
          </table:table-cell>
        </table:table-row>
        <table:table-row>
          <table:table-cell table:style-name="Table10.A5" office:value-type="string">
            <text:p text:style-name="P37"><text:span text:style-name="T198">Preconditions</text:span> </text:p>
          </table:table-cell>
          <table:table-cell table:style-name="Table10.B5" office:value-type="string">
            <text:p text:style-name="P95">De gebruiker is <text:span text:style-name="T242">aangemeld</text:span>.</text:p>
          </table:table-cell>
        </table:table-row>
        <table:table-row>
          <table:table-cell table:style-name="Table10.A10" table:number-columns-spanned="2" office:value-type="string">
            <text:p text:style-name="P37">Main Success Scenario</text:p>
          </table:table-cell>
          <table:covered-table-cell/>
        </table:table-row>
        <table:table-row>
          <table:table-cell table:style-name="Table10.A7" table:number-columns-spanned="2" office:value-type="string">
            <text:list xml:id="list7085996847864405493" text:style-name="L80">
              <text:list-item>
                <text:p text:style-name="P650">De gebruiker <text:span text:style-name="T255">druk op</text:span> de knop "Parking <text:span text:style-name="T519">s</text:span>tatus".</text:p>
              </text:list-item>
              <text:list-item>
                <text:p text:style-name="P650">Het systeem geeft een lijst van alle parkings weer.</text:p>
              </text:list-item>
              <text:list-item>
                <text:p text:style-name="P650">De gebruiker selecteert de gewilde parking.</text:p>
              </text:list-item>
              <text:list-item>
                <text:p text:style-name="P650">Het systeem geeft alle informatie voor die parking weer.</text:p>
              </text:list-item>
            </text:list>
          </table:table-cell>
          <table:covered-table-cell/>
        </table:table-row>
        <table:table-row>
          <table:table-cell table:style-name="Table10.A10" table:number-columns-spanned="2" office:value-type="string">
            <text:p text:style-name="P37">Post Conditions</text:p>
          </table:table-cell>
          <table:covered-table-cell/>
        </table:table-row>
        <table:table-row>
          <table:table-cell table:style-name="Table10.A9" table:number-columns-spanned="2" office:value-type="string">
            <text:list xml:id="list6844788576766418580" text:style-name="L81">
              <text:list-item>
                <text:p text:style-name="P651">De gebruiker ziet alle informatie voor de opgevraagde parking.</text:p>
              </text:list-item>
            </text:list>
          </table:table-cell>
          <table:covered-table-cell/>
        </table:table-row>
        <table:table-row>
          <table:table-cell table:style-name="Table10.A10" table:number-columns-spanned="2" office:value-type="string">
            <text:p text:style-name="P37">Alternative Flows</text:p>
          </table:table-cell>
          <table:covered-table-cell/>
        </table:table-row>
        <table:table-row>
          <table:table-cell table:style-name="Table10.A11" table:number-columns-spanned="2" office:value-type="string">
            <text:list xml:id="list394647762595807297" text:style-name="L82">
              <text:list-header>
                <text:p text:style-name="P652"><text:span text:style-name="T59">2</text:span><text:span text:style-name="T23">. </text:span><text:span text:style-name="T24">[</text:span><text:span text:style-name="T25">&lt;De gebruiker filtert </text:span><text:span text:style-name="T97">de parkings</text:span><text:span text:style-name="T24">&gt;]</text:span></text:p>
                <text:p text:style-name="P652"><text:span text:style-name="T24"><text:s text:c="4"/></text:span><text:span text:style-name="T59">2</text:span><text:span text:style-name="T52">.1 Het systeem toont enkel de gefilterde </text:span><text:span text:style-name="T98">parkings</text:span><text:span text:style-name="T52">.</text:span></text:p>
                <text:p text:style-name="P652"><text:span text:style-name="T104"><text:s text:c="4"/></text:span><text:span text:style-name="T182">2</text:span><text:span text:style-name="T117">.</text:span><text:span text:style-name="T140">2</text:span><text:span text:style-name="T117"> Ga naar punt </text:span><text:span text:style-name="T182">3</text:span><text:span text:style-name="T117"> van Main Success Scenario.</text:span></text:p>
              </text:list-header>
            </text:list>
          </table:table-cell>
          <table:covered-table-cell/>
        </table:table-row>
      </table:table>
      <text:p text:style-name="P3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tandaard"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8:04:48.815652606</meta:creation-date>
    <dc:date>2016-05-15T16:18:26.339212000</dc:date>
    <meta:editing-duration>P2DT9H35M26S</meta:editing-duration>
    <meta:editing-cycles>2211</meta:editing-cycles>
    <meta:generator>LibreOffice/5.0.3.2$MacOSX_X86_64 LibreOffice_project/e5f16313668ac592c1bfb310f4390624e3dbfb75</meta:generator>
    <meta:document-statistic meta:table-count="42" meta:image-count="0" meta:object-count="0" meta:page-count="44" meta:paragraph-count="1004" meta:word-count="6644" meta:character-count="44314" meta:non-whitespace-character-count="37146"/>
  </office:meta>
</office:document-meta>
</file>